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spreadshee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spreadshee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settings.xml"/>
  <manifest:file-entry manifest:media-type="application/vnd.oasis.opendocument.spreadshee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settings.xml"/>
  <manifest:file-entry manifest:media-type="application/vnd.oasis.opendocument.spreadshee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settings.xml"/>
  <manifest:file-entry manifest:media-type="application/vnd.oasis.opendocument.spreadsheet" manifest:full-path="Object 14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tex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tex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cm" svg:stroke-color="#ccccff" draw:marker-start-width="0.375cm" draw:marker-end-width="0.375cm" draw:fill="solid" draw:fill-color="#00b8ff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ffffff" draw:marker-start-width="0.375cm" draw:marker-end-width="0.3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ffffff" draw:marker-start-width="0.375cm" draw:marker-end-width="0.3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svg:stroke-width="0.05cm" svg:stroke-color="#ccccff" draw:marker-start-width="0.375cm" draw:marker-end-width="0.375cm" draw:fill="solid" draw:fill-color="#999999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ffffff" draw:marker-start-width="0.375cm" draw:marker-end-width="0.375cm" draw:fill="solid" draw:fill-color="#999999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ffffff" draw:marker-start-width="0.375cm" draw:marker-end-width="0.3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ffffff" draw:marker-start-width="0.375cm" draw:marker-end-width="0.375cm" draw:fill="solid" draw:fill-color="#999999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svg:stroke-color="#000000" draw:fill="solid" draw:fill-color="#ffffff" draw:textarea-horizontal-align="center" draw:textarea-vertical-align="middle"/>
    </style:style>
    <style:style style:name="gr12" style:family="graphic" style:parent-style-name="standard">
      <style:graphic-properties svg:stroke-color="#000000" draw:fill="solid" draw:fill-color="#99ccff" draw:textarea-horizontal-align="left" draw:textarea-vertical-align="top"/>
    </style:style>
    <style:style style:name="gr13" style:family="graphic" style:parent-style-name="standard">
      <style:graphic-properties svg:stroke-color="#000000" draw:fill="solid" draw:fill-color="#23b8dc" draw:textarea-horizontal-align="center" draw:textarea-vertical-align="top"/>
    </style:style>
    <style:style style:name="gr14" style:family="graphic" style:parent-style-name="standard">
      <style:graphic-properties svg:stroke-color="#000000" draw:marker-end="Arrow" draw:marker-end-width="0.15cm" draw:textarea-horizontal-align="center" draw:textarea-vertical-align="middle"/>
    </style:style>
    <style:style style:name="gr15" style:family="graphic" style:parent-style-name="standard">
      <style:graphic-properties svg:stroke-color="#000000" draw:textarea-horizontal-align="center" draw:textarea-vertical-align="middle"/>
    </style:style>
    <style:style style:name="gr16" style:family="graphic" style:parent-style-name="standard">
      <style:graphic-properties draw:stroke="none" svg:stroke-color="#000000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solid" draw:fill-color="#99ccff" draw:textarea-horizontal-align="center" draw:textarea-vertical-align="middle" fo:padding-top="0.03cm" fo:padding-bottom="0.03cm" fo:padding-left="0.05cm" fo:padding-right="0.05cm"/>
    </style:style>
    <style:style style:name="gr18" style:family="graphic" style:parent-style-name="standard">
      <style:graphic-properties svg:stroke-color="#000000" draw:fill="solid" draw:fill-color="#99ccff" draw:textarea-horizontal-align="center" draw:textarea-vertical-align="top"/>
    </style:style>
    <style:style style:name="gr19" style:family="graphic" style:parent-style-name="standard" style:list-style-name="L7">
      <style:graphic-properties draw:stroke="none" draw:fill="none" fo:min-height="7.526cm"/>
    </style:style>
    <style:style style:name="gr20" style:family="graphic" style:parent-style-name="standard">
      <style:graphic-properties draw:textarea-horizontal-align="center" draw:textarea-vertical-align="middle"/>
    </style:style>
    <style:style style:name="gr21" style:family="graphic" style:parent-style-name="standard">
      <style:graphic-properties draw:fill="solid" draw:fill-color="#00b8ff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761cm"/>
    </style:style>
    <style:style style:name="gr23" style:family="graphic" style:parent-style-name="standard">
      <style:graphic-properties draw:marker-end="Arrow" draw:marker-end-width="0.15cm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632cm"/>
    </style:style>
    <style:style style:name="gr25" style:family="graphic" style:parent-style-name="standard">
      <style:graphic-properties draw:stroke="none" svg:stroke-color="#000000" draw:fill="none" draw:fill-color="#ffffff" fo:min-height="0.672cm"/>
    </style:style>
    <style:style style:name="gr26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27" style:family="graphic" style:parent-style-name="standard">
      <style:graphic-properties svg:stroke-color="#ffffff" draw:fill="solid" draw:fill-color="#00b8ff" draw:textarea-horizontal-align="justify" draw:textarea-vertical-align="middle" draw:auto-grow-height="false"/>
    </style:style>
    <style:style style:name="gr28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29" style:family="graphic" style:parent-style-name="standard">
      <style:graphic-properties draw:stroke="none" svg:stroke-color="#ffffff" draw:fill="none" draw:fill-color="#ffffff" draw:auto-grow-height="true" draw:auto-grow-width="false" fo:max-height="0cm" fo:min-height="0.581cm"/>
    </style:style>
    <style:style style:name="gr30" style:family="graphic" style:parent-style-name="standard">
      <style:graphic-properties draw:stroke="none" svg:stroke-color="#ffffff" draw:fill="none" draw:fill-color="#ffffff" draw:auto-grow-height="true" draw:auto-grow-width="false" fo:max-height="0cm" fo:min-height="0.756cm"/>
    </style:style>
    <style:style style:name="gr31" style:family="graphic" style:parent-style-name="standard">
      <style:graphic-properties draw:stroke="none" svg:stroke-color="#ffffff" draw:fill="none" draw:fill-color="#ffffff" draw:auto-grow-height="true" draw:auto-grow-width="false" fo:max-height="0cm" fo:min-height="0.726cm"/>
    </style:style>
    <style:style style:name="gr32" style:family="graphic" style:parent-style-name="standard">
      <style:graphic-properties draw:stroke="none" svg:stroke-color="#ffffff" draw:fill="none" draw:fill-color="#ffffff" draw:auto-grow-height="true" draw:auto-grow-width="false" fo:max-height="0cm" fo:min-height="0.58cm"/>
    </style:style>
    <style:style style:name="gr33" style:family="graphic" style:parent-style-name="standard">
      <style:graphic-properties svg:stroke-color="#ffffff" draw:textarea-horizontal-align="center" draw:textarea-vertical-align="middle"/>
    </style:style>
    <style:style style:name="gr34" style:family="graphic" style:parent-style-name="standard">
      <style:graphic-properties draw:stroke="none" svg:stroke-color="#ffffff" draw:fill="none" draw:fill-color="#ffffff" draw:auto-grow-height="true" draw:auto-grow-width="false" fo:max-height="0cm" fo:min-height="1.004cm"/>
    </style:style>
    <style:style style:name="gr35" style:family="graphic" style:parent-style-name="standard">
      <style:graphic-properties draw:stroke="none" svg:stroke-color="#ffffff" draw:fill="none" draw:fill-color="#ffffff" draw:auto-grow-height="true" draw:auto-grow-width="false" fo:max-height="0cm" fo:min-height="0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7" style:family="graphic" style:parent-style-name="standard" style:list-style-name="L3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3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3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3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3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3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3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3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3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536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3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3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standard" style:list-style-name="L3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3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 style:list-style-name="L3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standard" style:list-style-name="L3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3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974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3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975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3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537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3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974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3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975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standard" style:list-style-name="L3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975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 style:list-style-name="L3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254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9" style:family="graphic" style:parent-style-name="standard" style:list-style-name="L3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902cm" fo:min-width="0cm" fo:padding-top="0.03cm" fo:padding-bottom="0.03cm" fo:padding-left="0.05cm" fo:padding-right="0.0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0" style:family="graphic" style:parent-style-name="standard" style:list-style-name="L3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975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1" style:family="graphic" style:parent-style-name="standard" style:list-style-name="L3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465cm" fo:min-width="0cm" fo:padding-top="0.03cm" fo:padding-bottom="0.03cm" fo:padding-left="0.05cm" fo:padding-right="0.0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2" style:family="graphic" style:parent-style-name="standard" style:list-style-name="L3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objectwithoutfill" style:list-style-name="L3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4" style:family="graphic" style:parent-style-name="objectwithoutfill" style:list-style-name="L3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5" style:family="graphic" style:parent-style-name="objectwithoutfill" style:list-style-name="L3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6" style:family="graphic" style:parent-style-name="standard" style:list-style-name="L3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536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7" style:family="graphic" style:parent-style-name="standard" style:list-style-name="L3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88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8" style:family="graphic" style:parent-style-name="standard" style:list-style-name="L3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535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9" style:family="graphic" style:parent-style-name="standard" style:list-style-name="L3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535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0" style:family="graphic" style:parent-style-name="standard" style:list-style-name="L3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974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1" style:family="graphic" style:parent-style-name="objectwithoutfill" style:list-style-name="L3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2" style:family="graphic" style:parent-style-name="objectwithoutfill" style:list-style-name="L3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3" style:family="graphic" style:parent-style-name="objectwithoutfill" style:list-style-name="L3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4" style:family="graphic" style:parent-style-name="objectwithoutfill" style:list-style-name="L3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5" style:family="graphic" style:parent-style-name="objectwithoutfill" style:list-style-name="L3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6" style:family="graphic" style:parent-style-name="standard" style:list-style-name="L3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536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7" style:family="graphic" style:parent-style-name="standard" style:list-style-name="L3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536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8" style:family="graphic" style:parent-style-name="standard" style:list-style-name="L3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535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9" style:family="graphic" style:parent-style-name="standard" style:list-style-name="L3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0" style:family="graphic" style:parent-style-name="standard" style:list-style-name="L3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1" style:family="graphic" style:parent-style-name="standard" style:list-style-name="L3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2" style:family="graphic" style:parent-style-name="standard" style:list-style-name="L3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3" style:family="graphic" style:parent-style-name="standard" style:list-style-name="L3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4" style:family="graphic" style:parent-style-name="standard" style:list-style-name="L3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974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5" style:family="graphic" style:parent-style-name="standard" style:list-style-name="L3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074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6" style:family="graphic" style:parent-style-name="standard" style:list-style-name="L3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186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7" style:family="graphic" style:parent-style-name="standard" style:list-style-name="L3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8" style:family="graphic" style:parent-style-name="standard" style:list-style-name="L3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186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9" style:family="graphic" style:parent-style-name="standard" style:list-style-name="L3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186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0" style:family="graphic" style:parent-style-name="standard" style:list-style-name="L3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465cm" fo:min-width="0cm" fo:padding-top="0.03cm" fo:padding-bottom="0.03cm" fo:padding-left="0.05cm" fo:padding-right="0.0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1" style:family="graphic" style:parent-style-name="standard">
      <style:graphic-properties draw:textarea-horizontal-align="justify" draw:textarea-vertical-align="middle" draw:auto-grow-height="false"/>
    </style:style>
    <style:style style:name="gr92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1.809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1.81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.08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0.646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cm"/>
    </style:style>
    <style:style style:name="gr100" style:family="graphic" style:parent-style-name="standard">
      <style:graphic-properties svg:stroke-color="#ffffff" draw:fill="solid" draw:fill-color="#99ccff" draw:textarea-horizontal-align="justify" draw:textarea-vertical-align="middle" draw:auto-grow-height="false" fo:min-height="0cm" fo:min-width="0cm"/>
    </style:style>
    <style:style style:name="gr101" style:family="graphic" style:parent-style-name="standard">
      <style:graphic-properties svg:stroke-color="#ffffff" draw:fill="solid" draw:fill-color="#00b8ff" draw:textarea-horizontal-align="justify" draw:textarea-vertical-align="middle" draw:auto-grow-height="false" fo:min-height="0cm" fo:min-width="0cm"/>
    </style:style>
    <style:style style:name="gr102" style:family="graphic" style:parent-style-name="standard">
      <style:graphic-properties svg:stroke-color="#ffffff" draw:fill="solid" draw:fill-color="#0099ff" draw:textarea-horizontal-align="justify" draw:textarea-vertical-align="middle" draw:auto-grow-height="false" fo:min-height="0cm" fo:min-width="0cm"/>
    </style:style>
    <style:style style:name="gr103" style:family="graphic" style:parent-style-name="standard">
      <style:graphic-properties draw:stroke="none" svg:stroke-color="#ffffff" draw:fill="none" draw:fill-color="#ffffff" draw:auto-grow-height="true" draw:auto-grow-width="false" fo:max-height="0cm" fo:min-height="0.287cm" fo:padding-top="0cm"/>
    </style:style>
    <style:style style:name="gr104" style:family="graphic" style:parent-style-name="standard">
      <style:graphic-properties draw:stroke="none" svg:stroke-color="#ffffff" draw:fill="none" draw:fill-color="#ffffff" draw:auto-grow-height="true" draw:auto-grow-width="false" fo:max-height="0cm" fo:min-height="2.423cm"/>
    </style:style>
    <style:style style:name="gr105" style:family="graphic" style:parent-style-name="standard">
      <style:graphic-properties draw:stroke="none" svg:stroke-color="#ffffff" draw:fill="none" draw:fill-color="#0099ff" draw:auto-grow-height="true" draw:auto-grow-width="false" fo:max-height="0cm" fo:min-height="0cm"/>
    </style:style>
    <style:style style:name="gr106" style:family="graphic" style:parent-style-name="standard">
      <style:graphic-properties draw:stroke="none" svg:stroke-color="#ffffff" draw:fill="none" draw:fill-color="#ffffff" draw:auto-grow-height="true" draw:auto-grow-width="false" fo:max-height="0cm" fo:min-height="0.417cm"/>
    </style:style>
    <style:style style:name="gr107" style:family="graphic" style:parent-style-name="standard">
      <style:graphic-properties svg:stroke-width="0.025cm" svg:stroke-color="#ffffff" draw:marker-start-width="0.33cm" draw:marker-end="Arrow" draw:marker-end-width="0.178cm" draw:textarea-horizontal-align="center" draw:textarea-vertical-align="middle" fo:padding-top="0.137cm" fo:padding-bottom="0.137cm" fo:padding-left="0.262cm" fo:padding-right="0.262cm"/>
    </style:style>
    <style:style style:name="gr108" style:family="graphic" style:parent-style-name="standard">
      <style:graphic-properties draw:stroke="none" svg:stroke-color="#ffffff" draw:fill="none" draw:fill-color="#ffffff" draw:auto-grow-height="true" draw:auto-grow-width="false" fo:max-height="0cm" fo:min-height="1.153cm"/>
    </style:style>
    <style:style style:name="gr109" style:family="graphic" style:parent-style-name="standard">
      <style:graphic-properties svg:stroke-color="#ffffff" draw:fill="solid" draw:fill-color="#00b8ff" draw:textarea-horizontal-align="justify" draw:textarea-vertical-align="middle" draw:auto-grow-height="false" fo:min-height="0cm" fo:min-width="0cm"/>
    </style:style>
    <style:style style:name="gr110" style:family="graphic" style:parent-style-name="standard">
      <style:graphic-properties draw:stroke="none" draw:fill="none" fo:min-height="0.48cm"/>
    </style:style>
    <style:style style:name="gr111" style:family="graphic" style:parent-style-name="standard">
      <style:graphic-properties svg:stroke-color="#ffffff" draw:marker-start-width="0.18cm" draw:marker-end="Arrow" draw:marker-end-width="0.18cm" draw:textarea-horizontal-align="center" draw:textarea-vertical-align="middle"/>
    </style:style>
    <style:style style:name="gr112" style:family="graphic" style:parent-style-name="standard">
      <style:graphic-properties svg:stroke-width="0.025cm" svg:stroke-color="#ffffff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113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1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15" style:family="graphic" style:parent-style-name="standard">
      <style:graphic-properties draw:stroke="solid" svg:stroke-width="0cm" svg:stroke-color="#ffffff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6" style:family="graphic" style:parent-style-name="standard">
      <style:graphic-properties draw:stroke="solid" svg:stroke-width="0cm" svg:stroke-color="#ffffff" draw:marker-start="" draw:marker-start-width="0.3cm" draw:marker-start-center="false" draw:marker-end="" draw:marker-end-width="0.3cm" draw:marker-end-center="false" draw:fill="none" draw:fill-color="#00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17" style:family="graphic" style:parent-style-name="standard">
      <style:graphic-properties draw:stroke="solid" svg:stroke-width="0.051cm" svg:stroke-color="#ffffff" draw:marker-start="" draw:marker-start-width="0.356cm" draw:marker-start-center="false" draw:marker-end="" draw:marker-end-width="0.35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18" style:family="graphic" style:parent-style-name="standard">
      <style:graphic-properties draw:stroke="solid" svg:stroke-width="0.051cm" svg:stroke-color="#ffffff" draw:marker-start="" draw:marker-start-width="0.381cm" draw:marker-start-center="false" draw:marker-end="" draw:marker-end-width="0.381cm" draw:marker-end-center="false" draw:fill="none" draw:fill-color="#e6e6e6" draw:textarea-horizontal-align="justify" draw:textarea-vertical-align="middle" draw:auto-grow-height="false" fo:padding-top="0.15cm" fo:padding-bottom="0.15cm" fo:padding-left="0.275cm" fo:padding-right="0.275cm" draw:shadow="hidden" draw:shadow-offset-x="0.3cm" draw:shadow-offset-y="0.3cm" draw:shadow-color="#808080"/>
    </style:style>
    <style:style style:name="gr119" style:family="graphic" style:parent-style-name="standard">
      <style:graphic-properties draw:stroke="none" svg:stroke-width="0cm" svg:stroke-color="#ffffff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1.64cm" fo:min-width="1.144cm" fo:padding-top="0.125cm" fo:padding-bottom="0.125cm" fo:padding-left="0.25cm" fo:padding-right="0.25cm" draw:shadow="hidden" draw:shadow-offset-x="0.3cm" draw:shadow-offset-y="0.3cm" draw:shadow-color="#808080"/>
    </style:style>
    <style:style style:name="gr120" style:family="graphic" style:parent-style-name="standard">
      <style:graphic-properties draw:stroke="none" svg:stroke-width="0cm" svg:stroke-color="#ffffff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2.089cm" fo:min-width="2.284cm" fo:padding-top="0.125cm" fo:padding-bottom="0.125cm" fo:padding-left="0.25cm" fo:padding-right="0.25cm" draw:shadow="hidden" draw:shadow-offset-x="0.3cm" draw:shadow-offset-y="0.3cm" draw:shadow-color="#808080"/>
    </style:style>
    <style:style style:name="gr121" style:family="graphic" style:parent-style-name="standard">
      <style:graphic-properties draw:stroke="none" svg:stroke-width="0cm" svg:stroke-color="#ffffff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2.707cm" fo:min-width="2.929cm" fo:padding-top="0.125cm" fo:padding-bottom="0.125cm" fo:padding-left="0.25cm" fo:padding-right="0.25cm" draw:shadow="hidden" draw:shadow-offset-x="0.3cm" draw:shadow-offset-y="0.3cm" draw:shadow-color="#808080"/>
    </style:style>
    <style:style style:name="gr122" style:family="graphic" style:parent-style-name="standard">
      <style:graphic-properties draw:stroke="none" svg:stroke-width="0cm" svg:stroke-color="#ffffff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1.588cm" fo:min-width="3.055cm" fo:padding-top="0.125cm" fo:padding-bottom="0.125cm" fo:padding-left="0.25cm" fo:padding-right="0.25cm" draw:shadow="hidden" draw:shadow-offset-x="0.3cm" draw:shadow-offset-y="0.3cm" draw:shadow-color="#808080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7cm" fo:min-width="3.681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526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881cm"/>
    </style:style>
    <style:style style:name="gr126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.918cm"/>
    </style:style>
    <style:style style:name="gr128" style:family="graphic" style:parent-style-name="standard">
      <style:graphic-properties svg:stroke-width="0.051cm" draw:marker-start-width="0.356cm" draw:marker-end-width="0.356cm" draw:textarea-horizontal-align="center" draw:textarea-vertical-align="middle" fo:padding-top="0.15cm" fo:padding-bottom="0.15cm" fo:padding-left="0.275cm" fo:padding-right="0.275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7cm" fo:min-width="0.289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7cm" fo:min-width="0.519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7cm" fo:min-width="0.858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7cm" fo:min-width="1.463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88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526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.918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527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88cm"/>
    </style:style>
    <style:style style:name="gr138" style:family="graphic" style:parent-style-name="standard">
      <style:graphic-properties svg:stroke-width="0.051cm" draw:marker-start-width="0.381cm" draw:marker-end-width="0.381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139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0.503cm" fo:min-width="0.289cm"/>
    </style:style>
    <style:style style:name="gr140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503cm" fo:min-width="0.716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3cm" fo:min-width="1.171cm"/>
    </style:style>
    <style:style style:name="gr142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502cm" fo:min-width="0.896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2cm" fo:min-width="0.289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0.716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1.171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3cm" fo:min-width="0.896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3cm" fo:min-width="0.289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3cm" fo:min-width="0.716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3cm" fo:min-width="0.991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3cm" fo:min-width="1.012cm"/>
    </style:style>
    <style:style style:name="gr151" style:family="graphic" style:parent-style-name="standard">
      <style:graphic-properties svg:stroke-color="#ffffff" draw:textarea-horizontal-align="left" draw:textarea-vertical-align="top"/>
    </style:style>
    <style:style style:name="gr152" style:family="graphic" style:parent-style-name="standard">
      <style:graphic-properties svg:stroke-color="#ffffff" draw:fill="solid" draw:fill-color="#00b8ff" draw:textarea-horizontal-align="center" draw:textarea-vertical-align="middle"/>
    </style:style>
    <style:style style:name="gr153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gr154" style:family="graphic" style:parent-style-name="standard">
      <style:graphic-properties draw:fill="solid" draw:fill-color="#ffffcc" draw:textarea-horizontal-align="center" draw:textarea-vertical-align="middle"/>
    </style:style>
    <style:style style:name="gr155" style:family="graphic" style:parent-style-name="standard" style:list-style-name="L3">
      <style:graphic-properties draw:stroke-dash="Dash_20_2" svg:stroke-width="0cm" svg:stroke-color="#ffffff" draw:marker-start="" draw:marker-start-width="0.2cm" draw:marker-start-center="false" draw:marker-end-width="0.2cm" draw:marker-end-center="false" svg:stroke-opacity="100%" draw:stroke-linejoin="round" draw:fill="soli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6" style:family="graphic" style:parent-style-name="standard" style:list-style-name="L3">
      <style:graphic-properties draw:stroke-dash="Dash_20_2" svg:stroke-width="0cm" svg:stroke-color="#ffffff" draw:marker-start="" draw:marker-start-width="0.2cm" draw:marker-start-center="false" draw:marker-end-width="0.2cm" draw:marker-end-center="false" svg:stroke-opacity="100%" draw:stroke-linejoin="round" draw:fill="solid" draw:fill-color="#00b8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7" style:family="graphic" style:parent-style-name="standard" style:list-style-name="L3">
      <style:graphic-properties draw:stroke="none" draw:stroke-dash="Dash_20_2" svg:stroke-width="0cm" svg:stroke-color="#ffffff" draw:marker-start="" draw:marker-start-width="0.2cm" draw:marker-start-center="false" draw:marker-end-width="0.2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58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8" style:family="graphic" style:parent-style-name="standard" style:list-style-name="L3">
      <style:graphic-properties draw:stroke-dash="Dash_20_2" svg:stroke-width="0cm" svg:stroke-color="#ffffff" draw:marker-start="" draw:marker-start-width="0.2cm" draw:marker-start-center="false" draw:marker-end-width="0.2cm" draw:marker-end-center="false" svg:stroke-opacity="100%" draw:stroke-linejoin="round" draw:fill="solid" draw:fill-color="#00b8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9" style:family="graphic" style:parent-style-name="standard" style:list-style-name="L3">
      <style:graphic-properties draw:stroke="none" draw:stroke-dash="Dash_20_2" svg:stroke-width="0cm" svg:stroke-color="#ffffff" draw:marker-start="" draw:marker-start-width="0.2cm" draw:marker-start-center="false" draw:marker-end-width="0.2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58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0" style:family="graphic" style:parent-style-name="standard" style:list-style-name="L3">
      <style:graphic-properties draw:stroke-dash="Dash_20_2" svg:stroke-width="0cm" svg:stroke-color="#ffffff" draw:marker-start="" draw:marker-start-width="0.2cm" draw:marker-start-center="false" draw:marker-end-width="0.2cm" draw:marker-end-center="false" svg:stroke-opacity="100%" draw:stroke-linejoin="round" draw:fill="solid" draw:fill-color="#00b8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1" style:family="graphic" style:parent-style-name="standard" style:list-style-name="L3">
      <style:graphic-properties draw:stroke="none" draw:stroke-dash="Dash_20_2" svg:stroke-width="0cm" svg:stroke-color="#ffffff" draw:marker-start="" draw:marker-start-width="0.2cm" draw:marker-start-center="false" draw:marker-end-width="0.2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581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2" style:family="graphic" style:parent-style-name="standard" style:list-style-name="L3">
      <style:graphic-properties draw:stroke-dash="Dash_20_2" svg:stroke-width="0cm" svg:stroke-color="#ffffff" draw:marker-start="" draw:marker-start-width="0.2cm" draw:marker-start-center="false" draw:marker-end-width="0.2cm" draw:marker-end-center="false" svg:stroke-opacity="100%" draw:stroke-linejoin="round" draw:fill="solid" draw:fill-color="#00b8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3" style:family="graphic" style:parent-style-name="standard" style:list-style-name="L3">
      <style:graphic-properties draw:stroke="none" draw:stroke-dash="Dash_20_2" svg:stroke-width="0cm" svg:stroke-color="#ffffff" draw:marker-start="" draw:marker-start-width="0.2cm" draw:marker-start-center="false" draw:marker-end-width="0.2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58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4" style:family="graphic" style:parent-style-name="standard" style:list-style-name="L3">
      <style:graphic-properties draw:stroke-dash="Dash_20_2" svg:stroke-width="0cm" svg:stroke-color="#ffffff" draw:marker-start="" draw:marker-start-width="0.2cm" draw:marker-start-center="false" draw:marker-end-width="0.2cm" draw:marker-end-center="false" svg:stroke-opacity="100%" draw:stroke-linejoin="round" draw:fill="solid" draw:fill-color="#00b8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5" style:family="graphic" style:parent-style-name="standard" style:list-style-name="L3">
      <style:graphic-properties draw:stroke="none" draw:stroke-dash="Dash_20_2" svg:stroke-width="0cm" svg:stroke-color="#ffffff" draw:marker-start="" draw:marker-start-width="0.2cm" draw:marker-start-center="false" draw:marker-end-width="0.2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58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6" style:family="graphic" style:parent-style-name="standard" style:list-style-name="L3">
      <style:graphic-properties draw:stroke-dash="Dash_20_2" svg:stroke-width="0cm" svg:stroke-color="#ffffff" draw:marker-start="" draw:marker-start-width="0.2cm" draw:marker-start-center="false" draw:marker-end-width="0.2cm" draw:marker-end-center="false" svg:stroke-opacity="100%" draw:stroke-linejoin="round" draw:fill="solid" draw:fill-color="#00b8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7" style:family="graphic" style:parent-style-name="standard" style:list-style-name="L3">
      <style:graphic-properties draw:stroke="none" draw:stroke-dash="Dash_20_2" svg:stroke-width="0cm" svg:stroke-color="#ffffff" draw:marker-start="" draw:marker-start-width="0.2cm" draw:marker-start-center="false" draw:marker-end-width="0.2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58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8" style:family="graphic" style:parent-style-name="standard" style:list-style-name="L3">
      <style:graphic-properties draw:stroke-dash="Dash_20_2" svg:stroke-width="0cm" svg:stroke-color="#ffffff" draw:marker-start="" draw:marker-start-width="0.2cm" draw:marker-start-center="false" draw:marker-end-width="0.2cm" draw:marker-end-center="false" svg:stroke-opacity="100%" draw:stroke-linejoin="round" draw:fill="solid" draw:fill-color="#00b8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9" style:family="graphic" style:parent-style-name="standard" style:list-style-name="L3">
      <style:graphic-properties draw:stroke-dash="Dash_20_2" svg:stroke-width="0cm" svg:stroke-color="#ffffff" draw:marker-start="" draw:marker-start-width="0.2cm" draw:marker-start-center="false" draw:marker-end-width="0.2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0" style:family="graphic" style:parent-style-name="standard" style:list-style-name="L3">
      <style:graphic-properties draw:stroke-dash="Dash_20_2" svg:stroke-width="0cm" svg:stroke-color="#ffffff" draw:marker-start="" draw:marker-start-width="0.2cm" draw:marker-start-center="false" draw:marker-end-width="0.2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1" style:family="graphic" style:parent-style-name="standard" style:list-style-name="L3">
      <style:graphic-properties draw:stroke-dash="Dash_20_2" svg:stroke-width="0cm" svg:stroke-color="#ffffff" draw:marker-start="" draw:marker-start-width="0.2cm" draw:marker-start-center="false" draw:marker-end-width="0.2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2" style:family="graphic" style:parent-style-name="standard" style:list-style-name="L3">
      <style:graphic-properties draw:stroke-dash="Dash_20_2" svg:stroke-width="0cm" svg:stroke-color="#ffffff" draw:marker-start="" draw:marker-start-width="0.2cm" draw:marker-start-center="false" draw:marker-end-width="0.2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3" style:family="graphic" style:parent-style-name="standard" style:list-style-name="L3">
      <style:graphic-properties draw:stroke-dash="Dash_20_2" svg:stroke-width="0cm" svg:stroke-color="#ffffff" draw:marker-start="" draw:marker-start-width="0.2cm" draw:marker-start-center="false" draw:marker-end="Arrow" draw:marker-end-width="0.2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4cm" fo:padding-bottom="0.124cm" fo:padding-left="0.249cm" fo:padding-right="0.24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74" style:family="graphic" style:parent-style-name="standard" style:list-style-name="L3">
      <style:graphic-properties draw:stroke-dash="Dash_20_2" svg:stroke-width="0cm" svg:stroke-color="#ffffff" draw:marker-start="" draw:marker-start-width="0.2cm" draw:marker-start-center="false" draw:marker-end="Arrow" draw:marker-end-width="0.2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4cm" fo:padding-bottom="0.124cm" fo:padding-left="0.249cm" fo:padding-right="0.24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5" style:family="graphic" style:parent-style-name="standard" style:list-style-name="L3">
      <style:graphic-properties draw:stroke-dash="Dash_20_2" svg:stroke-width="0cm" svg:stroke-color="#ffffff" draw:marker-start="" draw:marker-start-width="0.2cm" draw:marker-start-center="false" draw:marker-end="Arrow" draw:marker-end-width="0.2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4cm" fo:padding-bottom="0.124cm" fo:padding-left="0.249cm" fo:padding-right="0.24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6" style:family="graphic" style:parent-style-name="standard" style:list-style-name="L3">
      <style:graphic-properties draw:stroke-dash="Dash_20_2" svg:stroke-width="0cm" svg:stroke-color="#ffffff" draw:marker-start="" draw:marker-start-width="0.2cm" draw:marker-start-center="false" draw:marker-end="Arrow" draw:marker-end-width="0.2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4cm" fo:padding-bottom="0.124cm" fo:padding-left="0.249cm" fo:padding-right="0.24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7" style:family="graphic" style:parent-style-name="standard" style:list-style-name="L3">
      <style:graphic-properties draw:stroke-dash="Dash_20_2" svg:stroke-width="0cm" svg:stroke-color="#ffffff" draw:marker-start="" draw:marker-start-width="0.2cm" draw:marker-start-center="false" draw:marker-end="Arrow" draw:marker-end-width="0.2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4cm" fo:padding-bottom="0.124cm" fo:padding-left="0.249cm" fo:padding-right="0.24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78" style:family="graphic" style:parent-style-name="standard" style:list-style-name="L3">
      <style:graphic-properties draw:stroke-dash="Dash_20_2" svg:stroke-width="0cm" svg:stroke-color="#ffffff" draw:marker-start="" draw:marker-start-width="0.2cm" draw:marker-start-center="false" draw:marker-end="Arrow" draw:marker-end-width="0.2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4cm" fo:padding-bottom="0.124cm" fo:padding-left="0.249cm" fo:padding-right="0.24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79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/>
    </style:style>
    <style:style style:name="gr180" style:family="graphic" style:parent-style-name="standard">
      <style:graphic-properties draw:fill="solid" draw:fill-color="#00b8ff" draw:textarea-horizontal-align="justify" draw:textarea-vertical-align="middle" draw:auto-grow-height="false" fo:min-height="0cm" fo:min-width="0cm"/>
    </style:style>
    <style:style style:name="gr181" style:family="graphic" style:parent-style-name="standard">
      <style:graphic-properties draw:fill="solid" draw:fill-color="#00b8ff" draw:textarea-horizontal-align="center" draw:textarea-vertical-align="middle"/>
    </style:style>
    <style:style style:name="gr182" style:family="graphic" style:parent-style-name="standard">
      <style:graphic-properties draw:stroke="none" svg:stroke-color="#000000" draw:fill="none" draw:fill-color="#ffffff" fo:min-height="1.75cm"/>
    </style:style>
    <style:style style:name="gr183" style:family="graphic" style:parent-style-name="standard">
      <style:graphic-properties draw:stroke="none" svg:stroke-color="#000000" draw:fill="none" draw:fill-color="#ffffff" fo:min-height="0.68cm"/>
    </style:style>
    <style:style style:name="gr184" style:family="graphic" style:parent-style-name="standard">
      <style:graphic-properties draw:stroke="none" svg:stroke-color="#000000" draw:fill="none" draw:fill-color="#ffffff" fo:min-height="0.617cm"/>
    </style:style>
    <style:style style:name="gr185" style:family="graphic" style:parent-style-name="standard">
      <style:graphic-properties svg:stroke-width="0.025cm" draw:marker-start-width="0.33cm" draw:marker-end="Arrow" draw:marker-end-width="0.178cm" draw:textarea-horizontal-align="center" draw:textarea-vertical-align="middle" fo:padding-top="0.137cm" fo:padding-bottom="0.137cm" fo:padding-left="0.262cm" fo:padding-right="0.262cm"/>
    </style:style>
    <style:style style:name="gr186" style:family="graphic" style:parent-style-name="standard">
      <style:graphic-properties draw:stroke="none" svg:stroke-color="#000000" draw:fill="none" draw:fill-color="#ffffff" fo:min-height="1.183cm"/>
    </style:style>
    <style:style style:name="gr187" style:family="graphic" style:parent-style-name="standard">
      <style:graphic-properties draw:stroke="none" svg:stroke-color="#000000" draw:fill="none" draw:fill-color="#00b8ff" fo:min-height="0.68cm"/>
    </style:style>
    <style:style style:name="gr188" style:family="graphic" style:parent-style-name="standard">
      <style:graphic-properties svg:stroke-color="#ffffff" draw:marker-start-width="0.4cm" draw:marker-end-width="0.2cm" draw:fill="solid" draw:fill-color="#99ccff" draw:textarea-horizontal-align="justify" draw:textarea-vertical-align="middle" draw:auto-grow-height="false" fo:min-height="0cm" fo:min-width="0cm"/>
    </style:style>
    <style:style style:name="gr189" style:family="graphic" style:parent-style-name="standard">
      <style:graphic-properties svg:stroke-width="0.025cm" svg:stroke-color="#ffffff" draw:marker-start-width="0.4cm" draw:marker-end="Arrow" draw:marker-end-width="0.2cm" draw:textarea-horizontal-align="center" draw:textarea-vertical-align="middle" fo:padding-top="0.137cm" fo:padding-bottom="0.137cm" fo:padding-left="0.262cm" fo:padding-right="0.262cm"/>
    </style:style>
    <style:style style:name="gr190" style:family="graphic" style:parent-style-name="standard">
      <style:graphic-properties svg:stroke-color="#ffffff" draw:fill="solid" draw:fill-color="#ffff99" draw:textarea-horizontal-align="justify" draw:textarea-vertical-align="middle" draw:auto-grow-height="false" fo:min-height="0cm" fo:min-width="0cm"/>
    </style:style>
    <style:style style:name="gr191" style:family="graphic" style:parent-style-name="standard">
      <style:graphic-properties svg:stroke-color="#ffffff" draw:fill="none" draw:fill-color="#99ccff" draw:textarea-horizontal-align="justify" draw:textarea-vertical-align="middle" draw:auto-grow-height="false" fo:min-height="0cm" fo:min-width="0cm"/>
    </style:style>
    <style:style style:name="gr192" style:family="graphic" style:parent-style-name="standard">
      <style:graphic-properties draw:stroke="none" svg:stroke-color="#ffffff" draw:fill="none" draw:fill-color="#ffffff" draw:auto-grow-height="true" draw:auto-grow-width="false" fo:max-height="0cm" fo:min-height="1.579cm"/>
    </style:style>
    <style:style style:name="gr193" style:family="graphic" style:parent-style-name="standard">
      <style:graphic-properties svg:stroke-color="#ffffff" draw:textarea-horizontal-align="justify" draw:textarea-vertical-align="middle" draw:auto-grow-height="false" fo:min-height="0cm" fo:min-width="0cm"/>
    </style:style>
    <style:style style:name="gr194" style:family="graphic" style:parent-style-name="standard">
      <style:graphic-properties draw:stroke="none" svg:stroke-color="#ffffff" draw:fill="none" draw:fill-color="#ffffff" draw:auto-grow-height="true" draw:auto-grow-width="false" fo:max-height="0cm" fo:min-height="0.593cm"/>
    </style:style>
    <style:style style:name="gr195" style:family="graphic" style:parent-style-name="standard">
      <style:graphic-properties draw:stroke="none" svg:stroke-color="#ffffff" draw:fill="none" draw:fill-color="#ffffff" draw:auto-grow-height="true" draw:auto-grow-width="false" fo:max-height="0cm" fo:min-height="0.541cm"/>
    </style:style>
    <style:style style:name="gr196" style:family="graphic" style:parent-style-name="standard">
      <style:graphic-properties svg:stroke-color="#ffffff" draw:fill="hatch" draw:fill-gradient-name="Gradient_20_1" draw:fill-hatch-name="Black_20_-45_2c_45_20_degrees" draw:fill-hatch-solid="false" draw:textarea-horizontal-align="justify" draw:textarea-vertical-align="middle" draw:auto-grow-height="false" fo:min-height="0cm" fo:min-width="0cm"/>
    </style:style>
    <style:style style:name="gr197" style:family="graphic" style:parent-style-name="standard">
      <style:graphic-properties svg:stroke-width="0.05cm" svg:stroke-color="#ccccff" draw:marker-start-width="0.375cm" draw:marker-end-width="0.375cm" draw:fill="solid" draw:fill-color="#c0c0c0" draw:textarea-horizontal-align="center" draw:textarea-vertical-align="middle" fo:padding-top="0.15cm" fo:padding-bottom="0.15cm" fo:padding-left="0.275cm" fo:padding-right="0.275cm"/>
    </style:style>
    <style:style style:name="gr198" style:family="graphic" style:parent-style-name="standard">
      <style:graphic-properties svg:stroke-width="0.05cm" svg:stroke-color="#ffffff" draw:marker-start-width="0.375cm" draw:marker-end-width="0.375cm" draw:fill="solid" draw:fill-color="#c0c0c0" draw:textarea-horizontal-align="center" draw:textarea-vertical-align="middle" fo:padding-top="0.15cm" fo:padding-bottom="0.15cm" fo:padding-left="0.275cm" fo:padding-right="0.275cm"/>
    </style:style>
    <style:style style:name="gr199" style:family="graphic" style:parent-style-name="standard">
      <style:graphic-properties svg:stroke-width="0.05cm" svg:stroke-color="#ffffff" draw:marker-start-width="0.375cm" draw:marker-end-width="0.375cm" draw:fill="solid" draw:fill-color="#c0c0c0" draw:textarea-horizontal-align="center" draw:textarea-vertical-align="middle" fo:padding-top="0.15cm" fo:padding-bottom="0.15cm" fo:padding-left="0.275cm" fo:padding-right="0.275cm"/>
    </style:style>
    <style:style style:name="gr200" style:family="graphic" style:parent-style-name="standard">
      <style:graphic-properties svg:stroke-width="0.05cm" svg:stroke-color="#ffffff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201" style:family="graphic" style:parent-style-name="standard">
      <style:graphic-properties svg:stroke-width="0.05cm" svg:stroke-color="#ffffff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202" style:family="graphic" style:parent-style-name="standard">
      <style:graphic-properties svg:stroke-width="0.05cm" svg:stroke-color="#ffffff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203" style:family="graphic" style:parent-style-name="standard">
      <style:graphic-properties svg:stroke-width="0.05cm" svg:stroke-color="#ffffff" draw:marker-start="" draw:marker-start-width="0.275cm" draw:marker-end="Circle" draw:marker-end-width="0.275cm" draw:textarea-horizontal-align="center" draw:textarea-vertical-align="middle" fo:padding-top="0.15cm" fo:padding-bottom="0.15cm" fo:padding-left="0.275cm" fo:padding-right="0.275cm"/>
    </style:style>
    <style:style style:name="gr204" style:family="graphic" style:parent-style-name="standard">
      <style:graphic-properties draw:stroke="none" draw:fill="solid" draw:fill-color="#666699" draw:textarea-horizontal-align="center" draw:textarea-vertical-align="middle" fo:padding-top="0.01cm" fo:padding-bottom="0.01cm" fo:padding-left="0.01cm" fo:padding-right="0.01cm"/>
    </style:style>
    <style:style style:name="gr205" style:family="graphic" style:parent-style-name="standard">
      <style:graphic-properties draw:fill="solid" draw:fill-color="#e6e6ff" draw:textarea-horizontal-align="center" draw:textarea-vertical-align="middle"/>
    </style:style>
    <style:style style:name="gr206" style:family="graphic" style:parent-style-name="standard">
      <style:graphic-properties draw:fill="solid" draw:fill-color="#666666" draw:textarea-horizontal-align="center" draw:textarea-vertical-align="middle"/>
    </style:style>
    <style:style style:name="gr207" style:family="graphic" style:parent-style-name="standard">
      <style:graphic-properties svg:stroke-width="0.05cm" svg:stroke-color="#ffffff" draw:marker-start-width="0.375cm" draw:marker-end-width="0.375cm" draw:fill-color="#999999" draw:textarea-horizontal-align="center" draw:textarea-vertical-align="middle" fo:padding-top="0.15cm" fo:padding-bottom="0.15cm" fo:padding-left="0.275cm" fo:padding-right="0.275cm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9" style:family="graphic" style:parent-style-name="standard">
      <style:graphic-properties svg:stroke-width="0.05cm" svg:stroke-color="#ffffff" draw:marker-start-width="0.375cm" draw:marker-end-width="0.375cm" draw:fill="solid" draw:fill-color="#cccccc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fpl_5f_presentation_5f_template-title">
      <style:graphic-properties draw:fill-color="#ffffff" fo:min-height="6.396cm"/>
    </style:style>
    <style:style style:name="pr2" style:family="presentation" style:parent-style-name="fpl_5f_presentation_5f_template-notes" style:list-style-name="L12">
      <style:graphic-properties draw:fill-color="#ffffff" draw:auto-grow-height="true" fo:min-height="13.362cm"/>
    </style:style>
    <style:style style:name="pr3" style:family="presentation" style:parent-style-name="fpl_5f_presentation_5f_template-title">
      <style:graphic-properties draw:fill-color="#ffffff" draw:auto-grow-height="true" fo:min-height="3.649cm"/>
    </style:style>
    <style:style style:name="pr4" style:family="presentation" style:parent-style-name="fpl_5f_presentation_5f_template-subtitle" style:list-style-name="L13">
      <style:graphic-properties draw:fill-color="#ffffff" draw:auto-grow-height="true" fo:min-height="15.337cm"/>
    </style:style>
    <style:style style:name="pr5" style:family="presentation" style:parent-style-name="fpl_5f_presentation_5f_template-notes">
      <style:graphic-properties draw:fill-color="#ffffff" draw:auto-grow-height="true" fo:min-height="13.362cm"/>
    </style:style>
    <style:style style:name="pr6" style:family="presentation" style:parent-style-name="fpl_5f_presentation_5f_template-title">
      <style:graphic-properties draw:fill-color="#ffffff" draw:auto-grow-height="true" fo:min-height="3.008cm"/>
    </style:style>
    <style:style style:name="pr7" style:family="presentation" style:parent-style-name="fpl_5f_presentation_5f_template-outline1" style:list-style-name="L14">
      <style:graphic-properties draw:fill-color="#ffffff" draw:auto-grow-height="true" fo:min-height="15.337cm"/>
    </style:style>
    <style:style style:name="pr8" style:family="presentation" style:parent-style-name="fpl_5f_presentation_5f_template-outline1" style:list-style-name="L15">
      <style:graphic-properties draw:fill-color="#ffffff" fo:min-height="16.553cm"/>
    </style:style>
    <style:style style:name="pr9" style:family="presentation" style:parent-style-name="fpl_5f_presentation_5f_template-outline1" style:list-style-name="L14">
      <style:graphic-properties draw:fill-color="#ffffff" draw:auto-grow-height="true" fo:min-height="15.337cm"/>
    </style:style>
    <style:style style:name="pr10" style:family="presentation" style:parent-style-name="fpl_5f_presentation_5f_template-outline1" style:list-style-name="L14">
      <style:graphic-properties draw:fill-color="#ffffff" draw:auto-grow-height="true" fo:min-height="15.337cm"/>
    </style:style>
    <style:style style:name="pr11" style:family="presentation" style:parent-style-name="fpl_5f_presentation_5f_template-outline1">
      <style:graphic-properties draw:fill-color="#ffffff" draw:auto-grow-height="true" fo:min-height="15.337cm"/>
    </style:style>
    <style:style style:name="pr12" style:family="presentation" style:parent-style-name="fpl_5f_presentation_5f_template-outline1" style:list-style-name="L15">
      <style:graphic-properties draw:fill-color="#ffffff" draw:auto-grow-height="true" fo:min-height="15.441cm"/>
    </style:style>
    <style:style style:name="pr13" style:family="presentation" style:parent-style-name="fpl_5f_presentation_5f_template-outline1" style:list-style-name="L14">
      <style:graphic-properties draw:fill-color="#ffffff" draw:auto-grow-height="true" fo:min-height="15.337cm"/>
    </style:style>
    <style:style style:name="pr14" style:family="presentation" style:parent-style-name="fpl_5f_presentation_5f_template-outline1" style:list-style-name="L15">
      <style:graphic-properties draw:fill-color="#ffffff" draw:auto-grow-height="true" fo:min-height="15.337cm"/>
    </style:style>
    <style:style style:name="pr15" style:family="presentation" style:parent-style-name="fpl_5f_presentation_5f_template-outline1" style:list-style-name="L15">
      <style:graphic-properties draw:fill-color="#ffffff" draw:auto-grow-height="true" fo:min-height="19.987cm"/>
    </style:style>
    <style:style style:name="pr16" style:family="presentation" style:parent-style-name="fpl_5f_presentation_5f_template-outline1" style:list-style-name="L15">
      <style:graphic-properties draw:fill-color="#ffffff" draw:auto-grow-height="true" fo:min-height="15.441cm"/>
    </style:style>
    <style:style style:name="pr17" style:family="presentation" style:parent-style-name="fpl_5f_presentation_5f_template-outline1" style:list-style-name="L15">
      <style:graphic-properties draw:fill="none" draw:fill-color="#ffff00" draw:fill-image-width="0cm" draw:fill-image-height="0cm" fo:min-height="19.905cm"/>
    </style:style>
    <style:style style:name="pr18" style:family="presentation" style:parent-style-name="fpl_5f_presentation_5f_template-outline1" style:list-style-name="L5">
      <style:graphic-properties draw:fill-color="#ffffff" draw:auto-grow-height="true" fo:min-height="15.337cm"/>
    </style:style>
    <style:style style:name="pr19" style:family="presentation" style:parent-style-name="fpl_5f_presentation_5f_template-outline1">
      <style:graphic-properties draw:fill-color="#ffffff" draw:auto-grow-height="true" fo:min-height="16.673cm"/>
    </style:style>
    <style:style style:name="pr20" style:family="presentation" style:parent-style-name="fpl_5f_presentation_5f_template-outline1" style:list-style-name="L15">
      <style:graphic-properties draw:fill-color="#ffffff" draw:auto-grow-height="true" fo:min-height="15.441cm"/>
    </style:style>
    <style:style style:name="pr21" style:family="presentation" style:parent-style-name="fpl_5f_presentation_5f_template-outline1" style:list-style-name="L15">
      <style:graphic-properties draw:fill-color="#ffffff" fo:min-height="15.19cm"/>
    </style:style>
    <style:style style:name="pr22" style:family="presentation" style:parent-style-name="fpl_5f_presentation_5f_template-outline1" style:list-style-name="L15">
      <style:graphic-properties draw:fill-color="#ffffff" fo:min-height="8.515cm"/>
    </style:style>
    <style:style style:name="pr23" style:family="presentation" style:parent-style-name="fpl_5f_presentation_5f_template-outline1" style:list-style-name="L15">
      <style:graphic-properties draw:fill-color="#ffffff" fo:min-height="8.265cm"/>
    </style:style>
    <style:style style:name="pr24" style:family="presentation" style:parent-style-name="fpl_5f_presentation_5f_template-outline1" style:list-style-name="L15">
      <style:graphic-properties draw:fill-color="#ffffff" draw:auto-grow-height="true" fo:min-height="14.414cm"/>
    </style:style>
    <style:style style:name="pr25" style:family="presentation" style:parent-style-name="fpl_5f_presentation_5f_template-title">
      <style:graphic-properties draw:fill-color="#ffffff" draw:auto-grow-height="true" fo:min-height="3.554cm"/>
    </style:style>
    <style:style style:name="pr26" style:family="presentation" style:parent-style-name="fpl_5f_presentation_5f_template-outline1" style:list-style-name="L15">
      <style:graphic-properties draw:fill-color="#ffffff" fo:min-height="13.699cm"/>
    </style:style>
    <style:style style:name="pr27" style:family="presentation" style:parent-style-name="fpl_5f_presentation_5f_template-outline1" style:list-style-name="L15">
      <style:graphic-properties draw:fill-color="#ffffff" fo:min-height="6.296cm"/>
    </style:style>
    <style:style style:name="pr28" style:family="presentation" style:parent-style-name="fpl_5f_presentation_5f_template-notes">
      <style:graphic-properties draw:fill-color="#ffffff" fo:min-height="13.111cm"/>
    </style:style>
    <style:style style:name="pr29" style:family="presentation" style:parent-style-name="fpl_5f_presentation_5f_template-outline1" style:list-style-name="L15">
      <style:graphic-properties draw:fill-color="#ffffff" draw:auto-grow-height="true" fo:min-height="15.441cm"/>
    </style:style>
    <style:style style:name="pr30" style:family="presentation" style:parent-style-name="fpl_5f_presentation_5f_template-outline1" style:list-style-name="L15">
      <style:graphic-properties draw:fill-color="#ffffff" draw:auto-grow-height="true" fo:min-height="15.441cm"/>
    </style:style>
    <style:style style:name="pr31" style:family="presentation" style:parent-style-name="fpl_5f_presentation_5f_template-outline1" style:list-style-name="L15">
      <style:graphic-properties draw:fill-color="#ffffff" draw:auto-grow-height="true" fo:min-height="5.866cm"/>
    </style:style>
    <style:style style:name="pr32" style:family="presentation" style:parent-style-name="fpl_5f_presentation_5f_template-title">
      <style:graphic-properties draw:stroke="none" draw:fill="none" fo:min-height="1.704cm"/>
    </style:style>
    <style:style style:name="pr33" style:family="presentation" style:parent-style-name="fpl_5f_presentation_5f_template-outline1" style:list-style-name="L8">
      <style:graphic-properties draw:fill-color="#ffffff" draw:auto-grow-height="true" fo:min-height="15.337cm"/>
    </style:style>
    <style:style style:name="pr34" style:family="presentation" style:parent-style-name="fpl_5f_presentation_5f_template-outline1" style:list-style-name="L14">
      <style:graphic-properties draw:fill-color="#ffffff" draw:auto-grow-height="true" fo:min-height="15.337cm"/>
    </style:style>
    <style:style style:name="pr35" style:family="presentation" style:parent-style-name="fpl_5f_presentation_5f_template-outline1" style:list-style-name="L14">
      <style:graphic-properties draw:fill-color="#ffffff" draw:auto-grow-height="true" fo:min-height="15.337cm"/>
    </style:style>
    <style:style style:name="pr36" style:family="presentation" style:parent-style-name="fpl_5f_presentation_5f_template-outline1" style:list-style-name="L14">
      <style:graphic-properties draw:fill-color="#ffffff" draw:auto-grow-height="true" fo:min-height="15.337cm"/>
    </style:style>
    <style:style style:name="pr37" style:family="presentation" style:parent-style-name="fpl_5f_presentation_5f_template-outline1" style:list-style-name="L11">
      <style:graphic-properties draw:fill-color="#ffffff" draw:auto-grow-height="true" fo:min-height="15.337cm"/>
    </style:style>
    <style:style style:name="pr38" style:family="presentation" style:parent-style-name="fpl_5f_presentation_5f_template-outline1" style:list-style-name="L14">
      <style:graphic-properties draw:fill-color="#ffffff" draw:auto-grow-height="true" fo:min-height="15.337cm"/>
    </style:style>
    <style:style style:name="pr39" style:family="presentation" style:parent-style-name="fpl_5f_presentation_5f_template-outline1" style:list-style-name="L8">
      <style:graphic-properties draw:fill-color="#ffffff" draw:auto-grow-height="true" fo:min-height="15.337cm"/>
    </style:style>
    <style:style style:name="pr40" style:family="presentation" style:parent-style-name="fpl_5f_presentation_5f_template-outline1" style:list-style-name="L8">
      <style:graphic-properties draw:fill-color="#ffffff" draw:auto-grow-height="true" fo:min-height="18.089cm"/>
    </style:style>
    <style:style style:name="pr41" style:family="presentation" style:parent-style-name="fpl_5f_presentation_5f_template-outline1" style:list-style-name="L14">
      <style:graphic-properties draw:fill-color="#ffffff" draw:auto-grow-height="true" fo:min-height="15.337cm"/>
    </style:style>
    <style:style style:name="pr42" style:family="presentation" style:parent-style-name="fpl_5f_presentation_5f_template-outline1" style:list-style-name="L8">
      <style:graphic-properties draw:fill-color="#ffffff" draw:auto-grow-height="true" fo:min-height="15.337cm"/>
    </style:style>
    <style:style style:name="pr43" style:family="presentation" style:parent-style-name="fpl_5f_presentation_5f_template-outline1" style:list-style-name="L14">
      <style:graphic-properties draw:fill-color="#ffffff" draw:auto-grow-height="true" fo:min-height="15.337cm"/>
    </style:style>
    <style:style style:name="pr44" style:family="presentation" style:parent-style-name="fpl_5f_presentation_5f_template-outline1" style:list-style-name="L14">
      <style:graphic-properties draw:fill-color="#ffffff" draw:auto-grow-height="true" fo:min-height="15.337cm"/>
    </style:style>
    <style:style style:name="pr45" style:family="presentation" style:parent-style-name="fpl_5f_presentation_5f_template-outline1" style:list-style-name="L8">
      <style:graphic-properties draw:fill-color="#ffffff" draw:auto-grow-height="true" fo:min-height="15.337cm"/>
    </style:style>
    <style:style style:name="pr46" style:family="presentation" style:parent-style-name="fpl_5f_presentation_5f_template-outline1" style:list-style-name="L14">
      <style:graphic-properties draw:fill-color="#ffffff" draw:auto-grow-height="true" fo:min-height="15.337cm"/>
    </style:style>
    <style:style style:name="pr47" style:family="presentation" style:parent-style-name="fpl_5f_presentation_5f_template-outline1" style:list-style-name="L14">
      <style:graphic-properties draw:fill-color="#ffffff" draw:auto-grow-height="true" fo:min-height="15.337cm"/>
    </style:style>
    <style:style style:name="pr48" style:family="presentation" style:parent-style-name="fpl_5f_presentation_5f_template-outline1" style:list-style-name="L14">
      <style:graphic-properties draw:fill-color="#ffffff" draw:auto-grow-height="true" fo:min-height="15.337cm"/>
    </style:style>
    <style:style style:name="pr49" style:family="presentation" style:parent-style-name="fpl_5f_presentation_5f_template-outline1">
      <style:graphic-properties draw:fill-color="#ffffff" fo:min-height="15.086cm"/>
    </style:style>
    <style:style style:name="pr50" style:family="presentation" style:parent-style-name="fpl_5f_presentation_5f_template-outline1" style:list-style-name="L5">
      <style:graphic-properties draw:fill-color="#ffffff" draw:auto-grow-height="true" fo:min-height="3cm"/>
    </style:style>
    <style:style style:name="pr51" style:family="presentation" style:parent-style-name="fpl_5f_presentation_5f_template-outline1" style:list-style-name="L15">
      <style:graphic-properties draw:fill-color="#ffffff" draw:auto-grow-height="true" fo:min-height="15.441cm"/>
    </style:style>
    <style:style style:name="pr52" style:family="presentation" style:parent-style-name="fpl_5f_presentation_5f_template-outline1" style:list-style-name="L15">
      <style:graphic-properties draw:fill-color="#ffffff" draw:auto-grow-height="true" fo:min-height="15.219cm"/>
    </style:style>
    <style:style style:name="P1" style:family="paragraph">
      <style:paragraph-properties fo:margin-left="0cm" fo:margin-right="0cm" fo:text-align="center" fo:text-indent="0cm" style:text-autospace="none"/>
    </style:style>
    <style:style style:name="P2" style:family="paragraph">
      <style:paragraph-properties fo:margin-left="0cm" fo:margin-right="0cm" fo:text-align="center" fo:text-indent="0cm" style:text-autospace="none"/>
      <style:text-properties style:use-window-font-color="true" fo:font-family="Arial" style:font-family-generic="swiss" fo:font-size="32pt"/>
    </style:style>
    <style:style style:name="P3" style:family="paragraph">
      <style:paragraph-properties fo:margin-left="0.6cm" fo:margin-right="0cm" fo:text-indent="-0.6cm"/>
      <style:text-properties fo:font-size="2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text:enable-numbering="false" fo:text-indent="-0.6cm"/>
    </style:style>
    <style:style style:name="P6" style:family="paragraph">
      <style:paragraph-properties fo:margin-left="1.2cm" fo:margin-right="0cm" text:enable-numbering="true" fo:text-indent="-0.6cm"/>
      <style:text-properties fo:font-family="'Bitstream Vera Sans'" style:font-family-generic="swiss" style:font-pitch="variable" fo:font-size="54pt" fo:font-style="normal" fo:font-weight="bold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size="16pt" style:font-size-asian="18pt" style:font-size-complex="18pt"/>
    </style:style>
    <style:style style:name="P10" style:family="paragraph">
      <style:paragraph-properties fo:text-align="center"/>
      <style:text-properties fo:font-size="16pt" style:font-size-asian="18pt" style:font-size-complex="18pt"/>
    </style:style>
    <style:style style:name="P11" style:family="paragraph">
      <style:paragraph-properties fo:margin-left="0.952cm" fo:margin-right="0cm" fo:margin-top="0cm" fo:margin-bottom="0.199cm" text:enable-numbering="true" fo:text-indent="-0.952cm"/>
    </style:style>
    <style:style style:name="P12" style:family="paragraph">
      <style:paragraph-properties fo:margin-left="2.4cm" fo:margin-right="0cm" fo:margin-top="0cm" fo:margin-bottom="0.199cm" text:enable-numbering="true" fo:text-indent="-0.8cm"/>
    </style:style>
    <style:style style:name="P13" style:family="paragraph">
      <style:paragraph-properties fo:margin-left="2.4cm" fo:margin-right="0cm" text:enable-numbering="true" fo:text-indent="-0.8cm"/>
    </style:style>
    <style:style style:name="P14" style:family="paragraph">
      <style:paragraph-properties fo:margin-left="3.175cm" fo:margin-right="0cm" text:enable-numbering="true" fo:text-indent="-0.635cm"/>
    </style:style>
    <style:style style:name="P15" style:family="paragraph">
      <style:paragraph-properties fo:margin-left="0.952cm" fo:margin-right="0cm" fo:margin-top="0cm" fo:margin-bottom="0cm" text:enable-numbering="false" fo:text-indent="-0.952cm" style:text-autospace="none"/>
      <style:text-properties fo:color="#000000" fo:font-family="Courier" style:font-family-generic="modern" style:font-pitch="fixed" fo:font-size="20pt" fo:font-weight="normal"/>
    </style:style>
    <style:style style:name="P16" style:family="paragraph">
      <style:paragraph-properties fo:margin-left="0.952cm" fo:margin-right="0cm" fo:margin-top="0cm" fo:margin-bottom="0cm" fo:text-align="start" text:enable-numbering="false" fo:text-indent="-0.952cm" style:text-autospace="none"/>
      <style:text-properties fo:color="#000000" fo:font-family="Courier" style:font-family-generic="modern" style:font-pitch="fixed" fo:font-size="20pt" fo:font-weight="normal"/>
    </style:style>
    <style:style style:name="P17" style:family="paragraph">
      <style:paragraph-properties fo:margin-left="0.952cm" fo:margin-right="0cm" fo:margin-top="0cm" fo:margin-bottom="0cm" text:enable-numbering="false" fo:text-indent="-0.952cm" style:text-autospace="none"/>
      <style:text-properties fo:color="#000000" fo:font-family="Courier" style:font-family-generic="modern" style:font-pitch="fixed" fo:font-size="20pt" fo:font-weight="normal" style:font-family-asian="Courier-Bold" style:font-family-generic-asian="modern" style:font-size-asian="9pt" style:font-family-complex="Courier-Bold" style:font-family-generic-complex="modern" style:font-size-complex="5.09999990463257pt"/>
    </style:style>
    <style:style style:name="P18" style:family="paragraph">
      <style:paragraph-properties fo:margin-left="0cm" fo:margin-right="0cm" fo:text-align="center" fo:text-indent="0cm"/>
      <style:text-properties fo:font-size="18pt"/>
    </style:style>
    <style:style style:name="P19" style:family="paragraph">
      <style:paragraph-properties fo:margin-left="0.952cm" fo:margin-right="0cm" text:enable-numbering="true" fo:text-indent="-0.952cm"/>
    </style:style>
    <style:style style:name="P20" style:family="paragraph">
      <style:paragraph-properties fo:margin-left="0.952cm" fo:margin-right="0cm" text:enable-numbering="true" fo:text-indent="-0.952cm"/>
      <style:text-properties fo:font-family="Arial" style:font-family-generic="swiss" fo:font-size="28pt"/>
    </style:style>
    <style:style style:name="P21" style:family="paragraph">
      <style:paragraph-properties fo:margin-left="0.952cm" fo:margin-right="0cm" fo:margin-top="0cm" fo:margin-bottom="0cm" text:enable-numbering="false" fo:text-indent="-0.952cm"/>
    </style:style>
    <style:style style:name="P22" style:family="paragraph">
      <style:paragraph-properties fo:margin-left="0.952cm" fo:margin-right="0cm" fo:margin-top="0cm" fo:margin-bottom="0cm" text:enable-numbering="false" fo:text-indent="-0.952cm"/>
      <style:text-properties fo:font-family="'Times New Roman'" style:font-family-generic="roman" style:font-pitch="variable"/>
    </style:style>
    <style:style style:name="P23" style:family="paragraph">
      <style:paragraph-properties fo:text-align="center"/>
    </style:style>
    <style:style style:name="P24" style:family="paragraph">
      <style:paragraph-properties fo:margin-left="0.952cm" fo:margin-right="0cm" text:enable-numbering="false" fo:text-indent="-0.952cm" style:text-autospace="none"/>
      <style:text-properties fo:color="#000000" fo:font-family="Courier" style:font-family-generic="modern" style:font-pitch="fixed" fo:font-weight="normal"/>
    </style:style>
    <style:style style:name="P25" style:family="paragraph">
      <style:paragraph-properties fo:margin-left="1.2cm" fo:margin-right="0cm" text:enable-numbering="false" fo:text-indent="-0.9cm" style:text-autospace="none"/>
      <style:text-properties fo:color="#000000" fo:font-family="Courier" style:font-family-generic="modern" style:font-pitch="fixed" fo:font-size="16pt" fo:font-weight="normal" style:font-family-asian="Courier-Bold" style:font-family-generic-asian="modern" style:font-size-asian="9pt" style:font-family-complex="Courier-Bold" style:font-family-generic-complex="modern" style:font-size-complex="5.09999990463257pt"/>
    </style:style>
    <style:style style:name="P26" style:family="paragraph">
      <style:paragraph-properties fo:margin-left="0cm" fo:margin-right="0cm" fo:text-align="center" fo:text-indent="0cm"/>
      <style:text-properties fo:font-size="12pt"/>
    </style:style>
    <style:style style:name="P27" style:family="paragraph">
      <style:paragraph-properties fo:margin-left="0.952cm" fo:margin-right="0cm" fo:margin-top="0cm" fo:margin-bottom="0.199cm" text:enable-numbering="true" fo:text-indent="-0.952cm"/>
      <style:text-properties fo:font-family="Arial" style:font-family-generic="swiss" fo:font-size="28pt"/>
    </style:style>
    <style:style style:name="P28" style:family="paragraph">
      <style:paragraph-properties fo:margin-left="0.952cm" fo:margin-right="0cm" text:enable-numbering="false" fo:text-indent="-0.952cm"/>
      <style:text-properties fo:color="#000000" fo:font-family="Courier" style:font-family-generic="modern" style:font-pitch="fixed" fo:font-weight="normal"/>
    </style:style>
    <style:style style:name="P29" style:family="paragraph">
      <style:paragraph-properties fo:margin-left="1.2cm" fo:margin-right="0cm" text:enable-numbering="false" fo:text-indent="-0.9cm"/>
      <style:text-properties fo:color="#000000" fo:font-family="Courier" style:font-family-generic="modern" style:font-pitch="fixed" fo:font-weight="normal"/>
    </style:style>
    <style:style style:name="P30" style:family="paragraph">
      <style:paragraph-properties fo:margin-left="1.2cm" fo:margin-right="0cm" text:enable-numbering="false" fo:text-indent="-0.9cm"/>
      <style:text-properties fo:color="#000000" fo:font-family="Courier" style:font-family-generic="modern" style:font-pitch="fixed" fo:font-weight="normal" style:font-family-asian="Courier, 'Courier New'" style:font-family-generic-asian="modern" style:font-pitch-asian="fixed" style:font-family-complex="Courier, 'Courier New'" style:font-family-generic-complex="modern" style:font-pitch-complex="fixed"/>
    </style:style>
    <style:style style:name="P31" style:family="paragraph">
      <style:paragraph-properties fo:margin-left="1.2cm" fo:margin-right="0cm" text:enable-numbering="false" fo:text-indent="-0.9cm"/>
      <style:text-properties fo:color="#000000" fo:font-family="Courier" style:font-family-generic="modern" style:font-pitch="fixed" fo:font-size="20pt" fo:font-weight="normal" style:font-family-asian="Courier, 'Courier New'" style:font-family-generic-asian="modern" style:font-pitch-asian="fixed" style:font-family-complex="Courier, 'Courier New'" style:font-family-generic-complex="modern" style:font-pitch-complex="fixed"/>
    </style:style>
    <style:style style:name="P32" style:family="paragraph">
      <style:paragraph-properties fo:margin-left="0cm" fo:margin-right="0cm" fo:text-indent="0cm"/>
      <style:text-properties fo:font-size="18pt"/>
    </style:style>
    <style:style style:name="P33" style:family="paragraph">
      <style:paragraph-properties fo:margin-left="0.952cm" fo:margin-right="0cm" text:enable-numbering="true" fo:text-indent="-0.952cm" style:text-autospace="none"/>
    </style:style>
    <style:style style:name="P34" style:family="paragraph">
      <style:paragraph-properties fo:margin-left="2.4cm" fo:margin-right="0cm" text:enable-numbering="true" fo:text-indent="-0.8cm" style:text-autospace="none"/>
    </style:style>
    <style:style style:name="P35" style:family="paragraph">
      <style:paragraph-properties fo:margin-left="0.952cm" fo:margin-right="0cm" text:enable-numbering="true" fo:text-indent="-0.952cm" style:text-autospace="none"/>
      <style:text-properties fo:font-size="28pt" fo:font-weight="normal"/>
    </style:style>
    <style:style style:name="P36" style:family="paragraph">
      <style:paragraph-properties fo:margin-left="0.952cm" fo:margin-right="0cm" text:enable-numbering="false" fo:text-indent="-0.952cm"/>
      <style:text-properties fo:color="#000000" fo:font-family="Courier" style:font-family-generic="modern" style:font-pitch="fixed" fo:font-size="18pt" fo:font-weight="normal"/>
    </style:style>
    <style:style style:name="P37" style:family="paragraph">
      <style:paragraph-properties fo:margin-left="2.063cm" fo:margin-right="0cm" text:enable-numbering="false" fo:text-indent="-0.793cm"/>
      <style:text-properties fo:color="#000000" fo:font-family="Courier" style:font-family-generic="modern" style:font-pitch="fixed" fo:font-size="18pt" fo:font-weight="normal"/>
    </style:style>
    <style:style style:name="P38" style:family="paragraph">
      <style:paragraph-properties fo:margin-left="1.2cm" fo:margin-right="0cm" text:enable-numbering="false" fo:text-indent="-0.9cm"/>
      <style:text-properties fo:color="#000000" fo:font-family="Courier" style:font-family-generic="modern" style:font-pitch="fixed" fo:font-size="18pt" fo:font-weight="normal"/>
    </style:style>
    <style:style style:name="P39" style:family="paragraph">
      <style:paragraph-properties fo:margin-left="0.952cm" fo:margin-right="0cm" text:enable-numbering="false" fo:text-indent="-0.952cm"/>
    </style:style>
    <style:style style:name="P40" style:family="paragraph">
      <style:paragraph-properties fo:margin-left="0.952cm" fo:margin-right="0cm" text:enable-numbering="false" fo:text-indent="-0.952cm"/>
      <style:text-properties fo:font-family="Arial" style:font-family-generic="swiss" fo:font-size="22pt"/>
    </style:style>
    <style:style style:name="P41" style:family="paragraph">
      <style:paragraph-properties fo:margin-left="0.952cm" fo:margin-right="0cm" text:enable-numbering="true" fo:text-indent="-0.952cm"/>
      <style:text-properties fo:font-size="20pt" fo:font-weight="bold"/>
    </style:style>
    <style:style style:name="P42" style:family="paragraph">
      <style:paragraph-properties fo:margin-left="0cm" fo:margin-right="0cm" fo:text-indent="0cm"/>
      <style:text-properties fo:color="#ffffff" fo:font-size="18pt"/>
    </style:style>
    <style:style style:name="P43" style:family="paragraph">
      <style:paragraph-properties fo:margin-left="0.952cm" fo:margin-right="0cm" text:enable-numbering="false" fo:text-indent="-0.952cm" style:text-autospace="none"/>
      <style:text-properties fo:color="#000000" fo:font-family="Courier" style:font-family-generic="modern" style:font-pitch="fixed" fo:font-size="15pt" fo:font-weight="normal"/>
    </style:style>
    <style:style style:name="P44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5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46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47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8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49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ccffff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50" style:family="paragraph">
      <style:paragraph-properties fo:margin-left="0cm" fo:margin-right="0cm" text:enable-numbering="false" fo:text-indent="0cm"/>
    </style:style>
    <style:style style:name="P51" style:family="paragraph">
      <style:paragraph-properties fo:margin-left="1.2cm" fo:margin-right="0cm" text:enable-numbering="true" fo:text-indent="-0.9cm" style:text-autospace="none"/>
      <style:text-properties fo:color="#000000"/>
    </style:style>
    <style:style style:name="P52" style:family="paragraph">
      <style:paragraph-properties fo:margin-left="1.2cm" fo:margin-right="0cm" text:enable-numbering="true" fo:text-indent="-0.9cm" style:text-autospace="none"/>
      <style:text-properties fo:color="#000000" fo:font-size="22pt"/>
    </style:style>
    <style:style style:name="P53" style:family="paragraph">
      <style:paragraph-properties fo:margin-left="0.952cm" fo:margin-right="0cm" text:enable-numbering="true" fo:text-indent="-0.952cm" style:text-autospace="none"/>
      <style:text-properties fo:color="#000000" fo:font-size="30pt"/>
    </style:style>
    <style:style style:name="P54" style:family="paragraph">
      <style:paragraph-properties fo:margin-left="2.063cm" fo:margin-right="0cm" text:enable-numbering="false" fo:text-indent="-0.793cm"/>
      <style:text-properties fo:color="#000000" fo:font-family="Courier" style:font-family-generic="modern" style:font-pitch="fixed" fo:font-weight="normal"/>
    </style:style>
    <style:style style:name="P55" style:family="paragraph">
      <style:paragraph-properties fo:margin-left="3.175cm" fo:margin-right="0cm" text:enable-numbering="false" fo:text-indent="-0.635cm"/>
      <style:text-properties fo:color="#000000" fo:font-family="Courier" style:font-family-generic="modern" style:font-pitch="fixed" fo:font-weight="normal"/>
    </style:style>
    <style:style style:name="P56" style:family="paragraph">
      <style:paragraph-properties fo:margin-left="1.2cm" fo:margin-right="0cm" text:enable-numbering="false" fo:text-indent="-0.9cm"/>
      <style:text-properties fo:color="#000000" fo:font-family="Courier" style:font-family-generic="modern" style:font-pitch="fixed" fo:font-size="22pt" fo:font-weight="normal"/>
    </style:style>
    <style:style style:name="P57" style:family="paragraph">
      <style:paragraph-properties fo:margin-left="1.2cm" fo:margin-right="0cm" fo:text-indent="-0.9cm"/>
      <style:text-properties fo:color="#000000" fo:font-family="Courier" style:font-family-generic="modern" style:font-pitch="fixed" fo:font-size="22pt" fo:font-weight="normal"/>
    </style:style>
    <style:style style:name="P58" style:family="paragraph">
      <style:paragraph-properties fo:margin-left="0.952cm" fo:margin-right="0cm" text:enable-numbering="true" fo:text-indent="-0.952cm" style:text-autospace="none"/>
      <style:text-properties fo:font-size="22pt"/>
    </style:style>
    <style:style style:name="P59" style:family="paragraph">
      <style:paragraph-properties fo:margin-left="0.952cm" fo:margin-right="0cm" fo:text-indent="-0.952cm"/>
    </style:style>
    <style:style style:name="P60" style:family="paragraph">
      <style:paragraph-properties fo:margin-left="0.952cm" fo:margin-right="0cm" text:enable-numbering="true" fo:text-indent="-0.952cm"/>
      <style:text-properties fo:font-family="Arial" style:font-family-generic="swiss" fo:font-size="22pt"/>
    </style:style>
    <style:style style:name="P61" style:family="paragraph">
      <style:paragraph-properties fo:margin-left="0.952cm" fo:margin-right="0cm" text:enable-numbering="true" fo:text-indent="-0.952cm" style:text-autospace="none"/>
      <style:text-properties fo:font-family="Arial" style:font-family-generic="swiss" fo:font-size="22pt"/>
    </style:style>
    <style:style style:name="P62" style:family="paragraph">
      <style:paragraph-properties fo:margin-left="1.2cm" fo:margin-right="0cm" text:enable-numbering="false" fo:text-indent="-0.9cm" style:text-autospace="none"/>
      <style:text-properties fo:color="#000000" fo:font-family="Courier" style:font-family-generic="modern" style:font-pitch="fixed" fo:font-size="18pt" fo:font-weight="normal"/>
    </style:style>
    <style:style style:name="P63" style:family="paragraph">
      <style:paragraph-properties fo:margin-left="0.952cm" fo:margin-right="0cm" text:enable-numbering="false" fo:text-indent="-0.952cm" style:text-autospace="none"/>
    </style:style>
    <style:style style:name="P64" style:family="paragraph">
      <style:paragraph-properties fo:margin-left="1.2cm" fo:margin-right="0cm" text:enable-numbering="false" fo:text-indent="-0.9cm" style:text-autospace="none"/>
      <style:text-properties fo:font-family="'Times New Roman'" style:font-family-generic="roman" style:font-pitch="variable" fo:font-size="18pt" fo:font-weight="bold"/>
    </style:style>
    <style:style style:name="P65" style:family="paragraph">
      <style:paragraph-properties fo:margin-left="1.2cm" fo:margin-right="0cm" text:enable-numbering="false" fo:text-indent="-0.9cm" style:text-autospace="none"/>
      <style:text-properties fo:font-family="arial" style:font-family-generic="swiss" fo:font-size="18pt" fo:font-weight="bold"/>
    </style:style>
    <style:style style:name="P66" style:family="paragraph">
      <style:paragraph-properties fo:text-align="center"/>
      <style:text-properties fo:color="#ffffff"/>
    </style:style>
    <style:style style:name="P67" style:family="paragraph">
      <style:paragraph-properties fo:margin-left="0cm" fo:margin-right="0cm" fo:text-indent="0cm"/>
      <style:text-properties fo:color="#ffffff" fo:font-size="12pt"/>
    </style:style>
    <style:style style:name="P68" style:family="paragraph">
      <style:paragraph-properties fo:margin-left="0.952cm" fo:margin-right="0cm" text:enable-numbering="false" fo:text-indent="-0.952cm" style:text-autospace="none"/>
      <style:text-properties fo:color="#000000" fo:font-family="Courier" style:font-family-generic="modern" style:font-pitch="fixed" fo:font-size="18pt" fo:font-weight="normal"/>
    </style:style>
    <style:style style:name="P69" style:family="paragraph">
      <style:paragraph-properties fo:margin-left="1.2cm" fo:margin-right="0cm" text:enable-numbering="false" fo:text-indent="-0.9cm" style:text-autospace="none"/>
      <style:text-properties fo:color="#000000" fo:font-family="Courier" style:font-family-generic="modern" style:font-pitch="fixed" fo:font-size="18pt" fo:font-weight="normal" style:font-family-asian="Arial" style:font-family-generic-asian="swiss" style:font-size-asian="10pt" style:font-family-complex="Arial" style:font-family-generic-complex="swiss" style:font-size-complex="5.69999980926514pt"/>
    </style:style>
    <style:style style:name="P70" style:family="paragraph">
      <style:paragraph-properties fo:margin-left="0.952cm" fo:margin-right="0cm" text:enable-numbering="false" fo:text-indent="-0.952cm" style:text-autospace="none"/>
      <style:text-properties fo:color="#000000"/>
    </style:style>
    <style:style style:name="P71" style:family="paragraph">
      <style:paragraph-properties fo:margin-left="1.2cm" fo:margin-right="0cm" text:enable-numbering="false" fo:text-indent="-0.9cm" style:text-autospace="none"/>
      <style:text-properties fo:color="#000000" fo:font-family="arial" style:font-family-generic="swiss" fo:font-size="16pt" fo:font-weight="bold" style:font-family-asian="Courier-Bold" style:font-family-generic-asian="modern" style:font-size-asian="9pt" style:font-family-complex="Courier-Bold" style:font-family-generic-complex="modern" style:font-size-complex="5.09999990463257pt"/>
    </style:style>
    <style:style style:name="P72" style:family="paragraph">
      <style:paragraph-properties fo:margin-left="0cm" fo:margin-right="0cm" fo:text-align="center" fo:text-indent="0cm"/>
      <style:text-properties fo:color="#999999" fo:font-size="18pt"/>
    </style:style>
    <style:style style:name="P73" style:family="paragraph">
      <style:paragraph-properties fo:margin-left="0cm" fo:margin-right="0cm" fo:text-indent="0cm"/>
      <style:text-properties fo:color="#999999" fo:font-size="18pt"/>
    </style:style>
    <style:style style:name="P74" style:family="paragraph">
      <style:paragraph-properties fo:margin-left="0cm" fo:margin-right="0cm" fo:text-indent="0cm"/>
      <style:text-properties fo:color="#ffffff" fo:font-size="18pt" fo:font-style="italic"/>
    </style:style>
    <style:style style:name="P75" style:family="paragraph">
      <style:paragraph-properties fo:margin-left="1.2cm" fo:margin-right="0cm" text:enable-numbering="true" fo:text-indent="-0.9cm"/>
    </style:style>
    <style:style style:name="P76" style:family="paragraph">
      <style:paragraph-properties fo:margin-left="1.2cm" fo:margin-right="0cm" text:enable-numbering="true" fo:text-indent="-0.9cm"/>
      <style:text-properties fo:font-family="Arial" style:font-family-generic="swiss" fo:font-size="22pt"/>
    </style:style>
    <style:style style:name="P77" style:family="paragraph">
      <style:paragraph-properties fo:margin-left="0cm" fo:margin-right="0cm" text:enable-numbering="true" fo:text-indent="0cm"/>
    </style:style>
    <style:style style:name="P78" style:family="paragraph">
      <style:paragraph-properties fo:margin-left="0.952cm" fo:margin-right="0cm" text:enable-numbering="true" fo:text-indent="-0.952cm"/>
      <style:text-properties fo:color="#000000"/>
    </style:style>
    <style:style style:name="P79" style:family="paragraph">
      <style:paragraph-properties fo:margin-left="2.4cm" fo:margin-right="0cm" text:enable-numbering="true" fo:text-indent="-0.8cm" style:text-autospace="none"/>
      <style:text-properties fo:color="#000000"/>
    </style:style>
    <style:style style:name="P80" style:family="paragraph">
      <style:paragraph-properties fo:margin-left="2.4cm" fo:margin-right="0cm" text:enable-numbering="false" fo:text-indent="-0.8cm" style:text-autospace="none"/>
      <style:text-properties fo:color="#000000"/>
    </style:style>
    <style:style style:name="P81" style:family="paragraph">
      <style:paragraph-properties fo:margin-left="2.4cm" fo:margin-right="0cm" text:enable-numbering="true" fo:text-indent="-0.8cm"/>
      <style:text-properties fo:color="#000000"/>
    </style:style>
    <style:style style:name="P82" style:family="paragraph">
      <style:paragraph-properties fo:margin-left="0.952cm" fo:margin-right="0cm" text:enable-numbering="true" fo:text-indent="-0.952cm"/>
      <style:text-properties fo:color="#000000" fo:font-size="28pt"/>
    </style:style>
    <style:style style:name="P83" style:family="paragraph">
      <style:paragraph-properties fo:margin-left="1.4cm" fo:margin-right="0cm" text:enable-numbering="false" fo:text-indent="-0.9cm"/>
    </style:style>
    <style:style style:name="P84" style:family="paragraph">
      <style:paragraph-properties fo:margin-left="1.4cm" fo:margin-right="0cm" text:enable-numbering="false" fo:text-indent="-0.9cm"/>
      <style:text-properties fo:font-family="Arial" style:font-family-generic="swiss" fo:font-size="28pt"/>
    </style:style>
    <style:style style:name="P85" style:family="paragraph">
      <style:paragraph-properties fo:margin-left="0cm" fo:margin-right="0cm" fo:margin-top="0cm" fo:margin-bottom="0cm" fo:line-height="100%" fo:text-align="center" text:enable-numbering="false" fo:text-indent="0cm"/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86" style:family="paragraph">
      <style:paragraph-properties fo:margin-left="0cm" fo:margin-right="0cm" fo:margin-top="0cm" fo:margin-bottom="0cm" fo:line-height="100%" fo:text-align="center" text:enable-numbering="false" fo:text-indent="0cm"/>
      <style:text-properties fo:color="#ffffff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87" style:family="paragraph">
      <style:paragraph-properties fo:margin-left="0cm" fo:margin-right="0cm" fo:margin-top="0cm" fo:margin-bottom="0cm" fo:line-height="100%" text:enable-numbering="false" fo:text-indent="0cm"/>
    </style:style>
    <style:style style:name="P88" style:family="paragraph">
      <style:paragraph-properties fo:margin-left="0cm" fo:margin-right="0cm" fo:margin-top="0cm" fo:margin-bottom="0cm" fo:line-height="100%" text:enable-numbering="false" fo:text-indent="0cm"/>
      <style:text-properties fo:color="#ffffff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89" style:family="paragraph">
      <style:paragraph-properties fo:margin-left="0cm" fo:margin-right="0cm" fo:text-indent="0cm"/>
      <style:text-properties fo:color="#ffffff"/>
    </style:style>
    <style:style style:name="P90" style:family="paragraph">
      <style:paragraph-properties fo:margin-left="0cm" fo:margin-right="0cm" fo:text-indent="0cm"/>
      <style:text-properties style:use-window-font-color="true" fo:font-size="10pt"/>
    </style:style>
    <style:style style:name="P91" style:family="paragraph">
      <style:paragraph-properties fo:text-align="center"/>
      <style:text-properties style:use-window-font-color="true"/>
    </style:style>
    <style:style style:name="P92" style:family="paragraph">
      <style:paragraph-properties fo:margin-left="0cm" fo:margin-right="0cm" fo:text-indent="0cm"/>
      <style:text-properties style:use-window-font-color="true" fo:font-size="9pt" fo:font-weight="normal"/>
    </style:style>
    <style:style style:name="P93" style:family="paragraph">
      <style:paragraph-properties fo:margin-left="0cm" fo:margin-right="0cm" fo:text-indent="0cm"/>
      <style:text-properties fo:color="#ffffff" fo:font-size="9pt" fo:font-weight="normal"/>
    </style:style>
    <style:style style:name="P94" style:family="paragraph">
      <style:paragraph-properties fo:margin-left="0cm" fo:margin-right="0cm" fo:text-indent="0cm"/>
      <style:text-properties fo:color="#ffffff" fo:font-size="10pt"/>
    </style:style>
    <style:style style:name="P95" style:family="paragraph">
      <style:paragraph-properties fo:margin-left="0cm" fo:margin-right="0cm" fo:text-indent="0cm"/>
      <style:text-properties fo:color="#ffffff" fo:font-size="8pt" style:font-size-asian="18pt" style:font-size-complex="18pt"/>
    </style:style>
    <style:style style:name="P96" style:family="paragraph">
      <style:paragraph-properties fo:text-align="center"/>
      <style:text-properties style:use-window-font-color="true" fo:font-size="8pt" style:font-size-asian="18pt" style:font-size-complex="18pt"/>
    </style:style>
    <style:style style:name="P97" style:family="paragraph">
      <style:paragraph-properties fo:margin-left="0cm" fo:margin-right="0cm" fo:text-indent="0cm"/>
      <style:text-properties style:use-window-font-color="true" fo:font-size="8pt" style:font-size-asian="18pt" style:font-size-complex="18pt"/>
    </style:style>
    <style:style style:name="P98" style:family="paragraph">
      <style:paragraph-properties fo:margin-left="0.952cm" fo:margin-right="0cm" text:enable-numbering="true" fo:text-indent="-0.952cm"/>
      <style:text-properties fo:font-size="24pt"/>
    </style:style>
    <style:style style:name="P99" style:family="paragraph">
      <style:paragraph-properties fo:margin-left="1.2cm" fo:margin-right="0cm" text:enable-numbering="true" fo:text-indent="-0.9cm"/>
      <style:text-properties fo:font-family="Arial" style:font-family-generic="swiss" fo:font-size="28pt"/>
    </style:style>
    <style:style style:name="P100" style:family="paragraph">
      <style:paragraph-properties fo:margin-left="1.2cm" fo:margin-right="0cm" text:enable-numbering="true" fo:text-indent="-0.9cm"/>
      <style:text-properties fo:font-size="20pt"/>
    </style:style>
    <style:style style:name="P101" style:family="paragraph">
      <style:paragraph-properties fo:margin-left="2.4cm" fo:margin-right="0cm" text:enable-numbering="true" fo:text-indent="-0.8cm"/>
      <style:text-properties fo:font-size="20pt"/>
    </style:style>
    <style:style style:name="P102" style:family="paragraph">
      <style:paragraph-properties fo:margin-left="3.6cm" fo:margin-right="0cm" text:enable-numbering="true" fo:text-indent="-0.6cm"/>
      <style:text-properties fo:font-size="20pt"/>
    </style:style>
    <style:style style:name="P103" style:family="paragraph">
      <style:paragraph-properties fo:margin-left="1.2cm" fo:margin-right="0cm" text:enable-numbering="true" fo:text-indent="-0.9cm"/>
      <style:text-properties fo:font-family="Arial" style:font-family-generic="swiss" fo:font-size="20pt"/>
    </style:style>
    <style:style style:name="P104" style:family="paragraph">
      <style:paragraph-properties fo:margin-left="0.952cm" fo:margin-right="0cm" text:enable-numbering="true" fo:text-indent="-0.952cm" style:text-autospace="none"/>
      <style:text-properties fo:font-family="Arial" style:font-family-generic="swiss" fo:font-size="28pt"/>
    </style:style>
    <style:style style:name="P105" style:family="paragraph">
      <style:paragraph-properties fo:margin-left="1.2cm" fo:margin-right="0cm" text:enable-numbering="false" fo:text-indent="-0.9cm"/>
    </style:style>
    <style:style style:name="P106" style:family="paragraph">
      <style:paragraph-properties fo:margin-left="1.2cm" fo:margin-right="0cm" text:enable-numbering="false" fo:text-indent="-0.9cm"/>
      <style:text-properties fo:font-family="Arial" style:font-family-generic="swiss" fo:font-size="28pt"/>
    </style:style>
    <style:style style:name="P107" style:family="paragraph">
      <style:paragraph-properties fo:margin-left="0.952cm" fo:margin-right="0cm" text:enable-numbering="true" fo:text-indent="-0.952cm" style:text-autospace="none"/>
      <style:text-properties fo:font-family="Arial" style:font-family-generic="swiss" fo:font-size="32pt" style:font-family-asian="Arial" style:font-family-generic-asian="swiss" style:font-size-asian="9pt" style:font-family-complex="Arial" style:font-family-generic-complex="swiss" style:font-size-complex="5.09999990463257pt"/>
    </style:style>
    <style:style style:name="P108" style:family="paragraph">
      <style:paragraph-properties fo:margin-left="2.063cm" fo:margin-right="0cm" text:enable-numbering="true" fo:text-indent="-0.793cm"/>
    </style:style>
    <style:style style:name="P109" style:family="paragraph">
      <style:paragraph-properties fo:margin-left="0cm" fo:margin-right="0cm" fo:text-align="center" fo:text-indent="0cm"/>
      <style:text-properties fo:color="#ffffff" fo:font-size="18pt"/>
    </style:style>
    <style:style style:name="P110" style:family="paragraph">
      <style:paragraph-properties fo:margin-left="0.952cm" fo:margin-right="0cm" text:enable-numbering="true" fo:text-indent="-0.952cm" style:text-autospace="none"/>
      <style:text-properties fo:color="#000000" fo:font-size="28pt"/>
    </style:style>
    <style:style style:name="P111" style:family="paragraph">
      <style:paragraph-properties fo:margin-left="0.952cm" fo:margin-right="0cm" text:enable-numbering="true" fo:text-indent="-0.952cm"/>
      <style:text-properties fo:font-size="26pt"/>
    </style:style>
    <style:style style:name="P112" style:family="paragraph">
      <style:paragraph-properties fo:margin-left="2.4cm" fo:margin-right="0cm" text:enable-numbering="true" fo:text-indent="-0.8cm"/>
      <style:text-properties fo:font-size="26pt"/>
    </style:style>
    <style:style style:name="P113" style:family="paragraph">
      <style:paragraph-properties fo:margin-left="0.952cm" fo:margin-right="0cm" text:enable-numbering="true" fo:text-indent="-0.952cm" style:text-autospace="none"/>
      <style:text-properties fo:color="#000000" fo:font-family="Arial" style:font-family-generic="swiss" fo:font-size="22pt" fo:font-weight="normal" style:font-family-asian="Arial" style:font-family-generic-asian="swiss" style:font-size-asian="9pt" style:font-family-complex="Arial" style:font-family-generic-complex="swiss" style:font-size-complex="5.09999990463257pt"/>
    </style:style>
    <style:style style:name="P114" style:family="paragraph">
      <style:paragraph-properties fo:margin-left="2.063cm" fo:margin-right="0cm" text:enable-numbering="true" fo:text-indent="-0.793cm" style:text-autospace="none"/>
    </style:style>
    <style:style style:name="P115" style:family="paragraph">
      <style:paragraph-properties fo:margin-left="3.175cm" fo:margin-right="0cm" text:enable-numbering="true" fo:text-indent="-0.635cm" style:text-autospace="none"/>
    </style:style>
    <style:style style:name="P116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family-generic="roman" style:font-pitch="variable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117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family-generic="roman" style:font-pitch="variable" fo:font-size="1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118" style:family="paragraph">
      <style:paragraph-properties fo:margin-left="0cm" fo:margin-right="0cm" fo:text-indent="0cm"/>
      <style:text-properties fo:font-size="12pt"/>
    </style:style>
    <style:style style:name="P119" style:family="paragraph">
      <style:paragraph-properties fo:margin-left="0.952cm" fo:margin-right="0cm" text:enable-numbering="true" fo:text-indent="-0.952cm"/>
      <style:text-properties fo:color="#000000" fo:font-family="Arial" style:font-family-generic="swiss" fo:font-size="22pt"/>
    </style:style>
    <style:style style:name="P120" style:family="paragraph">
      <style:paragraph-properties fo:margin-left="0.952cm" fo:margin-right="0cm" text:enable-numbering="false" fo:text-indent="-0.952cm" style:text-autospace="none"/>
      <style:text-properties fo:font-size="22pt"/>
    </style:style>
    <style:style style:name="P121" style:family="paragraph">
      <style:paragraph-properties fo:margin-left="0cm" fo:margin-right="0cm" fo:text-align="center" fo:text-indent="0cm"/>
      <style:text-properties fo:font-size="10pt"/>
    </style:style>
    <style:style style:name="P122" style:family="paragraph">
      <style:paragraph-properties fo:text-align="center"/>
      <style:text-properties fo:font-size="12pt"/>
    </style:style>
    <style:style style:name="P123" style:family="paragraph">
      <style:paragraph-properties fo:text-align="center"/>
      <style:text-properties fo:color="#ffffff" fo:font-size="12pt" style:font-size-asian="18pt" style:font-size-complex="18pt"/>
    </style:style>
    <style:style style:name="P124" style:family="paragraph">
      <style:paragraph-properties fo:margin-left="0cm" fo:margin-right="0cm" fo:text-indent="0cm"/>
      <style:text-properties fo:color="#ffffff" fo:font-size="12pt" style:font-size-asian="18pt" style:font-size-complex="18pt"/>
    </style:style>
    <style:style style:name="P125" style:family="paragraph">
      <style:paragraph-properties fo:text-align="center"/>
      <style:text-properties fo:color="#ffffff" fo:font-size="12pt"/>
    </style:style>
    <style:style style:name="P126" style:family="paragraph">
      <style:paragraph-properties fo:margin-left="2.4cm" fo:margin-right="0cm" text:enable-numbering="false" fo:text-indent="-0.8cm"/>
    </style:style>
    <style:style style:name="P127" style:family="paragraph">
      <style:paragraph-properties fo:margin-left="0cm" fo:margin-right="0cm" fo:text-align="center" fo:text-indent="0cm"/>
      <style:text-properties fo:color="#ffffff" fo:font-size="12pt"/>
    </style:style>
    <style:style style:name="P128" style:family="paragraph">
      <style:paragraph-properties fo:text-align="center"/>
      <style:text-properties fo:font-size="12pt" style:font-size-asian="18pt" style:font-size-complex="18pt"/>
    </style:style>
    <style:style style:name="P129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130" style:family="paragraph">
      <style:text-properties fo:font-size="14pt"/>
    </style:style>
    <style:style style:name="P131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T1" style:family="text">
      <style:text-properties style:use-window-font-color="true" style:text-outline="false" style:text-line-through-style="none" fo:font-family="'Bitstream Vera Sans'" style:font-family-generic="swiss" style:font-pitch="variable" fo:font-size="48pt" fo:font-style="italic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2" style:family="text">
      <style:text-properties style:use-window-font-color="true" style:text-outline="false" style:text-line-through-style="none" fo:font-family="Arial" style:font-family-generic="swiss" fo:font-size="48pt" fo:font-style="italic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3" style:family="text">
      <style:text-properties style:use-window-font-color="true" style:text-outline="false" style:text-line-through-style="none" fo:font-family="Arial" style:font-family-generic="swiss" fo:font-size="32pt" fo:font-style="italic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4" style:family="text">
      <style:text-properties style:use-window-font-color="true" style:text-outline="false" style:text-line-through-style="none" fo:font-family="'Bitstream Vera Sans'" style:font-family-generic="swiss" style:font-pitch="variable" fo:font-size="32pt" fo:font-style="italic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5" style:family="text">
      <style:text-properties fo:font-family="'Bitstream Vera Sans'" style:font-family-generic="swiss" style:font-pitch="variable"/>
    </style:style>
    <style:style style:name="T6" style:family="text">
      <style:text-properties fo:font-family="'Bitstream Vera Sans'" style:font-family-generic="swiss" style:font-pitch="variable" fo:font-size="54pt" fo:font-style="normal" fo:font-weight="bold"/>
    </style:style>
    <style:style style:name="T7" style:family="text">
      <style:text-properties fo:font-size="16pt" style:font-size-asian="18pt" style:font-size-complex="18pt"/>
    </style:style>
    <style:style style:name="T8" style:family="text">
      <style:text-properties fo:font-size="16pt"/>
    </style:style>
    <style:style style:name="T9" style:family="text">
      <style:text-properties fo:font-size="20pt"/>
    </style:style>
    <style:style style:name="T10" style:family="text">
      <style:text-properties fo:font-family="Arial" style:font-family-generic="swiss" style:font-pitch="variable"/>
    </style:style>
    <style:style style:name="T11" style:family="text">
      <style:text-properties fo:color="#000000" fo:font-family="Courier" style:font-family-generic="modern" style:font-pitch="fixed" fo:font-size="20pt" fo:font-weight="bold" style:font-family-asian="Arial" style:font-family-generic-asian="swiss" style:font-size-asian="9pt" style:font-weight-asian="bold" style:font-family-complex="Arial" style:font-family-generic-complex="swiss" style:font-size-complex="5.09999990463257pt" style:font-weight-complex="bold"/>
    </style:style>
    <style:style style:name="T12" style:family="text">
      <style:text-properties fo:color="#000000" fo:font-family="Courier" style:font-family-generic="modern" style:font-pitch="fixed" fo:font-size="20pt" fo:font-weight="normal" style:font-family-asian="Arial" style:font-family-generic-asian="swiss" style:font-size-asian="9pt" style:font-weight-asian="bold" style:font-family-complex="Arial" style:font-family-generic-complex="swiss" style:font-size-complex="5.09999990463257pt" style:font-weight-complex="bold"/>
    </style:style>
    <style:style style:name="T13" style:family="text">
      <style:text-properties fo:color="#000000" fo:font-family="Courier" style:font-family-generic="modern" style:font-pitch="fixed" fo:font-size="20pt" fo:font-weight="normal" style:font-family-asian="Arial" style:font-family-generic-asian="swiss" style:font-size-asian="10pt" style:font-weight-asian="bold" style:font-family-complex="Arial" style:font-family-generic-complex="swiss" style:font-size-complex="5.69999980926514pt" style:font-weight-complex="bold"/>
    </style:style>
    <style:style style:name="T14" style:family="text">
      <style:text-properties fo:color="#000000" fo:font-family="Courier" style:font-family-generic="modern" style:font-pitch="fixed" fo:font-size="20pt" fo:font-weight="bold" style:font-family-asian="Arial" style:font-family-generic-asian="swiss" style:font-size-asian="10pt" style:font-weight-asian="bold" style:font-family-complex="Arial" style:font-family-generic-complex="swiss" style:font-size-complex="5.69999980926514pt" style:font-weight-complex="bold"/>
    </style:style>
    <style:style style:name="T15" style:family="text">
      <style:text-properties fo:color="#000000" fo:font-family="Courier" style:font-family-generic="modern" style:font-pitch="fixed" fo:font-size="20pt" fo:font-style="italic" fo:font-weight="normal" style:font-family-asian="Arial" style:font-family-generic-asian="swiss" style:font-size-asian="10pt" style:font-weight-asian="bold" style:font-family-complex="Arial" style:font-family-generic-complex="swiss" style:font-size-complex="5.69999980926514pt" style:font-weight-complex="bold"/>
    </style:style>
    <style:style style:name="T16" style:family="text">
      <style:text-properties fo:font-size="18pt"/>
    </style:style>
    <style:style style:name="T17" style:family="text">
      <style:text-properties fo:font-family="Arial" style:font-family-generic="swiss" fo:font-size="28pt"/>
    </style:style>
    <style:style style:name="T18" style:family="text">
      <style:text-properties fo:font-family="'Times New Roman'" style:font-family-generic="roman" style:font-pitch="variable" fo:font-size="20pt"/>
    </style:style>
    <style:style style:name="T19" style:family="text">
      <style:text-properties fo:color="#000000" fo:font-family="Courier" style:font-family-generic="modern" style:font-pitch="fixed" fo:font-size="16pt" fo:font-weight="bold" style:font-family-asian="Courier-Bold" style:font-family-generic-asian="modern" style:font-size-asian="9pt" style:font-weight-asian="bold" style:font-family-complex="Courier-Bold" style:font-family-generic-complex="modern" style:font-size-complex="5.09999990463257pt" style:font-weight-complex="bold"/>
    </style:style>
    <style:style style:name="T20" style:family="text">
      <style:text-properties fo:color="#000000" fo:font-family="Courier" style:font-family-generic="modern" style:font-pitch="fixed" fo:font-size="16pt" fo:font-weight="normal" style:font-family-asian="Courier-Bold" style:font-family-generic-asian="modern" style:font-size-asian="9pt" style:font-weight-asian="bold" style:font-family-complex="Courier-Bold" style:font-family-generic-complex="modern" style:font-size-complex="5.09999990463257pt" style:font-weight-complex="bold"/>
    </style:style>
    <style:style style:name="T21" style:family="text">
      <style:text-properties fo:color="#000000" fo:font-family="Courier" style:font-family-generic="modern" style:font-pitch="fixed" fo:font-size="16pt" fo:font-weight="normal" style:font-family-asian="Courier" style:font-family-generic-asian="modern" style:font-pitch-asian="fixed" style:font-size-asian="9pt" style:font-weight-asian="bold" style:font-family-complex="Courier" style:font-family-generic-complex="modern" style:font-pitch-complex="fixed" style:font-size-complex="5.09999990463257pt" style:font-weight-complex="bold"/>
    </style:style>
    <style:style style:name="T22" style:family="text">
      <style:text-properties fo:color="#000000" fo:font-family="Courier" style:font-family-generic="modern" style:font-pitch="fixed" fo:font-size="16pt" fo:font-weight="bold" style:font-family-asian="Courier" style:font-family-generic-asian="modern" style:font-pitch-asian="fixed" style:font-size-asian="9pt" style:font-weight-asian="bold" style:font-family-complex="Courier" style:font-family-generic-complex="modern" style:font-pitch-complex="fixed" style:font-size-complex="5.09999990463257pt" style:font-weight-complex="bold"/>
    </style:style>
    <style:style style:name="T23" style:family="text">
      <style:text-properties fo:color="#000000" fo:font-family="Courier" style:font-family-generic="modern" style:font-pitch="fixed" fo:font-size="16pt" fo:font-weight="normal" style:font-size-asian="9pt" style:font-weight-asian="bold" style:font-size-complex="5.09999990463257pt" style:font-weight-complex="bold"/>
    </style:style>
    <style:style style:name="T24" style:family="text">
      <style:text-properties fo:color="#000000" fo:font-family="Courier" style:font-family-generic="modern" style:font-pitch="fixed" fo:font-size="16pt" fo:font-weight="normal" style:font-family-asian="Arial" style:font-family-generic-asian="swiss" style:font-size-asian="10pt" style:font-weight-asian="bold" style:font-family-complex="Arial" style:font-family-generic-complex="swiss" style:font-size-complex="5.69999980926514pt" style:font-weight-complex="bold"/>
    </style:style>
    <style:style style:name="T25" style:family="text">
      <style:text-properties fo:font-size="14pt"/>
    </style:style>
    <style:style style:name="T26" style:family="text">
      <style:text-properties fo:font-size="12pt"/>
    </style:style>
    <style:style style:name="T27" style:family="text">
      <style:text-properties fo:color="#000000" fo:font-family="Courier" style:font-family-generic="modern" style:font-pitch="fixed" fo:font-size="20pt" fo:font-weight="bold" style:font-family-asian="Courier, 'Courier New'" style:font-family-generic-asian="modern" style:font-pitch-asian="fixed" style:font-family-complex="Courier, 'Courier New'" style:font-family-generic-complex="modern" style:font-pitch-complex="fixed"/>
    </style:style>
    <style:style style:name="T28" style:family="text">
      <style:text-properties fo:color="#000000" fo:font-family="Courier" style:font-family-generic="modern" style:font-pitch="fixed" fo:font-size="20pt" fo:font-weight="normal" style:font-family-asian="Courier, 'Courier New'" style:font-family-generic-asian="modern" style:font-pitch-asian="fixed" style:font-family-complex="Courier, 'Courier New'" style:font-family-generic-complex="modern" style:font-pitch-complex="fixed"/>
    </style:style>
    <style:style style:name="T29" style:family="text">
      <style:text-properties fo:color="#000000" fo:font-family="Courier" style:font-family-generic="modern" style:font-pitch="fixed" fo:font-weight="normal" style:font-family-asian="Courier, 'Courier New'" style:font-family-generic-asian="modern" style:font-pitch-asian="fixed" style:font-family-complex="Courier, 'Courier New'" style:font-family-generic-complex="modern" style:font-pitch-complex="fixed"/>
    </style:style>
    <style:style style:name="T30" style:family="text">
      <style:text-properties fo:color="#000000" fo:font-family="Courier" style:font-family-generic="modern" style:font-pitch="fixed" fo:font-size="20pt" fo:font-style="italic" fo:font-weight="normal" style:font-family-asian="Courier, 'Courier New'" style:font-family-generic-asian="modern" style:font-pitch-asian="fixed" style:font-family-complex="Courier, 'Courier New'" style:font-family-generic-complex="modern" style:font-pitch-complex="fixed"/>
    </style:style>
    <style:style style:name="T31" style:family="text">
      <style:text-properties fo:font-family="Arial" style:font-family-generic="swiss" fo:font-size="28pt" fo:font-weight="normal" style:font-family-asian="Arial" style:font-family-generic-asian="swiss" style:font-size-asian="10pt" style:font-weight-asian="bold" style:font-family-complex="Arial" style:font-family-generic-complex="swiss" style:font-size-complex="5.69999980926514pt" style:font-weight-complex="bold"/>
    </style:style>
    <style:style style:name="T32" style:family="text">
      <style:text-properties fo:color="#000000" fo:font-family="Courier" style:font-family-generic="modern" style:font-pitch="fixed" fo:font-size="18pt" fo:font-weight="normal"/>
    </style:style>
    <style:style style:name="T33" style:family="text">
      <style:text-properties fo:color="#000000" fo:font-family="Courier" style:font-family-generic="modern" style:font-pitch="fixed" fo:font-size="18pt" fo:font-style="italic" fo:font-weight="normal"/>
    </style:style>
    <style:style style:name="T34" style:family="text">
      <style:text-properties fo:color="#000000" fo:font-family="Courier" style:font-family-generic="modern" style:font-pitch="fixed" fo:font-size="18pt" fo:font-weight="bold"/>
    </style:style>
    <style:style style:name="T35" style:family="text">
      <style:text-properties fo:font-family="Arial" style:font-family-generic="swiss" fo:font-size="22pt"/>
    </style:style>
    <style:style style:name="T36" style:family="text">
      <style:text-properties fo:font-size="20pt" fo:font-weight="bold"/>
    </style:style>
    <style:style style:name="T37" style:family="text">
      <style:text-properties fo:color="#000000" fo:font-family="Courier" style:font-family-generic="modern" style:font-pitch="fixed" fo:font-size="24pt" fo:font-weight="bold"/>
    </style:style>
    <style:style style:name="T38" style:family="text">
      <style:text-properties fo:color="#000000" fo:font-family="Courier" style:font-family-generic="modern" style:font-pitch="fixed" fo:font-size="24pt" fo:font-weight="normal"/>
    </style:style>
    <style:style style:name="T39" style:family="text">
      <style:text-properties fo:color="#ffffff" fo:font-size="18pt"/>
    </style:style>
    <style:style style:name="T40" style:family="text">
      <style:text-properties fo:color="#000000" fo:font-family="Courier" style:font-family-generic="modern" style:font-pitch="fixed" fo:font-size="15pt" fo:font-weight="bold" style:font-family-asian="Courier" style:font-family-generic-asian="modern" style:font-pitch-asian="fixed" style:font-size-asian="9pt" style:font-family-complex="Courier" style:font-family-generic-complex="modern" style:font-pitch-complex="fixed" style:font-size-complex="5.09999990463257pt"/>
    </style:style>
    <style:style style:name="T41" style:family="text">
      <style:text-properties fo:color="#000000" fo:font-family="Courier" style:font-family-generic="modern" style:font-pitch="fixed" fo:font-size="15pt" fo:font-weight="normal" style:font-family-asian="Courier" style:font-family-generic-asian="modern" style:font-pitch-asian="fixed" style:font-size-asian="9pt" style:font-family-complex="Courier" style:font-family-generic-complex="modern" style:font-pitch-complex="fixed" style:font-size-complex="5.09999990463257pt"/>
    </style:style>
    <style:style style:name="T42" style:family="text">
      <style:text-properties fo:color="#000000" fo:font-family="Courier" style:font-family-generic="modern" style:font-pitch="fixed" fo:font-size="15pt" fo:font-style="italic" fo:font-weight="normal" style:font-family-asian="Courier" style:font-family-generic-asian="modern" style:font-pitch-asian="fixed" style:font-size-asian="9pt" style:font-family-complex="Courier" style:font-family-generic-complex="modern" style:font-pitch-complex="fixed" style:font-size-complex="5.09999990463257pt"/>
    </style:style>
    <style:style style:name="T43" style:family="text">
      <style:text-properties fo:color="#000000" fo:font-family="Courier" style:font-family-generic="modern" style:font-pitch="fixed" fo:font-size="15pt" fo:font-weight="normal" style:font-family-asian="'Courier New'" style:font-style-name-asian="Regular" style:font-family-generic-asian="modern" style:font-pitch-asian="fixed" style:font-size-asian="9pt" style:font-family-complex="'Courier New'" style:font-style-name-complex="Regular" style:font-family-generic-complex="modern" style:font-pitch-complex="fixed" style:font-size-complex="5.09999990463257pt"/>
    </style:style>
    <style:style style:name="T44" style:family="text">
      <style:text-properties fo:color="#000000" fo:font-family="Courier" style:font-family-generic="modern" style:font-pitch="fixed" fo:font-size="15pt" fo:font-style="italic" fo:font-weight="normal" style:font-family-asian="'Courier New'" style:font-style-name-asian="Regular" style:font-family-generic-asian="modern" style:font-pitch-asian="fixed" style:font-size-asian="9pt" style:font-family-complex="'Courier New'" style:font-style-name-complex="Regular" style:font-family-generic-complex="modern" style:font-pitch-complex="fixed" style:font-size-complex="5.09999990463257pt"/>
    </style:style>
    <style:style style:name="T45" style:family="text">
      <style:text-properties fo:color="#000000" style:text-outline="false" style:text-line-through-style="none" style:text-position="0% 100%" fo:font-family="Arial" style:font-family-generic="roman" style:font-pitch="variable" fo:font-size="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style:style style:name="T46" style:family="text">
      <style:text-properties fo:color="#ffffff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style:style style:name="T47" style:family="text">
      <style:text-properties fo:color="#ccffff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style:style style:name="T48" style:family="text">
      <style:text-properties fo:color="#000000" style:text-outline="false" style:text-line-through-style="none" fo:font-family="Arial" style:font-family-generic="swiss" fo:font-size="22pt" fo:font-style="normal" fo:text-shadow="none" style:text-underline-style="none" fo:font-weight="normal" style:font-family-asian="Arial" style:font-family-generic-asian="swiss" style:font-size-asian="9pt" style:font-family-complex="Arial" style:font-family-generic-complex="swiss" style:font-size-complex="5.09999990463257pt"/>
    </style:style>
    <style:style style:name="T49" style:family="text">
      <style:text-properties fo:color="#000000" fo:font-family="Arial" style:font-family-generic="swiss" fo:font-size="30pt" style:font-family-asian="Arial" style:font-family-generic-asian="swiss" style:font-size-asian="9pt" style:font-family-complex="Arial" style:font-family-generic-complex="swiss" style:font-size-complex="5.09999990463257pt"/>
    </style:style>
    <style:style style:name="T50" style:family="text">
      <style:text-properties fo:color="#000000" fo:font-family="'Arial,Italic'" style:font-family-generic="swiss" fo:font-size="30pt" fo:font-style="italic" style:font-family-asian="'Arial,Italic'" style:font-family-generic-asian="swiss" style:font-size-asian="9pt" style:font-style-asian="italic" style:font-family-complex="'Arial,Italic'" style:font-family-generic-complex="swiss" style:font-size-complex="5.09999990463257pt" style:font-style-complex="italic"/>
    </style:style>
    <style:style style:name="T51" style:family="text">
      <style:text-properties fo:color="#000000" fo:font-family="Courier" style:font-family-generic="modern" style:font-pitch="fixed" fo:font-size="22pt" fo:font-weight="bold"/>
    </style:style>
    <style:style style:name="T52" style:family="text">
      <style:text-properties fo:color="#000000" fo:font-family="Courier" style:font-family-generic="modern" style:font-pitch="fixed" fo:font-size="22pt" fo:font-weight="normal"/>
    </style:style>
    <style:style style:name="T53" style:family="text">
      <style:text-properties fo:font-family="Arial" style:font-family-generic="swiss" fo:font-size="22pt" style:font-family-asian="Arial" style:font-family-generic-asian="swiss" style:font-size-asian="9pt" style:font-family-complex="Arial" style:font-family-generic-complex="swiss" style:font-size-complex="5.09999990463257pt"/>
    </style:style>
    <style:style style:name="T54" style:family="text">
      <style:text-properties fo:font-family="Arial" style:font-family-generic="swiss" fo:font-size="22pt" fo:font-weight="bold" style:font-family-asian="'Arial,Bold'" style:font-family-generic-asian="swiss" style:font-size-asian="9pt" style:font-weight-asian="bold" style:font-family-complex="'Arial,Bold'" style:font-family-generic-complex="swiss" style:font-size-complex="5.09999990463257pt" style:font-weight-complex="bold"/>
    </style:style>
    <style:style style:name="T55" style:family="text">
      <style:text-properties fo:color="#000000" fo:font-family="Courier" style:font-family-generic="modern" style:font-pitch="fixed" fo:font-size="18pt" fo:font-weight="normal" style:font-family-asian="Courier-Bold" style:font-family-generic-asian="modern" style:font-size-asian="9pt" style:font-weight-asian="bold" style:font-family-complex="Courier-Bold" style:font-family-generic-complex="modern" style:font-size-complex="5.09999990463257pt" style:font-weight-complex="bold"/>
    </style:style>
    <style:style style:name="T56" style:family="text">
      <style:text-properties fo:color="#000000" fo:font-family="Courier" style:font-family-generic="modern" style:font-pitch="fixed" fo:font-size="18pt" fo:font-weight="bold" style:font-family-asian="Courier" style:font-family-generic-asian="modern" style:font-size-asian="9pt" style:font-family-complex="Courier" style:font-family-generic-complex="modern" style:font-size-complex="5.09999990463257pt"/>
    </style:style>
    <style:style style:name="T57" style:family="text">
      <style:text-properties fo:color="#000000" fo:font-family="Courier" style:font-family-generic="modern" style:font-pitch="fixed" fo:font-size="18pt" fo:font-weight="normal" style:font-family-asian="Courier" style:font-family-generic-asian="modern" style:font-size-asian="9pt" style:font-family-complex="Courier" style:font-family-generic-complex="modern" style:font-size-complex="5.09999990463257pt"/>
    </style:style>
    <style:style style:name="T58" style:family="text">
      <style:text-properties fo:color="#000000" fo:font-family="Courier" style:font-family-generic="modern" style:font-pitch="fixed" fo:font-size="18pt" fo:font-weight="normal" style:font-size-asian="9pt" style:font-size-complex="5.09999990463257pt"/>
    </style:style>
    <style:style style:name="T59" style:family="text">
      <style:text-properties fo:font-family="'Times New Roman'" style:font-family-generic="roman" style:font-pitch="variable" fo:font-size="18pt" fo:font-weight="bold" style:font-family-asian="Arial" style:font-family-generic-asian="swiss" style:font-size-asian="9pt" style:font-family-complex="Arial" style:font-family-generic-complex="swiss" style:font-size-complex="5.09999990463257pt"/>
    </style:style>
    <style:style style:name="T60" style:family="text">
      <style:text-properties fo:font-family="'Times New Roman'" style:font-family-generic="roman" style:font-pitch="variable" fo:font-size="18pt" fo:font-weight="bold" style:font-family-asian="Courier-Bold" style:font-family-generic-asian="modern" style:font-size-asian="9pt" style:font-weight-asian="bold" style:font-family-complex="Courier-Bold" style:font-family-generic-complex="modern" style:font-size-complex="5.09999990463257pt" style:font-weight-complex="bold"/>
    </style:style>
    <style:style style:name="T61" style:family="text">
      <style:text-properties fo:font-family="'Times New Roman'" style:font-family-generic="roman" style:font-pitch="variable" fo:font-size="18pt" fo:font-weight="bold" style:font-family-asian="Courier" style:font-family-generic-asian="modern" style:font-size-asian="9pt" style:font-family-complex="Courier" style:font-family-generic-complex="modern" style:font-size-complex="5.09999990463257pt"/>
    </style:style>
    <style:style style:name="T62" style:family="text">
      <style:text-properties fo:font-family="arial" style:font-family-generic="swiss" fo:font-size="18pt" fo:font-weight="bold" style:font-family-asian="Courier-Bold" style:font-family-generic-asian="modern" style:font-size-asian="9pt" style:font-weight-asian="bold" style:font-family-complex="Courier-Bold" style:font-family-generic-complex="modern" style:font-size-complex="5.09999990463257pt" style:font-weight-complex="bold"/>
    </style:style>
    <style:style style:name="T63" style:family="text">
      <style:text-properties fo:font-family="arial" style:font-family-generic="swiss" fo:font-size="18pt" fo:font-weight="bold" style:font-family-asian="Courier" style:font-family-generic-asian="modern" style:font-size-asian="9pt" style:font-family-complex="Courier" style:font-family-generic-complex="modern" style:font-size-complex="5.09999990463257pt"/>
    </style:style>
    <style:style style:name="T64" style:family="text">
      <style:text-properties fo:color="#ffffff" fo:font-size="12pt"/>
    </style:style>
    <style:style style:name="T65" style:family="text">
      <style:text-properties fo:font-family="Arial" style:font-family-generic="swiss" fo:font-size="22pt" style:font-family-asian="Arial" style:font-family-generic-asian="swiss" style:font-size-asian="10pt" style:font-family-complex="Arial" style:font-family-generic-complex="swiss" style:font-size-complex="5.69999980926514pt"/>
    </style:style>
    <style:style style:name="T66" style:family="text">
      <style:text-properties fo:font-family="Arial" style:font-family-generic="swiss" fo:font-size="22pt" style:font-family-asian="'Arial,Bold'" style:font-family-generic-asian="swiss" style:font-size-asian="10pt" style:font-family-complex="'Arial,Bold'" style:font-family-generic-complex="swiss" style:font-size-complex="5.69999980926514pt"/>
    </style:style>
    <style:style style:name="T67" style:family="text">
      <style:text-properties fo:color="#000000" fo:font-family="Courier" style:font-family-generic="modern" style:font-pitch="fixed" fo:font-size="18pt" fo:font-style="italic" fo:font-weight="normal" style:font-family-asian="Courier-Oblique" style:font-family-generic-asian="modern" style:font-size-asian="9pt" style:font-style-asian="italic" style:font-family-complex="Courier-Oblique" style:font-family-generic-complex="modern" style:font-size-complex="5.09999990463257pt" style:font-style-complex="italic"/>
    </style:style>
    <style:style style:name="T68" style:family="text">
      <style:text-properties fo:color="#000000" fo:font-family="Courier" style:font-family-generic="modern" style:font-pitch="fixed" fo:font-size="18pt" fo:font-style="italic" fo:font-weight="normal" style:font-family-asian="Courier-Bold" style:font-family-generic-asian="modern" style:font-size-asian="9pt" style:font-weight-asian="bold" style:font-family-complex="Courier-Bold" style:font-family-generic-complex="modern" style:font-size-complex="5.09999990463257pt" style:font-weight-complex="bold"/>
    </style:style>
    <style:style style:name="T69" style:family="text">
      <style:text-properties fo:color="#000000" fo:font-family="Courier" style:font-family-generic="modern" style:font-pitch="fixed" fo:font-size="18pt" fo:font-weight="normal" style:font-family-asian="Courier" style:font-family-generic-asian="modern" style:font-size-asian="9pt" style:font-weight-asian="bold" style:font-family-complex="Courier" style:font-family-generic-complex="modern" style:font-size-complex="5.09999990463257pt" style:font-weight-complex="bold"/>
    </style:style>
    <style:style style:name="T70" style:family="text">
      <style:text-properties fo:color="#000000" fo:font-family="arial" style:font-family-generic="swiss" fo:font-size="16pt" fo:font-weight="bold" style:font-family-asian="Courier-Bold" style:font-family-generic-asian="modern" style:font-size-asian="9pt" style:font-weight-asian="bold" style:font-family-complex="Courier-Bold" style:font-family-generic-complex="modern" style:font-size-complex="5.09999990463257pt" style:font-weight-complex="bold"/>
    </style:style>
    <style:style style:name="T71" style:family="text">
      <style:text-properties fo:color="#000000" fo:font-family="arial" style:font-family-generic="swiss" fo:font-size="16pt" fo:font-weight="bold" style:font-family-asian="Courier" style:font-family-generic-asian="modern" style:font-size-asian="9pt" style:font-family-complex="Courier" style:font-family-generic-complex="modern" style:font-size-complex="5.09999990463257pt"/>
    </style:style>
    <style:style style:name="T72" style:family="text">
      <style:text-properties style:text-position="super 58%"/>
    </style:style>
    <style:style style:name="T73" style:family="text">
      <style:text-properties fo:color="#cccccc" fo:font-size="12pt" fo:font-style="italic"/>
    </style:style>
    <style:style style:name="T74" style:family="text">
      <style:text-properties fo:color="#999999" fo:font-size="12pt" fo:font-style="italic"/>
    </style:style>
    <style:style style:name="T75" style:family="text">
      <style:text-properties fo:color="#ffffff" fo:font-size="18pt" fo:font-style="italic"/>
    </style:style>
    <style:style style:name="T76" style:family="text">
      <style:text-properties fo:color="#000000" style:text-outline="false" style:text-line-through-style="none" fo:font-family="Arial" style:font-family-generic="swiss" fo:font-size="28pt" fo:font-style="normal" fo:text-shadow="none" style:text-underline-style="none" fo:font-weight="normal" style:font-family-asian="Arial" style:font-family-generic-asian="swiss" style:font-size-asian="9pt" style:font-family-complex="Arial" style:font-family-generic-complex="swiss" style:font-size-complex="5.09999990463257pt"/>
    </style:style>
    <style:style style:name="T77" style:family="text">
      <style:text-properties fo:color="#000000" fo:font-family="Arial" style:font-family-generic="swiss" fo:font-size="28pt"/>
    </style:style>
    <style:style style:name="T78" style:family="text">
      <style:text-properties fo:color="#000000" fo:font-size="28pt"/>
    </style:style>
    <style:style style:name="T79" style:family="text">
      <style:text-properties fo:font-size="22pt" style:font-family-asian="Arial" style:font-family-generic-asian="swiss" style:font-size-asian="9pt" style:font-family-complex="Arial" style:font-family-generic-complex="swiss" style:font-size-complex="5.09999990463257pt"/>
    </style:style>
    <style:style style:name="T80" style:family="text">
      <style:text-properties fo:font-style="italic"/>
    </style:style>
    <style:style style:name="T81" style:family="text">
      <style:text-properties fo:color="#ffffff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82" style:family="text">
      <style:text-properties fo:color="#ffffff"/>
    </style:style>
    <style:style style:name="T83" style:family="text">
      <style:text-properties fo:color="#ffffff" fo:font-size="10pt"/>
    </style:style>
    <style:style style:name="T84" style:family="text">
      <style:text-properties style:use-window-font-color="true" fo:font-size="9pt" fo:font-weight="normal"/>
    </style:style>
    <style:style style:name="T85" style:family="text">
      <style:text-properties fo:color="#ffffff" fo:font-size="9pt" fo:font-weight="normal"/>
    </style:style>
    <style:style style:name="T86" style:family="text">
      <style:text-properties style:use-window-font-color="true" fo:font-size="10pt"/>
    </style:style>
    <style:style style:name="T87" style:family="text">
      <style:text-properties fo:color="#ffffff" fo:font-size="8pt" style:font-size-asian="18pt" style:font-size-complex="18pt"/>
    </style:style>
    <style:style style:name="T88" style:family="text">
      <style:text-properties fo:font-family="'Times New Roman'" style:font-family-generic="roman" style:font-pitch="variable" fo:font-size="22pt" style:font-family-asian="Arial" style:font-family-generic-asian="swiss" style:font-size-asian="9pt" style:font-family-complex="Arial" style:font-family-generic-complex="swiss" style:font-size-complex="5.09999990463257pt"/>
    </style:style>
    <style:style style:name="T89" style:family="text">
      <style:text-properties fo:font-family="'Times New Roman'" style:font-family-generic="roman" style:font-pitch="variable" fo:font-size="24pt" style:font-family-asian="Arial" style:font-family-generic-asian="swiss" style:font-size-asian="9pt" style:font-family-complex="Arial" style:font-family-generic-complex="swiss" style:font-size-complex="5.09999990463257pt"/>
    </style:style>
    <style:style style:name="T90" style:family="text">
      <style:text-properties fo:font-family="Arial" style:font-family-generic="swiss" fo:font-size="20pt"/>
    </style:style>
    <style:style style:name="T91" style:family="text">
      <style:text-properties fo:font-family="Arial" style:font-family-generic="swiss" fo:font-size="28pt" style:font-family-asian="Arial" style:font-family-generic-asian="swiss" style:font-size-asian="9pt" style:font-family-complex="Arial" style:font-family-generic-complex="swiss" style:font-size-complex="5.09999990463257pt"/>
    </style:style>
    <style:style style:name="T92" style:family="text">
      <style:text-properties fo:font-family="Arial" style:font-family-generic="swiss" fo:font-size="32pt" style:font-family-asian="Arial" style:font-family-generic-asian="swiss" style:font-size-asian="9pt" style:font-family-complex="Arial" style:font-family-generic-complex="swiss" style:font-size-complex="5.09999990463257pt"/>
    </style:style>
    <style:style style:name="T93" style:family="text">
      <style:text-properties fo:font-size="32pt" style:font-family-asian="Arial" style:font-family-generic-asian="swiss" style:font-size-asian="9pt" style:font-family-complex="Arial" style:font-family-generic-complex="swiss" style:font-size-complex="5.09999990463257pt"/>
    </style:style>
    <style:style style:name="T94" style:family="text">
      <style:text-properties fo:font-size="26pt"/>
    </style:style>
    <style:style style:name="T95" style:family="text">
      <style:text-properties fo:color="#000000" style:text-outline="false" style:text-line-through-style="none" fo:font-family="Arial" style:font-family-generic="swiss" fo:font-size="22pt" fo:font-style="italic" fo:text-shadow="none" style:text-underline-style="none" fo:font-weight="normal" style:font-family-asian="Arial" style:font-family-generic-asian="swiss" style:font-size-asian="9pt" style:font-family-complex="Arial" style:font-family-generic-complex="swiss" style:font-size-complex="5.09999990463257pt"/>
    </style:style>
    <style:style style:name="T96" style:family="text">
      <style:text-properties fo:color="#ffffff" style:text-outline="false" style:text-line-through-style="none" style:text-position="0% 100%" fo:font-family="Arial" style:font-family-generic="roman" style:font-pitch="variable" fo:font-size="1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style:style style:name="T97" style:family="text">
      <style:text-properties fo:color="#000000" fo:font-family="Arial" style:font-family-generic="swiss" fo:font-size="22pt"/>
    </style:style>
    <style:style style:name="T98" style:family="text">
      <style:text-properties fo:color="#000000" style:text-outline="false" style:text-line-through-style="none" fo:font-family="Arial" style:font-family-generic="swiss" fo:font-size="22pt" fo:font-style="normal" fo:text-shadow="none" style:text-underline-style="none" fo:font-weight="normal" style:font-family-asian="'Arial,Bold'" style:font-family-generic-asian="swiss" style:font-size-asian="9pt" style:font-weight-asian="bold" style:font-family-complex="'Arial,Bold'" style:font-family-generic-complex="swiss" style:font-size-complex="5.09999990463257pt" style:font-weight-complex="bold"/>
    </style:style>
    <style:style style:name="T99" style:family="text">
      <style:text-properties fo:font-size="10pt"/>
    </style:style>
    <style:style style:name="T100" style:family="text">
      <style:text-properties fo:color="#ffffff" fo:font-size="12pt" style:font-size-asian="18pt" style:font-size-complex="18pt"/>
    </style:style>
    <style:style style:name="T101" style:family="text">
      <style:text-properties fo:font-size="24pt"/>
    </style:style>
    <style:style style:name="T102" style:family="text">
      <style:text-properties fo:color="#000000" fo:font-family="Courier" style:font-family-generic="modern" style:font-pitch="fixed" fo:font-size="18pt" fo:font-weight="bold" style:font-family-asian="Courier-Bold" style:font-family-generic-asian="modern" style:font-size-asian="9pt" style:font-weight-asian="bold" style:font-family-complex="Courier-Bold" style:font-family-generic-complex="modern" style:font-size-complex="5.09999990463257pt" style:font-weight-complex="bold"/>
    </style:style>
    <style:style style:name="T103" style:family="text">
      <style:text-properties fo:color="#000000" fo:font-family="Courier" style:font-family-generic="modern" style:font-pitch="fixed" fo:font-size="18pt" fo:font-weight="normal" style:font-family-asian="Courier" style:font-family-generic-asian="modern" style:font-pitch-asian="fixed" style:font-size-asian="9pt" style:font-family-complex="Courier" style:font-family-generic-complex="modern" style:font-pitch-complex="fixed" style:font-size-complex="5.09999990463257pt"/>
    </style:style>
    <style:style style:name="T104" style:family="text">
      <style:text-properties fo:color="#000000" fo:font-family="Courier" style:font-family-generic="modern" style:font-pitch="fixed" fo:font-size="18pt" fo:font-weight="normal" style:font-family-asian="Courier-Bold" style:font-family-generic-asian="modern" style:font-size-asian="9pt" style:font-family-complex="Courier-Bold" style:font-family-generic-complex="modern" style:font-size-complex="5.09999990463257pt"/>
    </style:style>
    <style:style style:name="T105" style:family="text">
      <style:text-properties fo:color="#000000" fo:font-family="Courier" style:font-family-generic="modern" style:font-pitch="fixed" fo:font-size="18pt" fo:font-weight="normal" style:font-family-asian="Courier" style:font-family-generic-asian="modern" style:font-pitch-asian="fixed" style:font-size-asian="9pt" style:font-weight-asian="bold" style:font-family-complex="Courier" style:font-family-generic-complex="modern" style:font-pitch-complex="fixed" style:font-size-complex="5.09999990463257pt" style:font-weight-complex="bold"/>
    </style:style>
    <style:style style:name="T106" style:family="text">
      <style:text-properties fo:font-size="12pt" style:font-size-asian="18pt" style:font-size-complex="18pt"/>
    </style:style>
    <style:style style:name="T107" style:family="text">
      <style:text-properties fo:font-size="14pt" style:font-size-asian="18pt" style:font-size-complex="18pt"/>
    </style:style>
    <text:list-style style:name="L1">
      <text:list-level-style-bullet text:level="1" text:bullet-char="•">
        <style:text-properties fo:font-family="Arial" style:font-family-generic="decorative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decorative" style:font-pitch="variable" fo:color="#00ff00" fo:font-size="100%"/>
      </text:list-level-style-bullet>
      <text:list-level-style-bullet text:level="2" text:bullet-char="–">
        <style:list-level-properties text:space-before="0.6cm" text:min-label-width="0.6cm"/>
        <style:text-properties fo:font-family="Arial" style:font-family-generic="decorative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decorative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decorative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●">
        <style:list-level-properties text:space-before="1.6cm" text:min-label-width="0.8cm"/>
        <style:text-properties fo:font-family="Tahoma" style:font-style-name="Regular" style:font-family-generic="swiss" style:font-pitch="variable" fo:color="#e6e6e6" fo:font-size="40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●">
        <style:list-level-properties text:space-before="0.3cm" text:min-label-width="0.9cm"/>
        <style:text-properties fo:font-family="Tahoma" style:font-style-name="Regular" style:font-family-generic="swiss" style:font-pitch="variable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e6e6e6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e6e6e6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9">
      <text:list-level-style-bullet text:level="1" text:bullet-char="•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e6e6e6" fo:font-size="100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e6e6e6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style-name="Regular" style:font-family-generic="swiss" style:font-pitch="variable" fo:color="#e6e6e6" fo:font-size="40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11">
      <text:list-level-style-number text:level="1" style:num-suffix="." style:num-format="1">
        <style:list-level-properties text:space-before="0.5cm" text:min-label-width="0.9cm"/>
        <style:text-properties fo:color="#e6e6e6" fo:font-size="100%"/>
      </text:list-level-style-number>
      <text:list-level-style-number text:level="2" style:num-suffix="." style:num-format="1">
        <style:list-level-properties text:space-before="1cm" text:min-label-width="0.9cm"/>
        <style:text-properties fo:color="#e6e6e6" fo:font-size="100%"/>
      </text:list-level-style-number>
      <text:list-level-style-number text:level="3" style:num-suffix="." style:num-format="1">
        <style:list-level-properties text:space-before="1.5cm" text:min-label-width="0.9cm"/>
        <style:text-properties fo:color="#e6e6e6" fo:font-size="100%"/>
      </text:list-level-style-number>
      <text:list-level-style-number text:level="4" style:num-suffix="." style:num-format="1">
        <style:list-level-properties text:space-before="2cm" text:min-label-width="0.9cm"/>
        <style:text-properties fo:color="#e6e6e6" fo:font-size="100%"/>
      </text:list-level-style-number>
      <text:list-level-style-number text:level="5" style:num-suffix="." style:num-format="1">
        <style:list-level-properties text:space-before="2.5cm" text:min-label-width="0.9cm"/>
        <style:text-properties fo:color="#e6e6e6" fo:font-size="100%"/>
      </text:list-level-style-number>
      <text:list-level-style-number text:level="6" style:num-suffix="." style:num-format="1">
        <style:list-level-properties text:space-before="3cm" text:min-label-width="0.9cm"/>
        <style:text-properties fo:color="#e6e6e6" fo:font-size="100%"/>
      </text:list-level-style-number>
      <text:list-level-style-number text:level="7" style:num-suffix="." style:num-format="1">
        <style:list-level-properties text:space-before="3.5cm" text:min-label-width="0.9cm"/>
        <style:text-properties fo:color="#e6e6e6" fo:font-size="100%"/>
      </text:list-level-style-number>
      <text:list-level-style-number text:level="8" style:num-suffix="." style:num-format="1">
        <style:list-level-properties text:space-before="4cm" text:min-label-width="0.9cm"/>
        <style:text-properties fo:color="#e6e6e6" fo:font-size="100%"/>
      </text:list-level-style-number>
      <text:list-level-style-number text:level="9" style:num-suffix="." style:num-format="1">
        <style:list-level-properties text:space-before="4.5cm" text:min-label-width="0.9cm"/>
        <style:text-properties fo:color="#e6e6e6" fo:font-size="100%"/>
      </text:list-level-style-number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6cm" text:min-label-width="0.6cm"/>
        <style:text-properties fo:font-family="Arial" style:font-family-generic="decorative" style:font-pitch="variable" fo:color="#00ff00" fo:font-size="100%"/>
      </text:list-level-style-bullet>
      <text:list-level-style-bullet text:level="2" text:bullet-char="–">
        <style:list-level-properties text:space-before="0.6cm" text:min-label-width="0.6cm"/>
        <style:text-properties fo:font-family="Arial" style:font-family-generic="decorative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decorative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decorative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15">
      <text:list-level-style-bullet text:level="1" text:bullet-char="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© 2007 FASTPATH LOGIC INC.</presentation:footer-decl>
      <presentation:date-time-decl presentation:name="dtd1" presentation:source="fixed">07/02/2007</presentation:date-time-decl>
      <draw:page draw:name="page1" draw:style-name="dp1" draw:master-page-name="fpl_5f_presentation_5f_template" presentation:use-footer-name="ftr1" presentation:use-date-time-name="dtd1">
        <office:forms form:automatic-focus="false" form:apply-design-mode="false"/>
        <draw:frame presentation:style-name="pr1" draw:text-style-name="P2" draw:layer="layout" svg:width="23.912cm" svg:height="8.203cm" svg:x="4.1cm" svg:y="5.597cm" presentation:class="title" presentation:user-transformed="true">
          <draw:text-box>
            <text:p text:style-name="P1"><text:span text:style-name="T1">CSL</text:span><text:span text:style-name="T2">/CSLC </text:span><text:span text:style-name="T3"><text:line-break/></text:span><text:span text:style-name="T3"><text:line-break/></text:span><text:span text:style-name="T4">The Front End Chip Architecture, Design and Verification </text:span><text:span text:style-name="T4"><text:line-break/></text:span><text:span text:style-name="T4">Productivity Solution</text:span></text:p>
          </draw:text-box>
        </draw:frame>
        <presentation:notes draw:style-name="dp2">
          <draw:page-thumbnail draw:style-name="gr1" draw:layer="layout" svg:width="13.877cm" svg:height="11.093cm" svg:x="3.577cm" svg:y="2.247cm" draw:page-number="1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" draw:style-name="dp1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<text:span text:style-name="T5">Part 3</text:span> </text:p>
          </draw:text-box>
        </draw:frame>
        <draw:frame presentation:style-name="pr4" draw:text-style-name="P6" draw:layer="layout" svg:width="22.216cm" svg:height="15.337cm" svg:x="5.455cm" svg:y="4.618cm" presentation:class="subtitle">
          <draw:text-box>
            <text:list text:style-name="L2">
              <text:list-item>
                <text:list>
                  <text:list-item>
                    <text:p text:style-name="P5"><text:span text:style-name="T6">CSLC Compi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2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3" draw:style-name="dp1" draw:master-page-name="fpl_5f_presentation_5f_template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 presentation:user-transformed="true">
          <draw:text-box>
            <text:p text:style-name="P4">CSL Tools <text:s text:c="4"/></text:p>
          </draw:text-box>
        </draw:frame>
        <draw:rect draw:style-name="gr2" draw:text-style-name="P9" draw:id="id2" draw:layer="layout" svg:width="7.903cm" svg:height="2.845cm" svg:x="11.805cm" svg:y="10.389cm" draw:corner-radius="0.4cm">
          <draw:glue-point draw:id="4" svg:x="-4.995cm" svg:y="-2.317cm"/>
          <draw:glue-point draw:id="5" svg:x="-4.995cm" svg:y="2.722cm"/>
          <draw:glue-point draw:id="6" svg:x="4.976cm" svg:y="-2.431cm"/>
          <draw:glue-point draw:id="7" svg:x="4.976cm" svg:y="2.151cm"/>
          <draw:glue-point draw:id="8" svg:x="-3.141cm" svg:y="-4.837cm"/>
          <draw:glue-point draw:id="9" svg:x="-0.636cm" svg:y="-4.951cm"/>
          <draw:glue-point draw:id="10" svg:x="1.167cm" svg:y="-5cm"/>
          <draw:glue-point draw:id="11" svg:x="3.673cm" svg:y="-4.951cm"/>
          <draw:glue-point draw:id="12" svg:x="3.422cm" svg:y="4.9cm"/>
          <draw:glue-point draw:id="13" svg:x="1.318cm" svg:y="5cm"/>
          <draw:glue-point draw:id="14" svg:x="-0.686cm" svg:y="4.9cm"/>
          <draw:glue-point draw:id="15" svg:x="-3.191cm" svg:y="4.9cm"/>
          <text:p text:style-name="P8"><text:span text:style-name="T7">CSLC</text:span></text:p>
        </draw:rect>
        <draw:ellipse draw:style-name="gr3" draw:text-style-name="P9" draw:id="id13" draw:layer="layout" svg:width="3.458cm" svg:height="2.846cm" svg:x="8.228cm" svg:y="6.355cm">
          <text:p text:style-name="P8"><text:span text:style-name="T7">Register</text:span></text:p>
          <text:p text:style-name="P8"><text:span text:style-name="T7">file</text:span></text:p>
        </draw:ellipse>
        <draw:ellipse draw:style-name="gr3" draw:text-style-name="P9" draw:id="id12" draw:layer="layout" svg:width="3.457cm" svg:height="2.845cm" svg:x="4.9cm" svg:y="8.859cm">
          <text:p text:style-name="P8"><text:span text:style-name="T7">Register</text:span></text:p>
        </draw:ellipse>
        <draw:ellipse draw:style-name="gr3" draw:text-style-name="P9" draw:id="id3" draw:layer="layout" svg:width="3.457cm" svg:height="2.845cm" svg:x="16.268cm" svg:y="5.5cm">
          <text:p text:style-name="P8"><text:span text:style-name="T7">Verification</text:span></text:p>
          <text:p text:style-name="P8"><text:span text:style-name="T7">components</text:span></text:p>
        </draw:ellipse>
        <draw:ellipse draw:style-name="gr3" draw:text-style-name="P9" draw:id="id5" draw:layer="layout" svg:width="3.457cm" svg:height="2.845cm" svg:x="23.443cm" svg:y="8.825cm">
          <text:p text:style-name="P8"><text:span text:style-name="T7">FIFO</text:span></text:p>
        </draw:ellipse>
        <draw:ellipse draw:style-name="gr3" draw:text-style-name="P9" draw:id="id11" draw:layer="layout" svg:width="3.457cm" svg:height="2.845cm" svg:x="4.9cm" svg:y="12.277cm">
          <text:p text:style-name="P8"><text:span text:style-name="T7">Pipeline</text:span></text:p>
        </draw:ellipse>
        <draw:ellipse draw:style-name="gr3" draw:text-style-name="P9" draw:id="id8" draw:layer="layout" svg:width="3.457cm" svg:height="2.845cm" svg:x="16.468cm" svg:y="15.155cm">
          <text:p text:style-name="P8"><text:span text:style-name="T7">MBIST</text:span></text:p>
        </draw:ellipse>
        <draw:ellipse draw:style-name="gr3" draw:text-style-name="P9" draw:id="id6" draw:layer="layout" svg:width="3.457cm" svg:height="2.845cm" svg:x="23.403cm" svg:y="12.255cm">
          <text:p text:style-name="P8"><text:span text:style-name="T7">Inter-</text:span></text:p>
          <text:p text:style-name="P8"><text:span text:style-name="T7">connect</text:span></text:p>
        </draw:ellipse>
        <draw:ellipse draw:style-name="gr3" draw:text-style-name="P9" draw:id="id10" draw:layer="layout" svg:width="3.458cm" svg:height="2.845cm" svg:x="8.228cm" svg:y="14.389cm">
          <text:p text:style-name="P8"><text:span text:style-name="T7">Memory</text:span></text:p>
          <text:p text:style-name="P8"><text:span text:style-name="T7">map</text:span></text:p>
        </draw:ellipse>
        <draw:ellipse draw:style-name="gr3" draw:text-style-name="P9" draw:id="id1" draw:layer="layout" svg:width="3.457cm" svg:height="2.845cm" svg:x="12.006cm" svg:y="5.517cm">
          <text:p text:style-name="P8"><text:span text:style-name="T7">Testbench</text:span></text:p>
        </draw:ellipse>
        <draw:ellipse draw:style-name="gr3" draw:text-style-name="P9" draw:id="id9" draw:layer="layout" svg:width="3.457cm" svg:height="2.845cm" svg:x="12.088cm" svg:y="15.109cm">
          <text:p text:style-name="P8"><text:span text:style-name="T7">Memory</text:span></text:p>
          <text:p text:style-name="P8"><text:span text:style-name="T7">controller</text:span></text:p>
        </draw:ellipse>
        <draw:ellipse draw:style-name="gr3" draw:text-style-name="P9" draw:id="id4" draw:layer="layout" svg:width="3.457cm" svg:height="2.846cm" svg:x="20.387cm" svg:y="6.282cm">
          <text:p text:style-name="P8"><text:span text:style-name="T7">Buses</text:span></text:p>
        </draw:ellipse>
        <draw:ellipse draw:style-name="gr3" draw:text-style-name="P9" draw:id="id7" draw:layer="layout" svg:width="3.457cm" svg:height="2.846cm" svg:x="20.214cm" svg:y="14.404cm">
          <text:p text:style-name="P8"><text:span text:style-name="T7">ISA</text:span></text:p>
        </draw:ellipse>
        <draw:connector draw:style-name="gr4" draw:text-style-name="P10" draw:layer="layout" svg:x1="13.734cm" svg:y1="8.362cm" svg:x2="15.254cm" svg:y2="10.403cm" draw:start-shape="id1" draw:start-glue-point="2" draw:end-shape="id2" draw:end-glue-point="9">
          <text:p text:style-name="P4"/>
        </draw:connector>
        <draw:connector draw:style-name="gr4" draw:text-style-name="P10" draw:layer="layout" svg:x1="17.996cm" svg:y1="8.345cm" svg:x2="16.678cm" svg:y2="10.389cm" draw:start-shape="id3" draw:start-glue-point="2" draw:end-shape="id2" draw:end-glue-point="10">
          <text:p text:style-name="P4"/>
        </draw:connector>
        <draw:connector draw:style-name="gr4" draw:text-style-name="P10" draw:layer="layout" svg:x1="22.115cm" svg:y1="9.128cm" svg:x2="18.658cm" svg:y2="10.403cm" draw:start-shape="id4" draw:start-glue-point="2" draw:end-shape="id2" draw:end-glue-point="11">
          <text:p text:style-name="P4"/>
        </draw:connector>
        <draw:connector draw:style-name="gr4" draw:text-style-name="P10" draw:layer="layout" draw:line-skew="0.824cm" svg:x1="23.442cm" svg:y1="10.247cm" svg:x2="19.688cm" svg:y2="11.12cm" draw:start-shape="id5" draw:start-glue-point="3" draw:end-shape="id2" draw:end-glue-point="6">
          <text:p text:style-name="P4"/>
        </draw:connector>
        <draw:connector draw:style-name="gr4" draw:text-style-name="P10" draw:layer="layout" draw:line-skew="0.844cm" svg:x1="23.402cm" svg:y1="13.677cm" svg:x2="19.688cm" svg:y2="12.422cm" draw:start-shape="id6" draw:start-glue-point="3" draw:end-shape="id2" draw:end-glue-point="7">
          <text:p text:style-name="P4"/>
        </draw:connector>
        <draw:connector draw:style-name="gr4" draw:text-style-name="P10" draw:layer="layout" svg:x1="21.942cm" svg:y1="14.404cm" svg:x2="18.46cm" svg:y2="13.205cm" draw:start-shape="id7" draw:start-glue-point="0" draw:end-shape="id2" draw:end-glue-point="12">
          <text:p text:style-name="P4"/>
        </draw:connector>
        <draw:connector draw:style-name="gr4" draw:text-style-name="P10" draw:layer="layout" svg:x1="18.196cm" svg:y1="15.154cm" svg:x2="16.797cm" svg:y2="13.233cm" draw:start-shape="id8" draw:start-glue-point="0" draw:end-shape="id2" draw:end-glue-point="13">
          <text:p text:style-name="P4"/>
        </draw:connector>
        <draw:connector draw:style-name="gr4" draw:text-style-name="P10" draw:layer="layout" svg:x1="13.816cm" svg:y1="15.108cm" svg:x2="15.214cm" svg:y2="13.205cm" draw:start-shape="id9" draw:start-glue-point="0" draw:end-shape="id2" draw:end-glue-point="14">
          <text:p text:style-name="P4"/>
        </draw:connector>
        <draw:connector draw:style-name="gr4" draw:text-style-name="P10" draw:layer="layout" svg:x1="9.957cm" svg:y1="14.388cm" svg:x2="13.235cm" svg:y2="13.205cm" draw:start-shape="id10" draw:start-glue-point="0" draw:end-shape="id2" draw:end-glue-point="15">
          <text:p text:style-name="P4"/>
        </draw:connector>
        <draw:connector draw:style-name="gr4" draw:text-style-name="P10" draw:layer="layout" draw:line-skew="-0.681cm" svg:x1="8.357cm" svg:y1="13.699cm" svg:x2="11.809cm" svg:y2="12.585cm" draw:start-shape="id11" draw:start-glue-point="1" draw:end-shape="id2" draw:end-glue-point="5">
          <text:p text:style-name="P4"/>
        </draw:connector>
        <draw:connector draw:style-name="gr4" draw:text-style-name="P10" draw:layer="layout" draw:line-skew="-0.681cm" svg:x1="8.357cm" svg:y1="10.281cm" svg:x2="11.809cm" svg:y2="11.152cm" draw:start-shape="id12" draw:start-glue-point="1" draw:end-shape="id2" draw:end-glue-point="4">
          <text:p text:style-name="P4"/>
        </draw:connector>
        <draw:connector draw:style-name="gr4" draw:text-style-name="P10" draw:layer="layout" svg:x1="9.957cm" svg:y1="9.201cm" svg:x2="13.274cm" svg:y2="10.435cm" draw:start-shape="id13" draw:start-glue-point="2" draw:end-shape="id2" draw:end-glue-point="8">
          <text:p text:style-name="P4"/>
        </draw:connector>
        <presentation:notes draw:style-name="dp2">
          <draw:page-thumbnail draw:style-name="gr1" draw:layer="layout" svg:width="13.877cm" svg:height="11.093cm" svg:x="3.577cm" svg:y="2.247cm" draw:page-number="3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4" draw:style-name="dp1" draw:master-page-name="fpl_5f_presentation_5f_templa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4" draw:layer="layout" svg:width="23.912cm" svg:height="3.008cm" svg:x="1.932cm" svg:y="0.7cm" presentation:class="title" presentation:user-transformed="true">
          <draw:text-box>
            <text:p text:style-name="P4">Tools (1) <text:s text:c="3"/><text:span text:style-name="T8"><text:s/>group tools under same headings as in slide 3</text:span></text:p>
          </draw:text-box>
        </draw:frame>
        <draw:frame draw:style-name="gr5" draw:layer="layout" svg:width="20.725cm" svg:height="12.506cm" svg:x="5.339cm" svg:y="4.64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877cm" svg:height="11.093cm" svg:x="3.577cm" svg:y="2.247cm" draw:page-number="4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5" draw:style-name="dp1" draw:master-page-name="fpl_5f_presentation_5f_templa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4" draw:layer="layout" svg:width="23.912cm" svg:height="3.008cm" svg:x="2cm" svg:y="0.7cm" presentation:class="title" presentation:user-transformed="true">
          <draw:text-box>
            <text:p text:style-name="P4">Tools (2)</text:p>
          </draw:text-box>
        </draw:frame>
        <draw:frame draw:style-name="gr5" draw:layer="layout" svg:width="22.386cm" svg:height="11.684cm" svg:x="4.734cm" svg:y="4.95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877cm" svg:height="11.093cm" svg:x="3.577cm" svg:y="2.247cm" draw:page-number="5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6" draw:style-name="dp1" draw:master-page-name="fpl_5f_presentation_5f_template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Tools (3)</text:p>
          </draw:text-box>
        </draw:frame>
        <draw:frame draw:style-name="gr5" draw:layer="layout" svg:width="22.265cm" svg:height="12.877cm" svg:x="4.739cm" svg:y="5.563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877cm" svg:height="11.093cm" svg:x="3.577cm" svg:y="2.247cm" draw:page-number="6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7" draw:style-name="dp1" draw:master-page-name="fpl_5f_presentation_5f_template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Tools (4)</text:p>
          </draw:text-box>
        </draw:frame>
        <draw:frame draw:style-name="gr5" draw:layer="layout" svg:width="22.289cm" svg:height="11.89cm" svg:x="4.611cm" svg:y="5.627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877cm" svg:height="11.093cm" svg:x="3.577cm" svg:y="2.247cm" draw:page-number="7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8" draw:style-name="dp1" draw:master-page-name="fpl_5f_presentation_5f_template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Interconnect <text:s text:c="2"/><text:span text:style-name="T9">need this slide for each heading</text:span></text:p>
          </draw:text-box>
        </draw:frame>
        <draw:rect draw:style-name="gr6" draw:text-style-name="P9" draw:id="id15" draw:layer="layout" svg:width="7.903cm" svg:height="2.845cm" svg:x="11.613cm" svg:y="10.222cm" draw:corner-radius="0.4cm">
          <draw:glue-point draw:id="4" svg:x="-4.995cm" svg:y="-2.317cm"/>
          <draw:glue-point draw:id="5" svg:x="-4.995cm" svg:y="2.722cm"/>
          <draw:glue-point draw:id="6" svg:x="4.976cm" svg:y="-2.431cm"/>
          <draw:glue-point draw:id="7" svg:x="4.976cm" svg:y="2.151cm"/>
          <draw:glue-point draw:id="8" svg:x="-3.141cm" svg:y="-4.837cm"/>
          <draw:glue-point draw:id="9" svg:x="-0.636cm" svg:y="-4.951cm"/>
          <draw:glue-point draw:id="10" svg:x="1.167cm" svg:y="-5cm"/>
          <draw:glue-point draw:id="11" svg:x="3.673cm" svg:y="-4.951cm"/>
          <draw:glue-point draw:id="12" svg:x="3.422cm" svg:y="4.9cm"/>
          <draw:glue-point draw:id="13" svg:x="1.318cm" svg:y="5cm"/>
          <draw:glue-point draw:id="14" svg:x="-0.686cm" svg:y="4.9cm"/>
          <draw:glue-point draw:id="15" svg:x="-3.191cm" svg:y="4.9cm"/>
          <text:p text:style-name="P8"><text:span text:style-name="T7">CSLC</text:span></text:p>
        </draw:rect>
        <draw:ellipse draw:style-name="gr7" draw:text-style-name="P9" draw:id="id26" draw:layer="layout" svg:width="3.458cm" svg:height="2.846cm" svg:x="8.036cm" svg:y="6.188cm">
          <text:p text:style-name="P8"><text:span text:style-name="T7">Register</text:span></text:p>
        </draw:ellipse>
        <draw:ellipse draw:style-name="gr7" draw:text-style-name="P9" draw:id="id25" draw:layer="layout" svg:width="3.457cm" svg:height="2.845cm" svg:x="4.708cm" svg:y="8.692cm">
          <text:p text:style-name="P8"><text:span text:style-name="T7">Register</text:span></text:p>
          <text:p text:style-name="P8"><text:span text:style-name="T7">file</text:span></text:p>
        </draw:ellipse>
        <draw:ellipse draw:style-name="gr8" draw:text-style-name="P9" draw:id="id16" draw:layer="layout" svg:width="3.457cm" svg:height="2.845cm" svg:x="16.276cm" svg:y="5.333cm">
          <text:p text:style-name="P8"><text:span text:style-name="T7">Inter-</text:span></text:p>
          <text:p text:style-name="P8"><text:span text:style-name="T7">connect</text:span></text:p>
        </draw:ellipse>
        <draw:ellipse draw:style-name="gr7" draw:text-style-name="P9" draw:id="id18" draw:layer="layout" svg:width="3.457cm" svg:height="2.845cm" svg:x="23.251cm" svg:y="8.658cm">
          <text:p text:style-name="P8"><text:span text:style-name="T7">Memory</text:span></text:p>
          <text:p text:style-name="P8"><text:span text:style-name="T7">map</text:span></text:p>
        </draw:ellipse>
        <draw:ellipse draw:style-name="gr7" draw:text-style-name="P9" draw:id="id24" draw:layer="layout" svg:width="3.457cm" svg:height="2.845cm" svg:x="4.708cm" svg:y="12.11cm">
          <text:p text:style-name="P8"><text:span text:style-name="T7">ISA</text:span></text:p>
        </draw:ellipse>
        <draw:ellipse draw:style-name="gr7" draw:text-style-name="P9" draw:id="id21" draw:layer="layout" svg:width="3.457cm" svg:height="2.845cm" svg:x="16.276cm" svg:y="14.988cm">
          <text:p text:style-name="P8"><text:span text:style-name="T7">FIFO</text:span></text:p>
        </draw:ellipse>
        <draw:ellipse draw:style-name="gr7" draw:text-style-name="P9" draw:id="id19" draw:layer="layout" svg:width="3.457cm" svg:height="2.845cm" svg:x="23.211cm" svg:y="12.088cm">
          <text:p text:style-name="P8"><text:span text:style-name="T7">Pipeline</text:span></text:p>
        </draw:ellipse>
        <draw:ellipse draw:style-name="gr7" draw:text-style-name="P9" draw:id="id23" draw:layer="layout" svg:width="3.458cm" svg:height="2.845cm" svg:x="8.036cm" svg:y="14.222cm">
          <text:p text:style-name="P8"><text:span text:style-name="T7">Memory</text:span></text:p>
          <text:p text:style-name="P8"><text:span text:style-name="T7">controller</text:span></text:p>
        </draw:ellipse>
        <draw:ellipse draw:style-name="gr7" draw:text-style-name="P9" draw:id="id14" draw:layer="layout" svg:width="3.457cm" svg:height="2.845cm" svg:x="12.014cm" svg:y="5.35cm">
          <text:p text:style-name="P8"><text:span text:style-name="T7">Testbench</text:span></text:p>
        </draw:ellipse>
        <draw:ellipse draw:style-name="gr7" draw:text-style-name="P9" draw:id="id22" draw:layer="layout" svg:width="3.457cm" svg:height="2.845cm" svg:x="11.896cm" svg:y="14.942cm">
          <text:p text:style-name="P8"><text:span text:style-name="T7">Verification</text:span></text:p>
          <text:p text:style-name="P8"><text:span text:style-name="T7">components</text:span></text:p>
        </draw:ellipse>
        <draw:ellipse draw:style-name="gr7" draw:text-style-name="P9" draw:id="id17" draw:layer="layout" svg:width="3.457cm" svg:height="2.846cm" svg:x="20.195cm" svg:y="6.115cm">
          <text:p text:style-name="P8"><text:span text:style-name="T7">Buses</text:span></text:p>
        </draw:ellipse>
        <draw:ellipse draw:style-name="gr7" draw:text-style-name="P9" draw:id="id20" draw:layer="layout" svg:width="3.457cm" svg:height="2.846cm" svg:x="20.022cm" svg:y="14.237cm">
          <text:p text:style-name="P8"><text:span text:style-name="T7">MBIST</text:span></text:p>
        </draw:ellipse>
        <draw:connector draw:style-name="gr9" draw:text-style-name="P10" draw:layer="layout" svg:x1="13.742cm" svg:y1="8.195cm" svg:x2="15.062cm" svg:y2="10.236cm" draw:start-shape="id14" draw:start-glue-point="2" draw:end-shape="id15" draw:end-glue-point="9">
          <text:p text:style-name="P4"/>
        </draw:connector>
        <draw:connector draw:style-name="gr9" draw:text-style-name="P10" draw:layer="layout" svg:x1="18.004cm" svg:y1="8.178cm" svg:x2="16.486cm" svg:y2="10.222cm" draw:start-shape="id16" draw:start-glue-point="2" draw:end-shape="id15" draw:end-glue-point="10">
          <text:p text:style-name="P4"/>
        </draw:connector>
        <draw:connector draw:style-name="gr9" draw:text-style-name="P10" draw:layer="layout" svg:x1="21.923cm" svg:y1="8.961cm" svg:x2="18.466cm" svg:y2="10.236cm" draw:start-shape="id17" draw:start-glue-point="2" draw:end-shape="id15" draw:end-glue-point="11">
          <text:p text:style-name="P4"/>
        </draw:connector>
        <draw:connector draw:style-name="gr9" draw:text-style-name="P10" draw:layer="layout" draw:line-skew="0.824cm" svg:x1="23.25cm" svg:y1="10.08cm" svg:x2="19.496cm" svg:y2="10.953cm" draw:start-shape="id18" draw:start-glue-point="3" draw:end-shape="id15" draw:end-glue-point="6">
          <text:p text:style-name="P4"/>
        </draw:connector>
        <draw:connector draw:style-name="gr9" draw:text-style-name="P10" draw:layer="layout" draw:line-skew="0.844cm" svg:x1="23.21cm" svg:y1="13.51cm" svg:x2="19.496cm" svg:y2="12.255cm" draw:start-shape="id19" draw:start-glue-point="3" draw:end-shape="id15" draw:end-glue-point="7">
          <text:p text:style-name="P4"/>
        </draw:connector>
        <draw:connector draw:style-name="gr9" draw:text-style-name="P10" draw:layer="layout" svg:x1="21.75cm" svg:y1="14.237cm" svg:x2="18.268cm" svg:y2="13.038cm" draw:start-shape="id20" draw:start-glue-point="0" draw:end-shape="id15" draw:end-glue-point="12">
          <text:p text:style-name="P4"/>
        </draw:connector>
        <draw:connector draw:style-name="gr9" draw:text-style-name="P10" draw:layer="layout" svg:x1="18.004cm" svg:y1="14.987cm" svg:x2="16.605cm" svg:y2="13.066cm" draw:start-shape="id21" draw:start-glue-point="0" draw:end-shape="id15" draw:end-glue-point="13">
          <text:p text:style-name="P4"/>
        </draw:connector>
        <draw:connector draw:style-name="gr9" draw:text-style-name="P10" draw:layer="layout" svg:x1="13.624cm" svg:y1="14.941cm" svg:x2="15.022cm" svg:y2="13.038cm" draw:start-shape="id22" draw:start-glue-point="0" draw:end-shape="id15" draw:end-glue-point="14">
          <text:p text:style-name="P4"/>
        </draw:connector>
        <draw:connector draw:style-name="gr9" draw:text-style-name="P10" draw:layer="layout" svg:x1="9.765cm" svg:y1="14.221cm" svg:x2="13.043cm" svg:y2="13.038cm" draw:start-shape="id23" draw:start-glue-point="0" draw:end-shape="id15" draw:end-glue-point="15">
          <text:p text:style-name="P4"/>
        </draw:connector>
        <draw:connector draw:style-name="gr9" draw:text-style-name="P10" draw:layer="layout" draw:line-skew="-0.681cm" svg:x1="8.165cm" svg:y1="13.532cm" svg:x2="11.617cm" svg:y2="12.418cm" draw:start-shape="id24" draw:start-glue-point="1" draw:end-shape="id15" draw:end-glue-point="5">
          <text:p text:style-name="P4"/>
        </draw:connector>
        <draw:connector draw:style-name="gr9" draw:text-style-name="P10" draw:layer="layout" draw:line-skew="-0.681cm" svg:x1="8.165cm" svg:y1="10.114cm" svg:x2="11.617cm" svg:y2="10.985cm" draw:start-shape="id25" draw:start-glue-point="1" draw:end-shape="id15" draw:end-glue-point="4">
          <text:p text:style-name="P4"/>
        </draw:connector>
        <draw:connector draw:style-name="gr9" draw:text-style-name="P10" draw:layer="layout" svg:x1="9.765cm" svg:y1="9.034cm" svg:x2="13.082cm" svg:y2="10.268cm" draw:start-shape="id26" draw:start-glue-point="2" draw:end-shape="id15" draw:end-glue-point="8">
          <text:p text:style-name="P4"/>
        </draw:connector>
        <presentation:notes draw:style-name="dp2">
          <draw:page-thumbnail draw:style-name="gr1" draw:layer="layout" svg:width="13.877cm" svg:height="11.093cm" svg:x="3.577cm" svg:y="2.247cm" draw:page-number="8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9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Interconnect <text:s text:c="3"/></text:p>
          </draw:text-box>
        </draw:frame>
        <draw:frame presentation:style-name="pr7" draw:text-style-name="P11" draw:layer="layout" svg:width="22.216cm" svg:height="15.337cm" svg:x="5.455cm" svg:y="4.618cm" presentation:class="outline">
          <draw:text-box>
            <text:list text:style-name="L4">
              <text:list-item>
                <text:p text:style-name="P11"><text:span text:style-name="T10">Explain what CSLC interconnect does</text:span></text:p>
              </text:list-item>
            </text:list>
            <text:list text:style-name="L4">
              <text:list-item>
                <text:p text:style-name="P11"><text:span text:style-name="T10">CSL interconnect code specifies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>Design hierarch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0">Interconnect objects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0">unit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0">port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0">interface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0">signal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0">signal group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9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0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769cm" svg:x="7.231cm" svg:y="0.914cm" presentation:class="title">
          <draw:text-box>
            <text:p text:style-name="P4">Specification with interconnect. CSL code</text:p>
          </draw:text-box>
        </draw:frame>
        <draw:frame presentation:style-name="pr8" draw:text-style-name="P17" draw:layer="layout" svg:width="16.047cm" svg:height="16.553cm" svg:x="11.945cm" svg:y="4.856cm" presentation:class="outline" presentation:user-transformed="true">
          <draw:text-box>
            <text:list text:style-name="L4">
              <text:list-item>
                <text:p text:id="id83" text:style-name="P15"><text:span text:style-name="T11">csl_unit</text:span><text:span text:style-name="T12"> u_ref {</text:span></text:p>
              </text:list-item>
            </text:list>
            <text:list text:style-name="L4">
              <text:list-item>
                <text:p text:style-name="P15"><text:span text:style-name="T13"><text:s text:c="2"/></text:span><text:span text:style-name="T14"><text:s/></text:span><text:span text:style-name="T14">csl_port</text:span><text:span text:style-name="T13"> p_ref_out(output, 8); </text:span></text:p>
              </text:list-item>
            </text:list>
            <text:list text:style-name="L4">
              <text:list-item>
                <text:p text:style-name="P15"><text:span text:style-name="T13"><text:s text:c="4"/></text:span><text:span text:style-name="T13">u_ref () {} };</text:span></text:p>
              </text:list-item>
            </text:list>
            <text:list text:style-name="L4">
              <text:list-item>
                <text:p text:style-name="P15"><text:span text:style-name="T14">csl_unit</text:span><text:span text:style-name="T13"> u_comp {</text:span></text:p>
              </text:list-item>
            </text:list>
            <text:list text:style-name="L4">
              <text:list-item>
                <text:p text:style-name="P16"><text:span text:style-name="T13"><text:s text:c="3"/></text:span><text:span text:style-name="T14">csl_port</text:span><text:span text:style-name="T13"> p_ref_in(input, 8), <text:s text:c="11"/>p_data_in(input,8);</text:span></text:p>
              </text:list-item>
            </text:list>
            <text:list text:style-name="L4">
              <text:list-item>
                <text:p text:style-name="P15"><text:span text:style-name="T13"><text:s text:c="3"/></text:span><text:span text:style-name="T14">csl_port</text:span><text:span text:style-name="T13"> p_valid(output);</text:span></text:p>
              </text:list-item>
            </text:list>
            <text:list text:style-name="L4">
              <text:list-item>
                <text:p text:style-name="P15"><text:span text:style-name="T13"><text:s text:c="4"/></text:span><text:span text:style-name="T13">u_comp () {} };</text:span></text:p>
              </text:list-item>
            </text:list>
            <text:list text:style-name="L4">
              <text:list-item>
                <text:p text:style-name="P15"><text:span text:style-name="T14">csl_unit</text:span><text:span text:style-name="T13"> u_check {</text:span></text:p>
              </text:list-item>
            </text:list>
            <text:list text:style-name="L4">
              <text:list-item>
                <text:p text:style-name="P15"><text:span text:style-name="T13"><text:s text:c="3"/></text:span><text:span text:style-name="T14">csl_port</text:span><text:span text:style-name="T13"> p_data(input,8);</text:span></text:p>
              </text:list-item>
            </text:list>
            <text:list text:style-name="L4">
              <text:list-item>
                <text:p text:style-name="P15"><text:span text:style-name="T13"><text:s text:c="3"/></text:span><text:span text:style-name="T14">csl_port</text:span><text:span text:style-name="T13"> p_valid(output);</text:span></text:p>
              </text:list-item>
            </text:list>
            <text:list text:style-name="L4">
              <text:list-item>
                <text:p text:style-name="P15"><text:span text:style-name="T13"><text:s text:c="3"/></text:span><text:span text:style-name="T14">csl_signal</text:span><text:span text:style-name="T13"> sgn_ref_data;</text:span></text:p>
              </text:list-item>
            </text:list>
            <text:list text:style-name="L4">
              <text:list-item>
                <text:p text:style-name="P15"><text:span text:style-name="T13"><text:s text:c="3"/></text:span><text:span text:style-name="T13">u_ref ref1(.p_ref_out(sgn_ref_data));</text:span></text:p>
              </text:list-item>
            </text:list>
            <text:list text:style-name="L4">
              <text:list-item>
                <text:p text:style-name="P15"><text:span text:style-name="T13"><text:s text:c="3"/></text:span><text:span text:style-name="T13">u_comp <text:s text:c="3"/>comp1(.p_ref_in(sgn_ref_data),.p_data_in(p_data), .p_valid(p_valid));</text:span></text:p>
              </text:list-item>
            </text:list>
            <text:list text:style-name="L4">
              <text:list-item>
                <text:p text:style-name="P15"><text:span text:style-name="T13"><text:s text:c="2"/></text:span><text:span text:style-name="T13">u_check() {</text:span></text:p>
              </text:list-item>
            </text:list>
            <text:list text:style-name="L4">
              <text:list-item>
                <text:p text:style-name="P15"><text:span text:style-name="T13"><text:s text:c="2"/></text:span><text:span text:style-name="T13">sgn_ref_data.</text:span><text:span text:style-name="T15">set_width</text:span><text:span text:style-name="T13">(8); <text:s text:c="6"/>} <text:s text:c="2"/>};</text:span></text:p>
              </text:list-item>
            </text:list>
          </draw:text-box>
        </draw:frame>
        <draw:custom-shape draw:style-name="gr10" draw:text-style-name="P18" draw:layer="layout" svg:width="5.335cm" svg:height="1.963cm" svg:x="4.805cm" svg:y="4.846cm">
          <text:p text:style-name="P8"><text:span text:style-name="T16">Unit declaration</text:span></text:p>
          <draw:enhanced-geometry svg:viewBox="0 0 21600 21600" draw:glue-points="10800 0 0 10800 10800 21600 21600 10800 ?f40 ?f41" draw:text-areas="0 0 21600 21600" draw:type="rectangular-callout" draw:modifiers="28546.3268365817 4916.089613034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8" draw:layer="layout" svg:width="5.335cm" svg:height="1.963cm" svg:x="4.838cm" svg:y="8.007cm">
          <text:p text:style-name="P8"><text:span text:style-name="T16">Adding ports</text:span></text:p>
          <draw:enhanced-geometry svg:viewBox="0 0 21600 21600" draw:glue-points="10800 0 0 10800 10800 21600 21600 10800 ?f40 ?f41" draw:text-areas="0 0 21600 21600" draw:type="rectangular-callout" draw:modifiers="33023.3883058471 4773.116089613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8" draw:layer="layout" svg:width="5.335cm" svg:height="4.56cm" svg:x="4.872cm" svg:y="12.587cm">
          <text:p text:style-name="P8"><text:span text:style-name="T16">Instantiating units. Connection done by <text:s/>formal to actual mapping</text:span></text:p>
          <draw:enhanced-geometry svg:viewBox="0 0 21600 21600" draw:glue-points="10800 0 0 10800 10800 21600 21600 10800 ?f40 ?f41" draw:text-areas="0 0 21600 21600" draw:type="rectangular-callout" draw:modifiers="32480.9595202399 11763.7360228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8" draw:layer="layout" svg:width="5.335cm" svg:height="1.963cm" svg:x="4.705cm" svg:y="17.737cm">
          <text:p text:style-name="P8"><text:span text:style-name="T16">CSL object settings</text:span></text:p>
          <draw:enhanced-geometry svg:viewBox="0 0 21600 21600" draw:glue-points="10800 0 0 10800 10800 21600 21600 10800 ?f40 ?f41" draw:text-areas="0 0 21600 21600" draw:type="rectangular-callout" draw:modifiers="32343.3283358321 20412.21995926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877cm" svg:height="11.093cm" svg:x="3.577cm" svg:y="2.247cm" draw:page-number="10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1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CSLC interconnect support</text:p>
          </draw:text-box>
        </draw:frame>
        <draw:frame presentation:style-name="pr9" draw:text-style-name="P20" draw:layer="layout" svg:width="22.216cm" svg:height="15.337cm" svg:x="5.455cm" svg:y="4.618cm" presentation:class="outline">
          <draw:text-box>
            <text:list text:style-name="L4">
              <text:list-item>
                <text:p text:style-name="P19"><text:span text:style-name="T17">interconnect generation</text:span></text:p>
              </text:list-item>
            </text:list>
            <text:list text:style-name="L4">
              <text:list-item>
                <text:p text:style-name="P19"><text:span text:style-name="T17">generation of RTL and C++ files</text:span></text:p>
              </text:list-item>
            </text:list>
            <text:list text:style-name="L4">
              <text:list-item>
                <text:p text:style-name="P19"><text:span text:style-name="T17">building the interconnect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1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2" draw:style-name="dp1" draw:master-page-name="fpl_5f_presentation_5f_template" presentation:presentation-page-layout-name="AL4T3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Verilog code <text:s text:c="4"/><text:span text:style-name="T9">do not need verilog</text:span></text:p>
          </draw:text-box>
        </draw:frame>
        <draw:frame presentation:style-name="pr10" draw:text-style-name="P22" draw:layer="layout" svg:width="10.84cm" svg:height="15.649cm" svg:x="5.455cm" svg:y="4.618cm" presentation:class="outline">
          <draw:text-box>
            <text:list text:style-name="L4">
              <text:list-item>
                <text:p text:style-name="P21"><text:span text:style-name="T18">module u_ref(p_ref_out);</text:span></text:p>
              </text:list-item>
            </text:list>
            <text:list text:style-name="L4">
              <text:list-item>
                <text:p text:style-name="P21"><text:span text:style-name="T18"><text:s text:c="2"/></text:span><text:span text:style-name="T18">output [7:0] p_ref_out;</text:span></text:p>
              </text:list-item>
            </text:list>
            <text:list text:style-name="L4">
              <text:list-item>
                <text:p text:style-name="P21"><text:span text:style-name="T18">endmodule</text:span></text:p>
              </text:list-item>
            </text:list>
            <text:list text:style-name="L4">
              <text:list-item>
                <text:p text:style-name="P21"><text:span text:style-name="T18"/></text:p>
              </text:list-item>
            </text:list>
            <text:list text:style-name="L4">
              <text:list-item>
                <text:p text:style-name="P21"><text:span text:style-name="T18">module u_comp(p_ref_in,</text:span></text:p>
              </text:list-item>
            </text:list>
            <text:list text:style-name="L4">
              <text:list-item>
                <text:p text:style-name="P21"><text:span text:style-name="T18"><text:s text:c="27"/></text:span><text:span text:style-name="T18">p_data_in,</text:span></text:p>
              </text:list-item>
            </text:list>
            <text:list text:style-name="L4">
              <text:list-item>
                <text:p text:style-name="P21"><text:span text:style-name="T18"><text:s text:c="27"/></text:span><text:span text:style-name="T18">p_valid);</text:span></text:p>
              </text:list-item>
            </text:list>
            <text:list text:style-name="L4">
              <text:list-item>
                <text:p text:style-name="P21"><text:span text:style-name="T18"><text:s text:c="2"/></text:span><text:span text:style-name="T18">input [7:0] p_ref_in;</text:span></text:p>
              </text:list-item>
            </text:list>
            <text:list text:style-name="L4">
              <text:list-item>
                <text:p text:style-name="P21"><text:span text:style-name="T18"><text:s text:c="2"/></text:span><text:span text:style-name="T18">input [7:0] p_data_in;</text:span></text:p>
              </text:list-item>
            </text:list>
            <text:list text:style-name="L4">
              <text:list-item>
                <text:p text:style-name="P21"><text:span text:style-name="T18"><text:s text:c="2"/></text:span><text:span text:style-name="T18">output [0:0] p_valid;</text:span></text:p>
              </text:list-item>
            </text:list>
            <text:list text:style-name="L4">
              <text:list-item>
                <text:p text:style-name="P21"><text:span text:style-name="T18">endmodule</text:span></text:p>
              </text:list-item>
            </text:list>
            <text:list text:style-name="L4">
              <text:list-item>
                <text:p text:style-name="P21"><text:span text:style-name="T18"/></text:p>
              </text:list-item>
            </text:list>
            <text:list text:style-name="L4">
              <text:list-item>
                <text:p text:style-name="P21"><text:span text:style-name="T18">module u_check(p_data,</text:span></text:p>
              </text:list-item>
            </text:list>
            <text:list text:style-name="L4">
              <text:list-item>
                <text:p text:style-name="P21"><text:span text:style-name="T18"><text:s text:c="27"/></text:span><text:span text:style-name="T18">p_valid);</text:span></text:p>
              </text:list-item>
            </text:list>
            <text:list text:style-name="L4">
              <text:list-item>
                <text:p text:style-name="P21"><text:span text:style-name="T18"><text:s text:c="2"/></text:span><text:span text:style-name="T18">input [7:0] p_data;</text:span></text:p>
              </text:list-item>
            </text:list>
            <text:list text:style-name="L4">
              <text:list-item>
                <text:p text:style-name="P21"><text:span text:style-name="T18"><text:s/></text:span></text:p>
              </text:list-item>
            </text:list>
          </draw:text-box>
        </draw:frame>
        <draw:frame presentation:style-name="pr11" draw:text-style-name="P21" draw:layer="layout" svg:width="10.84cm" svg:height="15.337cm" svg:x="16.838cm" svg:y="4.618cm" presentation:class="outline">
          <draw:text-box>
            <text:list text:style-name="L4">
              <text:list-item>
                <text:p text:style-name="P21"><text:span text:style-name="T18"><text:s text:c="2"/></text:span><text:span text:style-name="T18">output [0:0] p_valid;</text:span></text:p>
              </text:list-item>
            </text:list>
            <text:list text:style-name="L4">
              <text:list-item>
                <text:p text:style-name="P21"><text:span text:style-name="T18">wire [7:0] sgn_ref_data;</text:span></text:p>
              </text:list-item>
            </text:list>
            <text:list text:style-name="L4">
              <text:list-item>
                <text:p text:style-name="P21"><text:span text:style-name="T18"><text:s text:c="2"/></text:span><text:span text:style-name="T18">u_ref ref1(.p_ref_out(sgn_ref_data));</text:span></text:p>
              </text:list-item>
            </text:list>
            <text:list text:style-name="L4">
              <text:list-item>
                <text:p text:style-name="P21"><text:span text:style-name="T18"><text:s text:c="2"/></text:span><text:span text:style-name="T18">u_comp comp1(.p_data_in(p_data),</text:span></text:p>
              </text:list-item>
            </text:list>
            <text:list text:style-name="L4">
              <text:list-item>
                <text:p text:style-name="P21"><text:span text:style-name="T18"><text:s text:c="10"/></text:span><text:span text:style-name="T18">.p_ref_in(sgn_ref_data),</text:span></text:p>
              </text:list-item>
            </text:list>
            <text:list text:style-name="L4">
              <text:list-item>
                <text:p text:style-name="P21"><text:span text:style-name="T18"><text:s text:c="10"/></text:span><text:span text:style-name="T18">.p_valid(p_valid));</text:span></text:p>
              </text:list-item>
            </text:list>
            <text:list text:style-name="L4">
              <text:list-item>
                <text:p text:style-name="P21"><text:span text:style-name="T18">endmodule</text:span></text:p>
              </text:list-item>
            </text:list>
            <text:list text:style-name="L4">
              <text:list-item>
                <text:p text:style-name="P21"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2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3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063cm" svg:y="0cm" presentation:class="title" presentation:user-transformed="true">
          <draw:text-box>
            <text:p text:style-name="P4">Specification with interconnect</text:p>
          </draw:text-box>
        </draw:frame>
        <draw:rect draw:style-name="gr11" draw:text-style-name="P23" draw:id="id85" draw:layer="layout" svg:width="11.142cm" svg:height="12.191cm" svg:x="16.176cm" svg:y="3.616cm">
          <text:p text:style-name="P4"/>
        </draw:rect>
        <draw:rect draw:style-name="gr12" draw:text-style-name="P18" draw:id="id90" draw:layer="layout" svg:width="9.647cm" svg:height="5.404cm" svg:x="17.031cm" svg:y="9.521cm">
          <text:p text:id="id91" text:style-name="P8"><text:span text:style-name="T16">check</text:span></text:p>
        </draw:rect>
        <draw:frame presentation:style-name="pr12" draw:text-style-name="P25" draw:layer="layout" svg:width="13.824cm" svg:height="18.814cm" svg:x="4.321cm" svg:y="3.532cm" presentation:class="outline" presentation:user-transformed="true">
          <draw:text-box>
            <text:list text:style-name="L4">
              <text:list-item>
                <text:p text:id="id84" text:style-name="P24"><text:span text:style-name="T19">csl_unit</text:span><text:span text:style-name="T20"> </text:span><text:span text:style-name="T21">u_ref {</text:span></text:p>
              </text:list-item>
            </text:list>
            <text:list text:style-name="L4">
              <text:list-item>
                <text:p text:style-name="P24"><text:span text:style-name="T21"><text:s text:c="2"/></text:span><text:span text:style-name="T22">csl_port</text:span><text:span text:style-name="T21"> p_ref_out(output,8);</text:span></text:p>
              </text:list-item>
            </text:list>
            <text:list text:style-name="L4">
              <text:list-item>
                <text:p text:style-name="P24"><text:span text:style-name="T21"><text:s text:c="3"/></text:span><text:span text:style-name="T21">u_ref () {} };</text:span></text:p>
              </text:list-item>
            </text:list>
            <text:list text:style-name="L4">
              <text:list-item>
                <text:p text:style-name="P24"><text:span text:style-name="T19">csl_unit</text:span><text:span text:style-name="T20"> </text:span><text:span text:style-name="T21">u_comp {</text:span></text:p>
              </text:list-item>
            </text:list>
            <text:list text:style-name="L4">
              <text:list-item>
                <text:p text:style-name="P24"><text:span text:style-name="T21"><text:s text:c="2"/></text:span><text:span text:style-name="T22">csl_port</text:span><text:span text:style-name="T21"> p_ref_out(output,8),</text:span></text:p>
              </text:list-item>
            </text:list>
            <text:list text:style-name="L4">
              <text:list-item>
                <text:p text:style-name="P24"><text:span text:style-name="T21"><text:s text:c="2"/></text:span><text:span text:style-name="T21">p_ref_in(input,8),</text:span></text:p>
              </text:list-item>
            </text:list>
            <text:list text:style-name="L4">
              <text:list-item>
                <text:p text:style-name="P24"><text:span text:style-name="T21"><text:s text:c="2"/></text:span><text:span text:style-name="T21">p_data_in(input,8);</text:span></text:p>
              </text:list-item>
            </text:list>
            <text:list text:style-name="L4">
              <text:list-item>
                <text:p text:style-name="P24"><text:span text:style-name="T21"><text:s text:c="2"/></text:span><text:span text:style-name="T22">csl_list</text:span><text:span text:style-name="T21"> l(p_ref_in,p_data_in);</text:span></text:p>
              </text:list-item>
            </text:list>
            <text:list text:style-name="L4">
              <text:list-item>
                <text:p text:style-name="P24"><text:span text:style-name="T21"><text:s text:c="2"/></text:span><text:span text:style-name="T22">csl_port</text:span><text:span text:style-name="T21"> p_valid(output);</text:span></text:p>
              </text:list-item>
            </text:list>
            <text:list text:style-name="L4">
              <text:list-item>
                <text:p text:style-name="P24"><text:span text:style-name="T23"><text:s text:c="3"/></text:span><text:span text:style-name="T23">u_comp() {} };</text:span></text:p>
              </text:list-item>
            </text:list>
            <text:list text:style-name="L4">
              <text:list-item>
                <text:p text:style-name="P24"><text:span text:style-name="T19">csl_unit</text:span><text:span text:style-name="T20"> </text:span><text:span text:style-name="T21">u_check {</text:span></text:p>
              </text:list-item>
            </text:list>
            <text:list text:style-name="L4">
              <text:list-item>
                <text:p text:style-name="P24"><text:span text:style-name="T21"><text:s text:c="2"/></text:span><text:span text:style-name="T22">csl_port</text:span><text:span text:style-name="T21"> p_data(input,8), p_valid(output);</text:span></text:p>
              </text:list-item>
            </text:list>
            <text:list text:style-name="L4">
              <text:list-item>
                <text:p text:style-name="P24"><text:span text:style-name="T21"><text:s text:c="2"/></text:span><text:span text:style-name="T19">csl_signal</text:span><text:span text:style-name="T20"> sgn_</text:span><text:span text:style-name="T21">ref_data;</text:span></text:p>
              </text:list-item>
            </text:list>
            <text:list text:style-name="L4">
              <text:list-item>
                <text:p text:style-name="P24"><text:span text:style-name="T21"><text:s text:c="2"/></text:span><text:span text:style-name="T21">u_ref ref0(.p_ref_out(sgn_ref_data))</text:span><text:span text:style-name="T20">;</text:span></text:p>
              </text:list-item>
            </text:list>
            <text:list text:style-name="L4">
              <text:list-item>
                <text:p text:style-name="P24"><text:span text:style-name="T21"><text:s text:c="2"/></text:span><text:span text:style-name="T21">u_comp comp0(.p_ref_in(sgn_ref_data),</text:span></text:p>
              </text:list-item>
            </text:list>
            <text:list text:style-name="L4">
              <text:list-item>
                <text:p text:style-name="P24"><text:span text:style-name="T21"><text:s/></text:span><text:span text:style-name="T21">.p_data_in(p_data),.p_valid(p_valid))</text:span><text:span text:style-name="T20">;</text:span></text:p>
              </text:list-item>
            </text:list>
            <text:list text:style-name="L4">
              <text:list-item>
                <text:p text:style-name="P24"><text:span text:style-name="T20"><text:s text:c="3"/></text:span><text:span text:style-name="T20">u_</text:span><text:span text:style-name="T21">check()</text:span><text:span text:style-name="T20">{</text:span></text:p>
              </text:list-item>
            </text:list>
            <text:list text:style-name="L4">
              <text:list-item>
                <text:p text:style-name="P24"><text:span text:style-name="T21"><text:s text:c="4"/></text:span><text:span text:style-name="T21">sgn_ref_data.</text:span><text:span text:style-name="T20">set_width(</text:span><text:span text:style-name="T21">8</text:span><text:span text:style-name="T20">)</text:span><text:span text:style-name="T21">; } };</text:span></text:p>
              </text:list-item>
            </text:list>
            <text:list text:style-name="L4">
              <text:list-item>
                <text:p text:style-name="P24"><text:span text:style-name="T23"/></text:p>
              </text:list-item>
            </text:list>
            <text:list text:style-name="L4">
              <text:list-item>
                <text:p text:style-name="P24"><text:span text:style-name="T24"/></text:p>
              </text:list-item>
            </text:list>
          </draw:text-box>
        </draw:frame>
        <draw:rect draw:style-name="gr13" draw:text-style-name="P18" draw:id="id27" draw:layer="layout" svg:width="3.324cm" svg:height="2.472cm" svg:x="17.999cm" svg:y="11.123cm">
          <text:p text:id="id105" text:style-name="P8"><text:span text:style-name="T25">p_ref_out</text:span></text:p>
          <text:p text:style-name="P8"><text:span text:style-name="T26"/></text:p>
          <text:p text:id="id106" text:style-name="P8"><text:span text:style-name="T16">ref0</text:span></text:p>
        </draw:rect>
        <draw:rect draw:style-name="gr13" draw:text-style-name="P18" draw:id="id28" draw:layer="layout" svg:width="3.324cm" svg:height="2.472cm" svg:x="22.407cm" svg:y="11.158cm">
          <draw:glue-point draw:id="4" svg:x="2.853cm" svg:y="-4.858cm"/>
          <draw:glue-point draw:id="5" svg:x="-2.552cm" svg:y="-4.72cm"/>
          <text:p text:id="id107" text:style-name="P8"><text:span text:style-name="T26">p_ref_in <text:s text:c="3"/>p_data_in</text:span></text:p>
          <text:p text:style-name="P8"><text:span text:style-name="T26"/></text:p>
          <text:p text:id="id108" text:style-name="P8"><text:span text:style-name="T16">comp0</text:span></text:p>
          <text:p text:id="id109" text:style-name="P8"><text:span text:style-name="T26">p_valid</text:span></text:p>
        </draw:rect>
        <draw:connector draw:style-name="gr14" draw:text-style-name="P23" draw:id="id101" draw:layer="layout" svg:x1="19.661cm" svg:y1="11.123cm" svg:x2="23.221cm" svg:y2="11.228cm" draw:start-shape="id27" draw:start-glue-point="0" draw:end-shape="id28" draw:end-glue-point="5">
          <text:p text:style-name="P4"/>
        </draw:connector>
        <draw:connector draw:style-name="gr14" draw:text-style-name="P23" draw:id="id111" draw:layer="layout" draw:type="line" svg:x1="25.017cm" svg:y1="8.582cm" svg:x2="25.017cm" svg:y2="11.194cm" draw:end-shape="id28" draw:end-glue-point="4">
          <text:p text:style-name="P4"/>
        </draw:connector>
        <draw:line draw:style-name="gr15" draw:text-style-name="P23" draw:id="id112" draw:layer="layout" svg:x1="24.848cm" svg:y1="10.253cm" svg:x2="25.221cm" svg:y2="9.939cm">
          <text:p text:style-name="P4"/>
        </draw:line>
        <draw:line draw:style-name="gr15" draw:text-style-name="P23" draw:id="id102" draw:layer="layout" svg:x1="21.255cm" svg:y1="10.844cm" svg:x2="21.628cm" svg:y2="10.496cm">
          <text:p text:style-name="P4"/>
        </draw:line>
        <draw:rect draw:style-name="gr16" draw:text-style-name="P26" draw:id="id103" draw:layer="layout" svg:width="0.712cm" svg:height="0.696cm" svg:x="21.559cm" svg:y="9.764cm">
          <text:p text:id="id104" text:style-name="P8"><text:span text:style-name="T26">8</text:span></text:p>
        </draw:rect>
        <draw:rect draw:style-name="gr16" draw:text-style-name="P26" draw:id="id113" draw:layer="layout" svg:width="0.712cm" svg:height="0.661cm" svg:x="25.322cm" svg:y="9.8cm">
          <text:p text:style-name="P8"><text:span text:style-name="T26">8</text:span></text:p>
        </draw:rect>
        <draw:connector draw:style-name="gr14" draw:text-style-name="P23" draw:id="id110" draw:layer="layout" draw:type="line" svg:x1="24.069cm" svg:y1="13.63cm" svg:x2="24.068cm" svg:y2="15.405cm" draw:start-shape="id28" draw:start-glue-point="2">
          <text:p text:style-name="P4"/>
        </draw:connector>
        <draw:rect draw:style-name="gr17" draw:text-style-name="P26" draw:id="id95" draw:layer="layout" svg:width="1.384cm" svg:height="0.801cm" svg:x="23.355cm" svg:y="9.624cm">
          <text:p text:id="id96" text:style-name="P8"><text:span text:style-name="T26">p_data</text:span></text:p>
        </draw:rect>
        <draw:rect draw:style-name="gr17" draw:text-style-name="P26" draw:id="id97" draw:layer="layout" svg:width="1.478cm" svg:height="0.801cm" svg:x="24.252cm" svg:y="13.925cm">
          <text:p text:id="id98" text:style-name="P8"><text:span text:style-name="T26">p_valid</text:span></text:p>
        </draw:rect>
        <draw:rect draw:style-name="gr18" draw:text-style-name="P18" draw:id="id86" draw:layer="layout" svg:width="3.324cm" svg:height="2.472cm" svg:x="18.007cm" svg:y="4.953cm">
          <text:p text:id="id92" text:style-name="P8"><text:span text:style-name="T26">p_ref_out</text:span></text:p>
          <text:p text:style-name="P8"><text:span text:style-name="T26"/></text:p>
          <text:p text:id="id87" text:style-name="P8"><text:span text:style-name="T16">u_ref</text:span></text:p>
        </draw:rect>
        <draw:rect draw:style-name="gr18" draw:text-style-name="P18" draw:id="id88" draw:layer="layout" svg:width="3.324cm" svg:height="2.472cm" svg:x="22.304cm" svg:y="4.925cm">
          <draw:glue-point draw:id="4" svg:x="2.853cm" svg:y="-4.858cm"/>
          <draw:glue-point draw:id="5" svg:x="-2.552cm" svg:y="-4.72cm"/>
          <text:p text:id="id93" text:style-name="P8"><text:span text:style-name="T26">p_ref_in <text:s text:c="3"/>p_data_in</text:span></text:p>
          <text:p text:style-name="P8"><text:span text:style-name="T26"/></text:p>
          <text:p text:id="id89" text:style-name="P8"><text:span text:style-name="T16">u_comp</text:span></text:p>
          <text:p text:id="id94" text:style-name="P8"><text:span text:style-name="T26">p_valid</text:span></text:p>
        </draw:rect>
        <draw:rect draw:style-name="gr16" draw:text-style-name="P26" draw:id="id99" draw:layer="layout" svg:width="2.138cm" svg:height="0.661cm" svg:x="19.193cm" svg:y="9.764cm">
          <text:p text:id="id100" text:style-name="P8"><text:span text:style-name="T26">sgn_ref_data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0-height/2;y" smil:keyTimes="0;1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5" anim:sub-item="text" smil:attributeName="visibility" smil:to="visible"/>
                  <anim:transitionFilter smil:dur="0.5s" smil:targetElement="id105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6" anim:sub-item="text" smil:attributeName="visibility" smil:to="visible"/>
                  <anim:transitionFilter smil:dur="0.5s" smil:targetElement="id106" anim:sub-item="text" smil:type="dissolv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0-height/2;y" smil:keyTimes="0;1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7" anim:sub-item="text" smil:attributeName="visibility" smil:to="visible"/>
                  <anim:transitionFilter smil:dur="0.5s" smil:targetElement="id107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8" anim:sub-item="text" smil:attributeName="visibility" smil:to="visible"/>
                  <anim:transitionFilter smil:dur="0.5s" smil:targetElement="id108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9" anim:sub-item="text" smil:attributeName="visibility" smil:to="visible"/>
                  <anim:transitionFilter smil:dur="0.5s" smil:targetElement="id109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0" smil:attributeName="visibility" smil:to="visible"/>
                  <anim:transitionFilter smil:dur="0.5s" smil:targetElement="id11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1" smil:attributeName="visibility" smil:to="visible"/>
                  <anim:transitionFilter smil:dur="0.5s" smil:targetElement="id11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2" smil:attributeName="visibility" smil:to="visible"/>
                  <anim:transitionFilter smil:dur="0.5s" smil:targetElement="id112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3" smil:attributeName="visibility" smil:to="visible"/>
                  <anim:transitionFilter smil:dur="0.5s" smil:targetElement="id113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877cm" svg:height="11.093cm" svg:x="3.577cm" svg:y="2.247cm" draw:page-number="13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4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Interconnect tool features</text:p>
          </draw:text-box>
        </draw:frame>
        <draw:frame presentation:style-name="pr11" draw:text-style-name="P27" draw:layer="layout" svg:width="22.216cm" svg:height="15.337cm" svg:x="5.455cm" svg:y="4.618cm" presentation:class="outline">
          <draw:text-box>
            <text:list text:style-name="L4">
              <text:list-item>
                <text:p text:style-name="P11"><text:span text:style-name="T17">FUTURE: Able to read pre-existing designs and CSL specifications into the same object model and check the combined designs.</text:span></text:p>
              </text:list-item>
            </text:list>
            <text:list text:style-name="L4">
              <text:list-item>
                <text:p text:style-name="P19"><text:span text:style-name="T17">Concise CSL language representations of design specifications.</text:span></text:p>
              </text:list-item>
            </text:list>
            <text:list text:style-name="L4">
              <text:list-item>
                <text:p text:style-name="P19"><text:span text:style-name="T17">Describe the architectural level components in a chip design using a concise syntax.</text:span></text:p>
              </text:list-item>
            </text:list>
            <text:list text:style-name="L4">
              <text:list-item>
                <text:p text:style-name="P19"><text:span text:style-name="T17">Generates connectivity, C++ and RTL code and documentation (PDF, DOC, HTML).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4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5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Interconnect tool features</text:p>
          </draw:text-box>
        </draw:frame>
        <draw:frame presentation:style-name="pr13" draw:text-style-name="P20" draw:layer="layout" svg:width="22.216cm" svg:height="15.337cm" svg:x="5.455cm" svg:y="4.618cm" presentation:class="outline">
          <draw:text-box>
            <text:list text:style-name="L4">
              <text:list-item>
                <text:p text:style-name="P19"><text:span text:style-name="T17">Generate interfaces for modules interfaces for test benches, instantiate vector memories for test benches, and/or connects socket PLI’s to testbenches</text:span></text:p>
              </text:list-item>
            </text:list>
            <text:list text:style-name="L4">
              <text:list-item>
                <text:p text:style-name="P19"><text:span text:style-name="T17">Verilog parser reads the existing designs into database</text:span></text:p>
              </text:list-item>
            </text:list>
            <text:list text:style-name="L4">
              <text:list-item>
                <text:p text:style-name="P19"><text:span text:style-name="T17">Use a single point solution RTL like language instead of many languages.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5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6" draw:style-name="dp1" draw:master-page-name="fpl_5f_presentation_5f_template" presentation:presentation-page-layout-name="AL4T3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6.294cm" svg:y="0cm" presentation:class="title" presentation:user-transformed="true">
          <draw:text-box>
            <text:p text:style-name="P4">Adding signal to multiple units</text:p>
          </draw:text-box>
        </draw:frame>
        <draw:frame presentation:style-name="pr14" draw:text-style-name="P30" draw:layer="layout" svg:width="11.891cm" svg:height="15.337cm" svg:x="4.335cm" svg:y="3.716cm" presentation:class="outline" presentation:user-transformed="true">
          <draw:text-box>
            <text:list text:style-name="L4">
              <text:list-item>
                <text:p text:id="id114" text:style-name="P28"><text:span text:style-name="T27">csl_unit</text:span><text:span text:style-name="T28"> u_chip {</text:span></text:p>
              </text:list-item>
            </text:list>
            <text:list text:style-name="L4">
              <text:list-item>
                <text:p text:style-name="P28"><text:span text:style-name="T27">csl_signal</text:span><text:span text:style-name="T28"> sgn_clk(wire);</text:span></text:p>
              </text:list-item>
            </text:list>
            <text:list text:style-name="L6">
              <text:list-item>
                <text:p text:id="id123" text:style-name="P29"><text:span text:style-name="T27">csl_signal</text:span><text:span text:style-name="T28"> sgn_reset(wire); </text:span></text:p>
              </text:list-item>
            </text:list>
            <text:list text:style-name="L4">
              <text:list-item>
                <text:p text:id="id125" text:style-name="P28"><text:span text:style-name="T28">u_chip(){</text:span></text:p>
              </text:list-item>
            </text:list>
            <text:list text:style-name="L4">
              <text:list-item>
                <text:p text:style-name="P28"><text:span text:style-name="T28"/></text:p>
              </text:list-item>
            </text:list>
            <text:list text:style-name="L4">
              <text:list-item>
                <text:p text:style-name="P28"><text:span text:style-name="T28"/></text:p>
              </text:list-item>
            </text:list>
            <text:list text:style-name="L4">
              <text:list-item>
                <text:p text:style-name="P28"><text:span text:style-name="T29"/></text:p>
              </text:list-item>
            </text:list>
            <text:list text:style-name="L4">
              <text:list-item>
                <text:p text:style-name="P28"><text:span text:style-name="T29"/></text:p>
              </text:list-item>
            </text:list>
            <text:list text:style-name="L4">
              <text:list-item>
                <text:p text:style-name="P28"><text:span text:style-name="T29"/></text:p>
              </text:list-item>
            </text:list>
          </draw:text-box>
        </draw:frame>
        <draw:frame draw:style-name="gr19" draw:text-style-name="P31" draw:layer="layout" svg:width="14.303cm" svg:height="7.776cm" svg:x="15.741cm" svg:y="3.252cm">
          <draw:text-box>
            <text:list text:style-name="L7">
              <text:list-item>
                <text:list>
                  <text:list-item>
                    <text:p text:id="id131" text:style-name="P29"><text:span text:style-name="T28">sgn_clk.</text:span><text:span text:style-name="T30">set_attr</text:span><text:span text:style-name="T28">(clock);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id="id133" text:style-name="P29"><text:span text:style-name="T28">sgn_reset.</text:span><text:span text:style-name="T30">set_attr</text:span><text:span text:style-name="T28">(reset);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id="id135" text:style-name="P29"><text:span text:style-name="T28">sgn_clk.connect(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9"><text:span text:style-name="T28">u_chip.u_chip0.sgn_clk);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9"><text:span text:style-name="T28">sgn_reset.connect(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9"><text:span text:style-name="T28">u_chip.u_chip0.sgn_reset); }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9"><text:span text:style-name="T28">};</text:span></text:p>
                  </text:list-item>
                </text:list>
              </text:list-item>
            </text:list>
          </draw:text-box>
        </draw:frame>
        <draw:rect draw:style-name="gr20" draw:text-style-name="P23" draw:id="id116" draw:layer="layout" svg:width="23.544cm" svg:height="8.09cm" svg:x="4.286cm" svg:y="10.081cm">
          <text:p text:style-name="P4"/>
        </draw:rect>
        <draw:rect draw:style-name="gr21" draw:text-style-name="P18" draw:id="id117" draw:layer="layout" svg:width="3.049cm" svg:height="2.646cm" svg:x="7.252cm" svg:y="14.469cm">
          <text:p text:style-name="P8"><text:span text:style-name="T16">pc</text:span></text:p>
        </draw:rect>
        <draw:rect draw:style-name="gr21" draw:text-style-name="P18" draw:id="id118" draw:layer="layout" svg:width="3.049cm" svg:height="2.646cm" svg:x="11.663cm" svg:y="14.469cm">
          <text:p text:style-name="P8"><text:span text:style-name="T16">im</text:span></text:p>
        </draw:rect>
        <draw:rect draw:style-name="gr21" draw:text-style-name="P18" draw:id="id119" draw:layer="layout" svg:width="3.049cm" svg:height="2.646cm" svg:x="15.913cm" svg:y="14.469cm">
          <text:p text:style-name="P8"><text:span text:style-name="T16">id</text:span></text:p>
        </draw:rect>
        <draw:rect draw:style-name="gr21" draw:text-style-name="P18" draw:id="id120" draw:layer="layout" svg:width="3.049cm" svg:height="2.646cm" svg:x="19.962cm" svg:y="14.469cm">
          <text:p text:style-name="P8"><text:span text:style-name="T16">rf</text:span></text:p>
        </draw:rect>
        <draw:rect draw:style-name="gr21" draw:text-style-name="P18" draw:id="id121" draw:layer="layout" svg:width="3.049cm" svg:height="2.646cm" svg:x="24.052cm" svg:y="14.469cm">
          <text:p text:style-name="P8"><text:span text:style-name="T16">alu</text:span></text:p>
        </draw:rect>
        <draw:line draw:style-name="gr20" draw:text-style-name="P23" draw:id="id124" draw:layer="layout" svg:x1="6.712cm" svg:y1="13.241cm" svg:x2="24.671cm" svg:y2="13.241cm">
          <text:p text:style-name="P4"/>
        </draw:line>
        <draw:frame draw:style-name="gr22" draw:text-style-name="P32" draw:id="id122" draw:layer="layout" svg:width="2.829cm" svg:height="1.195cm" svg:x="4.328cm" svg:y="12.293cm">
          <draw:text-box>
            <text:p text:style-name="P4"><text:span text:style-name="T16">sgn_clk</text:span></text:p>
          </draw:text-box>
        </draw:frame>
        <draw:line draw:style-name="gr23" draw:text-style-name="P23" draw:id="id126" draw:layer="layout" svg:x1="7.876cm" svg:y1="13.241cm" svg:x2="7.876cm" svg:y2="14.483cm">
          <text:p text:style-name="P4"/>
        </draw:line>
        <draw:line draw:style-name="gr23" draw:text-style-name="P23" draw:id="id127" draw:layer="layout" svg:x1="12.376cm" svg:y1="13.241cm" svg:x2="12.376cm" svg:y2="14.483cm">
          <text:p text:style-name="P4"/>
        </draw:line>
        <draw:line draw:style-name="gr23" draw:text-style-name="P23" draw:id="id128" draw:layer="layout" svg:x1="16.576cm" svg:y1="13.241cm" svg:x2="16.576cm" svg:y2="14.483cm">
          <text:p text:style-name="P4"/>
        </draw:line>
        <draw:line draw:style-name="gr23" draw:text-style-name="P23" draw:id="id129" draw:layer="layout" svg:x1="20.576cm" svg:y1="13.241cm" svg:x2="20.576cm" svg:y2="14.483cm">
          <text:p text:style-name="P4"/>
        </draw:line>
        <draw:line draw:style-name="gr23" draw:text-style-name="P23" draw:id="id130" draw:layer="layout" svg:x1="24.676cm" svg:y1="13.241cm" svg:x2="24.676cm" svg:y2="14.483cm">
          <text:p text:style-name="P4"/>
        </draw:line>
        <draw:frame draw:style-name="gr24" draw:text-style-name="P32" draw:id="id132" draw:layer="layout" svg:width="3.337cm" svg:height="1.195cm" svg:x="4.355cm" svg:y="11.559cm">
          <draw:text-box>
            <text:p text:style-name="P4"><text:span text:style-name="T16">sgn_reset</text:span></text:p>
          </draw:text-box>
        </draw:frame>
        <draw:line draw:style-name="gr20" draw:text-style-name="P23" draw:id="id134" draw:layer="layout" svg:x1="6.71cm" svg:y1="12.541cm" svg:x2="26.075cm" svg:y2="12.541cm">
          <text:p text:style-name="P4"/>
        </draw:line>
        <draw:line draw:style-name="gr23" draw:text-style-name="P23" draw:id="id136" draw:layer="layout" svg:x1="9.277cm" svg:y1="12.541cm" svg:x2="9.277cm" svg:y2="14.523cm">
          <text:p text:style-name="P4"/>
        </draw:line>
        <draw:line draw:style-name="gr23" draw:text-style-name="P23" draw:id="id137" draw:layer="layout" svg:x1="13.777cm" svg:y1="12.541cm" svg:x2="13.777cm" svg:y2="14.483cm">
          <text:p text:style-name="P4"/>
        </draw:line>
        <draw:line draw:style-name="gr23" draw:text-style-name="P23" draw:id="id138" draw:layer="layout" svg:x1="17.977cm" svg:y1="12.541cm" svg:x2="17.977cm" svg:y2="14.523cm">
          <text:p text:style-name="P4"/>
        </draw:line>
        <draw:line draw:style-name="gr23" draw:text-style-name="P23" draw:id="id139" draw:layer="layout" svg:x1="21.977cm" svg:y1="12.541cm" svg:x2="21.977cm" svg:y2="14.523cm">
          <text:p text:style-name="P4"/>
        </draw:line>
        <draw:line draw:style-name="gr23" draw:text-style-name="P23" draw:id="id140" draw:layer="layout" svg:x1="26.057cm" svg:y1="12.538cm" svg:x2="26.057cm" svg:y2="14.52cm">
          <text:p text:style-name="P4"/>
        </draw:line>
        <draw:frame draw:style-name="gr25" draw:text-style-name="P32" draw:id="id115" draw:layer="layout" svg:width="2.623cm" svg:height="1.195cm" svg:x="4.427cm" svg:y="10.313cm">
          <draw:text-box>
            <text:p text:style-name="P4"><text:span text:style-name="T16">u_chi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6" smil:attributeName="visibility" smil:to="visible"/>
                  <anim:transitionFilter smil:dur="0.5s" smil:targetElement="id116" smil:type="dissolv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26" smil:attributeName="visibility" smil:to="visible"/>
                  <anim:transitionFilter smil:dur="0.5s" smil:targetElement="id12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27" smil:attributeName="visibility" smil:to="visible"/>
                  <anim:transitionFilter smil:dur="0.5s" smil:targetElement="id127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28" smil:attributeName="visibility" smil:to="visible"/>
                  <anim:transitionFilter smil:dur="0.5s" smil:targetElement="id12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29" smil:attributeName="visibility" smil:to="visible"/>
                  <anim:transitionFilter smil:dur="0.5s" smil:targetElement="id12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30" smil:attributeName="visibility" smil:to="visible"/>
                  <anim:transitionFilter smil:dur="0.5s" smil:targetElement="id130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36" smil:attributeName="visibility" smil:to="visible"/>
                  <anim:transitionFilter smil:dur="0.5s" smil:targetElement="id13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37" smil:attributeName="visibility" smil:to="visible"/>
                  <anim:transitionFilter smil:dur="0.5s" smil:targetElement="id137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38" smil:attributeName="visibility" smil:to="visible"/>
                  <anim:transitionFilter smil:dur="0.5s" smil:targetElement="id13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39" smil:attributeName="visibility" smil:to="visible"/>
                  <anim:transitionFilter smil:dur="0.5s" smil:targetElement="id13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40" smil:attributeName="visibility" smil:to="visible"/>
                  <anim:transitionFilter smil:dur="0.5s" smil:targetElement="id140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877cm" svg:height="11.093cm" svg:x="3.577cm" svg:y="2.247cm" draw:page-number="16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7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Specification with interconnect</text:p>
          </draw:text-box>
        </draw:frame>
        <draw:frame presentation:style-name="pr11" draw:text-style-name="P35" draw:layer="layout" svg:width="22.216cm" svg:height="15.337cm" svg:x="5.376cm" svg:y="4.618cm" presentation:class="outline" presentation:user-transformed="true">
          <draw:text-box>
            <text:list text:style-name="L4">
              <text:list-item>
                <text:p text:style-name="P33"><text:span text:style-name="T31">connectivity:</text:span></text:p>
              </text:list-item>
            </text:list>
            <text:list text:style-name="L5">
              <text:list-item>
                <text:list>
                  <text:list-item>
                    <text:p text:style-name="P34"><text:span text:style-name="T31">signals which connect the unit instances to each oth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<text:span text:style-name="T31">formal to actual name mappings in the unit instanti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7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8" draw:style-name="dp1" draw:master-page-name="fpl_5f_presentation_5f_template" presentation:presentation-page-layout-name="AL4T3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6.159cm" svg:y="-0.234cm" presentation:class="title" presentation:user-transformed="true">
          <draw:text-box>
            <text:p text:style-name="P4">Using bitranges</text:p>
          </draw:text-box>
        </draw:frame>
        <draw:frame presentation:style-name="pr15" draw:text-style-name="P36" draw:layer="layout" svg:width="13.784cm" svg:height="20.379cm" svg:x="4.773cm" svg:y="2.143cm" presentation:class="outline" presentation:user-transformed="true">
          <draw:text-box>
            <text:list text:style-name="L4">
              <text:list-item>
                <text:p text:style-name="P36"><text:span text:style-name="T32"/></text:p>
              </text:list-item>
            </text:list>
            <text:list text:style-name="L4">
              <text:list-item>
                <text:p text:style-name="P36"><text:span text:style-name="T32">//</text:span><text:span text:style-name="T33">declaring bitranges</text:span></text:p>
              </text:list-item>
            </text:list>
            <text:list text:style-name="L4">
              <text:list-item>
                <text:p text:style-name="P36"><text:span text:style-name="T34">csl_bitrange</text:span><text:span text:style-name="T32"> brd(8); </text:span></text:p>
              </text:list-item>
            </text:list>
            <text:list text:style-name="L4">
              <text:list-item>
                <text:p text:style-name="P36"><text:span text:style-name="T33">// creates a bitrange [7:0];</text:span></text:p>
              </text:list-item>
            </text:list>
            <text:list text:style-name="L4">
              <text:list-item>
                <text:p text:style-name="P36"><text:span text:style-name="T34">csl_bitrange</text:span><text:span text:style-name="T32"> brs(2); </text:span></text:p>
              </text:list-item>
            </text:list>
            <text:list text:style-name="L4">
              <text:list-item>
                <text:p text:style-name="P36"><text:span text:style-name="T33">// creates a bitrange [1:0];</text:span></text:p>
              </text:list-item>
            </text:list>
            <text:list text:style-name="L4">
              <text:list-item>
                <text:p text:style-name="P36"><text:span text:style-name="T33">//adding operand to interface</text:span></text:p>
              </text:list-item>
            </text:list>
            <text:list text:style-name="L4">
              <text:list-item>
                <text:p text:style-name="P36"><text:span text:style-name="T34">csl_interface</text:span><text:span text:style-name="T32"> opifc{</text:span></text:p>
              </text:list-item>
            </text:list>
            <text:list text:style-name="L4">
              <text:list-item>
                <text:list>
                  <text:list-item>
                    <text:p text:style-name="P37"><text:span text:style-name="T34">csl_port</text:span><text:span text:style-name="T32"> a(input,brd), b(input,brd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32">opifc () {} <text:s/>};</text:span></text:p>
                  </text:list-item>
                </text:list>
              </text:list-item>
            </text:list>
            <text:list text:style-name="L4">
              <text:list-item>
                <text:p text:style-name="P36"><text:span text:style-name="T33">//defining select signal interface</text:span></text:p>
              </text:list-item>
            </text:list>
            <text:list text:style-name="L4">
              <text:list-item>
                <text:p text:style-name="P36"><text:span text:style-name="T34">csl_interface </text:span><text:span text:style-name="T32">selifc{</text:span></text:p>
              </text:list-item>
            </text:list>
            <text:list text:style-name="L4">
              <text:list-item>
                <text:list>
                  <text:list-item>
                    <text:p text:style-name="P37"><text:span text:style-name="T34">csl_port</text:span><text:span text:style-name="T32"> s(input,brs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32">selifc () {} <text:s/>};</text:span></text:p>
                  </text:list-item>
                </text:list>
              </text:list-item>
            </text:list>
            <text:list text:style-name="L4">
              <text:list-item>
                <text:p text:style-name="P36"><text:span text:style-name="T33">//defining output interface</text:span></text:p>
              </text:list-item>
            </text:list>
            <text:list text:style-name="L4">
              <text:list-item>
                <text:p text:style-name="P36"><text:span text:style-name="T34">csl_interface</text:span><text:span text:style-name="T32"> outifc{</text:span></text:p>
              </text:list-item>
            </text:list>
            <text:list text:style-name="L4">
              <text:list-item>
                <text:list>
                  <text:list-item>
                    <text:p text:style-name="P37"><text:span text:style-name="T34">csl_port</text:span><text:span text:style-name="T32"> o(output, brd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32">outifc () {} };</text:span></text:p>
                  </text:list-item>
                </text:list>
              </text:list-item>
            </text:list>
            <text:list text:style-name="L4">
              <text:list-item>
                <text:p text:style-name="P36"><text:span text:style-name="T32"/></text:p>
              </text:list-item>
            </text:list>
            <text:list text:style-name="L4">
              <text:list-item>
                <text:p text:style-name="P36"><text:span text:style-name="T32"/></text:p>
              </text:list-item>
            </text:list>
          </draw:text-box>
        </draw:frame>
        <draw:frame presentation:style-name="pr16" draw:text-style-name="P38" draw:layer="layout" svg:width="11.891cm" svg:height="15.441cm" svg:x="18.092cm" svg:y="3.19cm" presentation:class="outline" presentation:user-transformed="true">
          <draw:text-box>
            <text:list text:style-name="L4">
              <text:list-item>
                <text:p text:style-name="P36"><text:span text:style-name="T33">//defining arithmetic unit</text:span></text:p>
              </text:list-item>
            </text:list>
            <text:list text:style-name="L4">
              <text:list-item>
                <text:p text:style-name="P36"><text:span text:style-name="T34">csl_unit</text:span><text:span text:style-name="T32"> arith{</text:span></text:p>
              </text:list-item>
            </text:list>
            <text:list text:style-name="L4">
              <text:list-item>
                <text:list>
                  <text:list-item>
                    <text:p text:style-name="P37"><text:span text:style-name="T32">opifc opifc0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32">selifc selifc0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32">outifc outifc0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32">arith() {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32">} </text:span></text:p>
                  </text:list-item>
                </text:list>
              </text:list-item>
            </text:list>
            <text:list text:style-name="L4">
              <text:list-item>
                <text:p text:style-name="P36"><text:span text:style-name="T32">};</text:span></text:p>
              </text:list-item>
            </text:list>
            <text:list text:style-name="L4">
              <text:list-item>
                <text:p text:style-name="P36"><text:span text:style-name="T33">//defining logic unit</text:span></text:p>
              </text:list-item>
            </text:list>
            <text:list text:style-name="L4">
              <text:list-item>
                <text:p text:style-name="P36"><text:span text:style-name="T34">csl_unit</text:span><text:span text:style-name="T32"> logic{</text:span></text:p>
              </text:list-item>
            </text:list>
            <text:list text:style-name="L4">
              <text:list-item>
                <text:list>
                  <text:list-item>
                    <text:p text:style-name="P37"><text:span text:style-name="T32">opifc opifc0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32">selifc selifc0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32">outifc outifc0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32">logic() {}</text:span></text:p>
                  </text:list-item>
                </text:list>
              </text:list-item>
            </text:list>
            <text:list text:style-name="L4">
              <text:list-item>
                <text:p text:style-name="P36"><text:span text:style-name="T32">};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8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9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4" draw:layer="layout" svg:width="23.912cm" svg:height="3.008cm" svg:x="2.033cm" svg:y="0.742cm" presentation:class="title" presentation:user-transformed="true">
          <draw:text-box>
            <text:p text:style-name="P4">Bitranges</text:p>
          </draw:text-box>
        </draw:frame>
        <draw:frame presentation:style-name="pr11" draw:text-style-name="P40" draw:layer="layout" svg:width="22.216cm" svg:height="15.337cm" svg:x="5.455cm" svg:y="4.618cm" presentation:class="outline">
          <draw:text-box>
            <text:list text:style-name="L4">
              <text:list-item>
                <text:p text:style-name="P39"><text:span text:style-name="T35">Bitranges can be added to the following objects:</text:span></text:p>
              </text:list-item>
            </text:list>
            <text:list text:style-name="L4">
              <text:list-item>
                <text:p text:style-name="P19"><text:span text:style-name="T35">Field</text:span></text:p>
              </text:list-item>
            </text:list>
            <text:list text:style-name="L4">
              <text:list-item>
                <text:p text:style-name="P19"><text:span text:style-name="T35">Signal</text:span></text:p>
              </text:list-item>
            </text:list>
            <text:list text:style-name="L4">
              <text:list-item>
                <text:p text:style-name="P19"><text:span text:style-name="T35">Register</text:span></text:p>
              </text:list-item>
            </text:list>
            <text:list text:style-name="L4">
              <text:list-item>
                <text:p text:style-name="P19"><text:span text:style-name="T35">Port</text:span></text:p>
              </text:list-item>
            </text:list>
            <text:list text:style-name="L4">
              <text:list-item>
                <text:p text:style-name="P19"><text:span text:style-name="T35">Isa field</text:span></text:p>
              </text:list-item>
            </text:list>
            <text:list text:style-name="L4">
              <text:list-item>
                <text:p text:style-name="P19"><text:span text:style-name="T35">Isa element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9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0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769cm" svg:x="7.231cm" svg:y="0.914cm" presentation:class="title">
          <draw:text-box>
            <text:p text:style-name="P4">An enum can be associated with <text:s/>a field</text:p>
          </draw:text-box>
        </draw:frame>
        <draw:frame presentation:style-name="pr11" draw:text-style-name="P41" draw:layer="layout" svg:width="22.216cm" svg:height="15.337cm" svg:x="5.455cm" svg:y="4.618cm" presentation:class="outline">
          <draw:text-box>
            <text:list text:style-name="L4">
              <text:list-item>
                <text:p text:style-name="P19"><text:span text:style-name="T36">Example:</text:span></text:p>
              </text:list-item>
            </text:list>
            <text:list text:style-name="L4">
              <text:list-item>
                <text:p text:style-name="P39"><text:span text:style-name="T37">csl_enum</text:span><text:span text:style-name="T38"> e_enum{</text:span></text:p>
              </text:list-item>
            </text:list>
            <text:list text:style-name="L4">
              <text:list-item>
                <text:p text:style-name="P39"><text:span text:style-name="T38">ADD,</text:span></text:p>
              </text:list-item>
            </text:list>
            <text:list text:style-name="L4">
              <text:list-item>
                <text:p text:style-name="P39"><text:span text:style-name="T38">SUB</text:span></text:p>
              </text:list-item>
            </text:list>
            <text:list text:style-name="L4">
              <text:list-item>
                <text:p text:style-name="P39"><text:span text:style-name="T38">};</text:span></text:p>
              </text:list-item>
            </text:list>
            <text:list text:style-name="L4">
              <text:list-item>
                <text:p text:style-name="P39"><text:span text:style-name="T37">csl_field</text:span><text:span text:style-name="T38"> field(5,e_enum);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20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1" draw:style-name="dp1" draw:master-page-name="fpl_5f_presentation_5f_template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Using bitranges</text:p>
          </draw:text-box>
        </draw:frame>
        <draw:custom-shape draw:style-name="gr26" draw:text-style-name="P23" draw:layer="layout" svg:width="5.308cm" svg:height="4.238cm" svg:x="13.064cm" svg:y="5.241cm">
          <text:p text:style-name="P4"/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5.308cm" svg:height="4.238cm" svg:x="13.037cm" svg:y="11.041cm">
          <text:p text:style-name="P4"/>
          <draw:enhanced-geometry svg:viewBox="0 0 21600 21600" draw:type="rectangle" draw:enhanced-path="M 0 0 L 21600 0 21600 21600 0 21600 0 0 Z N"/>
        </draw:custom-shape>
        <draw:custom-shape draw:style-name="gr27" draw:text-style-name="P23" draw:id="id31" draw:layer="layout" svg:width="1.015cm" svg:height="1.962cm" svg:x="13.063cm" svg:y="6.408cm">
          <text:p text:style-name="P4"/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1.041cm" svg:height="2.077cm" svg:x="17.337cm" svg:y="6.482cm">
          <text:p text:style-name="P4"/>
          <draw:enhanced-geometry svg:viewBox="0 0 21600 21600" draw:type="rectangle" draw:enhanced-path="M 0 0 L 21600 0 21600 21600 0 21600 0 0 Z N"/>
        </draw:custom-shape>
        <draw:custom-shape draw:style-name="gr27" draw:text-style-name="P23" draw:id="id33" draw:layer="layout" svg:width="1.04cm" svg:height="2.076cm" svg:x="13.038cm" svg:y="12.18cm">
          <text:p text:style-name="P4"/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1.041cm" svg:height="2.076cm" svg:x="17.319cm" svg:y="12.087cm">
          <text:p text:style-name="P4"/>
          <draw:enhanced-geometry svg:viewBox="0 0 21600 21600" draw:type="rectangle" draw:enhanced-path="M 0 0 L 21600 0 21600 21600 0 21600 0 0 Z N"/>
        </draw:custom-shape>
        <draw:line draw:style-name="gr28" draw:text-style-name="P23" draw:layer="layout" svg:x1="18.345cm" svg:y1="13.058cm" svg:x2="19.94cm" svg:y2="13.058cm">
          <text:p text:style-name="P4"/>
        </draw:line>
        <draw:frame draw:style-name="gr29" draw:text-style-name="P42" draw:layer="layout" svg:width="2.034cm" svg:height="1.195cm" svg:x="16.286cm" svg:y="5.334cm">
          <draw:text-box>
            <text:p text:style-name="P4"><text:span text:style-name="T39">outifc</text:span></text:p>
          </draw:text-box>
        </draw:frame>
        <draw:frame draw:style-name="gr30" draw:text-style-name="P42" draw:layer="layout" svg:width="1.982cm" svg:height="1.195cm" svg:x="13.077cm" svg:y="11.06cm">
          <draw:text-box>
            <text:p text:style-name="P4"><text:span text:style-name="T39">opifc</text:span></text:p>
          </draw:text-box>
        </draw:frame>
        <draw:frame draw:style-name="gr29" draw:text-style-name="P42" draw:layer="layout" svg:width="2.03cm" svg:height="1.195cm" svg:x="16.31cm" svg:y="11.084cm">
          <draw:text-box>
            <text:p text:style-name="P4"><text:span text:style-name="T39">outifc</text:span></text:p>
          </draw:text-box>
        </draw:frame>
        <draw:frame draw:style-name="gr31" draw:text-style-name="P42" draw:layer="layout" svg:width="2.098cm" svg:height="1.195cm" svg:x="13.099cm" svg:y="5.236cm">
          <draw:text-box>
            <text:p text:style-name="P4"><text:span text:style-name="T39">opifc</text:span></text:p>
          </draw:text-box>
        </draw:frame>
        <draw:frame draw:style-name="gr29" draw:text-style-name="P42" draw:layer="layout" svg:width="1.548cm" svg:height="1.195cm" svg:x="15.086cm" svg:y="6.637cm">
          <draw:text-box>
            <text:p text:style-name="P4"><text:span text:style-name="T39">u1</text:span></text:p>
          </draw:text-box>
        </draw:frame>
        <draw:frame draw:style-name="gr32" draw:text-style-name="P42" draw:layer="layout" svg:width="1.567cm" svg:height="1.195cm" svg:x="14.928cm" svg:y="12.324cm">
          <draw:text-box>
            <text:p text:style-name="P4"><text:span text:style-name="T39">u2</text:span></text:p>
          </draw:text-box>
        </draw:frame>
        <draw:line draw:style-name="gr28" draw:text-style-name="P23" draw:layer="layout" svg:x1="18.346cm" svg:y1="7.524cm" svg:x2="19.941cm" svg:y2="7.524cm">
          <text:p text:style-name="P4"/>
        </draw:line>
        <draw:line draw:style-name="gr28" draw:text-style-name="P23" draw:layer="layout" svg:x1="18.346cm" svg:y1="13.058cm" svg:x2="19.941cm" svg:y2="13.058cm">
          <text:p text:style-name="P4"/>
        </draw:line>
        <draw:line draw:style-name="gr28" draw:text-style-name="P23" draw:layer="layout" svg:x1="18.346cm" svg:y1="13.058cm" svg:x2="19.941cm" svg:y2="13.058cm">
          <text:p text:style-name="P4"/>
        </draw:line>
        <draw:custom-shape draw:style-name="gr27" draw:text-style-name="P23" draw:id="id29" draw:layer="layout" svg:width="1.041cm" svg:height="0.962cm" svg:x="15.253cm" svg:y="8.558cm">
          <text:p text:style-name="P4"/>
          <draw:enhanced-geometry svg:viewBox="0 0 21600 21600" draw:type="rectangle" draw:enhanced-path="M 0 0 L 21600 0 21600 21600 0 21600 0 0 Z N"/>
        </draw:custom-shape>
        <draw:custom-shape draw:style-name="gr27" draw:text-style-name="P23" draw:id="id30" draw:layer="layout" svg:width="1.041cm" svg:height="0.962cm" svg:x="15.294cm" svg:y="14.271cm">
          <text:p text:style-name="P4"/>
          <draw:enhanced-geometry svg:viewBox="0 0 21600 21600" draw:type="rectangle" draw:enhanced-path="M 0 0 L 21600 0 21600 21600 0 21600 0 0 Z N"/>
        </draw:custom-shape>
        <draw:frame draw:style-name="gr29" draw:text-style-name="P42" draw:layer="layout" svg:width="2.034cm" svg:height="1.195cm" svg:x="14.803cm" svg:y="7.54cm">
          <draw:text-box>
            <text:p text:style-name="P4"><text:span text:style-name="T39">selifc</text:span></text:p>
          </draw:text-box>
        </draw:frame>
        <draw:frame draw:style-name="gr29" draw:text-style-name="P42" draw:layer="layout" svg:width="2.034cm" svg:height="1.195cm" svg:x="14.643cm" svg:y="13.194cm">
          <draw:text-box>
            <text:p text:style-name="P4"><text:span text:style-name="T39">selifc</text:span></text:p>
          </draw:text-box>
        </draw:frame>
        <draw:connector draw:style-name="gr33" draw:text-style-name="P23" draw:layer="layout" svg:x1="8.221cm" svg:y1="9.993cm" svg:x2="15.773cm" svg:y2="9.52cm" draw:end-shape="id29" draw:end-glue-point="2">
          <text:p text:style-name="P4"/>
        </draw:connector>
        <draw:connector draw:style-name="gr33" draw:text-style-name="P23" draw:layer="layout" svg:x1="9.536cm" svg:y1="9.982cm" svg:x2="15.814cm" svg:y2="15.233cm" draw:end-shape="id30" draw:end-glue-point="2">
          <text:p text:style-name="P4"/>
        </draw:connector>
        <draw:connector draw:style-name="gr33" draw:text-style-name="P23" draw:id="id32" draw:layer="layout" draw:type="line" svg:x1="8.299cm" svg:y1="7.376cm" svg:x2="13.063cm" svg:y2="7.389cm" draw:end-shape="id31" draw:end-glue-point="3">
          <text:p text:style-name="P4"/>
        </draw:connector>
        <draw:connector draw:style-name="gr33" draw:text-style-name="P23" draw:layer="layout" svg:x1="10.681cm" svg:y1="7.382cm" svg:x2="13.038cm" svg:y2="13.218cm" draw:start-shape="id32" draw:start-glue-point="0" draw:end-shape="id33" draw:end-glue-point="3">
          <text:p text:style-name="P4"/>
        </draw:connector>
        <draw:line draw:style-name="gr33" draw:text-style-name="P23" draw:layer="layout" svg:x1="9.536cm" svg:y1="7.777cm" svg:x2="9.937cm" svg:y2="7.015cm">
          <text:p text:style-name="P4"/>
        </draw:line>
        <draw:frame draw:style-name="gr34" draw:text-style-name="P42" draw:layer="layout" svg:width="0.882cm" svg:height="1.254cm" svg:x="9.255cm" svg:y="5.973cm">
          <draw:text-box>
            <text:p text:style-name="P4"><text:span text:style-name="T39">8</text:span></text:p>
          </draw:text-box>
        </draw:frame>
        <draw:line draw:style-name="gr33" draw:text-style-name="P23" draw:layer="layout" svg:x1="19.077cm" svg:y1="8.017cm" svg:x2="19.478cm" svg:y2="7.255cm">
          <text:p text:style-name="P4"/>
        </draw:line>
        <draw:frame draw:style-name="gr35" draw:text-style-name="P42" draw:layer="layout" svg:width="0.882cm" svg:height="1.195cm" svg:x="18.796cm" svg:y="6.213cm">
          <draw:text-box draw:corner-radius="10.623cm">
            <text:p text:style-name="P4"><text:span text:style-name="T39">8</text:span></text:p>
          </draw:text-box>
        </draw:frame>
        <draw:line draw:style-name="gr33" draw:text-style-name="P23" draw:layer="layout" svg:x1="19.037cm" svg:y1="13.43cm" svg:x2="19.438cm" svg:y2="12.668cm">
          <text:p text:style-name="P4"/>
        </draw:line>
        <draw:frame draw:style-name="gr35" draw:text-style-name="P42" draw:layer="layout" svg:width="0.882cm" svg:height="1.195cm" svg:x="18.756cm" svg:y="11.626cm">
          <draw:text-box>
            <text:p text:style-name="P4"><text:span text:style-name="T39">8</text:span></text:p>
          </draw:text-box>
        </draw:frame>
        <draw:frame draw:style-name="gr36" draw:text-style-name="P42" draw:layer="layout" svg:width="1.523cm" svg:height="1.195cm" svg:x="6.369cm" svg:y="6.816cm">
          <draw:text-box>
            <text:p text:style-name="P4"><text:span text:style-name="T39">op</text:span></text:p>
          </draw:text-box>
        </draw:frame>
        <draw:frame draw:style-name="gr36" draw:text-style-name="P42" draw:layer="layout" svg:width="1.483cm" svg:height="1.195cm" svg:x="6.409cm" svg:y="9.501cm">
          <draw:text-box>
            <text:p text:style-name="P4"><text:span text:style-name="T39">sel</text:span></text:p>
          </draw:text-box>
        </draw:frame>
        <draw:ellipse draw:style-name="gr28" draw:text-style-name="P23" draw:layer="layout" svg:width="0.32cm" svg:height="0.36cm" svg:x="10.458cm" svg:y="7.176cm">
          <text:p text:style-name="P4"/>
        </draw:ellipse>
        <draw:ellipse draw:style-name="gr28" draw:text-style-name="P23" draw:layer="layout" svg:width="0.321cm" svg:height="0.361cm" svg:x="9.335cm" svg:y="9.781cm">
          <text:p text:style-name="P4"/>
        </draw:ellipse>
        <draw:line draw:style-name="gr33" draw:text-style-name="P23" draw:layer="layout" svg:x1="8.633cm" svg:y1="10.339cm" svg:x2="9.034cm" svg:y2="9.577cm">
          <text:p text:style-name="P4"/>
        </draw:line>
        <draw:frame draw:style-name="gr34" draw:text-style-name="P42" draw:layer="layout" svg:width="0.882cm" svg:height="1.254cm" svg:x="8.352cm" svg:y="8.535cm">
          <draw:text-box>
            <text:p text:style-name="P4"><text:span text:style-name="T39">2</text:span></text:p>
          </draw:text-box>
        </draw:frame>
        <presentation:notes draw:style-name="dp2">
          <draw:page-thumbnail draw:style-name="gr1" draw:layer="layout" svg:width="13.877cm" svg:height="11.093cm" svg:x="3.577cm" svg:y="2.247cm" draw:page-number="21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2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6.561cm" svg:y="-0.536cm" presentation:class="title" presentation:user-transformed="true">
          <draw:text-box>
            <text:p text:style-name="P4">Specifying offset</text:p>
          </draw:text-box>
        </draw:frame>
        <draw:frame presentation:style-name="pr17" draw:text-style-name="P43" draw:layer="layout" svg:width="25.093cm" svg:height="19.905cm" svg:x="4.79cm" svg:y="2.277cm" presentation:class="outline" presentation:user-transformed="true">
          <draw:text-box>
            <text:list text:style-name="L4">
              <text:list-item>
                <text:p text:id="id141" text:style-name="P43"><text:span text:style-name="T40">csl_unit </text:span><text:span text:style-name="T41">_2bit_flip_flop{</text:span></text:p>
              </text:list-item>
            </text:list>
            <text:list text:style-name="L4">
              <text:list-item>
                <text:p text:style-name="P43"><text:span text:style-name="T40"><text:s/></text:span><text:span text:style-name="T40">csl_port</text:span><text:span text:style-name="T41"> p_data(input),clk(input),enable(input),q(output);</text:span></text:p>
              </text:list-item>
            </text:list>
            <text:list text:style-name="L4">
              <text:list-item>
                <text:p text:style-name="P43"><text:span text:style-name="T41"><text:s text:c="2"/></text:span><text:span text:style-name="T41">_2bit_flip_flop() { p_data.</text:span><text:span text:style-name="T42">set_width</text:span><text:span text:style-name="T41">(2); } <text:s/>};</text:span></text:p>
              </text:list-item>
            </text:list>
            <text:list text:style-name="L4">
              <text:list-item>
                <text:p text:style-name="P43"><text:span text:style-name="T40">csl_unit</text:span><text:span text:style-name="T41"> ff_a {</text:span></text:p>
              </text:list-item>
            </text:list>
            <text:list text:style-name="L4">
              <text:list-item>
                <text:p text:style-name="P43"><text:span text:style-name="T41"><text:s/></text:span><text:span text:style-name="T40">csl_port</text:span><text:span text:style-name="T41"> p_data_a(input),clk_a(input),enable_a(input),q_a(output);</text:span></text:p>
              </text:list-item>
            </text:list>
            <text:list text:style-name="L4">
              <text:list-item>
                <text:p text:style-name="P43"><text:span text:style-name="T41"><text:s/></text:span><text:span text:style-name="T41">ff_a () { </text:span><text:span text:style-name="T42">set_offset</text:span><text:span text:style-name="T41">(2); } <text:s/>};</text:span></text:p>
              </text:list-item>
            </text:list>
            <text:list text:style-name="L4">
              <text:list-item>
                <text:p text:style-name="P43"><text:span text:style-name="T40">csl_unit</text:span><text:span text:style-name="T41"> ff_b { <text:s text:c="3"/></text:span></text:p>
              </text:list-item>
            </text:list>
            <text:list text:style-name="L4">
              <text:list-item>
                <text:p text:style-name="P43"><text:span text:style-name="T40"><text:s/></text:span><text:span text:style-name="T40">csl_port</text:span><text:span text:style-name="T41"> p_data_b(input),clk_b(input),enable_b(input),q_b(output);</text:span></text:p>
              </text:list-item>
            </text:list>
            <text:list text:style-name="L4">
              <text:list-item>
                <text:p text:style-name="P43"><text:span text:style-name="T41"><text:s/></text:span><text:span text:style-name="T41">ff_b () { set_offset(2); } <text:s/>};</text:span></text:p>
              </text:list-item>
            </text:list>
            <text:list text:style-name="L4">
              <text:list-item>
                <text:p text:style-name="P43"><text:span text:style-name="T40">csl_unit</text:span><text:span text:style-name="T41"> ff_c { <text:s text:c="2"/></text:span></text:p>
              </text:list-item>
            </text:list>
            <text:list text:style-name="L4">
              <text:list-item>
                <text:p text:style-name="P43"><text:span text:style-name="T40">csl_port</text:span><text:span text:style-name="T41"> p_data_c(input),</text:span></text:p>
              </text:list-item>
            </text:list>
            <text:list text:style-name="L4">
              <text:list-item>
                <text:p text:style-name="P43"><text:span text:style-name="T41">clk_c(input), enable_c(input)</text:span></text:p>
              </text:list-item>
            </text:list>
            <text:list text:style-name="L4">
              <text:list-item>
                <text:p text:style-name="P43"><text:span text:style-name="T41">,q_c(output);</text:span></text:p>
              </text:list-item>
            </text:list>
            <text:list text:style-name="L4">
              <text:list-item>
                <text:p text:style-name="P43"><text:span text:style-name="T41"><text:s/></text:span><text:span text:style-name="T41">ff_c() { set_offset(4); } };</text:span></text:p>
              </text:list-item>
            </text:list>
            <text:list text:style-name="L4">
              <text:list-item>
                <text:p text:style-name="P43"><text:span text:style-name="T40">csl_unit</text:span><text:span text:style-name="T41"> decoder { </text:span></text:p>
              </text:list-item>
            </text:list>
            <text:list text:style-name="L4">
              <text:list-item>
                <text:p text:style-name="P43"><text:span text:style-name="T41"><text:s/></text:span><text:span text:style-name="T40">csl_port</text:span><text:span text:style-name="T41"> dec_in(input,6), </text:span></text:p>
              </text:list-item>
            </text:list>
            <text:list text:style-name="L4">
              <text:list-item>
                <text:p text:style-name="P43"><text:span text:style-name="T41"><text:s/></text:span><text:span text:style-name="T41">dec_out(output,64);</text:span></text:p>
              </text:list-item>
            </text:list>
            <text:list text:style-name="L4">
              <text:list-item>
                <text:p text:style-name="P43"><text:span text:style-name="T41"><text:s text:c="2"/></text:span><text:span text:style-name="T41">decoder () { <text:s text:c="2"/></text:span><text:span text:style-name="T42">add_logic</text:span><text:span text:style-name="T41">(gen_decoder); } <text:s/>};</text:span></text:p>
              </text:list-item>
            </text:list>
            <text:list text:style-name="L4">
              <text:list-item>
                <text:p text:style-name="P43"><text:span text:style-name="T41"><text:s/></text:span><text:span text:style-name="T41">_2bit_flip_flop ff_[[a-c]](.p_data(in_[\1</text:span><text:span text:style-name="T43">]</text:span><text:span text:style-name="T41">),</text:span></text:p>
              </text:list-item>
            </text:list>
            <text:list text:style-name="L4">
              <text:list-item>
                <text:p text:style-name="P43"><text:span text:style-name="T41">.enable(enable), .clk(clk_[\1]),.q(out_</text:span><text:span text:style-name="T43">[\1</text:span><text:span text:style-name="T41">])));</text:span></text:p>
              </text:list-item>
            </text:list>
            <text:list text:style-name="L4">
              <text:list-item>
                <text:p text:style-name="P43"><text:span text:style-name="T41">csl_list(</text:span><text:span text:style-name="T43">ff_[[a-c]].</text:span><text:span text:style-name="T41">in_[\1</text:span><text:span text:style-name="T43">]).</text:span><text:span text:style-name="T44">connect</text:span><text:span text:style-name="T43">(dcd.d_in); </text:span></text:p>
              </text:list-item>
            </text:list>
          </draw:text-box>
        </draw:frame>
        <draw:custom-shape draw:style-name="gr37" draw:text-style-name="P45" draw:id="id142" draw:layer="layout" svg:width="2.858cm" svg:height="1.574cm" svg:x="17.583cm" svg:y="10.683cm">
          <text:p text:style-name="P44"><text:span text:style-name="T45">flip_flop_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45" draw:id="id144" draw:layer="layout" svg:width="2.878cm" svg:height="1.573cm" svg:x="17.583cm" svg:y="12.95cm">
          <text:p text:style-name="P44"><text:span text:style-name="T45">flip_flop_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45" draw:id="id153" draw:layer="layout" svg:width="2.838cm" svg:height="1.574cm" svg:x="17.583cm" svg:y="15.217cm">
          <text:p text:style-name="P44"><text:span text:style-name="T45">flip_flop_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45" draw:id="id155" draw:layer="layout" svg:width="1.574cm" svg:height="0.908cm" svg:x="24.773cm" svg:y="13.278cm">
          <text:p text:style-name="P44"><text:span text:style-name="T45">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46" draw:id="id157" draw:layer="layout" svg:x1="17.585cm" svg:y1="15.6cm" svg:x2="14.958cm" svg:y2="15.6cm">
          <text:p text:style-name="P4"/>
        </draw:line>
        <draw:line draw:style-name="gr42" draw:text-style-name="P46" draw:id="id158" draw:layer="layout" svg:x1="17.592cm" svg:y1="13.351cm" svg:x2="14.965cm" svg:y2="13.351cm">
          <text:p text:style-name="P4"/>
        </draw:line>
        <draw:line draw:style-name="gr43" draw:text-style-name="P46" draw:id="id159" draw:layer="layout" svg:x1="17.599cm" svg:y1="11.084cm" svg:x2="14.971cm" svg:y2="11.084cm">
          <text:p text:style-name="P4"/>
        </draw:line>
        <draw:line draw:style-name="gr44" draw:text-style-name="P46" draw:id="id160" draw:layer="layout" svg:x1="14.958cm" svg:y1="15.6cm" svg:x2="14.958cm" svg:y2="10.475cm">
          <text:p text:style-name="P4"/>
        </draw:line>
        <draw:frame draw:style-name="gr45" draw:text-style-name="P48" draw:id="id161" draw:layer="layout" svg:width="1.62cm" svg:height="0.786cm" svg:x="14.301cm" svg:y="10.049cm">
          <draw:text-box>
            <text:p text:style-name="P47"><text:span text:style-name="T46">enable</text:span></text:p>
          </draw:text-box>
        </draw:frame>
        <draw:line draw:style-name="gr46" draw:text-style-name="P46" draw:id="id162" draw:layer="layout" svg:x1="16.426cm" svg:y1="11.484cm" svg:x2="17.585cm" svg:y2="11.484cm">
          <text:p text:style-name="P4"/>
        </draw:line>
        <draw:line draw:style-name="gr47" draw:text-style-name="P46" draw:id="id163" draw:layer="layout" svg:x1="16.428cm" svg:y1="11.849cm" svg:x2="17.588cm" svg:y2="11.849cm">
          <text:p text:style-name="P4"/>
        </draw:line>
        <draw:line draw:style-name="gr48" draw:text-style-name="P46" draw:id="id164" draw:layer="layout" svg:x1="16.456cm" svg:y1="13.712cm" svg:x2="17.617cm" svg:y2="13.712cm">
          <text:p text:style-name="P4"/>
        </draw:line>
        <draw:line draw:style-name="gr49" draw:text-style-name="P46" draw:id="id165" draw:layer="layout" svg:x1="16.457cm" svg:y1="14.166cm" svg:x2="17.618cm" svg:y2="14.166cm">
          <text:p text:style-name="P4"/>
        </draw:line>
        <draw:line draw:style-name="gr50" draw:text-style-name="P46" draw:id="id166" draw:layer="layout" svg:x1="16.43cm" svg:y1="16.002cm" svg:x2="17.591cm" svg:y2="16.002cm">
          <text:p text:style-name="P4"/>
        </draw:line>
        <draw:line draw:style-name="gr51" draw:text-style-name="P46" draw:id="id167" draw:layer="layout" svg:x1="16.431cm" svg:y1="16.403cm" svg:x2="17.591cm" svg:y2="16.403cm">
          <text:p text:style-name="P4"/>
        </draw:line>
        <draw:frame draw:style-name="gr52" draw:text-style-name="P48" draw:id="id168" draw:layer="layout" svg:width="1.187cm" svg:height="1.224cm" svg:x="15.559cm" svg:y="11.136cm">
          <draw:text-box>
            <text:p text:style-name="P47"><text:span text:style-name="T46">in_a</text:span></text:p>
          </draw:text-box>
        </draw:frame>
        <draw:frame draw:style-name="gr53" draw:text-style-name="P48" draw:id="id169" draw:layer="layout" svg:width="1.187cm" svg:height="1.225cm" svg:x="15.543cm" svg:y="13.412cm">
          <draw:text-box>
            <text:p text:style-name="P47"><text:span text:style-name="T46">in_b</text:span></text:p>
          </draw:text-box>
        </draw:frame>
        <draw:frame draw:style-name="gr54" draw:text-style-name="P48" draw:id="id170" draw:layer="layout" svg:width="1.187cm" svg:height="0.787cm" svg:x="15.436cm" svg:y="15.567cm">
          <draw:text-box>
            <text:p text:style-name="P47"><text:span text:style-name="T46">in_c</text:span></text:p>
          </draw:text-box>
        </draw:frame>
        <draw:frame draw:style-name="gr55" draw:text-style-name="P48" draw:id="id171" draw:layer="layout" svg:width="1.342cm" svg:height="1.224cm" svg:x="15.334cm" svg:y="11.513cm">
          <draw:text-box>
            <text:p text:style-name="P47"><text:span text:style-name="T46">clk_a</text:span></text:p>
          </draw:text-box>
        </draw:frame>
        <draw:frame draw:style-name="gr56" draw:text-style-name="P48" draw:id="id172" draw:layer="layout" svg:width="1.308cm" svg:height="1.301cm" svg:x="15.412cm" svg:y="13.804cm">
          <draw:text-box>
            <text:p text:style-name="P47"><text:span text:style-name="T46">clk_b</text:span></text:p>
          </draw:text-box>
        </draw:frame>
        <draw:frame draw:style-name="gr57" draw:text-style-name="P48" draw:id="id173" draw:layer="layout" svg:width="1.39cm" svg:height="1.225cm" svg:x="15.303cm" svg:y="16.031cm">
          <draw:text-box>
            <text:p text:style-name="P47"><text:span text:style-name="T46">clk_c</text:span></text:p>
          </draw:text-box>
        </draw:frame>
        <draw:frame draw:style-name="gr58" draw:text-style-name="P48" draw:id="id174" draw:layer="layout" svg:width="1.425cm" svg:height="0.776cm" svg:x="21.446cm" svg:y="11.545cm">
          <draw:text-box>
            <text:p text:style-name="P47"><text:span text:style-name="T46">[0:1]</text:span></text:p>
          </draw:text-box>
        </draw:frame>
        <draw:frame draw:style-name="gr59" draw:text-style-name="P48" draw:id="id152" draw:layer="layout" svg:width="1.112cm" svg:height="0.962cm" svg:x="20.627cm" svg:y="13.856cm">
          <draw:text-box>
            <text:p text:style-name="P47"><text:span text:style-name="T46">out_b</text:span></text:p>
          </draw:text-box>
        </draw:frame>
        <draw:frame draw:style-name="gr60" draw:text-style-name="P48" draw:id="id154" draw:layer="layout" svg:width="1.752cm" svg:height="1.225cm" svg:x="18.313cm" svg:y="16.157cm">
          <draw:text-box>
            <text:p text:style-name="P47"><text:span text:style-name="T46">out_c</text:span></text:p>
          </draw:text-box>
        </draw:frame>
        <draw:frame draw:style-name="gr61" draw:text-style-name="P48" draw:id="id175" draw:layer="layout" svg:width="1.163cm" svg:height="0.586cm" svg:x="23.009cm" svg:y="13.835cm">
          <draw:text-box>
            <text:p text:style-name="P47"><text:span text:style-name="T46">dec_in</text:span></text:p>
          </draw:text-box>
        </draw:frame>
        <draw:line draw:style-name="gr62" draw:text-style-name="P46" draw:id="id176" draw:layer="layout" svg:x1="26.34cm" svg:y1="13.719cm" svg:x2="27.708cm" svg:y2="13.719cm">
          <text:p text:style-name="P4"/>
        </draw:line>
        <draw:polyline draw:style-name="gr63" draw:text-style-name="P46" draw:id="id177" draw:layer="layout" svg:width="0.166cm" svg:height="0.206cm" svg:x="16.928cm" svg:y="11.382cm" svg:viewBox="0 0 167 207" draw:points="0,0 99,129 167,207">
          <text:p text:style-name="P4"/>
        </draw:polyline>
        <draw:polyline draw:style-name="gr64" draw:text-style-name="P46" draw:id="id178" draw:layer="layout" svg:width="0.168cm" svg:height="0.204cm" svg:x="16.914cm" svg:y="13.622cm" svg:viewBox="0 0 169 205" draw:points="0,0 100,128 169,205">
          <text:p text:style-name="P4"/>
        </draw:polyline>
        <draw:polyline draw:style-name="gr65" draw:text-style-name="P46" draw:id="id179" draw:layer="layout" svg:width="0.168cm" svg:height="0.206cm" svg:x="16.929cm" svg:y="15.924cm" svg:viewBox="0 0 169 207" draw:points="0,0 99,131 169,207">
          <text:p text:style-name="P4"/>
        </draw:polyline>
        <draw:frame draw:style-name="gr66" draw:text-style-name="P48" draw:id="id180" draw:layer="layout" svg:width="0.852cm" svg:height="0.786cm" svg:x="16.747cm" svg:y="10.949cm">
          <draw:text-box>
            <text:p text:style-name="P47"><text:span text:style-name="T46">2</text:span></text:p>
          </draw:text-box>
        </draw:frame>
        <draw:frame draw:style-name="gr67" draw:text-style-name="P48" draw:id="id181" draw:layer="layout" svg:width="0.864cm" svg:height="1.13cm" svg:x="16.719cm" svg:y="13.189cm">
          <draw:text-box>
            <text:p text:style-name="P47"><text:span text:style-name="T46">2</text:span></text:p>
          </draw:text-box>
        </draw:frame>
        <draw:frame draw:style-name="gr68" draw:text-style-name="P48" draw:id="id182" draw:layer="layout" svg:width="0.906cm" svg:height="0.785cm" svg:x="16.747cm" svg:y="15.481cm">
          <draw:text-box>
            <text:p text:style-name="P47"><text:span text:style-name="T46">2</text:span></text:p>
          </draw:text-box>
        </draw:frame>
        <draw:frame draw:style-name="gr69" draw:text-style-name="P48" draw:id="id183" draw:layer="layout" svg:width="0.785cm" svg:height="0.785cm" svg:x="23.303cm" svg:y="13.066cm">
          <draw:text-box>
            <text:p text:style-name="P47"><text:span text:style-name="T46">6</text:span></text:p>
          </draw:text-box>
        </draw:frame>
        <draw:frame draw:style-name="gr70" draw:text-style-name="P48" draw:id="id184" draw:layer="layout" svg:width="1.478cm" svg:height="1.224cm" svg:x="26.522cm" svg:y="12.784cm">
          <draw:text-box>
            <text:p text:style-name="P47"><text:span text:style-name="T46">64</text:span></text:p>
          </draw:text-box>
        </draw:frame>
        <draw:polyline draw:style-name="gr71" draw:text-style-name="P46" draw:id="id145" draw:layer="layout" svg:width="0.167cm" svg:height="0.241cm" svg:x="23.626cm" svg:y="13.593cm" svg:viewBox="0 0 168 242" draw:points="0,0 98,152 168,242">
          <text:p text:style-name="P4"/>
        </draw:polyline>
        <draw:polyline draw:style-name="gr72" draw:text-style-name="P46" draw:id="id146" draw:layer="layout" svg:width="0.168cm" svg:height="0.207cm" svg:x="26.969cm" svg:y="13.617cm" svg:viewBox="0 0 169 208" draw:points="0,0 98,130 169,208">
          <text:p text:style-name="P4"/>
        </draw:polyline>
        <draw:polyline draw:style-name="gr73" draw:text-style-name="P46" draw:id="id185" draw:layer="layout" svg:width="0.168cm" svg:height="0.206cm" svg:x="20.74cm" svg:y="11.363cm" svg:viewBox="0 0 169 207" draw:points="0,0 98,131 169,207">
          <text:p text:style-name="P4"/>
        </draw:polyline>
        <draw:polyline draw:style-name="gr74" draw:text-style-name="P46" draw:id="id186" draw:layer="layout" svg:width="0.167cm" svg:height="0.206cm" svg:x="20.735cm" svg:y="13.615cm" svg:viewBox="0 0 168 207" draw:points="0,0 100,131 168,207">
          <text:p text:style-name="P4"/>
        </draw:polyline>
        <draw:polyline draw:style-name="gr75" draw:text-style-name="P46" draw:id="id187" draw:layer="layout" svg:width="0.167cm" svg:height="0.208cm" svg:x="20.827cm" svg:y="15.904cm" svg:viewBox="0 0 168 209" draw:points="0,0 99,131 168,209">
          <text:p text:style-name="P4"/>
        </draw:polyline>
        <draw:frame draw:style-name="gr76" draw:text-style-name="P48" draw:id="id188" draw:layer="layout" svg:width="0.771cm" svg:height="0.786cm" svg:x="20.556cm" svg:y="10.863cm">
          <draw:text-box>
            <text:p text:style-name="P47"><text:span text:style-name="T46">2</text:span></text:p>
          </draw:text-box>
        </draw:frame>
        <draw:frame draw:style-name="gr77" draw:text-style-name="P48" draw:id="id189" draw:layer="layout" svg:width="0.848cm" svg:height="0.786cm" svg:x="20.479cm" svg:y="13.078cm">
          <draw:text-box>
            <text:p text:style-name="P47"><text:span text:style-name="T46">2</text:span></text:p>
          </draw:text-box>
        </draw:frame>
        <draw:frame draw:style-name="gr78" draw:text-style-name="P48" draw:id="id150" draw:layer="layout" svg:width="1.069cm" svg:height="0.785cm" svg:x="20.571cm" svg:y="15.383cm">
          <draw:text-box>
            <text:p text:style-name="P47"><text:span text:style-name="T46">2</text:span></text:p>
          </draw:text-box>
        </draw:frame>
        <draw:line draw:style-name="gr79" draw:text-style-name="P46" draw:id="id147" draw:layer="layout" svg:x1="20.45cm" svg:y1="11.462cm" svg:x2="21.641cm" svg:y2="11.462cm">
          <text:p text:style-name="P4"/>
        </draw:line>
        <draw:line draw:style-name="gr80" draw:text-style-name="P46" draw:id="id148" draw:layer="layout" svg:x1="20.429cm" svg:y1="16.014cm" svg:x2="21.641cm" svg:y2="16.013cm">
          <text:p text:style-name="P4"/>
        </draw:line>
        <draw:line draw:style-name="gr81" draw:text-style-name="P46" draw:id="id151" draw:layer="layout" svg:x1="20.48cm" svg:y1="13.718cm" svg:x2="21.641cm" svg:y2="13.718cm">
          <text:p text:style-name="P4"/>
        </draw:line>
        <draw:line draw:style-name="gr82" draw:text-style-name="P46" draw:id="id149" draw:layer="layout" svg:x1="23.086cm" svg:y1="13.718cm" svg:x2="24.753cm" svg:y2="13.718cm">
          <text:p text:style-name="P4"/>
        </draw:line>
        <draw:line draw:style-name="gr83" draw:text-style-name="P46" draw:id="id194" draw:layer="layout" svg:x1="21.641cm" svg:y1="11.478cm" svg:x2="21.641cm" svg:y2="16.049cm">
          <text:p text:style-name="P4"/>
        </draw:line>
        <draw:frame draw:style-name="gr84" draw:text-style-name="P48" draw:id="id143" draw:layer="layout" svg:width="1.427cm" svg:height="1.224cm" svg:x="20.411cm" svg:y="11.545cm">
          <draw:text-box>
            <text:p text:style-name="P47"><text:span text:style-name="T46">out_a</text:span></text:p>
          </draw:text-box>
        </draw:frame>
        <draw:frame draw:style-name="gr85" draw:text-style-name="P48" draw:id="id190" draw:layer="layout" svg:width="1.426cm" svg:height="0.776cm" svg:x="21.444cm" svg:y="13.725cm">
          <draw:text-box>
            <text:p text:style-name="P47"><text:span text:style-name="T46">[0:1]</text:span></text:p>
          </draw:text-box>
        </draw:frame>
        <draw:frame draw:style-name="gr86" draw:text-style-name="P48" draw:id="id191" draw:layer="layout" svg:width="1.425cm" svg:height="0.776cm" svg:x="21.348cm" svg:y="16.113cm">
          <draw:text-box>
            <text:p text:style-name="P47"><text:span text:style-name="T46">[0:1]</text:span></text:p>
          </draw:text-box>
        </draw:frame>
        <draw:line draw:style-name="gr87" draw:text-style-name="P46" draw:id="id195" draw:layer="layout" svg:x1="21.654cm" svg:y1="13.718cm" svg:x2="23.108cm" svg:y2="13.718cm">
          <text:p text:style-name="P4"/>
        </draw:line>
        <draw:frame draw:style-name="gr88" draw:text-style-name="P49" draw:id="id193" draw:layer="layout" svg:width="1.425cm" svg:height="0.784cm" svg:x="21.348cm" svg:y="16.06cm">
          <draw:text-box>
            <text:p text:style-name="P47"><text:span text:style-name="T47">[4:5]</text:span></text:p>
          </draw:text-box>
        </draw:frame>
        <draw:frame draw:style-name="gr89" draw:text-style-name="P49" draw:id="id192" draw:layer="layout" svg:width="1.426cm" svg:height="0.784cm" svg:x="21.444cm" svg:y="13.778cm">
          <draw:text-box>
            <text:p text:style-name="P47"><text:span text:style-name="T47">[2:3]</text:span></text:p>
          </draw:text-box>
        </draw:frame>
        <draw:frame draw:style-name="gr90" draw:text-style-name="P48" draw:id="id156" draw:layer="layout" svg:width="0.931cm" svg:height="0.586cm" svg:x="24.043cm" svg:y="13.868cm">
          <draw:text-box>
            <text:p text:style-name="P47"><text:span text:style-name="T46">[0:5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90" smil:type="dissolve" smil:mode="out"/>
                  <anim:set smil:begin="0.499s" smil:dur="0.001s" smil:fill="hold" smil:targetElement="id190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92" smil:attributeName="visibility" smil:to="visible"/>
                  <anim:transitionFilter smil:dur="0.5s" smil:targetElement="id19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91" smil:type="dissolve" smil:mode="out"/>
                  <anim:set smil:begin="0.499s" smil:dur="0.001s" smil:fill="hold" smil:targetElement="id191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93" smil:attributeName="visibility" smil:to="visible"/>
                  <anim:transitionFilter smil:dur="0.5s" smil:targetElement="id193" smil:type="dissolv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74" smil:type="dissolve" smil:mode="out"/>
                  <anim:set smil:begin="0.499s" smil:dur="0.001s" smil:fill="hold" smil:targetElement="id174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92" smil:type="dissolve" smil:mode="out"/>
                  <anim:set smil:begin="0.499s" smil:dur="0.001s" smil:fill="hold" smil:targetElement="id19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93" smil:type="dissolve" smil:mode="out"/>
                  <anim:set smil:begin="0.499s" smil:dur="0.001s" smil:fill="hold" smil:targetElement="id193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95" smil:attributeName="visibility" smil:to="visible"/>
                  <anim:transitionFilter smil:dur="0.5s" smil:targetElement="id195" smil:type="dissolv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877cm" svg:height="11.093cm" svg:x="3.577cm" svg:y="2.247cm" draw:page-number="22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3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50" draw:layer="layout" svg:width="18.666cm" svg:height="3.649cm" svg:x="7.231cm" svg:y="0.974cm" presentation:class="title">
          <draw:text-box>
            <text:p text:style-name="P50">CSL_INTERFACE</text:p>
          </draw:text-box>
        </draw:frame>
        <draw:frame presentation:style-name="pr18" draw:text-style-name="P52" draw:layer="layout" svg:width="22.216cm" svg:height="15.337cm" svg:x="5.455cm" svg:y="4.618cm" presentation:class="outline">
          <draw:text-box>
            <text:list text:style-name="L5">
              <text:list-item>
                <text:p text:style-name="P51"><text:span text:style-name="T48">Interfaces are containers for the port list of a unit</text:span></text:p>
              </text:list-item>
            </text:list>
            <text:list text:style-name="L5">
              <text:list-item>
                <text:p text:style-name="P51"><text:span text:style-name="T48">Instances of interfaces can be used in units that have same signal sets.</text:span></text:p>
              </text:list-item>
            </text:list>
            <text:list text:style-name="L5">
              <text:list-item>
                <text:p text:style-name="P51"><text:span text:style-name="T48">More than one interface of the same or different type may be added to one unit. </text:span></text:p>
              </text:list-item>
            </text:list>
            <text:list text:style-name="L5">
              <text:list-item>
                <text:p text:style-name="P51"><text:span text:style-name="T48">The interfaces may be instances of the same or different interfaces.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23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4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50" draw:layer="layout" svg:width="18.666cm" svg:height="3.649cm" svg:x="6.896cm" svg:y="0.438cm" presentation:class="title" presentation:user-transformed="true">
          <draw:text-box>
            <text:p text:style-name="P50">CSL_INTERFACE</text:p>
          </draw:text-box>
        </draw:frame>
        <draw:frame presentation:style-name="pr19" draw:text-style-name="P53" draw:layer="layout" svg:width="22.216cm" svg:height="16.673cm" svg:x="5.455cm" svg:y="4.22cm" presentation:class="outline" presentation:user-transformed="true">
          <draw:text-box>
            <text:list text:style-name="L4">
              <text:list-item>
                <text:p text:style-name="P53"><text:span text:style-name="T49">Modifying the contents (adding, deleting or changing the port names) of the interface container modifies the contents of all instances of the interface.</text:span></text:p>
              </text:list-item>
            </text:list>
            <text:list text:style-name="L4">
              <text:list-item>
                <text:p text:style-name="P53"><text:span text:style-name="T49">The port directions of all signals in an instance of an interface may be reversed using the </text:span><text:span text:style-name="T50">reverse() </text:span><text:span text:style-name="T49">method</text:span></text:p>
              </text:list-item>
            </text:list>
            <text:list text:style-name="L4">
              <text:list-item>
                <text:p text:style-name="P53"><text:span text:style-name="T49">are not reversed signals connected to the port which have a </text:span><text:span text:style-name="T50">dont_modify_direction </text:span><text:span text:style-name="T49">attribute.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24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5" draw:style-name="dp1" draw:master-page-name="fpl_5f_presentation_5f_template" presentation:presentation-page-layout-name="AL4T3" presentation:use-footer-name="ftr1" presentation:use-date-time-name="dtd1">
        <office:forms form:automatic-focus="false" form:apply-design-mode="false"/>
        <draw:frame presentation:style-name="pr3" draw:text-style-name="P50" draw:layer="layout" svg:width="18.666cm" svg:height="3.649cm" svg:x="6.595cm" svg:y="0cm" presentation:class="title" presentation:user-transformed="true">
          <draw:text-box>
            <text:p text:style-name="P50">CSL_INTERFACE</text:p>
          </draw:text-box>
        </draw:frame>
        <draw:frame presentation:style-name="pr20" draw:text-style-name="P56" draw:layer="layout" svg:width="11.891cm" svg:height="15.441cm" svg:x="4.369cm" svg:y="3.862cm" presentation:class="outline" presentation:user-transformed="true">
          <draw:text-box>
            <text:list text:style-name="L4">
              <text:list-item>
                <text:p text:style-name="P28"><text:span text:style-name="T51">csl_interface</text:span><text:span text:style-name="T52"> ifc{</text:span></text:p>
              </text:list-item>
            </text:list>
            <text:list text:style-name="L4">
              <text:list-item>
                <text:list>
                  <text:list-item>
                    <text:p text:style-name="P54"><text:span text:style-name="T51">csl_port</text:span><text:span text:style-name="T52"> a(input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4"><text:span text:style-name="T51">csl_port</text:span><text:span text:style-name="T52"> b(input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4"><text:span text:style-name="T51">csl_port</text:span><text:span text:style-name="T52"> c(output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4"><text:span text:style-name="T52">ifc () {} <text:s/>};</text:span></text:p>
                  </text:list-item>
                </text:list>
              </text:list-item>
            </text:list>
            <text:list text:style-name="L4">
              <text:list-item>
                <text:p text:style-name="P28"><text:span text:style-name="T51">csl_unit</text:span><text:span text:style-name="T52"> u1{</text:span></text:p>
              </text:list-item>
            </text:list>
            <text:list text:style-name="L4">
              <text:list-item>
                <text:list>
                  <text:list-item>
                    <text:p text:style-name="P54"><text:span text:style-name="T52">ifc ifc1l, ifc1r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4"><text:span text:style-name="T52">u1(){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5"><text:span text:style-name="T52">ifc1l.reverse(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5"><text:span text:style-name="T52">ifc1r.reverse(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4"><text:span text:style-name="T52">}</text:span></text:p>
                  </text:list-item>
                </text:list>
              </text:list-item>
            </text:list>
            <text:list text:style-name="L4">
              <text:list-item>
                <text:p text:style-name="P28"><text:span text:style-name="T52">};</text:span></text:p>
              </text:list-item>
            </text:list>
            <text:list text:style-name="L4">
              <text:list-item>
                <text:p text:style-name="P28"><text:span text:style-name="T52"/></text:p>
              </text:list-item>
            </text:list>
          </draw:text-box>
        </draw:frame>
        <draw:frame presentation:style-name="pr21" draw:text-style-name="P57" draw:layer="layout" svg:width="13.431cm" svg:height="15.19cm" svg:x="14.569cm" svg:y="3.259cm" presentation:class="outline" presentation:user-transformed="true">
          <draw:text-box>
            <text:list text:style-name="L4">
              <text:list-item>
                <text:p text:style-name="P28"><text:span text:style-name="T51">csl_unit</text:span><text:span text:style-name="T52"> u2{</text:span></text:p>
              </text:list-item>
            </text:list>
            <text:list text:style-name="L4">
              <text:list-item>
                <text:list>
                  <text:list-item>
                    <text:p text:style-name="P54"><text:span text:style-name="T52">ifc ifc2l,ifc2r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4"><text:span text:style-name="T52">u2(){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5"><text:span text:style-name="T52">ifc2l.reverse(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5"><text:span text:style-name="T52">ifc2r.reverse(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4"><text:span text:style-name="T52">}};</text:span></text:p>
                  </text:list-item>
                </text:list>
              </text:list-item>
            </text:list>
            <text:list text:style-name="L4">
              <text:list-item>
                <text:p text:style-name="P28"><text:span text:style-name="T51">csl_unit</text:span><text:span text:style-name="T52"> u3{</text:span></text:p>
              </text:list-item>
            </text:list>
            <text:list text:style-name="L4">
              <text:list-item>
                <text:list>
                  <text:list-item>
                    <text:p text:style-name="P54"><text:span text:style-name="T52">ifc ifc3l, ifc3r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4"><text:span text:style-name="T52">u3 () {}</text:span></text:p>
                  </text:list-item>
                </text:list>
              </text:list-item>
            </text:list>
            <text:list text:style-name="L4">
              <text:list-item>
                <text:p text:style-name="P28"><text:span text:style-name="T52">};</text:span></text:p>
              </text:list-item>
            </text:list>
            <text:list text:style-name="L4">
              <text:list-item>
                <text:p text:style-name="P28"><text:span text:style-name="T52">u[[1-3]].ifc[\1].reverse();</text:span></text:p>
              </text:list-item>
            </text:list>
            <text:list text:style-name="L4">
              <text:list-item>
                <text:p text:style-name="P28"><text:span text:style-name="T52">u[[1-3]].ifc[\1]r. connect(u[[2-3]|{1}]).ifc[\2]l;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25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6" draw:style-name="dp1" draw:master-page-name="fpl_5f_presentation_5f_template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6.762cm" svg:y="0cm" presentation:class="title" presentation:user-transformed="true">
          <draw:text-box>
            <text:p text:style-name="P4">Using interfaces</text:p>
          </draw:text-box>
        </draw:frame>
        <draw:custom-shape draw:style-name="gr91" draw:text-style-name="P23" draw:layer="layout" svg:width="5.308cm" svg:height="4.238cm" svg:x="6.339cm" svg:y="13.332cm">
          <text:p text:style-name="P4"/>
          <draw:enhanced-geometry svg:viewBox="0 0 21600 21600" draw:type="rectangle" draw:enhanced-path="M 0 0 L 21600 0 21600 21600 0 21600 0 0 Z N"/>
        </draw:custom-shape>
        <draw:custom-shape draw:style-name="gr91" draw:text-style-name="P23" draw:layer="layout" svg:width="5.308cm" svg:height="4.238cm" svg:x="13.208cm" svg:y="13.36cm">
          <text:p text:style-name="P4"/>
          <draw:enhanced-geometry svg:viewBox="0 0 21600 21600" draw:type="rectangle" draw:enhanced-path="M 0 0 L 21600 0 21600 21600 0 21600 0 0 Z N"/>
        </draw:custom-shape>
        <draw:custom-shape draw:style-name="gr91" draw:text-style-name="P23" draw:layer="layout" svg:width="5.309cm" svg:height="4.238cm" svg:x="20.136cm" svg:y="13.39cm">
          <text:p text:style-name="P4"/>
          <draw:enhanced-geometry svg:viewBox="0 0 21600 21600" draw:type="rectangle" draw:enhanced-path="M 0 0 L 21600 0 21600 21600 0 21600 0 0 Z N"/>
        </draw:custom-shape>
        <draw:custom-shape draw:style-name="gr92" draw:text-style-name="P23" draw:layer="layout" svg:width="1.015cm" svg:height="1.962cm" svg:x="6.338cm" svg:y="14.499cm">
          <text:p text:style-name="P4"/>
          <draw:enhanced-geometry svg:viewBox="0 0 21600 21600" draw:type="rectangle" draw:enhanced-path="M 0 0 L 21600 0 21600 21600 0 21600 0 0 Z N"/>
        </draw:custom-shape>
        <draw:custom-shape draw:style-name="gr92" draw:text-style-name="P23" draw:layer="layout" svg:width="1.041cm" svg:height="2.077cm" svg:x="10.571cm" svg:y="14.47cm">
          <text:p text:style-name="P4"/>
          <draw:enhanced-geometry svg:viewBox="0 0 21600 21600" draw:type="rectangle" draw:enhanced-path="M 0 0 L 21600 0 21600 21600 0 21600 0 0 Z N"/>
        </draw:custom-shape>
        <draw:custom-shape draw:style-name="gr92" draw:text-style-name="P23" draw:layer="layout" svg:width="1.04cm" svg:height="2.076cm" svg:x="13.209cm" svg:y="14.499cm">
          <text:p text:style-name="P4"/>
          <draw:enhanced-geometry svg:viewBox="0 0 21600 21600" draw:type="rectangle" draw:enhanced-path="M 0 0 L 21600 0 21600 21600 0 21600 0 0 Z N"/>
        </draw:custom-shape>
        <draw:custom-shape draw:style-name="gr92" draw:text-style-name="P23" draw:layer="layout" svg:width="1.041cm" svg:height="2.076cm" svg:x="17.406cm" svg:y="14.385cm">
          <text:p text:style-name="P4"/>
          <draw:enhanced-geometry svg:viewBox="0 0 21600 21600" draw:type="rectangle" draw:enhanced-path="M 0 0 L 21600 0 21600 21600 0 21600 0 0 Z N"/>
        </draw:custom-shape>
        <draw:custom-shape draw:style-name="gr92" draw:text-style-name="P23" draw:layer="layout" svg:width="1.04cm" svg:height="2.077cm" svg:x="20.087cm" svg:y="14.47cm">
          <text:p text:style-name="P4"/>
          <draw:enhanced-geometry svg:viewBox="0 0 21600 21600" draw:type="rectangle" draw:enhanced-path="M 0 0 L 21600 0 21600 21600 0 21600 0 0 Z N"/>
        </draw:custom-shape>
        <draw:custom-shape draw:style-name="gr92" draw:text-style-name="P23" draw:layer="layout" svg:width="1.041cm" svg:height="2.076cm" svg:x="24.42cm" svg:y="14.499cm">
          <text:p text:style-name="P4"/>
          <draw:enhanced-geometry svg:viewBox="0 0 21600 21600" draw:type="rectangle" draw:enhanced-path="M 0 0 L 21600 0 21600 21600 0 21600 0 0 Z N"/>
        </draw:custom-shape>
        <draw:frame draw:style-name="gr93" draw:text-style-name="P42" draw:layer="layout" svg:width="0.798cm" svg:height="3.083cm" svg:x="6.477cm" svg:y="14.298cm">
          <draw:text-box>
            <text:p text:style-name="P4"><text:span text:style-name="T39">x</text:span></text:p>
            <text:p text:style-name="P4"><text:span text:style-name="T39">y</text:span></text:p>
            <text:p text:style-name="P4"><text:span text:style-name="T39">z</text:span></text:p>
          </draw:text-box>
        </draw:frame>
        <draw:frame draw:style-name="gr93" draw:text-style-name="P42" draw:layer="layout" svg:width="0.799cm" svg:height="3.083cm" svg:x="10.674cm" svg:y="14.398cm">
          <draw:text-box>
            <text:p text:style-name="P4"><text:span text:style-name="T39">x</text:span></text:p>
            <text:p text:style-name="P4"><text:span text:style-name="T39">y</text:span></text:p>
            <text:p text:style-name="P4"><text:span text:style-name="T39">z</text:span></text:p>
          </draw:text-box>
        </draw:frame>
        <draw:frame draw:style-name="gr93" draw:text-style-name="P42" draw:layer="layout" svg:width="0.798cm" svg:height="3.083cm" svg:x="13.347cm" svg:y="14.298cm">
          <draw:text-box>
            <text:p text:style-name="P4"><text:span text:style-name="T39">x</text:span></text:p>
            <text:p text:style-name="P4"><text:span text:style-name="T39">y</text:span></text:p>
            <text:p text:style-name="P4"><text:span text:style-name="T39">z</text:span></text:p>
          </draw:text-box>
        </draw:frame>
        <draw:frame draw:style-name="gr93" draw:text-style-name="P42" draw:layer="layout" svg:width="0.799cm" svg:height="3.083cm" svg:x="17.544cm" svg:y="14.242cm">
          <draw:text-box>
            <text:p text:style-name="P4"><text:span text:style-name="T39">x</text:span></text:p>
            <text:p text:style-name="P4"><text:span text:style-name="T39">y</text:span></text:p>
            <text:p text:style-name="P4"><text:span text:style-name="T39">z</text:span></text:p>
          </draw:text-box>
        </draw:frame>
        <draw:frame draw:style-name="gr94" draw:text-style-name="P42" draw:layer="layout" svg:width="0.799cm" svg:height="3.083cm" svg:x="20.275cm" svg:y="14.226cm">
          <draw:text-box>
            <text:p text:style-name="P4"><text:span text:style-name="T39">x</text:span></text:p>
            <text:p text:style-name="P4"><text:span text:style-name="T39">y</text:span></text:p>
            <text:p text:style-name="P4"><text:span text:style-name="T39">z</text:span></text:p>
          </draw:text-box>
        </draw:frame>
        <draw:frame draw:style-name="gr93" draw:text-style-name="P42" draw:layer="layout" svg:width="0.798cm" svg:height="3.083cm" svg:x="24.578cm" svg:y="14.298cm">
          <draw:text-box>
            <text:p text:style-name="P4"><text:span text:style-name="T39">x</text:span></text:p>
            <text:p text:style-name="P4"><text:span text:style-name="T39">y</text:span></text:p>
            <text:p text:style-name="P4"><text:span text:style-name="T39">z</text:span></text:p>
          </draw:text-box>
        </draw:frame>
        <draw:line draw:style-name="gr28" draw:text-style-name="P23" draw:layer="layout" svg:x1="11.612cm" svg:y1="15.067cm" svg:x2="13.208cm" svg:y2="15.067cm">
          <text:p text:style-name="P4"/>
        </draw:line>
        <draw:line draw:style-name="gr28" draw:text-style-name="P23" draw:layer="layout" svg:x1="11.612cm" svg:y1="15.636cm" svg:x2="13.173cm" svg:y2="15.636cm">
          <text:p text:style-name="P4"/>
        </draw:line>
        <draw:line draw:style-name="gr28" draw:text-style-name="P23" draw:layer="layout" svg:x1="11.612cm" svg:y1="16.12cm" svg:x2="13.208cm" svg:y2="16.12cm">
          <text:p text:style-name="P4"/>
        </draw:line>
        <draw:line draw:style-name="gr28" draw:text-style-name="P23" draw:layer="layout" svg:x1="18.516cm" svg:y1="14.925cm" svg:x2="20.111cm" svg:y2="14.925cm">
          <text:p text:style-name="P4"/>
        </draw:line>
        <draw:line draw:style-name="gr28" draw:text-style-name="P23" draw:layer="layout" svg:x1="18.516cm" svg:y1="15.494cm" svg:x2="20.077cm" svg:y2="15.494cm">
          <text:p text:style-name="P4"/>
        </draw:line>
        <draw:line draw:style-name="gr28" draw:text-style-name="P23" draw:layer="layout" svg:x1="18.516cm" svg:y1="15.977cm" svg:x2="20.111cm" svg:y2="15.977cm">
          <text:p text:style-name="P4"/>
        </draw:line>
        <draw:line draw:style-name="gr28" draw:text-style-name="P23" draw:id="id39" draw:layer="layout" svg:x1="25.514cm" svg:y1="15.01cm" svg:x2="27.11cm" svg:y2="15.01cm">
          <text:p text:style-name="P4"/>
        </draw:line>
        <draw:line draw:style-name="gr28" draw:text-style-name="P23" draw:id="id37" draw:layer="layout" svg:x1="25.514cm" svg:y1="15.579cm" svg:x2="26.634cm" svg:y2="15.579cm">
          <text:p text:style-name="P4"/>
        </draw:line>
        <draw:line draw:style-name="gr28" draw:text-style-name="P23" draw:id="id35" draw:layer="layout" svg:x1="25.514cm" svg:y1="16.063cm" svg:x2="26.322cm" svg:y2="16.063cm">
          <text:p text:style-name="P4"/>
        </draw:line>
        <draw:line draw:style-name="gr28" draw:text-style-name="P23" draw:id="id38" draw:layer="layout" svg:x1="4.915cm" svg:y1="14.754cm" svg:x2="6.511cm" svg:y2="14.754cm">
          <text:p text:style-name="P4"/>
        </draw:line>
        <draw:line draw:style-name="gr28" draw:text-style-name="P23" draw:id="id36" draw:layer="layout" svg:x1="5.445cm" svg:y1="15.322cm" svg:x2="6.476cm" svg:y2="15.322cm">
          <text:p text:style-name="P4"/>
        </draw:line>
        <draw:line draw:style-name="gr28" draw:text-style-name="P23" draw:id="id34" draw:layer="layout" svg:x1="5.757cm" svg:y1="15.806cm" svg:x2="6.511cm" svg:y2="15.806cm">
          <text:p text:style-name="P4"/>
        </draw:line>
        <draw:connector draw:style-name="gr33" draw:text-style-name="P23" draw:layer="layout" draw:line-skew="2.708cm" svg:x1="5.757cm" svg:y1="15.806cm" svg:x2="26.322cm" svg:y2="16.063cm" draw:start-shape="id34" draw:start-glue-point="3" draw:end-shape="id35" draw:end-glue-point="1">
          <text:p text:style-name="P4"/>
        </draw:connector>
        <draw:connector draw:style-name="gr33" draw:text-style-name="P23" draw:layer="layout" draw:line-skew="3.639cm" svg:x1="5.445cm" svg:y1="15.322cm" svg:x2="26.634cm" svg:y2="15.579cm" draw:start-shape="id36" draw:start-glue-point="3" draw:end-shape="id37" draw:end-glue-point="1">
          <text:p text:style-name="P4"/>
        </draw:connector>
        <draw:connector draw:style-name="gr33" draw:text-style-name="P23" draw:layer="layout" draw:line-skew="4.574cm" svg:x1="4.915cm" svg:y1="14.754cm" svg:x2="27.11cm" svg:y2="15.01cm" draw:start-shape="id38" draw:start-glue-point="3" draw:end-shape="id39" draw:end-glue-point="1">
          <text:p text:style-name="P4"/>
        </draw:connector>
        <draw:frame draw:style-name="gr95" draw:text-style-name="P42" draw:layer="layout" svg:width="2.034cm" svg:height="1.195cm" svg:x="9.241cm" svg:y="16.631cm">
          <draw:text-box>
            <text:p text:style-name="P4"><text:span text:style-name="T39">ifc1r</text:span></text:p>
          </draw:text-box>
        </draw:frame>
        <draw:frame draw:style-name="gr96" draw:text-style-name="P42" draw:layer="layout" svg:width="1.982cm" svg:height="1.445cm" svg:x="13.328cm" svg:y="16.746cm">
          <draw:text-box>
            <text:p text:style-name="P4"><text:span text:style-name="T39">ifc2l</text:span></text:p>
          </draw:text-box>
        </draw:frame>
        <draw:frame draw:style-name="gr95" draw:text-style-name="P42" draw:layer="layout" svg:width="1.873cm" svg:height="1.195cm" svg:x="16.598cm" svg:y="16.69cm">
          <draw:text-box>
            <text:p text:style-name="P4"><text:span text:style-name="T39">ifc2r</text:span></text:p>
          </draw:text-box>
        </draw:frame>
        <draw:frame draw:style-name="gr97" draw:text-style-name="P42" draw:layer="layout" svg:width="1.949cm" svg:height="1.33cm" svg:x="20.299cm" svg:y="16.833cm">
          <draw:text-box>
            <text:p text:style-name="P4"><text:span text:style-name="T39">ifc3l</text:span></text:p>
          </draw:text-box>
        </draw:frame>
        <draw:frame draw:style-name="gr98" draw:text-style-name="P42" draw:layer="layout" svg:width="2.371cm" svg:height="1.195cm" svg:x="23.636cm" svg:y="16.7cm">
          <draw:text-box>
            <text:p text:style-name="P4"><text:span text:style-name="T39">ifc3r</text:span></text:p>
          </draw:text-box>
        </draw:frame>
        <draw:frame draw:style-name="gr96" draw:text-style-name="P42" draw:layer="layout" svg:width="2.098cm" svg:height="1.445cm" svg:x="6.695cm" svg:y="16.576cm">
          <draw:text-box>
            <text:p text:style-name="P4"><text:span text:style-name="T39">ifc1l</text:span></text:p>
          </draw:text-box>
        </draw:frame>
        <draw:frame draw:style-name="gr95" draw:text-style-name="P42" draw:layer="layout" svg:width="1.548cm" svg:height="1.195cm" svg:x="6.798cm" svg:y="13.645cm">
          <draw:text-box>
            <text:p text:style-name="P4"><text:span text:style-name="T39">u1</text:span></text:p>
          </draw:text-box>
        </draw:frame>
        <draw:frame draw:style-name="gr99" draw:text-style-name="P42" draw:layer="layout" svg:width="1.567cm" svg:height="1.195cm" svg:x="13.495cm" svg:y="13.561cm">
          <draw:text-box>
            <text:p text:style-name="P4"><text:span text:style-name="T39">u2</text:span></text:p>
          </draw:text-box>
        </draw:frame>
        <draw:frame draw:style-name="gr95" draw:text-style-name="P42" draw:layer="layout" svg:width="1.711cm" svg:height="1.195cm" svg:x="20.434cm" svg:y="13.588cm">
          <draw:text-box>
            <text:p text:style-name="P4"><text:span text:style-name="T39">u3</text:span></text:p>
          </draw:text-box>
        </draw:frame>
        <draw:frame presentation:style-name="pr22" draw:text-style-name="P36" draw:layer="layout" svg:width="15.69cm" svg:height="8.515cm" svg:x="13.683cm" svg:y="3.416cm" presentation:class="outline" presentation:user-transformed="true">
          <draw:text-box>
            <text:list text:style-name="L4">
              <text:list-item>
                <text:p text:style-name="P28"><text:span text:style-name="T34">csl_unit</text:span><text:span text:style-name="T32"> top{</text:span></text:p>
              </text:list-item>
            </text:list>
            <text:list text:style-name="L4">
              <text:list-item>
                <text:list>
                  <text:list-item>
                    <text:p text:style-name="P54"><text:span text:style-name="T32">unit u0, u1, u2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4"><text:span text:style-name="T32">top(){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5"><text:span text:style-name="T32">u[[0-2]].ifc[\1]r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5"><text:span text:style-name="T33">connect</text:span><text:span text:style-name="T32">(u[[1-2]|{0}]).ifc[\2]l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4"><text:span text:style-name="T32">} <text:s/>};</text:span></text:p>
                  </text:list-item>
                </text:list>
              </text:list-item>
            </text:list>
            <text:list text:style-name="L4">
              <text:list-item>
                <text:p text:style-name="P28"><text:span text:style-name="T32"/></text:p>
              </text:list-item>
            </text:list>
          </draw:text-box>
        </draw:frame>
        <draw:frame presentation:style-name="pr23" draw:text-style-name="P38" draw:layer="layout" svg:width="10.13cm" svg:height="9.262cm" svg:x="4.606cm" svg:y="3.466cm" presentation:class="outline" presentation:user-transformed="true">
          <draw:text-box>
            <text:list text:style-name="L4">
              <text:list-item>
                <text:p text:style-name="P28"><text:span text:style-name="T34">csl_interface</text:span><text:span text:style-name="T32"> ifc{</text:span></text:p>
              </text:list-item>
            </text:list>
            <text:list text:style-name="L4">
              <text:list-item>
                <text:list>
                  <text:list-item>
                    <text:p text:style-name="P54"><text:span text:style-name="T34">csl_port</text:span><text:span text:style-name="T32"> a(input), b(input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4"><text:span text:style-name="T34">csl_port</text:span><text:span text:style-name="T32"> c(output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4"><text:span text:style-name="T32">ifc () {} <text:s/>};</text:span></text:p>
                  </text:list-item>
                </text:list>
              </text:list-item>
            </text:list>
            <text:list text:style-name="L4">
              <text:list-item>
                <text:p text:style-name="P28"><text:span text:style-name="T34">csl_unit</text:span><text:span text:style-name="T32"> unit{</text:span></text:p>
              </text:list-item>
            </text:list>
            <text:list text:style-name="L4">
              <text:list-item>
                <text:list>
                  <text:list-item>
                    <text:p text:style-name="P54"><text:span text:style-name="T32">ifc ifcl,ifcr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4"><text:span text:style-name="T32">unit(){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5"><text:span text:style-name="T32">ifcl.reverse(); }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28"><text:span text:style-name="T32">};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26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7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Interconnect tool features</text:p>
          </draw:text-box>
        </draw:frame>
        <draw:frame presentation:style-name="pr11" draw:text-style-name="P27" draw:layer="layout" svg:width="22.216cm" svg:height="15.337cm" svg:x="5.455cm" svg:y="4.618cm" presentation:class="outline">
          <draw:text-box>
            <text:list text:style-name="L4">
              <text:list-item>
                <text:p text:style-name="P11"><text:span text:style-name="T17">FUTURE: Able to read pre-existing designs and CSL specifications into the same object model and check the combined designs.</text:span></text:p>
              </text:list-item>
            </text:list>
            <text:list text:style-name="L4">
              <text:list-item>
                <text:p text:style-name="P19"><text:span text:style-name="T17">Concise CSL language representations of design specifications.</text:span></text:p>
              </text:list-item>
            </text:list>
            <text:list text:style-name="L4">
              <text:list-item>
                <text:p text:style-name="P19"><text:span text:style-name="T17">Describe the architectural level components in a chip design using a concise syntax.</text:span></text:p>
              </text:list-item>
            </text:list>
            <text:list text:style-name="L4">
              <text:list-item>
                <text:p text:style-name="P19"><text:span text:style-name="T17">Generates connectivity, C++ and RTL code and documentation (PDF, DOC, HTML).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27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8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50" draw:layer="layout" svg:width="18.666cm" svg:height="3.649cm" svg:x="7.231cm" svg:y="0.974cm" presentation:class="title">
          <draw:text-box>
            <text:p text:style-name="P50">CSL_SIGNAL_GROUP</text:p>
          </draw:text-box>
        </draw:frame>
        <draw:frame presentation:style-name="pr11" draw:text-style-name="P58" draw:layer="layout" svg:width="22.216cm" svg:height="15.337cm" svg:x="5.455cm" svg:y="4.618cm" presentation:class="outline">
          <draw:text-box>
            <text:list text:style-name="L4">
              <text:list-item>
                <text:p text:style-name="P33"><text:span text:style-name="T53">Signals can be grouped together to form a single object which is more efficient to manipulate than performing the same operation on individual signals.</text:span></text:p>
              </text:list-item>
            </text:list>
            <text:list text:style-name="L4">
              <text:list-item>
                <text:p text:style-name="P33"><text:span text:style-name="T53">Signals <text:s/>can be added to vectors which get values in algorithmic or behavioral simulators.</text:span></text:p>
              </text:list-item>
            </text:list>
            <text:list text:style-name="L4">
              <text:list-item>
                <text:p text:style-name="P33"><text:span text:style-name="T53"><text:s/></text:span><text:span text:style-name="T53">Signal groups and vectors can be used later to construct testbenches.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28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9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50" draw:layer="layout" svg:width="18.666cm" svg:height="3.649cm" svg:x="7.231cm" svg:y="0.974cm" presentation:class="title">
          <draw:text-box>
            <text:p text:style-name="P50">CSL_INSTANCE_TREE</text:p>
          </draw:text-box>
        </draw:frame>
        <draw:frame presentation:style-name="pr11" draw:text-style-name="P59" draw:layer="layout" svg:width="22.216cm" svg:height="15.337cm" svg:x="5.455cm" svg:y="4.618cm" presentation:class="outline" presentation:placeholder="true">
          <draw:text-box/>
        </draw:frame>
        <presentation:notes draw:style-name="dp2">
          <draw:page-thumbnail draw:style-name="gr1" draw:layer="layout" svg:width="13.877cm" svg:height="11.093cm" svg:x="3.577cm" svg:y="2.247cm" draw:page-number="29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30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50" draw:layer="layout" svg:width="18.666cm" svg:height="3.649cm" svg:x="7.231cm" svg:y="0.974cm" presentation:class="title">
          <draw:text-box>
            <text:p text:style-name="P50">CSL_AUTOROUTER</text:p>
          </draw:text-box>
        </draw:frame>
        <draw:frame presentation:style-name="pr11" draw:text-style-name="P60" draw:layer="layout" svg:width="22.216cm" svg:height="15.337cm" svg:x="5.455cm" svg:y="4.618cm" presentation:class="outline">
          <draw:text-box>
            <text:list text:style-name="L4">
              <text:list-item>
                <text:p text:style-name="P19"><text:span text:style-name="T35">CSL autorouter is a CSL language construct that allows the designer specify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35">portions of the specification that should be processed/skipped by the autorouter too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35">autorouter directiv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35">autorouter op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30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31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50" draw:layer="layout" svg:width="18.666cm" svg:height="3.649cm" svg:x="7.231cm" svg:y="0.974cm" presentation:class="title">
          <draw:text-box>
            <text:p text:style-name="P50">CSL_AUTOROUTER</text:p>
          </draw:text-box>
        </draw:frame>
        <draw:frame presentation:style-name="pr11" draw:text-style-name="P61" draw:layer="layout" svg:width="22.216cm" svg:height="15.337cm" svg:x="5.455cm" svg:y="4.618cm" presentation:class="outline">
          <draw:text-box>
            <text:list text:style-name="L4">
              <text:list-item>
                <text:p text:style-name="P33"><text:span text:style-name="T53">The cslc auto router automatically connects signals in the following cases:</text:span></text:p>
              </text:list-item>
            </text:list>
            <text:list text:style-name="L5">
              <text:list-item>
                <text:list>
                  <text:list-item>
                    <text:p text:style-name="P34"><text:span text:style-name="T53">connect by name - inference when the names of the connection endpoints are the same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<text:span text:style-name="T53">csl connection statement - explicit connections specified by the </text:span><text:span text:style-name="T54">connect </text:span><text:span text:style-name="T53">metho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31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32" draw:style-name="dp1" draw:master-page-name="fpl_5f_presentation_5f_template" presentation:presentation-page-layout-name="AL4T3" presentation:use-footer-name="ftr1" presentation:use-date-time-name="dtd1">
        <office:forms form:automatic-focus="false" form:apply-design-mode="false"/>
        <draw:frame presentation:style-name="pr3" draw:text-style-name="P50" draw:layer="layout" svg:width="18.666cm" svg:height="3.769cm" svg:x="7.03cm" svg:y="0.277cm" presentation:class="title" presentation:user-transformed="true">
          <draw:text-box>
            <text:p text:style-name="P50">CSL_AUTOROUTER: Connection by name</text:p>
          </draw:text-box>
        </draw:frame>
        <draw:frame presentation:style-name="pr24" draw:text-style-name="P62" draw:layer="layout" svg:width="13.985cm" svg:height="15.839cm" svg:x="4.972cm" svg:y="3.838cm" presentation:class="outline" presentation:user-transformed="true">
          <draw:text-box>
            <text:list text:style-name="L4">
              <text:list-item>
                <text:p text:style-name="P24"><text:span text:style-name="T55">//CSL code</text:span></text:p>
              </text:list-item>
            </text:list>
            <text:list text:style-name="L4">
              <text:list-item>
                <text:p text:style-name="P24"><text:span text:style-name="T56">csl_unit</text:span><text:span text:style-name="T57"> a{ <text:s/></text:span><text:span text:style-name="T56">csl_port</text:span><text:span text:style-name="T57"> x(input);</text:span></text:p>
              </text:list-item>
            </text:list>
            <text:list text:style-name="L4">
              <text:list-item>
                <text:p text:style-name="P24"><text:span text:style-name="T58">a () {} <text:s/>};</text:span></text:p>
              </text:list-item>
            </text:list>
            <text:list text:style-name="L4">
              <text:list-item>
                <text:p text:style-name="P24"><text:span text:style-name="T56">csl_unit</text:span><text:span text:style-name="T57"> b{ <text:s/></text:span><text:span text:style-name="T56">csl_port</text:span><text:span text:style-name="T57"> x(input);</text:span></text:p>
              </text:list-item>
            </text:list>
            <text:list text:style-name="L4">
              <text:list-item>
                <text:p text:style-name="P24"><text:span text:style-name="T58">b () {} <text:s/>};</text:span></text:p>
              </text:list-item>
            </text:list>
            <text:list text:style-name="L4">
              <text:list-item>
                <text:p text:style-name="P24"><text:span text:style-name="T56">csl_unit</text:span><text:span text:style-name="T57"> c{ <text:s/></text:span><text:span text:style-name="T56">csl_port</text:span><text:span text:style-name="T57"> x(input);</text:span></text:p>
              </text:list-item>
            </text:list>
            <text:list text:style-name="L4">
              <text:list-item>
                <text:p text:style-name="P24"><text:span text:style-name="T58">c () {} <text:s/>};</text:span></text:p>
              </text:list-item>
            </text:list>
            <text:list text:style-name="L4">
              <text:list-item>
                <text:p text:style-name="P24"><text:span text:style-name="T56">csl_unit</text:span><text:span text:style-name="T57"> middle{ <text:s/></text:span></text:p>
              </text:list-item>
            </text:list>
            <text:list text:style-name="L4">
              <text:list-item>
                <text:p text:style-name="P24"><text:span text:style-name="T57"><text:s text:c="2"/></text:span><text:span text:style-name="T56">csl_port</text:span><text:span text:style-name="T57"> x(input);</text:span></text:p>
              </text:list-item>
            </text:list>
            <text:list text:style-name="L4">
              <text:list-item>
                <text:p text:style-name="P24"><text:span text:style-name="T57"><text:s text:c="2"/></text:span><text:span text:style-name="T57">a a0; <text:s text:c="2"/></text:span></text:p>
              </text:list-item>
            </text:list>
            <text:list text:style-name="L4">
              <text:list-item>
                <text:p text:style-name="P24"><text:span text:style-name="T57"><text:s text:c="2"/></text:span><text:span text:style-name="T57">b b0; </text:span></text:p>
              </text:list-item>
            </text:list>
            <text:list text:style-name="L4">
              <text:list-item>
                <text:p text:style-name="P24"><text:span text:style-name="T58">middle () {} <text:s/>};</text:span></text:p>
              </text:list-item>
            </text:list>
            <text:list text:style-name="L4">
              <text:list-item>
                <text:p text:style-name="P24"><text:span text:style-name="T56">csl_unit</text:span><text:span text:style-name="T57"> top{ </text:span><text:span text:style-name="T56">csl_port</text:span><text:span text:style-name="T57"> x(input);</text:span></text:p>
              </text:list-item>
            </text:list>
            <text:list text:style-name="L4">
              <text:list-item>
                <text:p text:style-name="P24"><text:span text:style-name="T57"><text:s/></text:span><text:span text:style-name="T57">middle middle0;</text:span></text:p>
              </text:list-item>
            </text:list>
            <text:list text:style-name="L4">
              <text:list-item>
                <text:p text:style-name="P24"><text:span text:style-name="T58">top () {} <text:s/>};</text:span></text:p>
              </text:list-item>
            </text:list>
            <text:list text:style-name="L4">
              <text:list-item>
                <text:p text:style-name="P24"><text:span text:style-name="T55"/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32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33" draw:style-name="dp1" draw:master-page-name="fpl_5f_presentation_5f_template" presentation:presentation-page-layout-name="AL4T3" presentation:use-footer-name="ftr1" presentation:use-date-time-name="dtd1">
        <office:forms form:automatic-focus="false" form:apply-design-mode="false"/>
        <draw:frame presentation:style-name="pr25" draw:text-style-name="P50" draw:layer="layout" svg:width="18.666cm" svg:height="3.769cm" svg:x="7.03cm" svg:y="-0.044cm" presentation:class="title" presentation:user-transformed="true">
          <draw:text-box>
            <text:p text:style-name="P50">CSL_AUTOROUTER: Connection by name</text:p>
          </draw:text-box>
        </draw:frame>
        <draw:frame presentation:style-name="pr26" draw:text-style-name="P64" draw:layer="layout" svg:width="10.291cm" svg:height="17.065cm" svg:x="5.091cm" svg:y="3.575cm" presentation:class="outline" presentation:user-transformed="true">
          <draw:text-box>
            <text:list text:style-name="L4">
              <text:list-item>
                <text:p text:style-name="P63"><text:span text:style-name="T59">//generated Verilog code</text:span></text:p>
              </text:list-item>
            </text:list>
            <text:list text:style-name="L4">
              <text:list-item>
                <text:p text:style-name="P63"><text:span text:style-name="T60">module </text:span><text:span text:style-name="T61">top(x);</text:span></text:p>
              </text:list-item>
            </text:list>
            <text:list text:style-name="L4">
              <text:list-item>
                <text:p text:style-name="P63"><text:span text:style-name="T60"><text:s text:c="2"/></text:span><text:span text:style-name="T60">input </text:span><text:span text:style-name="T61">x;</text:span></text:p>
              </text:list-item>
            </text:list>
            <text:list text:style-name="L4">
              <text:list-item>
                <text:p text:style-name="P63"><text:span text:style-name="T61"><text:s text:c="2"/></text:span><text:span text:style-name="T61">middle middle0(.x(x));</text:span></text:p>
              </text:list-item>
            </text:list>
            <text:list text:style-name="L4">
              <text:list-item>
                <text:p text:style-name="P63"><text:span text:style-name="T60"><text:s text:c="2"/></text:span><text:span text:style-name="T60">endmodule</text:span></text:p>
              </text:list-item>
            </text:list>
            <text:list text:style-name="L4">
              <text:list-item>
                <text:p text:style-name="P63"><text:span text:style-name="T60">module </text:span><text:span text:style-name="T61">middle(x);</text:span></text:p>
              </text:list-item>
            </text:list>
            <text:list text:style-name="L4">
              <text:list-item>
                <text:p text:style-name="P63"><text:span text:style-name="T60"><text:s text:c="2"/></text:span><text:span text:style-name="T60">input </text:span><text:span text:style-name="T61">x;</text:span></text:p>
              </text:list-item>
            </text:list>
            <text:list text:style-name="L4">
              <text:list-item>
                <text:p text:style-name="P63"><text:span text:style-name="T61"><text:s text:c="2"/></text:span><text:span text:style-name="T61">a a0(.x(x));</text:span></text:p>
              </text:list-item>
            </text:list>
            <text:list text:style-name="L4">
              <text:list-item>
                <text:p text:style-name="P63"><text:span text:style-name="T61"><text:s text:c="2"/></text:span><text:span text:style-name="T61">b b0(.x(x));</text:span></text:p>
              </text:list-item>
            </text:list>
            <text:list text:style-name="L4">
              <text:list-item>
                <text:p text:style-name="P63"><text:span text:style-name="T61"><text:s text:c="2"/></text:span><text:span text:style-name="T61">c c0(.x(x));</text:span></text:p>
              </text:list-item>
            </text:list>
            <text:list text:style-name="L4">
              <text:list-item>
                <text:p text:style-name="P63"><text:span text:style-name="T60">endmodule</text:span></text:p>
              </text:list-item>
            </text:list>
            <text:list text:style-name="L4">
              <text:list-item>
                <text:p text:style-name="P63"><text:span text:style-name="T60">module </text:span><text:span text:style-name="T61">a(x);</text:span></text:p>
              </text:list-item>
            </text:list>
            <text:list text:style-name="L4">
              <text:list-item>
                <text:p text:style-name="P63"><text:span text:style-name="T61"><text:s text:c="2"/></text:span><text:span text:style-name="T61">input x;</text:span></text:p>
              </text:list-item>
            </text:list>
            <text:list text:style-name="L4">
              <text:list-item>
                <text:p text:style-name="P63"><text:span text:style-name="T60">endmodule</text:span></text:p>
              </text:list-item>
            </text:list>
          </draw:text-box>
        </draw:frame>
        <draw:frame presentation:style-name="pr27" draw:text-style-name="P65" draw:layer="layout" svg:width="6.979cm" svg:height="7.177cm" svg:x="14.46cm" svg:y="3.846cm" presentation:class="outline" presentation:user-transformed="true">
          <draw:text-box>
            <text:list text:style-name="L4">
              <text:list-item>
                <text:p text:style-name="P63"><text:span text:style-name="T62">module </text:span><text:span text:style-name="T63">b(x);</text:span></text:p>
              </text:list-item>
            </text:list>
            <text:list text:style-name="L4">
              <text:list-item>
                <text:p text:style-name="P63"><text:span text:style-name="T62"><text:s text:c="2"/></text:span><text:span text:style-name="T62">input </text:span><text:span text:style-name="T63">x;</text:span></text:p>
              </text:list-item>
            </text:list>
            <text:list text:style-name="L4">
              <text:list-item>
                <text:p text:style-name="P63"><text:span text:style-name="T62">endmodule</text:span></text:p>
              </text:list-item>
            </text:list>
            <text:list text:style-name="L4">
              <text:list-item>
                <text:p text:style-name="P63"><text:span text:style-name="T62">module </text:span><text:span text:style-name="T63">c(x);</text:span></text:p>
              </text:list-item>
            </text:list>
            <text:list text:style-name="L4">
              <text:list-item>
                <text:p text:style-name="P63"><text:span text:style-name="T62"><text:s text:c="2"/></text:span><text:span text:style-name="T62">input </text:span><text:span text:style-name="T63">x;</text:span></text:p>
              </text:list-item>
            </text:list>
            <text:list text:style-name="L4">
              <text:list-item>
                <text:p text:style-name="P63"><text:span text:style-name="T62">endmodule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33" presentation:class="page"/>
          <draw:frame presentation:style-name="pr28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34" draw:style-name="dp1" draw:master-page-name="fpl_5f_presentation_5f_template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50" draw:layer="layout" svg:width="18.666cm" svg:height="3.769cm" svg:x="7.231cm" svg:y="0.914cm" presentation:class="title">
          <draw:text-box>
            <text:p text:style-name="P50">CSL_AUTOROUTER: Connection by name</text:p>
          </draw:text-box>
        </draw:frame>
        <draw:custom-shape draw:style-name="gr100" draw:text-style-name="P66" draw:layer="layout" svg:width="11.195cm" svg:height="3.704cm" svg:x="7.103cm" svg:y="7.447cm">
          <text:p text:style-name="P4"/>
          <draw:enhanced-geometry svg:viewBox="0 0 21600 21600" draw:type="rectangle" draw:enhanced-path="M 0 0 L 21600 0 21600 21600 0 21600 0 0 Z N"/>
        </draw:custom-shape>
        <draw:custom-shape draw:style-name="gr100" draw:text-style-name="P66" draw:layer="layout" svg:width="11.195cm" svg:height="3.704cm" svg:x="7.103cm" svg:y="12.85cm">
          <text:p text:style-name="P4"/>
          <draw:enhanced-geometry svg:viewBox="0 0 21600 21600" draw:type="rectangle" draw:enhanced-path="M 0 0 L 21600 0 21600 21600 0 21600 0 0 Z N"/>
        </draw:custom-shape>
        <draw:custom-shape draw:style-name="gr101" draw:text-style-name="P66" draw:layer="layout" svg:width="9.692cm" svg:height="2.256cm" svg:x="7.883cm" svg:y="8.199cm">
          <text:p text:style-name="P4"/>
          <draw:enhanced-geometry svg:viewBox="0 0 21600 21600" draw:type="rectangle" draw:enhanced-path="M 0 0 L 21600 0 21600 21600 0 21600 0 0 Z N"/>
        </draw:custom-shape>
        <draw:custom-shape draw:style-name="gr101" draw:text-style-name="P66" draw:layer="layout" svg:width="9.692cm" svg:height="2.284cm" svg:x="7.883cm" svg:y="13.546cm">
          <text:p text:style-name="P4"/>
          <draw:enhanced-geometry svg:viewBox="0 0 21600 21600" draw:type="rectangle" draw:enhanced-path="M 0 0 L 21600 0 21600 21600 0 21600 0 0 Z N"/>
        </draw:custom-shape>
        <draw:custom-shape draw:style-name="gr102" draw:text-style-name="P66" draw:layer="layout" svg:width="1.392cm" svg:height="1.003cm" svg:x="9.888cm" svg:y="8.955cm">
          <text:p text:style-name="P4"/>
          <draw:enhanced-geometry svg:viewBox="0 0 21600 21600" draw:type="rectangle" draw:enhanced-path="M 0 0 L 21600 0 21600 21600 0 21600 0 0 Z N"/>
        </draw:custom-shape>
        <draw:custom-shape draw:style-name="gr102" draw:text-style-name="P66" draw:layer="layout" svg:width="1.392cm" svg:height="1.003cm" svg:x="12.188cm" svg:y="8.956cm">
          <text:p text:style-name="P4"/>
          <draw:enhanced-geometry svg:viewBox="0 0 21600 21600" draw:type="rectangle" draw:enhanced-path="M 0 0 L 21600 0 21600 21600 0 21600 0 0 Z N"/>
        </draw:custom-shape>
        <draw:custom-shape draw:style-name="gr102" draw:text-style-name="P66" draw:layer="layout" svg:width="1.392cm" svg:height="1.003cm" svg:x="14.488cm" svg:y="8.957cm">
          <text:p text:style-name="P4"/>
          <draw:enhanced-geometry svg:viewBox="0 0 21600 21600" draw:type="rectangle" draw:enhanced-path="M 0 0 L 21600 0 21600 21600 0 21600 0 0 Z N"/>
        </draw:custom-shape>
        <draw:custom-shape draw:style-name="gr102" draw:text-style-name="P66" draw:id="id42" draw:layer="layout" svg:width="1.392cm" svg:height="1.003cm" svg:x="9.888cm" svg:y="14.356cm">
          <text:p text:style-name="P4"/>
          <draw:enhanced-geometry svg:viewBox="0 0 21600 21600" draw:type="rectangle" draw:enhanced-path="M 0 0 L 21600 0 21600 21600 0 21600 0 0 Z N"/>
        </draw:custom-shape>
        <draw:custom-shape draw:style-name="gr102" draw:text-style-name="P66" draw:layer="layout" svg:width="1.392cm" svg:height="1.003cm" svg:x="12.188cm" svg:y="14.357cm">
          <text:p text:style-name="P4"/>
          <draw:enhanced-geometry svg:viewBox="0 0 21600 21600" draw:type="rectangle" draw:enhanced-path="M 0 0 L 21600 0 21600 21600 0 21600 0 0 Z N"/>
        </draw:custom-shape>
        <draw:custom-shape draw:style-name="gr102" draw:text-style-name="P66" draw:layer="layout" svg:width="1.392cm" svg:height="1.003cm" svg:x="14.488cm" svg:y="14.358cm">
          <text:p text:style-name="P4"/>
          <draw:enhanced-geometry svg:viewBox="0 0 21600 21600" draw:type="rectangle" draw:enhanced-path="M 0 0 L 21600 0 21600 21600 0 21600 0 0 Z N"/>
        </draw:custom-shape>
        <draw:frame draw:style-name="gr35" draw:text-style-name="P67" draw:layer="layout" svg:width="1.588cm" svg:height="0.882cm" svg:x="7.018cm" svg:y="7.588cm">
          <draw:text-box>
            <text:p text:style-name="P4"><text:span text:style-name="T64">top</text:span></text:p>
          </draw:text-box>
        </draw:frame>
        <draw:frame draw:style-name="gr35" draw:text-style-name="P67" draw:layer="layout" svg:width="1.588cm" svg:height="0.882cm" svg:x="7.085cm" svg:y="12.971cm">
          <draw:text-box>
            <text:p text:style-name="P4"><text:span text:style-name="T64">top</text:span></text:p>
          </draw:text-box>
        </draw:frame>
        <draw:frame draw:style-name="gr35" draw:text-style-name="P67" draw:layer="layout" svg:width="2.209cm" svg:height="0.882cm" svg:x="7.762cm" svg:y="8.26cm">
          <draw:text-box>
            <text:p text:style-name="P4"><text:span text:style-name="T64">middle</text:span></text:p>
          </draw:text-box>
        </draw:frame>
        <draw:frame draw:style-name="gr35" draw:text-style-name="P67" draw:layer="layout" svg:width="2.209cm" svg:height="0.882cm" svg:x="7.763cm" svg:y="13.66cm">
          <draw:text-box>
            <text:p text:style-name="P4"><text:span text:style-name="T64">middle</text:span></text:p>
          </draw:text-box>
        </draw:frame>
        <draw:frame draw:style-name="gr35" draw:text-style-name="P67" draw:layer="layout" svg:width="0.717cm" svg:height="0.882cm" svg:x="12.43cm" svg:y="7.248cm">
          <draw:text-box>
            <text:p text:style-name="P4"><text:span text:style-name="T64">x</text:span></text:p>
          </draw:text-box>
        </draw:frame>
        <draw:frame draw:style-name="gr35" draw:text-style-name="P67" draw:layer="layout" svg:width="0.717cm" svg:height="0.882cm" svg:x="12.771cm" svg:y="12.62cm">
          <draw:text-box>
            <text:p text:style-name="P4"><text:span text:style-name="T64">x</text:span></text:p>
          </draw:text-box>
        </draw:frame>
        <draw:frame draw:style-name="gr35" draw:text-style-name="P67" draw:layer="layout" svg:width="0.717cm" svg:height="0.882cm" svg:x="10.235cm" svg:y="8.744cm">
          <draw:text-box>
            <text:p text:style-name="P4"><text:span text:style-name="T64">x</text:span></text:p>
          </draw:text-box>
        </draw:frame>
        <draw:frame draw:style-name="gr35" draw:text-style-name="P67" draw:layer="layout" svg:width="0.717cm" svg:height="0.882cm" svg:x="12.536cm" svg:y="8.744cm">
          <draw:text-box>
            <text:p text:style-name="P4"><text:span text:style-name="T64">x</text:span></text:p>
          </draw:text-box>
        </draw:frame>
        <draw:frame draw:style-name="gr35" draw:text-style-name="P67" draw:layer="layout" svg:width="0.717cm" svg:height="0.882cm" svg:x="14.837cm" svg:y="8.744cm">
          <draw:text-box>
            <text:p text:style-name="P4"><text:span text:style-name="T64">x</text:span></text:p>
          </draw:text-box>
        </draw:frame>
        <draw:frame draw:style-name="gr103" draw:text-style-name="P67" draw:id="id41" draw:layer="layout" svg:width="0.717cm" svg:height="0.757cm" svg:x="14.838cm" svg:y="14.36cm">
          <draw:text-box>
            <text:p text:style-name="P4"><text:span text:style-name="T64">x</text:span></text:p>
          </draw:text-box>
        </draw:frame>
        <draw:frame draw:style-name="gr35" draw:text-style-name="P67" draw:layer="layout" svg:width="0.717cm" svg:height="0.882cm" svg:x="12.539cm" svg:y="14.144cm">
          <draw:text-box>
            <text:p text:style-name="P4"><text:span text:style-name="T64">x</text:span></text:p>
          </draw:text-box>
        </draw:frame>
        <draw:frame draw:style-name="gr35" draw:text-style-name="P67" draw:layer="layout" svg:width="0.717cm" svg:height="0.882cm" svg:x="10.24cm" svg:y="14.144cm">
          <draw:text-box>
            <text:p text:style-name="P4"><text:span text:style-name="T64">x</text:span></text:p>
          </draw:text-box>
        </draw:frame>
        <draw:frame draw:style-name="gr104" draw:text-style-name="P67" draw:layer="layout" svg:width="0.717cm" svg:height="2.673cm" svg:x="9.762cm" svg:y="8.821cm">
          <draw:text-box>
            <text:p text:style-name="P4"><text:span text:style-name="T64">a</text:span></text:p>
          </draw:text-box>
        </draw:frame>
        <draw:frame draw:style-name="gr105" draw:text-style-name="P67" draw:layer="layout" svg:width="0.717cm" svg:height="0.882cm" svg:x="12.13cm" svg:y="8.849cm">
          <draw:text-box>
            <text:p text:style-name="P4"><text:span text:style-name="T64">b</text:span></text:p>
          </draw:text-box>
        </draw:frame>
        <draw:frame draw:style-name="gr105" draw:text-style-name="P67" draw:layer="layout" svg:width="0.717cm" svg:height="0.882cm" svg:x="14.359cm" svg:y="8.82cm">
          <draw:text-box>
            <text:p text:style-name="P4"><text:span text:style-name="T64">c</text:span></text:p>
          </draw:text-box>
        </draw:frame>
        <draw:frame draw:style-name="gr106" draw:text-style-name="P67" draw:layer="layout" svg:width="0.717cm" svg:height="0.882cm" svg:x="9.708cm" svg:y="14.174cm">
          <draw:text-box>
            <text:p text:style-name="P4"><text:span text:style-name="T64">a</text:span></text:p>
          </draw:text-box>
        </draw:frame>
        <draw:frame draw:style-name="gr35" draw:text-style-name="P67" draw:layer="layout" svg:width="0.717cm" svg:height="0.882cm" svg:x="12.103cm" svg:y="14.249cm">
          <draw:text-box>
            <text:p text:style-name="P4"><text:span text:style-name="T64">b</text:span></text:p>
          </draw:text-box>
        </draw:frame>
        <draw:frame draw:style-name="gr35" draw:text-style-name="P67" draw:layer="layout" svg:width="0.717cm" svg:height="0.882cm" svg:x="14.36cm" svg:y="14.22cm">
          <draw:text-box>
            <text:p text:style-name="P4"><text:span text:style-name="T64">c</text:span></text:p>
          </draw:text-box>
        </draw:frame>
        <draw:frame draw:style-name="gr35" draw:text-style-name="P67" draw:layer="layout" svg:width="0.717cm" svg:height="0.882cm" svg:x="12.754cm" svg:y="13.327cm">
          <draw:text-box>
            <text:p text:style-name="P4"><text:span text:style-name="T64">x</text:span></text:p>
          </draw:text-box>
        </draw:frame>
        <draw:line draw:style-name="gr107" draw:text-style-name="P66" draw:id="id40" draw:layer="layout" svg:x1="12.912cm" svg:y1="12.85cm" svg:x2="12.912cm" svg:y2="14.382cm">
          <draw:glue-point draw:id="4" svg:x="-20cm" svg:y="2.362cm"/>
          <text:p text:style-name="P4"/>
        </draw:line>
        <draw:connector draw:style-name="gr107" draw:text-style-name="P66" draw:layer="layout" draw:line-skew="0cm 0.117cm" svg:x1="12.912cm" svg:y1="13.977cm" svg:x2="15.196cm" svg:y2="14.36cm" draw:start-shape="id40" draw:start-glue-point="4" draw:end-shape="id41" draw:end-glue-point="0">
          <text:p text:style-name="P4"/>
        </draw:connector>
        <draw:connector draw:style-name="gr107" draw:text-style-name="P66" draw:layer="layout" draw:line-skew="-0.048cm 0.122cm" svg:x1="12.912cm" svg:y1="13.977cm" svg:x2="10.584cm" svg:y2="14.356cm" draw:start-shape="id40" draw:start-glue-point="4" draw:end-shape="id42" draw:end-glue-point="0">
          <text:p text:style-name="P4"/>
        </draw:connector>
        <presentation:notes draw:style-name="dp2">
          <draw:page-thumbnail draw:style-name="gr1" draw:layer="layout" svg:width="13.877cm" svg:height="11.093cm" svg:x="3.577cm" svg:y="2.247cm" draw:page-number="34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35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50" draw:layer="layout" svg:width="18.666cm" svg:height="3.769cm" svg:x="7.231cm" svg:y="0.914cm" presentation:class="title">
          <draw:text-box>
            <text:p text:style-name="P50">CSL_AUTOROUTER: Connection rules</text:p>
          </draw:text-box>
        </draw:frame>
        <draw:frame presentation:style-name="pr11" draw:text-style-name="P61" draw:layer="layout" svg:width="22.216cm" svg:height="15.337cm" svg:x="5.455cm" svg:y="4.618cm" presentation:class="outline">
          <draw:text-box>
            <text:list text:style-name="L4">
              <text:list-item>
                <text:p text:style-name="P33"><text:span text:style-name="T65">Connecting a port of the parent unit to a port in the child unit: <text:s/>no wire is created</text:span></text:p>
              </text:list-item>
            </text:list>
            <text:list text:style-name="L4">
              <text:list-item>
                <text:p text:style-name="P33"><text:span text:style-name="T65">Connecting two ports belonging to sibling units: only wires are created</text:span></text:p>
              </text:list-item>
            </text:list>
            <text:list text:style-name="L4">
              <text:list-item>
                <text:p text:style-name="P33"><text:span text:style-name="T65">Connecting ports on different levels of the hierarchy: autorouter will </text:span><text:span text:style-name="T66">infer ports for each level until it reaches the scope of the nearest common container where it will infer wires.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35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36" draw:style-name="dp1" draw:master-page-name="fpl_5f_presentation_5f_template" presentation:presentation-page-layout-name="AL4T3" presentation:use-footer-name="ftr1" presentation:use-date-time-name="dtd1">
        <office:forms form:automatic-focus="false" form:apply-design-mode="false"/>
        <draw:frame presentation:style-name="pr6" draw:text-style-name="P4" draw:layer="layout" svg:width="23.912cm" svg:height="3.008cm" svg:x="4.088cm" svg:y="0cm" presentation:class="title" presentation:user-transformed="true">
          <draw:text-box>
            <text:p text:style-name="P4">CSL_AUTOROUTER</text:p>
          </draw:text-box>
        </draw:frame>
        <draw:frame presentation:style-name="pr29" draw:text-style-name="P69" draw:layer="layout" svg:width="13.833cm" svg:height="16.281cm" svg:x="4.99cm" svg:y="2.751cm" presentation:class="outline" presentation:user-transformed="true">
          <draw:text-box>
            <text:list text:style-name="L4">
              <text:list-item>
                <text:p text:style-name="P68"><text:span text:style-name="T56">csl_unit</text:span><text:span text:style-name="T57"> a{ <text:s/></text:span><text:span text:style-name="T56">csl_port</text:span><text:span text:style-name="T57"> x(input);</text:span></text:p>
              </text:list-item>
            </text:list>
            <text:list text:style-name="L4">
              <text:list-item>
                <text:p text:style-name="P68"><text:span text:style-name="T58">a () {} <text:s/>};</text:span></text:p>
              </text:list-item>
            </text:list>
            <text:list text:style-name="L4">
              <text:list-item>
                <text:p text:style-name="P68"><text:span text:style-name="T56">csl_unit</text:span><text:span text:style-name="T57"> b{ <text:s/></text:span><text:span text:style-name="T56">csl_port</text:span><text:span text:style-name="T57"> x(input);</text:span></text:p>
              </text:list-item>
            </text:list>
            <text:list text:style-name="L4">
              <text:list-item>
                <text:p text:style-name="P68"><text:span text:style-name="T56">csl_signal</text:span><text:span text:style-name="T57"> z(wire);</text:span></text:p>
              </text:list-item>
            </text:list>
            <text:list text:style-name="L4">
              <text:list-item>
                <text:p text:style-name="P68"><text:span text:style-name="T67">//no need to specifically turn on the auto</text:span></text:p>
              </text:list-item>
            </text:list>
            <text:list text:style-name="L4">
              <text:list-item>
                <text:p text:style-name="P68"><text:span text:style-name="T67">//router on a0 and a2 since it is on by default</text:span></text:p>
              </text:list-item>
            </text:list>
            <text:list text:style-name="L4">
              <text:list-item>
                <text:p text:style-name="P68"><text:span text:style-name="T57">a a0,a1,a2; </text:span></text:p>
              </text:list-item>
            </text:list>
            <text:list text:style-name="L4">
              <text:list-item>
                <text:p text:style-name="P68"><text:span text:style-name="T58">b () { </text:span><text:span text:style-name="T57">a1</text:span><text:span text:style-name="T55">.</text:span><text:span text:style-name="T68">set_auto_router</text:span><text:span text:style-name="T55">(</text:span><text:span text:style-name="T57">off</text:span><text:span text:style-name="T55">) <text:s/></text:span><text:span text:style-name="T58">} };</text:span></text:p>
              </text:list-item>
            </text:list>
            <text:list text:style-name="L4">
              <text:list-item>
                <text:p text:style-name="P68"><text:span text:style-name="T56">csl_unit</text:span><text:span text:style-name="T57"> c{ <text:s/></text:span><text:span text:style-name="T56">csl_port</text:span><text:span text:style-name="T57"> x(output);</text:span></text:p>
              </text:list-item>
            </text:list>
            <text:list text:style-name="L4">
              <text:list-item>
                <text:p text:style-name="P68"><text:span text:style-name="T58">c () {} <text:s/>};</text:span></text:p>
              </text:list-item>
            </text:list>
            <text:list text:style-name="L4">
              <text:list-item>
                <text:p text:style-name="P68"><text:span text:style-name="T56">csl_unit</text:span><text:span text:style-name="T57"> top{ </text:span><text:span text:style-name="T56">csl_port</text:span><text:span text:style-name="T57"> x(input);</text:span></text:p>
              </text:list-item>
            </text:list>
            <text:list text:style-name="L4">
              <text:list-item>
                <text:p text:style-name="P68"><text:span text:style-name="T57">b b0;</text:span></text:p>
              </text:list-item>
            </text:list>
            <text:list text:style-name="L4">
              <text:list-item>
                <text:p text:style-name="P68"><text:span text:style-name="T57">c c0;</text:span></text:p>
              </text:list-item>
            </text:list>
            <text:list text:style-name="L4">
              <text:list-item>
                <text:p text:style-name="P68"><text:span text:style-name="T56">csl_signal</text:span><text:span text:style-name="T57"> y(wire);</text:span></text:p>
              </text:list-item>
            </text:list>
            <text:list text:style-name="L4">
              <text:list-item>
                <text:p text:style-name="P68"><text:span text:style-name="T58">top () { <text:s/></text:span><text:span text:style-name="T69">y</text:span><text:span text:style-name="T55">.</text:span><text:span text:style-name="T68">connect</text:span><text:span text:style-name="T55">(b0.</text:span><text:span text:style-name="T57">a0.x</text:span><text:span text:style-name="T55">); } <text:s/>};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36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37" draw:style-name="dp1" draw:master-page-name="fpl_5f_presentation_5f_template" presentation:presentation-page-layout-name="AL4T3" presentation:use-footer-name="ftr1" presentation:use-date-time-name="dtd1">
        <office:forms form:automatic-focus="false" form:apply-design-mode="false"/>
        <draw:frame presentation:style-name="pr6" draw:text-style-name="P4" draw:layer="layout" svg:width="23.912cm" svg:height="3.008cm" svg:x="4.088cm" svg:y="0cm" presentation:class="title" presentation:user-transformed="true">
          <draw:text-box>
            <text:p text:style-name="P4">CSL_AUTOROUTER</text:p>
          </draw:text-box>
        </draw:frame>
        <draw:frame presentation:style-name="pr30" draw:text-style-name="P71" draw:layer="layout" svg:width="8.507cm" svg:height="15.581cm" svg:x="6.179cm" svg:y="3.665cm" presentation:class="outline" presentation:user-transformed="true">
          <draw:text-box>
            <text:list text:style-name="L4">
              <text:list-item>
                <text:p text:style-name="P70"><text:span text:style-name="T70">//generated Verilog code</text:span></text:p>
              </text:list-item>
            </text:list>
            <text:list text:style-name="L4">
              <text:list-item>
                <text:p text:style-name="P70"><text:span text:style-name="T70">module </text:span><text:span text:style-name="T71">top</text:span><text:span text:style-name="T70">();</text:span></text:p>
              </text:list-item>
            </text:list>
            <text:list text:style-name="L4">
              <text:list-item>
                <text:p text:style-name="P70"><text:span text:style-name="T70"><text:s text:c="2"/></text:span><text:span text:style-name="T70">wire </text:span><text:span text:style-name="T71">y;</text:span></text:p>
              </text:list-item>
            </text:list>
            <text:list text:style-name="L4">
              <text:list-item>
                <text:p text:style-name="P70"><text:span text:style-name="T71"><text:s text:c="2"/></text:span><text:span text:style-name="T71">b b0(.x(y));</text:span></text:p>
              </text:list-item>
            </text:list>
            <text:list text:style-name="L4">
              <text:list-item>
                <text:p text:style-name="P70"><text:span text:style-name="T71"><text:s text:c="2"/></text:span><text:span text:style-name="T71">c c0(.x(y));</text:span></text:p>
              </text:list-item>
            </text:list>
            <text:list text:style-name="L4">
              <text:list-item>
                <text:p text:style-name="P70"><text:span text:style-name="T70">endmodule</text:span></text:p>
              </text:list-item>
            </text:list>
            <text:list text:style-name="L4">
              <text:list-item>
                <text:p text:style-name="P70"><text:span text:style-name="T70">module </text:span><text:span text:style-name="T71">c</text:span><text:span text:style-name="T70">(</text:span><text:span text:style-name="T71">x</text:span><text:span text:style-name="T70">);</text:span></text:p>
              </text:list-item>
            </text:list>
            <text:list text:style-name="L4">
              <text:list-item>
                <text:p text:style-name="P70"><text:span text:style-name="T70"><text:s text:c="2"/></text:span><text:span text:style-name="T70">output </text:span><text:span text:style-name="T71">x;</text:span></text:p>
              </text:list-item>
            </text:list>
            <text:list text:style-name="L4">
              <text:list-item>
                <text:p text:style-name="P70"><text:span text:style-name="T70">endmodule</text:span></text:p>
              </text:list-item>
            </text:list>
            <text:list text:style-name="L4">
              <text:list-item>
                <text:p text:style-name="P70"><text:span text:style-name="T70">module </text:span><text:span text:style-name="T71">b</text:span><text:span text:style-name="T70">(</text:span><text:span text:style-name="T71">x</text:span><text:span text:style-name="T70">);</text:span></text:p>
              </text:list-item>
            </text:list>
            <text:list text:style-name="L4">
              <text:list-item>
                <text:p text:style-name="P70"><text:span text:style-name="T70"><text:s text:c="2"/></text:span><text:span text:style-name="T70">input </text:span><text:span text:style-name="T71">x;</text:span></text:p>
              </text:list-item>
            </text:list>
            <text:list text:style-name="L4">
              <text:list-item>
                <text:p text:style-name="P70"><text:span text:style-name="T70"><text:s text:c="2"/></text:span><text:span text:style-name="T70">wire </text:span><text:span text:style-name="T71">z;</text:span></text:p>
              </text:list-item>
            </text:list>
            <text:list text:style-name="L4">
              <text:list-item>
                <text:p text:style-name="P70"><text:span text:style-name="T71"><text:s text:c="2"/></text:span><text:span text:style-name="T71">a a0(.x(x));</text:span></text:p>
              </text:list-item>
            </text:list>
            <text:list text:style-name="L4">
              <text:list-item>
                <text:p text:style-name="P70"><text:span text:style-name="T71"><text:s text:c="2"/></text:span><text:span text:style-name="T71">a a1(.x(z));</text:span></text:p>
              </text:list-item>
            </text:list>
          </draw:text-box>
        </draw:frame>
        <draw:frame presentation:style-name="pr31" draw:text-style-name="P71" draw:layer="layout" svg:width="4.793cm" svg:height="5.866cm" svg:x="15.852cm" svg:y="3.906cm" presentation:class="outline" presentation:user-transformed="true">
          <draw:text-box>
            <text:list text:style-name="L4">
              <text:list-item>
                <text:p text:style-name="P70"><text:span text:style-name="T71"><text:s text:c="2"/></text:span><text:span text:style-name="T71">a a2(.x(x));</text:span></text:p>
              </text:list-item>
            </text:list>
            <text:list text:style-name="L4">
              <text:list-item>
                <text:p text:style-name="P70"><text:span text:style-name="T70">endmodule</text:span></text:p>
              </text:list-item>
            </text:list>
            <text:list text:style-name="L4">
              <text:list-item>
                <text:p text:style-name="P70"><text:span text:style-name="T70">module </text:span><text:span text:style-name="T71">a(x);</text:span></text:p>
              </text:list-item>
            </text:list>
            <text:list text:style-name="L4">
              <text:list-item>
                <text:p text:style-name="P70"><text:span text:style-name="T70"><text:s text:c="2"/></text:span><text:span text:style-name="T70">input </text:span><text:span text:style-name="T71">x;</text:span></text:p>
              </text:list-item>
            </text:list>
            <text:list text:style-name="L4">
              <text:list-item>
                <text:p text:style-name="P70"><text:span text:style-name="T70">endmodule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37" presentation:class="page"/>
          <draw:frame presentation:style-name="pr28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38" draw:style-name="dp1" draw:master-page-name="fpl_5f_presentation_5f_template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1<text:span text:style-name="T72">st</text:span> variant</text:p>
          </draw:text-box>
        </draw:frame>
        <draw:custom-shape draw:style-name="gr100" draw:text-style-name="P66" draw:layer="layout" svg:width="15.242cm" svg:height="8.942cm" svg:x="6.852cm" svg:y="7.371cm">
          <text:p text:style-name="P4"/>
          <draw:enhanced-geometry svg:viewBox="0 0 21600 21600" draw:type="rectangle" draw:enhanced-path="M 0 0 L 21600 0 21600 21600 0 21600 0 0 Z N"/>
        </draw:custom-shape>
        <draw:custom-shape draw:style-name="gr101" draw:text-style-name="P66" draw:layer="layout" svg:width="13.008cm" svg:height="3.917cm" svg:x="8.055cm" svg:y="8.203cm">
          <text:p text:style-name="P4"/>
          <draw:enhanced-geometry svg:viewBox="0 0 21600 21600" draw:type="rectangle" draw:enhanced-path="M 0 0 L 21600 0 21600 21600 0 21600 0 0 Z N"/>
        </draw:custom-shape>
        <draw:custom-shape draw:style-name="gr102" draw:text-style-name="P66" draw:layer="layout" svg:width="3.228cm" svg:height="2.037cm" svg:x="9.014cm" svg:y="8.811cm">
          <text:p text:style-name="P4"/>
          <draw:enhanced-geometry svg:viewBox="0 0 21600 21600" draw:type="rectangle" draw:enhanced-path="M 0 0 L 21600 0 21600 21600 0 21600 0 0 Z N"/>
        </draw:custom-shape>
        <draw:custom-shape draw:style-name="gr102" draw:text-style-name="P66" draw:layer="layout" svg:width="3.228cm" svg:height="2.063cm" svg:x="13.014cm" svg:y="8.812cm">
          <text:p text:style-name="P4"/>
          <draw:enhanced-geometry svg:viewBox="0 0 21600 21600" draw:type="rectangle" draw:enhanced-path="M 0 0 L 21600 0 21600 21600 0 21600 0 0 Z N"/>
        </draw:custom-shape>
        <draw:custom-shape draw:style-name="gr102" draw:text-style-name="P66" draw:layer="layout" svg:width="3.228cm" svg:height="2.062cm" svg:x="17.014cm" svg:y="8.813cm">
          <text:p text:style-name="P4"/>
          <draw:enhanced-geometry svg:viewBox="0 0 21600 21600" draw:type="rectangle" draw:enhanced-path="M 0 0 L 21600 0 21600 21600 0 21600 0 0 Z N"/>
        </draw:custom-shape>
        <draw:frame draw:style-name="gr35" draw:text-style-name="P67" draw:layer="layout" svg:width="1.376cm" svg:height="0.882cm" svg:x="6.827cm" svg:y="7.435cm">
          <draw:text-box>
            <text:p text:style-name="P4"><text:span text:style-name="T64">top</text:span></text:p>
          </draw:text-box>
        </draw:frame>
        <draw:frame draw:style-name="gr35" draw:text-style-name="P67" draw:layer="layout" svg:width="1.085cm" svg:height="0.882cm" svg:x="8.045cm" svg:y="8.254cm">
          <draw:text-box>
            <text:p text:style-name="P4"><text:span text:style-name="T64">b0</text:span></text:p>
          </draw:text-box>
        </draw:frame>
        <draw:frame draw:style-name="gr35" draw:text-style-name="P67" draw:layer="layout" svg:width="1.058cm" svg:height="0.882cm" svg:x="12.252cm" svg:y="12.7cm">
          <draw:text-box>
            <text:p text:style-name="P4"><text:span text:style-name="T64">c0</text:span></text:p>
          </draw:text-box>
        </draw:frame>
        <draw:frame draw:style-name="gr35" draw:text-style-name="P67" draw:layer="layout" svg:width="0.688cm" svg:height="0.882cm" svg:x="14.475cm" svg:y="12.804cm">
          <draw:text-box>
            <text:p text:style-name="P4"><text:span text:style-name="T64">x</text:span></text:p>
          </draw:text-box>
        </draw:frame>
        <draw:frame draw:style-name="gr35" draw:text-style-name="P67" draw:layer="layout" svg:width="0.688cm" svg:height="0.882cm" svg:x="8.406cm" svg:y="11.349cm">
          <draw:text-box>
            <text:p text:style-name="P4"><text:span text:style-name="T64">z</text:span></text:p>
          </draw:text-box>
        </draw:frame>
        <draw:frame draw:style-name="gr108" draw:text-style-name="P67" draw:layer="layout" svg:width="3.633cm" svg:height="2.775cm" svg:x="8.883cm" svg:y="8.809cm">
          <draw:text-box>
            <text:p text:style-name="P4"><text:span text:style-name="T64">a0</text:span></text:p>
            <text:p text:style-name="P4"><text:span text:style-name="T73">autorouter(on)</text:span></text:p>
            <text:p text:style-name="P4"><text:span text:style-name="T64"/></text:p>
            <text:p text:style-name="P4"><text:span text:style-name="T64"><text:s text:c="14"/></text:span><text:span text:style-name="T64">x</text:span></text:p>
          </draw:text-box>
        </draw:frame>
        <draw:frame draw:style-name="gr108" draw:text-style-name="P67" draw:layer="layout" svg:width="3.681cm" svg:height="2.775cm" svg:x="12.883cm" svg:y="8.81cm">
          <draw:text-box>
            <text:p text:style-name="P4"><text:span text:style-name="T64">a1</text:span></text:p>
            <text:p text:style-name="P4"><text:span text:style-name="T73">autorouter(off)</text:span></text:p>
            <text:p text:style-name="P4"><text:span text:style-name="T64"/></text:p>
            <text:p text:style-name="P4"><text:span text:style-name="T64"><text:s text:c="13"/></text:span><text:span text:style-name="T64">x</text:span></text:p>
          </draw:text-box>
        </draw:frame>
        <draw:frame draw:style-name="gr108" draw:text-style-name="P67" draw:layer="layout" svg:width="3.729cm" svg:height="2.775cm" svg:x="16.883cm" svg:y="8.811cm">
          <draw:text-box>
            <text:p text:style-name="P4"><text:span text:style-name="T64">a2</text:span></text:p>
            <text:p text:style-name="P4"><text:span text:style-name="T73">autorouter(on)</text:span></text:p>
            <text:p text:style-name="P4"><text:span text:style-name="T64"/></text:p>
            <text:p text:style-name="P4"><text:span text:style-name="T64"><text:s text:c="14"/></text:span><text:span text:style-name="T64">x</text:span></text:p>
          </draw:text-box>
        </draw:frame>
        <draw:line draw:style-name="gr107" draw:text-style-name="P66" draw:layer="layout" svg:x1="10.611cm" svg:y1="10.848cm" svg:x2="10.611cm" svg:y2="10.346cm">
          <text:p text:style-name="P4"/>
        </draw:line>
        <draw:line draw:style-name="gr107" draw:text-style-name="P66" draw:layer="layout" svg:x1="14.511cm" svg:y1="10.848cm" svg:x2="14.511cm" svg:y2="10.346cm">
          <text:p text:style-name="P4"/>
        </draw:line>
        <draw:line draw:style-name="gr107" draw:text-style-name="P66" draw:layer="layout" svg:x1="18.611cm" svg:y1="10.848cm" svg:x2="18.611cm" svg:y2="10.346cm">
          <text:p text:style-name="P4"/>
        </draw:line>
        <draw:custom-shape draw:style-name="gr109" draw:text-style-name="P72" draw:layer="layout" svg:width="4.582cm" svg:height="2.405cm" svg:x="12.326cm" svg:y="12.755cm">
          <text:p text:style-name="P4"><text:span text:style-name="T74">autorouter(on)</text:span></text:p>
          <draw:enhanced-geometry svg:viewBox="0 0 21600 21600" draw:type="rectangle" draw:enhanced-path="M 0 0 L 21600 0 21600 21600 0 21600 0 0 Z N"/>
        </draw:custom-shape>
        <draw:line draw:style-name="gr107" draw:text-style-name="P66" draw:layer="layout" svg:x1="14.553cm" svg:y1="13.414cm" svg:x2="14.553cm" svg:y2="12.753cm">
          <text:p text:style-name="P4"/>
        </draw:line>
        <draw:frame draw:style-name="gr35" draw:text-style-name="P67" draw:layer="layout" svg:width="0.688cm" svg:height="0.882cm" svg:x="14.421cm" svg:y="12.789cm">
          <draw:text-box>
            <text:p text:style-name="P4"><text:span text:style-name="T64">x</text:span></text:p>
          </draw:text-box>
        </draw:frame>
        <draw:frame draw:style-name="gr35" draw:text-style-name="P67" draw:layer="layout" svg:width="1.085cm" svg:height="0.882cm" svg:x="12.279cm" svg:y="12.725cm">
          <draw:text-box>
            <text:p text:style-name="P4"><text:span text:style-name="T64">c0</text:span></text:p>
          </draw:text-box>
        </draw:frame>
        <draw:frame draw:style-name="gr110" draw:text-style-name="P73" draw:layer="layout" svg:width="3.194cm" svg:height="0.882cm" svg:x="7.151cm" svg:y="15.159cm">
          <draw:text-box>
            <text:p text:style-name="P4"><text:span text:style-name="T74">autorouter(on)</text:span></text:p>
          </draw:text-box>
        </draw:frame>
        <draw:connector draw:style-name="gr111" draw:text-style-name="P23" draw:layer="layout" draw:line-skew="-0.176cm" svg:x1="9.072cm" svg:y1="11.799cm" svg:x2="9.639cm" svg:y2="11.394cm">
          <text:p text:style-name="P4"/>
        </draw:connector>
        <presentation:notes draw:style-name="dp2">
          <draw:page-thumbnail draw:style-name="gr1" draw:layer="layout" svg:width="13.877cm" svg:height="11.093cm" svg:x="3.577cm" svg:y="2.247cm" draw:page-number="38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39" draw:style-name="dp1" draw:master-page-name="fpl_5f_presentation_5f_templa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4" draw:layer="layout" svg:width="25.823cm" svg:height="3.008cm" svg:x="2.479cm" svg:y="0.528cm" presentation:class="title" presentation:user-transformed="true">
          <draw:text-box>
            <text:p text:style-name="P4">Selective autorouting: before routing </text:p>
          </draw:text-box>
        </draw:frame>
        <draw:custom-shape draw:style-name="gr100" draw:text-style-name="P66" draw:layer="layout" svg:width="15.242cm" svg:height="8.942cm" svg:x="6.852cm" svg:y="7.371cm">
          <text:p text:style-name="P4"/>
          <draw:enhanced-geometry svg:viewBox="0 0 21600 21600" draw:type="rectangle" draw:enhanced-path="M 0 0 L 21600 0 21600 21600 0 21600 0 0 Z N"/>
        </draw:custom-shape>
        <draw:custom-shape draw:style-name="gr101" draw:text-style-name="P66" draw:layer="layout" svg:width="13.008cm" svg:height="3.917cm" svg:x="8.055cm" svg:y="8.203cm">
          <text:p text:style-name="P4"/>
          <draw:enhanced-geometry svg:viewBox="0 0 21600 21600" draw:type="rectangle" draw:enhanced-path="M 0 0 L 21600 0 21600 21600 0 21600 0 0 Z N"/>
        </draw:custom-shape>
        <draw:custom-shape draw:style-name="gr102" draw:text-style-name="P66" draw:layer="layout" svg:width="3.228cm" svg:height="2.037cm" svg:x="9.014cm" svg:y="8.811cm">
          <text:p text:style-name="P4"/>
          <draw:enhanced-geometry svg:viewBox="0 0 21600 21600" draw:type="rectangle" draw:enhanced-path="M 0 0 L 21600 0 21600 21600 0 21600 0 0 Z N"/>
        </draw:custom-shape>
        <draw:custom-shape draw:style-name="gr102" draw:text-style-name="P66" draw:layer="layout" svg:width="3.228cm" svg:height="2.063cm" svg:x="13.014cm" svg:y="8.812cm">
          <text:p text:style-name="P4"/>
          <draw:enhanced-geometry svg:viewBox="0 0 21600 21600" draw:type="rectangle" draw:enhanced-path="M 0 0 L 21600 0 21600 21600 0 21600 0 0 Z N"/>
        </draw:custom-shape>
        <draw:custom-shape draw:style-name="gr102" draw:text-style-name="P66" draw:layer="layout" svg:width="3.228cm" svg:height="2.062cm" svg:x="17.014cm" svg:y="8.813cm">
          <text:p text:style-name="P4"/>
          <draw:enhanced-geometry svg:viewBox="0 0 21600 21600" draw:type="rectangle" draw:enhanced-path="M 0 0 L 21600 0 21600 21600 0 21600 0 0 Z N"/>
        </draw:custom-shape>
        <draw:frame draw:style-name="gr35" draw:text-style-name="P67" draw:layer="layout" svg:width="1.376cm" svg:height="0.882cm" svg:x="6.827cm" svg:y="7.435cm">
          <draw:text-box>
            <text:p text:style-name="P4"><text:span text:style-name="T64">top</text:span></text:p>
          </draw:text-box>
        </draw:frame>
        <draw:frame draw:style-name="gr35" draw:text-style-name="P67" draw:layer="layout" svg:width="1.085cm" svg:height="0.882cm" svg:x="8.045cm" svg:y="8.254cm">
          <draw:text-box>
            <text:p text:style-name="P4"><text:span text:style-name="T64">b0</text:span></text:p>
          </draw:text-box>
        </draw:frame>
        <draw:frame draw:style-name="gr35" draw:text-style-name="P67" draw:layer="layout" svg:width="1.058cm" svg:height="0.882cm" svg:x="12.252cm" svg:y="12.7cm">
          <draw:text-box>
            <text:p text:style-name="P4"><text:span text:style-name="T64">c0</text:span></text:p>
          </draw:text-box>
        </draw:frame>
        <draw:frame draw:style-name="gr35" draw:text-style-name="P67" draw:layer="layout" svg:width="0.688cm" svg:height="0.882cm" svg:x="14.475cm" svg:y="12.804cm">
          <draw:text-box>
            <text:p text:style-name="P4"><text:span text:style-name="T64">x</text:span></text:p>
          </draw:text-box>
        </draw:frame>
        <draw:frame draw:style-name="gr35" draw:text-style-name="P67" draw:layer="layout" svg:width="0.688cm" svg:height="0.882cm" svg:x="8.865cm" svg:y="11.349cm">
          <draw:text-box>
            <text:p text:style-name="P4"><text:span text:style-name="T64">z</text:span></text:p>
          </draw:text-box>
        </draw:frame>
        <draw:frame draw:style-name="gr108" draw:text-style-name="P67" draw:layer="layout" svg:width="3.633cm" svg:height="2.775cm" svg:x="8.883cm" svg:y="8.809cm">
          <draw:text-box>
            <text:p text:style-name="P4"><text:span text:style-name="T64">a0</text:span></text:p>
            <text:p text:style-name="P4"><text:span text:style-name="T73"/></text:p>
            <text:p text:style-name="P4"><text:span text:style-name="T64"/></text:p>
            <text:p text:style-name="P4"><text:span text:style-name="T64"><text:s text:c="14"/></text:span><text:span text:style-name="T64">x</text:span></text:p>
          </draw:text-box>
        </draw:frame>
        <draw:frame draw:style-name="gr108" draw:text-style-name="P67" draw:layer="layout" svg:width="3.681cm" svg:height="2.775cm" svg:x="12.883cm" svg:y="8.81cm">
          <draw:text-box>
            <text:p text:style-name="P4"><text:span text:style-name="T64">a1</text:span></text:p>
            <text:p text:style-name="P4"><text:span text:style-name="T73"/></text:p>
            <text:p text:style-name="P4"><text:span text:style-name="T64"/></text:p>
            <text:p text:style-name="P4"><text:span text:style-name="T64"><text:s text:c="13"/></text:span><text:span text:style-name="T64">x</text:span></text:p>
          </draw:text-box>
        </draw:frame>
        <draw:frame draw:style-name="gr108" draw:text-style-name="P67" draw:layer="layout" svg:width="3.729cm" svg:height="2.775cm" svg:x="16.883cm" svg:y="8.811cm">
          <draw:text-box>
            <text:p text:style-name="P4"><text:span text:style-name="T64">a2</text:span></text:p>
            <text:p text:style-name="P4"><text:span text:style-name="T73"/></text:p>
            <text:p text:style-name="P4"><text:span text:style-name="T64"/></text:p>
            <text:p text:style-name="P4"><text:span text:style-name="T64"><text:s text:c="14"/></text:span><text:span text:style-name="T64">x</text:span></text:p>
          </draw:text-box>
        </draw:frame>
        <draw:line draw:style-name="gr107" draw:text-style-name="P66" draw:layer="layout" svg:x1="10.611cm" svg:y1="10.848cm" svg:x2="10.611cm" svg:y2="10.346cm">
          <text:p text:style-name="P4"/>
        </draw:line>
        <draw:line draw:style-name="gr107" draw:text-style-name="P66" draw:layer="layout" svg:x1="14.511cm" svg:y1="10.848cm" svg:x2="14.511cm" svg:y2="10.346cm">
          <text:p text:style-name="P4"/>
        </draw:line>
        <draw:line draw:style-name="gr107" draw:text-style-name="P66" draw:layer="layout" svg:x1="18.611cm" svg:y1="10.848cm" svg:x2="18.611cm" svg:y2="10.346cm">
          <text:p text:style-name="P4"/>
        </draw:line>
        <draw:line draw:style-name="gr112" draw:text-style-name="P66" draw:layer="layout" svg:x1="8.997cm" svg:y1="11.06cm" svg:x2="8.997cm" svg:y2="11.921cm">
          <text:p text:style-name="P4"/>
        </draw:line>
        <draw:custom-shape draw:style-name="gr101" draw:text-style-name="P66" draw:layer="layout" svg:width="4.582cm" svg:height="2.405cm" svg:x="12.326cm" svg:y="12.755cm">
          <text:p text:style-name="P4"/>
          <draw:enhanced-geometry svg:viewBox="0 0 21600 21600" draw:type="rectangle" draw:enhanced-path="M 0 0 L 21600 0 21600 21600 0 21600 0 0 Z N"/>
        </draw:custom-shape>
        <draw:line draw:style-name="gr107" draw:text-style-name="P66" draw:layer="layout" svg:x1="14.553cm" svg:y1="13.414cm" svg:x2="14.553cm" svg:y2="12.753cm">
          <text:p text:style-name="P4"/>
        </draw:line>
        <draw:frame draw:style-name="gr35" draw:text-style-name="P67" draw:layer="layout" svg:width="0.688cm" svg:height="0.882cm" svg:x="14.421cm" svg:y="12.789cm">
          <draw:text-box>
            <text:p text:style-name="P4"><text:span text:style-name="T64">x</text:span></text:p>
          </draw:text-box>
        </draw:frame>
        <draw:frame draw:style-name="gr35" draw:text-style-name="P67" draw:layer="layout" svg:width="1.085cm" svg:height="0.882cm" svg:x="12.279cm" svg:y="12.725cm">
          <draw:text-box>
            <text:p text:style-name="P4"><text:span text:style-name="T64">c0</text:span></text:p>
          </draw:text-box>
        </draw:frame>
        <draw:g>
          <draw:custom-shape draw:style-name="gr113" draw:text-style-name="P23" draw:layer="layout" svg:width="0.624cm" svg:height="0.397cm" draw:transform="rotate (1.5707963267946) translate (11.804cm 10.532cm)">
            <text:p text:style-name="P4"/>
  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  </draw:custom-shape>
          <draw:line draw:style-name="gr20" draw:text-style-name="P23" draw:layer="layout" svg:x1="11.804cm" svg:y1="9.908cm" svg:x2="11.804cm" svg:y2="10.82cm">
            <text:p text:style-name="P4"/>
          </draw:line>
        </draw:g>
        <draw:g>
          <draw:custom-shape draw:style-name="gr114" draw:text-style-name="P23" draw:layer="layout" svg:width="0.624cm" svg:height="0.397cm" draw:transform="rotate (1.5707963267946) translate (15.834cm 10.573cm)">
            <text:p text:style-name="P4"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line draw:style-name="gr20" draw:text-style-name="P23" draw:layer="layout" svg:x1="15.834cm" svg:y1="9.949cm" svg:x2="15.834cm" svg:y2="10.861cm">
            <text:p text:style-name="P4"/>
          </draw:line>
        </draw:g>
        <draw:g>
          <draw:custom-shape draw:style-name="gr113" draw:text-style-name="P23" draw:layer="layout" svg:width="0.624cm" svg:height="0.397cm" draw:transform="rotate (1.5707963267946) translate (19.823cm 10.553cm)">
            <text:p text:style-name="P4"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line draw:style-name="gr20" draw:text-style-name="P23" draw:layer="layout" svg:x1="19.823cm" svg:y1="9.929cm" svg:x2="19.823cm" svg:y2="10.841cm">
            <text:p text:style-name="P4"/>
          </draw:line>
        </draw:g>
        <draw:g>
          <draw:custom-shape draw:style-name="gr113" draw:text-style-name="P23" draw:layer="layout" svg:width="0.624cm" svg:height="0.397cm" draw:transform="rotate (1.5707963267946) translate (16.269cm 14.749cm)">
            <text:p text:style-name="P4"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line draw:style-name="gr20" draw:text-style-name="P23" draw:layer="layout" svg:x1="16.269cm" svg:y1="14.125cm" svg:x2="16.269cm" svg:y2="15.037cm">
            <text:p text:style-name="P4"/>
          </draw:line>
        </draw:g>
        <draw:g>
          <draw:custom-shape draw:style-name="gr113" draw:text-style-name="P23" draw:layer="layout" svg:width="0.624cm" svg:height="0.397cm" draw:transform="rotate (1.5707963267946) translate (2.265cm 4.996cm)">
            <text:p text:style-name="P4"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line draw:style-name="gr20" draw:text-style-name="P23" draw:layer="layout" svg:x1="2.265cm" svg:y1="4.372cm" svg:x2="2.265cm" svg:y2="5.284cm">
            <text:p text:style-name="P4"/>
          </draw:line>
        </draw:g>
        <draw:g>
          <draw:custom-shape draw:style-name="gr114" draw:text-style-name="P23" draw:layer="layout" svg:width="0.624cm" svg:height="0.397cm" draw:transform="rotate (1.5707963267946) translate (2.266cm 6.05cm)">
            <text:p text:style-name="P4"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line draw:style-name="gr20" draw:text-style-name="P23" draw:layer="layout" svg:x1="2.266cm" svg:y1="5.426cm" svg:x2="2.266cm" svg:y2="6.338cm">
            <text:p text:style-name="P4"/>
          </draw:line>
        </draw:g>
        <draw:frame draw:style-name="gr36" draw:text-style-name="P74" draw:layer="layout" svg:width="4.512cm" svg:height="1.191cm" svg:x="3.548cm" svg:y="4.131cm">
          <draw:text-box>
            <text:p text:style-name="P4"><text:span text:style-name="T75">autoroute(on)</text:span></text:p>
          </draw:text-box>
        </draw:frame>
        <draw:frame draw:style-name="gr36" draw:text-style-name="P74" draw:layer="layout" svg:width="4.512cm" svg:height="1.191cm" svg:x="3.48cm" svg:y="5.352cm">
          <draw:text-box>
            <text:p text:style-name="P4"><text:span text:style-name="T75">autoroute(off)</text:span></text:p>
          </draw:text-box>
        </draw:frame>
        <draw:g>
          <draw:custom-shape draw:style-name="gr113" draw:text-style-name="P23" draw:layer="layout" svg:width="0.624cm" svg:height="0.397cm" draw:transform="rotate (1.5707963267946) translate (7.553cm 15.564cm)">
            <text:p text:style-name="P4"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line draw:style-name="gr20" draw:text-style-name="P23" draw:layer="layout" svg:x1="7.553cm" svg:y1="14.94cm" svg:x2="7.553cm" svg:y2="15.852cm">
            <text:p text:style-name="P4"/>
          </draw:line>
        </draw:g>
        <draw:frame presentation:style-name="pr32" draw:text-style-name="P4" draw:layer="layout" svg:width="6.065cm" svg:height="1.885cm" svg:x="20.31cm" svg:y="3.668cm">
          <draw:text-box>
            <text:p text:style-name="P4">2<text:span text:style-name="T72">nd</text:span> Variant</text:p>
          </draw:text-box>
        </draw:frame>
        <presentation:notes draw:style-name="dp2">
          <draw:page-thumbnail draw:style-name="gr1" draw:layer="layout" svg:width="13.877cm" svg:height="11.093cm" svg:x="3.577cm" svg:y="2.247cm" draw:page-number="39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40" draw:style-name="dp1" draw:master-page-name="fpl_5f_presentation_5f_template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769cm" svg:x="7.231cm" svg:y="0.914cm" presentation:class="title">
          <draw:text-box>
            <text:p text:style-name="P4">Selective autorouting: after autorouting</text:p>
          </draw:text-box>
        </draw:frame>
        <draw:custom-shape draw:style-name="gr100" draw:text-style-name="P66" draw:layer="layout" svg:width="15.242cm" svg:height="8.942cm" svg:x="5.908cm" svg:y="6.755cm">
          <text:p text:style-name="P4"/>
          <draw:enhanced-geometry svg:viewBox="0 0 21600 21600" draw:type="rectangle" draw:enhanced-path="M 0 0 L 21600 0 21600 21600 0 21600 0 0 Z N"/>
        </draw:custom-shape>
        <draw:custom-shape draw:style-name="gr101" draw:text-style-name="P66" draw:layer="layout" svg:width="13.008cm" svg:height="4.042cm" svg:x="7.156cm" svg:y="7.594cm">
          <text:p text:style-name="P4"/>
          <draw:enhanced-geometry svg:viewBox="0 0 21600 21600" draw:type="rectangle" draw:enhanced-path="M 0 0 L 21600 0 21600 21600 0 21600 0 0 Z N"/>
        </draw:custom-shape>
        <draw:custom-shape draw:style-name="gr102" draw:text-style-name="P66" draw:layer="layout" svg:width="3.228cm" svg:height="2.037cm" svg:x="8.115cm" svg:y="8.202cm">
          <text:p text:style-name="P4"/>
          <draw:enhanced-geometry svg:viewBox="0 0 21600 21600" draw:type="rectangle" draw:enhanced-path="M 0 0 L 21600 0 21600 21600 0 21600 0 0 Z N"/>
        </draw:custom-shape>
        <draw:custom-shape draw:style-name="gr102" draw:text-style-name="P66" draw:layer="layout" svg:width="3.228cm" svg:height="2.063cm" svg:x="12.115cm" svg:y="8.203cm">
          <text:p text:style-name="P4"/>
          <draw:enhanced-geometry svg:viewBox="0 0 21600 21600" draw:type="rectangle" draw:enhanced-path="M 0 0 L 21600 0 21600 21600 0 21600 0 0 Z N"/>
        </draw:custom-shape>
        <draw:custom-shape draw:style-name="gr102" draw:text-style-name="P66" draw:layer="layout" svg:width="3.228cm" svg:height="2.062cm" svg:x="16.115cm" svg:y="8.204cm">
          <text:p text:style-name="P4"/>
          <draw:enhanced-geometry svg:viewBox="0 0 21600 21600" draw:type="rectangle" draw:enhanced-path="M 0 0 L 21600 0 21600 21600 0 21600 0 0 Z N"/>
        </draw:custom-shape>
        <draw:frame draw:style-name="gr35" draw:text-style-name="P67" draw:layer="layout" svg:width="1.376cm" svg:height="0.882cm" svg:x="5.928cm" svg:y="6.826cm">
          <draw:text-box>
            <text:p text:style-name="P4"><text:span text:style-name="T64">top</text:span></text:p>
          </draw:text-box>
        </draw:frame>
        <draw:frame draw:style-name="gr35" draw:text-style-name="P67" draw:layer="layout" svg:width="1.085cm" svg:height="0.882cm" svg:x="7.146cm" svg:y="7.645cm">
          <draw:text-box>
            <text:p text:style-name="P4"><text:span text:style-name="T64">b0</text:span></text:p>
          </draw:text-box>
        </draw:frame>
        <draw:frame draw:style-name="gr35" draw:text-style-name="P67" draw:layer="layout" svg:width="1.058cm" svg:height="0.882cm" svg:x="11.353cm" svg:y="12.091cm">
          <draw:text-box>
            <text:p text:style-name="P4"><text:span text:style-name="T64">c0</text:span></text:p>
          </draw:text-box>
        </draw:frame>
        <draw:frame draw:style-name="gr35" draw:text-style-name="P67" draw:layer="layout" svg:width="0.688cm" svg:height="0.882cm" svg:x="13.576cm" svg:y="12.195cm">
          <draw:text-box>
            <text:p text:style-name="P4"><text:span text:style-name="T64">x</text:span></text:p>
          </draw:text-box>
        </draw:frame>
        <draw:frame draw:style-name="gr35" draw:text-style-name="P67" draw:layer="layout" svg:width="0.688cm" svg:height="0.882cm" svg:x="7.966cm" svg:y="10.84cm">
          <draw:text-box>
            <text:p text:style-name="P4"><text:span text:style-name="T64">z</text:span></text:p>
          </draw:text-box>
        </draw:frame>
        <draw:frame draw:style-name="gr108" draw:text-style-name="P67" draw:layer="layout" svg:width="3.633cm" svg:height="2.775cm" svg:x="7.984cm" svg:y="8.2cm">
          <draw:text-box>
            <text:p text:style-name="P4"><text:span text:style-name="T64">a0</text:span></text:p>
            <text:p text:style-name="P4"><text:span text:style-name="T73"/></text:p>
            <text:p text:style-name="P4"><text:span text:style-name="T64"/></text:p>
            <text:p text:style-name="P4"><text:span text:style-name="T64"><text:s text:c="14"/></text:span><text:span text:style-name="T64">x</text:span></text:p>
          </draw:text-box>
        </draw:frame>
        <draw:frame draw:style-name="gr108" draw:text-style-name="P67" draw:layer="layout" svg:width="3.681cm" svg:height="2.775cm" svg:x="11.984cm" svg:y="8.201cm">
          <draw:text-box>
            <text:p text:style-name="P4"><text:span text:style-name="T64">a1</text:span></text:p>
            <text:p text:style-name="P4"><text:span text:style-name="T73"/></text:p>
            <text:p text:style-name="P4"><text:span text:style-name="T64"/></text:p>
            <text:p text:style-name="P4"><text:span text:style-name="T64"><text:s text:c="14"/></text:span><text:span text:style-name="T64">x</text:span></text:p>
          </draw:text-box>
        </draw:frame>
        <draw:frame draw:style-name="gr108" draw:text-style-name="P67" draw:layer="layout" svg:width="3.729cm" svg:height="2.775cm" svg:x="15.984cm" svg:y="8.202cm">
          <draw:text-box>
            <text:p text:style-name="P4"><text:span text:style-name="T64">a2</text:span></text:p>
            <text:p text:style-name="P4"><text:span text:style-name="T73"/></text:p>
            <text:p text:style-name="P4"><text:span text:style-name="T64"/></text:p>
            <text:p text:style-name="P4"><text:span text:style-name="T64"><text:s text:c="14"/></text:span><text:span text:style-name="T64">x</text:span></text:p>
          </draw:text-box>
        </draw:frame>
        <draw:line draw:style-name="gr107" draw:text-style-name="P66" draw:layer="layout" svg:x1="9.712cm" svg:y1="10.951cm" svg:x2="9.712cm" svg:y2="9.737cm">
          <text:p text:style-name="P4"/>
        </draw:line>
        <draw:line draw:style-name="gr107" draw:text-style-name="P66" draw:layer="layout" svg:x1="13.712cm" svg:y1="10.557cm" svg:x2="13.712cm" svg:y2="9.737cm">
          <text:p text:style-name="P4"/>
        </draw:line>
        <draw:line draw:style-name="gr107" draw:text-style-name="P66" draw:layer="layout" svg:x1="17.712cm" svg:y1="10.954cm" svg:x2="17.712cm" svg:y2="9.737cm">
          <text:p text:style-name="P4"/>
        </draw:line>
        <draw:line draw:style-name="gr112" draw:text-style-name="P66" draw:layer="layout" svg:x1="8.098cm" svg:y1="10.557cm" svg:x2="8.098cm" svg:y2="11.38cm">
          <text:p text:style-name="P4"/>
        </draw:line>
        <draw:custom-shape draw:style-name="gr101" draw:text-style-name="P66" draw:layer="layout" svg:width="4.582cm" svg:height="2.405cm" svg:x="11.427cm" svg:y="12.146cm">
          <text:p text:style-name="P4"/>
          <draw:enhanced-geometry svg:viewBox="0 0 21600 21600" draw:type="rectangle" draw:enhanced-path="M 0 0 L 21600 0 21600 21600 0 21600 0 0 Z N"/>
        </draw:custom-shape>
        <draw:line draw:style-name="gr107" draw:text-style-name="P66" draw:layer="layout" svg:x1="13.654cm" svg:y1="12.805cm" svg:x2="13.654cm" svg:y2="12.144cm">
          <text:p text:style-name="P4"/>
        </draw:line>
        <draw:frame draw:style-name="gr35" draw:text-style-name="P67" draw:layer="layout" svg:width="0.688cm" svg:height="0.882cm" svg:x="13.522cm" svg:y="12.18cm">
          <draw:text-box>
            <text:p text:style-name="P4"><text:span text:style-name="T64">x</text:span></text:p>
          </draw:text-box>
        </draw:frame>
        <draw:frame draw:style-name="gr35" draw:text-style-name="P67" draw:layer="layout" svg:width="1.085cm" svg:height="0.882cm" svg:x="11.38cm" svg:y="12.116cm">
          <draw:text-box>
            <text:p text:style-name="P4"><text:span text:style-name="T64">c0</text:span></text:p>
          </draw:text-box>
        </draw:frame>
        <draw:line draw:style-name="gr112" draw:text-style-name="P66" draw:layer="layout" svg:x1="8.097cm" svg:y1="10.557cm" svg:x2="13.706cm" svg:y2="10.557cm">
          <text:p text:style-name="P4"/>
        </draw:line>
        <draw:line draw:style-name="gr112" draw:text-style-name="P66" draw:layer="layout" svg:x1="9.712cm" svg:y1="10.96cm" svg:x2="17.701cm" svg:y2="10.96cm">
          <text:p text:style-name="P4"/>
        </draw:line>
        <draw:line draw:style-name="gr107" draw:text-style-name="P66" draw:layer="layout" svg:x1="13.654cm" svg:y1="12.206cm" svg:x2="13.654cm" svg:y2="11.177cm">
          <text:p text:style-name="P4"/>
        </draw:line>
        <draw:line draw:style-name="gr112" draw:text-style-name="P66" draw:layer="layout" svg:x1="13.653cm" svg:y1="11.248cm" svg:x2="13.653cm" svg:y2="10.993cm">
          <text:p text:style-name="P4"/>
        </draw:line>
        <draw:frame draw:style-name="gr35" draw:text-style-name="P67" draw:layer="layout" svg:width="0.688cm" svg:height="0.882cm" svg:x="13.522cm" svg:y="11.08cm">
          <draw:text-box>
            <text:p text:style-name="P4"><text:span text:style-name="T64">x</text:span></text:p>
          </draw:text-box>
        </draw:frame>
        <draw:circle draw:style-name="gr28" draw:text-style-name="P23" draw:layer="layout" svg:width="0.15cm" svg:height="0.15cm" svg:x="13.588cm" svg:y="10.888cm">
          <text:p text:style-name="P4"/>
        </draw:circle>
        <presentation:notes draw:style-name="dp2">
          <draw:page-thumbnail draw:style-name="gr1" draw:layer="layout" svg:width="13.877cm" svg:height="11.093cm" svg:x="3.577cm" svg:y="2.247cm" draw:page-number="40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41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CSL Register File Class</text:p>
          </draw:text-box>
        </draw:frame>
        <draw:frame presentation:style-name="pr33" draw:text-style-name="P76" draw:layer="layout" svg:width="22.216cm" svg:height="15.337cm" svg:x="5.455cm" svg:y="4.618cm" presentation:class="outline">
          <draw:text-box>
            <text:list text:style-name="L8">
              <text:list-item>
                <text:p text:style-name="P75"><text:span text:style-name="T35">csl_register_file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41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42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77" draw:layer="layout" svg:width="18.666cm" svg:height="3.649cm" svg:x="7.231cm" svg:y="0.974cm" presentation:class="title">
          <draw:text-box>
            <text:p text:style-name="P50">CSL_REGISTER_FILE</text:p>
          </draw:text-box>
        </draw:frame>
        <draw:frame presentation:style-name="pr34" draw:text-style-name="P20" draw:layer="layout" svg:width="22.216cm" svg:height="15.337cm" svg:x="5.455cm" svg:y="4.618cm" presentation:class="outline">
          <draw:text-box>
            <text:list text:style-name="L4">
              <text:list-item>
                <text:p text:style-name="P19"><text:span text:style-name="T17">CSL register file is a CSL language construct that allows designer to specify register files</text:span></text:p>
              </text:list-item>
            </text:list>
            <text:list text:style-name="L4">
              <text:list-item>
                <text:p text:style-name="P33"><text:span text:style-name="T76">the register file can be constructed from:</text:span></text:p>
              </text:list-item>
            </text:list>
            <text:list text:style-name="L9">
              <text:list-item>
                <text:list>
                  <text:list-item>
                    <text:p text:style-name="P34"><text:span text:style-name="T76">flip-flops (size &lt; 1kb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4"><text:span text:style-name="T76">SRAM memory (size &gt; 1kb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42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43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CSL_REGISTER_FILE</text:p>
          </draw:text-box>
        </draw:frame>
        <draw:frame presentation:style-name="pr11" draw:text-style-name="P82" draw:layer="layout" svg:width="22.216cm" svg:height="15.337cm" svg:x="5.455cm" svg:y="4.618cm" presentation:class="outline">
          <draw:text-box>
            <text:list text:style-name="L4">
              <text:list-item>
                <text:p text:style-name="P78"><text:span text:style-name="T76">csl_register_file class has methods that allows the designer to tailor the register file for different applications and architectures:</text:span></text:p>
              </text:list-item>
            </text:list>
            <text:list text:style-name="L10">
              <text:list-item>
                <text:list>
                  <text:list-item>
                    <text:p text:style-name="P79"><text:span text:style-name="T76">read/write optimization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79"><text:span text:style-name="T76">processor architectur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80"><text:span text:style-name="T77">Special requirements for computer architecture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1"><text:span text:style-name="T78">valid bi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1"><text:span text:style-name="T78">operand bypass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43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44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50" draw:layer="layout" svg:width="18.666cm" svg:height="3.769cm" svg:x="7.231cm" svg:y="0.914cm" presentation:class="title">
          <draw:text-box>
            <text:p text:style-name="P50">CSL Instruction Set Architecture <text:s/>Tool</text:p>
          </draw:text-box>
        </draw:frame>
        <draw:frame presentation:style-name="pr35" draw:text-style-name="P58" draw:layer="layout" svg:width="22.216cm" svg:height="15.337cm" svg:x="5.455cm" svg:y="4.618cm" presentation:class="outline">
          <draw:text-box>
            <text:list text:style-name="L4">
              <text:list-item>
                <text:p text:style-name="P33"><text:span text:style-name="T53">CSL instruction set architecture (ISA) is used to <text:s/>specify the instructions that the system can perform and the format for each instruction </text:span></text:p>
              </text:list-item>
            </text:list>
            <text:list text:style-name="L4">
              <text:list-item>
                <text:p text:style-name="P33"><text:span text:style-name="T53">The specification of the instruction set will include : <text:s text:c="5"/></text:span></text:p>
              </text:list-item>
            </text:list>
            <text:list text:style-name="L4">
              <text:list-item>
                <text:p text:style-name="P33"><text:span text:style-name="T79"><text:s text:c="5"/></text:span><text:span text:style-name="T79">Opcodes</text:span></text:p>
              </text:list-item>
            </text:list>
            <text:list text:style-name="L4">
              <text:list-item>
                <text:p text:style-name="P33"><text:span text:style-name="T79"><text:s text:c="5"/></text:span><text:span text:style-name="T79">fields with specific significance</text:span></text:p>
              </text:list-item>
            </text:list>
            <text:list text:style-name="L4">
              <text:list-item>
                <text:p text:style-name="P33"><text:span text:style-name="T53">specification of the instruction set will also specify the hardware elements controlled by the instruction set.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44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45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Instruction Set Architecture</text:p>
          </draw:text-box>
        </draw:frame>
        <draw:frame presentation:style-name="pr36" draw:text-style-name="P60" draw:layer="layout" svg:width="22.216cm" svg:height="15.337cm" svg:x="5.455cm" svg:y="4.618cm" presentation:class="outline">
          <draw:text-box>
            <text:list text:style-name="L4">
              <text:list-item>
                <text:p text:style-name="P19"><text:span text:style-name="T35">The cslc will convert the CSL Instruction Set Architecture (ISA) specification into the following components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35">microcode documenta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35">microcode compiler/assembl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35">generates Verilog and C++ ISA decod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35">generates Verilog and C++ ISA field selec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35">Verilog or C++ microcode micro engine or processo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35">Verilog or C++ microcode controlled related datapath elements and/or signals to contro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35">datapath ele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45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46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50" draw:layer="layout" svg:width="18.666cm" svg:height="3.769cm" svg:x="7.231cm" svg:y="0.914cm" presentation:class="title">
          <draw:text-box>
            <text:p text:style-name="P50">CSL Instruction Set Architecture <text:s/>Tool</text:p>
          </draw:text-box>
        </draw:frame>
        <draw:frame presentation:style-name="pr37" draw:text-style-name="P84" draw:layer="layout" svg:width="22.216cm" svg:height="15.337cm" svg:x="5.455cm" svg:y="4.618cm" presentation:class="outline">
          <draw:text-box>
            <text:list text:style-name="L11">
              <text:list-item>
                <text:p text:style-name="P83"><text:span text:style-name="T17">The CSL ISA is based on the following classes: </text:span></text:p>
              </text:list-item>
            </text:list>
            <text:list text:style-name="L8">
              <text:list-item>
                <text:p text:style-name="P75"><text:span text:style-name="T17">csl_isa_field</text:span></text:p>
              </text:list-item>
            </text:list>
            <text:list text:style-name="L8">
              <text:list-item>
                <text:p text:style-name="P75"><text:span text:style-name="T17">csl_isa_element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46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47" draw:style-name="dp1" draw:master-page-name="fpl_5f_presentation_5f_template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50" draw:layer="layout" svg:width="18.666cm" svg:height="3.649cm" svg:x="7.231cm" svg:y="0.974cm" presentation:class="title">
          <draw:text-box>
            <text:p text:style-name="P50">CSL_ISA <text:span text:style-name="T80">hierarchy</text:span></text:p>
          </draw:text-box>
        </draw:frame>
        <draw:line draw:style-name="gr115" draw:text-style-name="P85" draw:layer="layout" svg:x1="5.675cm" svg:y1="13.477cm" svg:x2="5.675cm" svg:y2="16.54cm">
          <text:p text:style-name="P4"/>
        </draw:line>
        <draw:line draw:style-name="gr115" draw:text-style-name="P85" draw:layer="layout" svg:x1="5.239cm" svg:y1="13.477cm" svg:x2="6.54cm" svg:y2="13.477cm">
          <text:p text:style-name="P4"/>
        </draw:line>
        <draw:line draw:style-name="gr115" draw:text-style-name="P85" draw:layer="layout" svg:x1="5.239cm" svg:y1="13.477cm" svg:x2="6.537cm" svg:y2="13.477cm">
          <text:p text:style-name="P4"/>
        </draw:line>
        <draw:line draw:style-name="gr115" draw:text-style-name="P85" draw:layer="layout" svg:x1="5.234cm" svg:y1="13.477cm" svg:x2="6.542cm" svg:y2="13.477cm">
          <text:p text:style-name="P4"/>
        </draw:line>
        <draw:line draw:style-name="gr115" draw:text-style-name="P85" draw:layer="layout" svg:x1="5.239cm" svg:y1="13.477cm" svg:x2="6.543cm" svg:y2="13.477cm">
          <text:p text:style-name="P4"/>
        </draw:line>
        <draw:line draw:style-name="gr115" draw:text-style-name="P85" draw:layer="layout" svg:x1="5.234cm" svg:y1="13.477cm" svg:x2="6.535cm" svg:y2="13.477cm">
          <text:p text:style-name="P4"/>
        </draw:line>
        <draw:line draw:style-name="gr115" draw:text-style-name="P85" draw:layer="layout" svg:x1="5.234cm" svg:y1="13.477cm" svg:x2="6.542cm" svg:y2="13.477cm">
          <text:p text:style-name="P4"/>
        </draw:line>
        <draw:line draw:style-name="gr115" draw:text-style-name="P85" draw:layer="layout" svg:x1="5.678cm" svg:y1="12.204cm" svg:x2="5.678cm" svg:y2="13.415cm">
          <text:p text:style-name="P4"/>
        </draw:line>
        <draw:custom-shape draw:style-name="gr116" draw:text-style-name="P85" draw:layer="layout" svg:width="1.302cm" svg:height="3.072cm" svg:x="5.239cm" svg:y="13.477cm">
          <text:p text:style-name="P4"/>
          <draw:enhanced-geometry svg:viewBox="0 0 21600 21600" draw:mirror-horizontal="false" draw:mirror-vertical="false" draw:extrusion="false" draw:extrusion-depth="0.3cm 0" draw:glue-points="10800 0 0 10800 10800 21600 21600 10800" draw:type="flowchart-process" draw:enhanced-path="M 0 0 L 21600 0 21600 21600 0 21600 0 0 Z N"/>
        </draw:custom-shape>
        <draw:line draw:style-name="gr115" draw:text-style-name="P85" draw:layer="layout" svg:x1="5.675cm" svg:y1="13.477cm" svg:x2="5.675cm" svg:y2="16.54cm">
          <text:p text:style-name="P4"/>
        </draw:line>
        <draw:line draw:style-name="gr115" draw:text-style-name="P85" draw:layer="layout" svg:x1="5.239cm" svg:y1="13.477cm" svg:x2="6.54cm" svg:y2="13.477cm">
          <text:p text:style-name="P4"/>
        </draw:line>
        <draw:line draw:style-name="gr115" draw:text-style-name="P85" draw:layer="layout" svg:x1="5.238cm" svg:y1="13.477cm" svg:x2="6.543cm" svg:y2="13.477cm">
          <text:p text:style-name="P4"/>
        </draw:line>
        <draw:line draw:style-name="gr115" draw:text-style-name="P85" draw:layer="layout" svg:x1="5.234cm" svg:y1="13.477cm" svg:x2="6.541cm" svg:y2="13.477cm">
          <text:p text:style-name="P4"/>
        </draw:line>
        <draw:line draw:style-name="gr115" draw:text-style-name="P85" draw:layer="layout" svg:x1="5.239cm" svg:y1="13.477cm" svg:x2="6.543cm" svg:y2="13.477cm">
          <text:p text:style-name="P4"/>
        </draw:line>
        <draw:line draw:style-name="gr115" draw:text-style-name="P85" draw:layer="layout" svg:x1="5.234cm" svg:y1="13.477cm" svg:x2="6.541cm" svg:y2="13.477cm">
          <text:p text:style-name="P4"/>
        </draw:line>
        <draw:line draw:style-name="gr115" draw:text-style-name="P85" draw:layer="layout" svg:x1="5.234cm" svg:y1="13.477cm" svg:x2="6.542cm" svg:y2="13.477cm">
          <text:p text:style-name="P4"/>
        </draw:line>
        <draw:line draw:style-name="gr117" draw:text-style-name="P85" draw:layer="layout" svg:x1="7.705cm" svg:y1="9.481cm" svg:x2="7.705cm" svg:y2="9.933cm">
          <text:p text:style-name="P4"/>
        </draw:line>
        <draw:line draw:style-name="gr117" draw:text-style-name="P85" draw:layer="layout" svg:x1="8.189cm" svg:y1="9.481cm" svg:x2="8.189cm" svg:y2="9.933cm">
          <text:p text:style-name="P4"/>
        </draw:line>
        <draw:line draw:style-name="gr117" draw:text-style-name="P85" draw:layer="layout" svg:x1="8.567cm" svg:y1="9.481cm" svg:x2="8.567cm" svg:y2="9.933cm">
          <text:p text:style-name="P4"/>
        </draw:line>
        <draw:line draw:style-name="gr115" draw:text-style-name="P85" draw:layer="layout" svg:x1="8.319cm" svg:y1="10.004cm" svg:x2="6.294cm" svg:y2="11.735cm">
          <text:p text:style-name="P4"/>
        </draw:line>
        <draw:line draw:style-name="gr115" draw:text-style-name="P85" draw:layer="layout" svg:x1="8.333cm" svg:y1="10.004cm" svg:x2="10.626cm" svg:y2="11.735cm">
          <text:p text:style-name="P4"/>
        </draw:line>
        <draw:line draw:style-name="gr115" draw:text-style-name="P85" draw:layer="layout" svg:x1="7.821cm" svg:y1="13.477cm" svg:x2="7.821cm" svg:y2="15.276cm">
          <text:p text:style-name="P4"/>
        </draw:line>
        <draw:line draw:style-name="gr115" draw:text-style-name="P85" draw:layer="layout" svg:x1="7.384cm" svg:y1="13.477cm" svg:x2="8.685cm" svg:y2="13.477cm">
          <text:p text:style-name="P4"/>
        </draw:line>
        <draw:line draw:style-name="gr115" draw:text-style-name="P85" draw:layer="layout" svg:x1="7.384cm" svg:y1="13.477cm" svg:x2="8.685cm" svg:y2="13.477cm">
          <text:p text:style-name="P4"/>
        </draw:line>
        <draw:line draw:style-name="gr115" draw:text-style-name="P85" draw:layer="layout" svg:x1="7.377cm" svg:y1="13.477cm" svg:x2="8.687cm" svg:y2="13.477cm">
          <text:p text:style-name="P4"/>
        </draw:line>
        <draw:line draw:style-name="gr115" draw:text-style-name="P85" draw:layer="layout" svg:x1="7.384cm" svg:y1="13.477cm" svg:x2="8.689cm" svg:y2="13.477cm">
          <text:p text:style-name="P4"/>
        </draw:line>
        <draw:custom-shape draw:style-name="gr116" draw:text-style-name="P85" draw:layer="layout" svg:width="1.301cm" svg:height="1.817cm" svg:x="7.383cm" svg:y="13.477cm">
          <text:p text:style-name="P4"/>
          <draw:enhanced-geometry svg:viewBox="0 0 21600 21600" draw:mirror-horizontal="false" draw:mirror-vertical="false" draw:extrusion="false" draw:extrusion-depth="0.3cm 0" draw:glue-points="10800 0 0 10800 10800 21600 21600 10800" draw:type="flowchart-process" draw:enhanced-path="M 0 0 L 21600 0 21600 21600 0 21600 0 0 Z N"/>
        </draw:custom-shape>
        <draw:line draw:style-name="gr115" draw:text-style-name="P85" draw:layer="layout" svg:x1="7.821cm" svg:y1="13.477cm" svg:x2="7.821cm" svg:y2="15.267cm">
          <text:p text:style-name="P4"/>
        </draw:line>
        <draw:line draw:style-name="gr115" draw:text-style-name="P85" draw:layer="layout" svg:x1="7.384cm" svg:y1="13.477cm" svg:x2="8.686cm" svg:y2="13.477cm">
          <text:p text:style-name="P4"/>
        </draw:line>
        <draw:line draw:style-name="gr115" draw:text-style-name="P85" draw:layer="layout" svg:x1="7.382cm" svg:y1="13.477cm" svg:x2="8.687cm" svg:y2="13.477cm">
          <text:p text:style-name="P4"/>
        </draw:line>
        <draw:line draw:style-name="gr115" draw:text-style-name="P85" draw:layer="layout" svg:x1="7.377cm" svg:y1="13.477cm" svg:x2="8.685cm" svg:y2="13.477cm">
          <text:p text:style-name="P4"/>
        </draw:line>
        <draw:line draw:style-name="gr115" draw:text-style-name="P85" draw:layer="layout" svg:x1="7.868cm" svg:y1="12.302cm" svg:x2="7.868cm" svg:y2="13.51cm">
          <text:p text:style-name="P4"/>
        </draw:line>
        <draw:line draw:style-name="gr115" draw:text-style-name="P85" draw:layer="layout" svg:x1="9.927cm" svg:y1="13.477cm" svg:x2="9.927cm" svg:y2="15.279cm">
          <text:p text:style-name="P4"/>
        </draw:line>
        <draw:line draw:style-name="gr115" draw:text-style-name="P85" draw:layer="layout" svg:x1="9.488cm" svg:y1="13.477cm" svg:x2="10.789cm" svg:y2="13.477cm">
          <text:p text:style-name="P4"/>
        </draw:line>
        <draw:line draw:style-name="gr115" draw:text-style-name="P85" draw:layer="layout" svg:x1="9.488cm" svg:y1="13.477cm" svg:x2="10.787cm" svg:y2="13.477cm">
          <text:p text:style-name="P4"/>
        </draw:line>
        <draw:line draw:style-name="gr115" draw:text-style-name="P85" draw:layer="layout" svg:x1="9.485cm" svg:y1="13.477cm" svg:x2="10.795cm" svg:y2="13.477cm">
          <text:p text:style-name="P4"/>
        </draw:line>
        <draw:line draw:style-name="gr115" draw:text-style-name="P85" draw:layer="layout" svg:x1="9.49cm" svg:y1="13.477cm" svg:x2="10.795cm" svg:y2="13.477cm">
          <text:p text:style-name="P4"/>
        </draw:line>
        <draw:custom-shape draw:style-name="gr116" draw:text-style-name="P85" draw:layer="layout" svg:width="1.299cm" svg:height="3.961cm" svg:x="9.492cm" svg:y="13.477cm">
          <text:p text:style-name="P4"/>
          <draw:enhanced-geometry svg:viewBox="0 0 21600 21600" draw:mirror-horizontal="false" draw:mirror-vertical="false" draw:extrusion="false" draw:extrusion-depth="0.3cm 0" draw:glue-points="10800 0 0 10800 10800 21600 21600 10800" draw:type="flowchart-process" draw:enhanced-path="M 0 0 L 21600 0 21600 21600 0 21600 0 0 Z N"/>
        </draw:custom-shape>
        <draw:line draw:style-name="gr115" draw:text-style-name="P85" draw:layer="layout" svg:x1="9.927cm" svg:y1="13.477cm" svg:x2="9.927cm" svg:y2="17.426cm">
          <text:p text:style-name="P4"/>
        </draw:line>
        <draw:line draw:style-name="gr115" draw:text-style-name="P85" draw:layer="layout" svg:x1="9.488cm" svg:y1="13.477cm" svg:x2="10.79cm" svg:y2="13.477cm">
          <text:p text:style-name="P4"/>
        </draw:line>
        <draw:line draw:style-name="gr115" draw:text-style-name="P85" draw:layer="layout" svg:x1="9.488cm" svg:y1="13.477cm" svg:x2="10.793cm" svg:y2="13.477cm">
          <text:p text:style-name="P4"/>
        </draw:line>
        <draw:line draw:style-name="gr115" draw:text-style-name="P85" draw:layer="layout" svg:x1="9.485cm" svg:y1="13.477cm" svg:x2="10.792cm" svg:y2="13.477cm">
          <text:p text:style-name="P4"/>
        </draw:line>
        <draw:line draw:style-name="gr115" draw:text-style-name="P85" draw:layer="layout" svg:x1="9.488cm" svg:y1="13.477cm" svg:x2="10.793cm" svg:y2="13.477cm">
          <text:p text:style-name="P4"/>
        </draw:line>
        <draw:line draw:style-name="gr115" draw:text-style-name="P85" draw:layer="layout" svg:x1="9.485cm" svg:y1="13.477cm" svg:x2="10.792cm" svg:y2="13.477cm">
          <text:p text:style-name="P4"/>
        </draw:line>
        <draw:line draw:style-name="gr115" draw:text-style-name="P85" draw:layer="layout" svg:x1="9.488cm" svg:y1="13.477cm" svg:x2="10.793cm" svg:y2="13.477cm">
          <text:p text:style-name="P4"/>
        </draw:line>
        <draw:line draw:style-name="gr115" draw:text-style-name="P85" draw:layer="layout" svg:x1="9.485cm" svg:y1="13.477cm" svg:x2="10.792cm" svg:y2="13.477cm">
          <text:p text:style-name="P4"/>
        </draw:line>
        <draw:custom-shape draw:style-name="gr118" draw:text-style-name="P85" draw:layer="layout" svg:width="1.991cm" svg:height="0.448cm" svg:x="7.415cm" svg:y="9.482cm">
          <text:p text:style-name="P4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line draw:style-name="gr117" draw:text-style-name="P85" draw:layer="layout" svg:x1="7.705cm" svg:y1="9.481cm" svg:x2="7.705cm" svg:y2="9.933cm">
          <text:p text:style-name="P4"/>
        </draw:line>
        <draw:line draw:style-name="gr117" draw:text-style-name="P85" draw:layer="layout" svg:x1="8.189cm" svg:y1="9.481cm" svg:x2="8.189cm" svg:y2="9.933cm">
          <text:p text:style-name="P4"/>
        </draw:line>
        <draw:line draw:style-name="gr117" draw:text-style-name="P85" draw:layer="layout" svg:x1="8.568cm" svg:y1="9.481cm" svg:x2="8.568cm" svg:y2="9.933cm">
          <text:p text:style-name="P4"/>
        </draw:line>
        <draw:custom-shape draw:style-name="gr118" draw:text-style-name="P85" draw:layer="layout" svg:width="1.993cm" svg:height="0.455cm" svg:x="5.3cm" svg:y="11.758cm">
          <text:p text:style-name="P4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line draw:style-name="gr117" draw:text-style-name="P85" draw:layer="layout" svg:x1="5.566cm" svg:y1="11.755cm" svg:x2="5.566cm" svg:y2="12.204cm">
          <text:p text:style-name="P4"/>
        </draw:line>
        <draw:line draw:style-name="gr117" draw:text-style-name="P85" draw:layer="layout" svg:x1="6.156cm" svg:y1="11.755cm" svg:x2="6.156cm" svg:y2="12.204cm">
          <text:p text:style-name="P4"/>
        </draw:line>
        <draw:custom-shape draw:style-name="gr118" draw:text-style-name="P86" draw:layer="layout" svg:width="1.989cm" svg:height="0.455cm" svg:x="7.418cm" svg:y="11.758cm">
          <text:p text:style-name="P4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line draw:style-name="gr117" draw:text-style-name="P86" draw:layer="layout" svg:x1="7.685cm" svg:y1="11.755cm" svg:x2="7.685cm" svg:y2="12.207cm">
          <text:p text:style-name="P4"/>
        </draw:line>
        <draw:line draw:style-name="gr117" draw:text-style-name="P86" draw:layer="layout" svg:x1="8.18cm" svg:y1="11.755cm" svg:x2="8.18cm" svg:y2="12.207cm">
          <text:p text:style-name="P4"/>
        </draw:line>
        <draw:line draw:style-name="gr117" draw:text-style-name="P86" draw:layer="layout" svg:x1="8.434cm" svg:y1="11.755cm" svg:x2="8.434cm" svg:y2="12.207cm">
          <text:p text:style-name="P4"/>
        </draw:line>
        <draw:line draw:style-name="gr117" draw:text-style-name="P86" draw:layer="layout" svg:x1="9.018cm" svg:y1="11.755cm" svg:x2="9.018cm" svg:y2="12.207cm">
          <text:p text:style-name="P4"/>
        </draw:line>
        <draw:line draw:style-name="gr117" draw:text-style-name="P86" draw:layer="layout" svg:x1="8.807cm" svg:y1="11.755cm" svg:x2="8.807cm" svg:y2="12.207cm">
          <text:p text:style-name="P4"/>
        </draw:line>
        <draw:custom-shape draw:style-name="gr118" draw:text-style-name="P86" draw:layer="layout" svg:width="1.981cm" svg:height="0.449cm" svg:x="9.61cm" svg:y="11.758cm">
          <text:p text:style-name="P4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line draw:style-name="gr117" draw:text-style-name="P86" draw:layer="layout" svg:x1="9.794cm" svg:y1="11.755cm" svg:x2="9.794cm" svg:y2="12.204cm">
          <text:p text:style-name="P4"/>
        </draw:line>
        <draw:line draw:style-name="gr117" draw:text-style-name="P86" draw:layer="layout" svg:x1="10.618cm" svg:y1="11.755cm" svg:x2="10.618cm" svg:y2="12.204cm">
          <text:p text:style-name="P4"/>
        </draw:line>
        <draw:line draw:style-name="gr117" draw:text-style-name="P86" draw:layer="layout" svg:x1="11.205cm" svg:y1="11.755cm" svg:x2="11.205cm" svg:y2="12.204cm">
          <text:p text:style-name="P4"/>
        </draw:line>
        <draw:line draw:style-name="gr117" draw:text-style-name="P86" draw:layer="layout" svg:x1="10.992cm" svg:y1="11.755cm" svg:x2="10.992cm" svg:y2="12.204cm">
          <text:p text:style-name="P4"/>
        </draw:line>
        <draw:line draw:style-name="gr115" draw:text-style-name="P85" draw:layer="layout" svg:x1="8.325cm" svg:y1="11.703cm" svg:x2="8.325cm" svg:y2="10.022cm">
          <text:p text:style-name="P4"/>
        </draw:line>
        <draw:line draw:style-name="gr115" draw:text-style-name="P85" draw:layer="layout" svg:x1="7.868cm" svg:y1="12.302cm" svg:x2="7.868cm" svg:y2="13.51cm">
          <text:p text:style-name="P4"/>
        </draw:line>
        <draw:line draw:style-name="gr115" draw:text-style-name="P85" draw:layer="layout" svg:x1="7.868cm" svg:y1="12.216cm" svg:x2="7.868cm" svg:y2="13.424cm">
          <text:p text:style-name="P4"/>
        </draw:line>
        <draw:line draw:style-name="gr115" draw:text-style-name="P85" draw:layer="layout" svg:x1="9.855cm" svg:y1="12.246cm" svg:x2="9.855cm" svg:y2="13.445cm">
          <text:p text:style-name="P4"/>
        </draw:line>
        <draw:line draw:style-name="gr115" draw:text-style-name="P85" draw:layer="layout" svg:x1="13.068cm" svg:y1="12.213cm" svg:x2="13.068cm" svg:y2="13.424cm">
          <text:p text:style-name="P4"/>
        </draw:line>
        <draw:line draw:style-name="gr117" draw:text-style-name="P85" draw:layer="layout" svg:x1="15.095cm" svg:y1="9.484cm" svg:x2="15.095cm" svg:y2="9.936cm">
          <text:p text:style-name="P4"/>
        </draw:line>
        <draw:line draw:style-name="gr117" draw:text-style-name="P85" draw:layer="layout" svg:x1="15.579cm" svg:y1="9.484cm" svg:x2="15.579cm" svg:y2="9.936cm">
          <text:p text:style-name="P4"/>
        </draw:line>
        <draw:line draw:style-name="gr117" draw:text-style-name="P85" draw:layer="layout" svg:x1="15.958cm" svg:y1="9.484cm" svg:x2="15.958cm" svg:y2="9.936cm">
          <text:p text:style-name="P4"/>
        </draw:line>
        <draw:line draw:style-name="gr115" draw:text-style-name="P85" draw:layer="layout" svg:x1="15.711cm" svg:y1="10.007cm" svg:x2="13.686cm" svg:y2="11.738cm">
          <text:p text:style-name="P4"/>
        </draw:line>
        <draw:line draw:style-name="gr115" draw:text-style-name="P85" draw:layer="layout" svg:x1="15.725cm" svg:y1="10.007cm" svg:x2="18.018cm" svg:y2="11.738cm">
          <text:p text:style-name="P4"/>
        </draw:line>
        <draw:line draw:style-name="gr115" draw:text-style-name="P85" draw:layer="layout" svg:x1="15.261cm" svg:y1="12.305cm" svg:x2="15.261cm" svg:y2="13.513cm">
          <text:p text:style-name="P4"/>
        </draw:line>
        <draw:custom-shape draw:style-name="gr118" draw:text-style-name="P85" draw:layer="layout" svg:width="1.981cm" svg:height="0.455cm" svg:x="14.81cm" svg:y="9.487cm">
          <text:p text:style-name="P4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line draw:style-name="gr117" draw:text-style-name="P85" draw:layer="layout" svg:x1="15.095cm" svg:y1="9.484cm" svg:x2="15.095cm" svg:y2="9.936cm">
          <text:p text:style-name="P4"/>
        </draw:line>
        <draw:line draw:style-name="gr117" draw:text-style-name="P85" draw:layer="layout" svg:x1="15.579cm" svg:y1="9.484cm" svg:x2="15.579cm" svg:y2="9.936cm">
          <text:p text:style-name="P4"/>
        </draw:line>
        <draw:line draw:style-name="gr117" draw:text-style-name="P85" draw:layer="layout" svg:x1="15.96cm" svg:y1="9.484cm" svg:x2="15.96cm" svg:y2="9.936cm">
          <text:p text:style-name="P4"/>
        </draw:line>
        <draw:custom-shape draw:style-name="gr118" draw:text-style-name="P85" draw:layer="layout" svg:width="1.982cm" svg:height="0.461cm" svg:x="12.696cm" svg:y="11.758cm">
          <text:p text:style-name="P4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line draw:style-name="gr117" draw:text-style-name="P85" draw:layer="layout" svg:x1="12.956cm" svg:y1="11.755cm" svg:x2="12.956cm" svg:y2="12.204cm">
          <text:p text:style-name="P4"/>
        </draw:line>
        <draw:line draw:style-name="gr117" draw:text-style-name="P85" draw:layer="layout" svg:x1="13.548cm" svg:y1="11.755cm" svg:x2="13.548cm" svg:y2="12.204cm">
          <text:p text:style-name="P4"/>
        </draw:line>
        <draw:custom-shape draw:style-name="gr118" draw:text-style-name="P86" draw:layer="layout" svg:width="1.985cm" svg:height="0.461cm" svg:x="14.812cm" svg:y="11.758cm">
          <text:p text:style-name="P4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line draw:style-name="gr117" draw:text-style-name="P86" draw:layer="layout" svg:x1="15.077cm" svg:y1="11.755cm" svg:x2="15.077cm" svg:y2="12.207cm">
          <text:p text:style-name="P4"/>
        </draw:line>
        <draw:line draw:style-name="gr117" draw:text-style-name="P86" draw:layer="layout" svg:x1="15.572cm" svg:y1="11.755cm" svg:x2="15.572cm" svg:y2="12.207cm">
          <text:p text:style-name="P4"/>
        </draw:line>
        <draw:line draw:style-name="gr117" draw:text-style-name="P86" draw:layer="layout" svg:x1="15.824cm" svg:y1="11.755cm" svg:x2="15.824cm" svg:y2="12.207cm">
          <text:p text:style-name="P4"/>
        </draw:line>
        <draw:line draw:style-name="gr117" draw:text-style-name="P86" draw:layer="layout" svg:x1="16.197cm" svg:y1="11.755cm" svg:x2="16.197cm" svg:y2="12.207cm">
          <text:p text:style-name="P4"/>
        </draw:line>
        <draw:custom-shape draw:style-name="gr118" draw:text-style-name="P86" draw:layer="layout" svg:width="1.986cm" svg:height="0.455cm" svg:x="16.998cm" svg:y="11.758cm">
          <text:p text:style-name="P4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line draw:style-name="gr117" draw:text-style-name="P86" draw:layer="layout" svg:x1="17.186cm" svg:y1="11.755cm" svg:x2="17.186cm" svg:y2="12.204cm">
          <text:p text:style-name="P4"/>
        </draw:line>
        <draw:line draw:style-name="gr117" draw:text-style-name="P86" draw:layer="layout" svg:x1="17.758cm" svg:y1="11.755cm" svg:x2="17.758cm" svg:y2="12.204cm">
          <text:p text:style-name="P4"/>
        </draw:line>
        <draw:line draw:style-name="gr117" draw:text-style-name="P86" draw:layer="layout" svg:x1="18.01cm" svg:y1="11.755cm" svg:x2="18.01cm" svg:y2="12.204cm">
          <text:p text:style-name="P4"/>
        </draw:line>
        <draw:line draw:style-name="gr117" draw:text-style-name="P86" draw:layer="layout" svg:x1="18.386cm" svg:y1="11.755cm" svg:x2="18.386cm" svg:y2="12.204cm">
          <text:p text:style-name="P4"/>
        </draw:line>
        <draw:line draw:style-name="gr115" draw:text-style-name="P85" draw:layer="layout" svg:x1="15.718cm" svg:y1="11.709cm" svg:x2="15.718cm" svg:y2="10.028cm">
          <text:p text:style-name="P4"/>
        </draw:line>
        <draw:line draw:style-name="gr115" draw:text-style-name="P85" draw:layer="layout" svg:x1="15.261cm" svg:y1="12.305cm" svg:x2="15.261cm" svg:y2="13.513cm">
          <text:p text:style-name="P4"/>
        </draw:line>
        <draw:line draw:style-name="gr115" draw:text-style-name="P85" draw:layer="layout" svg:x1="15.261cm" svg:y1="12.219cm" svg:x2="15.261cm" svg:y2="13.427cm">
          <text:p text:style-name="P4"/>
        </draw:line>
        <draw:line draw:style-name="gr115" draw:text-style-name="P85" draw:layer="layout" svg:x1="17.247cm" svg:y1="12.255cm" svg:x2="17.247cm" svg:y2="13.454cm">
          <text:p text:style-name="P4"/>
        </draw:line>
        <draw:line draw:style-name="gr115" draw:text-style-name="P85" draw:layer="layout" svg:x1="20.821cm" svg:y1="12.246cm" svg:x2="20.821cm" svg:y2="13.457cm">
          <text:p text:style-name="P4"/>
        </draw:line>
        <draw:line draw:style-name="gr117" draw:text-style-name="P85" draw:layer="layout" svg:x1="22.847cm" svg:y1="9.517cm" svg:x2="22.847cm" svg:y2="9.969cm">
          <text:p text:style-name="P4"/>
        </draw:line>
        <draw:line draw:style-name="gr117" draw:text-style-name="P85" draw:layer="layout" svg:x1="23.332cm" svg:y1="9.517cm" svg:x2="23.332cm" svg:y2="9.969cm">
          <text:p text:style-name="P4"/>
        </draw:line>
        <draw:line draw:style-name="gr117" draw:text-style-name="P85" draw:layer="layout" svg:x1="23.71cm" svg:y1="9.517cm" svg:x2="23.71cm" svg:y2="9.969cm">
          <text:p text:style-name="P4"/>
        </draw:line>
        <draw:line draw:style-name="gr115" draw:text-style-name="P85" draw:layer="layout" svg:x1="23.462cm" svg:y1="10.039cm" svg:x2="21.437cm" svg:y2="11.77cm">
          <text:p text:style-name="P4"/>
        </draw:line>
        <draw:line draw:style-name="gr115" draw:text-style-name="P85" draw:layer="layout" svg:x1="23.476cm" svg:y1="10.039cm" svg:x2="25.769cm" svg:y2="11.77cm">
          <text:p text:style-name="P4"/>
        </draw:line>
        <draw:line draw:style-name="gr115" draw:text-style-name="P85" draw:layer="layout" svg:x1="23.011cm" svg:y1="12.34cm" svg:x2="23.011cm" svg:y2="13.548cm">
          <text:p text:style-name="P4"/>
        </draw:line>
        <draw:custom-shape draw:style-name="gr118" draw:text-style-name="P85" draw:layer="layout" svg:width="1.984cm" svg:height="0.45cm" svg:x="22.561cm" svg:y="9.516cm">
          <text:p text:style-name="P4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line draw:style-name="gr117" draw:text-style-name="P85" draw:layer="layout" svg:x1="22.847cm" svg:y1="9.517cm" svg:x2="22.847cm" svg:y2="9.969cm">
          <text:p text:style-name="P4"/>
        </draw:line>
        <draw:line draw:style-name="gr117" draw:text-style-name="P85" draw:layer="layout" svg:x1="23.332cm" svg:y1="9.517cm" svg:x2="23.332cm" svg:y2="9.969cm">
          <text:p text:style-name="P4"/>
        </draw:line>
        <draw:line draw:style-name="gr117" draw:text-style-name="P85" draw:layer="layout" svg:x1="23.711cm" svg:y1="9.517cm" svg:x2="23.711cm" svg:y2="9.969cm">
          <text:p text:style-name="P4"/>
        </draw:line>
        <draw:custom-shape draw:style-name="gr118" draw:text-style-name="P85" draw:layer="layout" svg:width="1.985cm" svg:height="0.455cm" svg:x="20.445cm" svg:y="11.794cm">
          <text:p text:style-name="P4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line draw:style-name="gr117" draw:text-style-name="P85" draw:layer="layout" svg:x1="20.709cm" svg:y1="11.794cm" svg:x2="20.709cm" svg:y2="12.243cm">
          <text:p text:style-name="P4"/>
        </draw:line>
        <draw:line draw:style-name="gr117" draw:text-style-name="P85" draw:layer="layout" svg:x1="20.938cm" svg:y1="11.794cm" svg:x2="20.938cm" svg:y2="12.243cm">
          <text:p text:style-name="P4"/>
        </draw:line>
        <draw:line draw:style-name="gr117" draw:text-style-name="P85" draw:layer="layout" svg:x1="21.299cm" svg:y1="11.794cm" svg:x2="21.299cm" svg:y2="12.243cm">
          <text:p text:style-name="P4"/>
        </draw:line>
        <draw:line draw:style-name="gr117" draw:text-style-name="P85" draw:layer="layout" svg:x1="21.629cm" svg:y1="11.794cm" svg:x2="21.629cm" svg:y2="12.243cm">
          <text:p text:style-name="P4"/>
        </draw:line>
        <draw:custom-shape draw:style-name="gr118" draw:text-style-name="P86" draw:layer="layout" svg:width="1.982cm" svg:height="0.455cm" svg:x="22.563cm" svg:y="11.794cm">
          <text:p text:style-name="P4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line draw:style-name="gr117" draw:text-style-name="P86" draw:layer="layout" svg:x1="22.828cm" svg:y1="11.794cm" svg:x2="22.828cm" svg:y2="12.246cm">
          <text:p text:style-name="P4"/>
        </draw:line>
        <draw:line draw:style-name="gr117" draw:text-style-name="P86" draw:layer="layout" svg:x1="24.16cm" svg:y1="11.794cm" svg:x2="24.16cm" svg:y2="12.246cm">
          <text:p text:style-name="P4"/>
        </draw:line>
        <draw:line draw:style-name="gr117" draw:text-style-name="P86" draw:layer="layout" svg:x1="23.763cm" svg:y1="11.794cm" svg:x2="23.763cm" svg:y2="12.246cm">
          <text:p text:style-name="P4"/>
        </draw:line>
        <draw:custom-shape draw:style-name="gr118" draw:text-style-name="P86" draw:layer="layout" svg:width="1.989cm" svg:height="0.449cm" svg:x="24.75cm" svg:y="11.794cm">
          <text:p text:style-name="P4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line draw:style-name="gr117" draw:text-style-name="P86" draw:layer="layout" svg:x1="24.938cm" svg:y1="11.794cm" svg:x2="24.938cm" svg:y2="12.243cm">
          <text:p text:style-name="P4"/>
        </draw:line>
        <draw:line draw:style-name="gr117" draw:text-style-name="P86" draw:layer="layout" svg:x1="25.509cm" svg:y1="11.794cm" svg:x2="25.509cm" svg:y2="12.243cm">
          <text:p text:style-name="P4"/>
        </draw:line>
        <draw:line draw:style-name="gr117" draw:text-style-name="P86" draw:layer="layout" svg:x1="26.348cm" svg:y1="11.794cm" svg:x2="26.348cm" svg:y2="12.243cm">
          <text:p text:style-name="P4"/>
        </draw:line>
        <draw:line draw:style-name="gr115" draw:text-style-name="P85" draw:layer="layout" svg:x1="23.47cm" svg:y1="11.741cm" svg:x2="23.47cm" svg:y2="10.06cm">
          <text:p text:style-name="P4"/>
        </draw:line>
        <draw:line draw:style-name="gr115" draw:text-style-name="P85" draw:layer="layout" svg:x1="23.011cm" svg:y1="12.343cm" svg:x2="23.011cm" svg:y2="13.551cm">
          <text:p text:style-name="P4"/>
        </draw:line>
        <draw:line draw:style-name="gr115" draw:text-style-name="P85" draw:layer="layout" svg:x1="23.011cm" svg:y1="12.255cm" svg:x2="23.011cm" svg:y2="13.463cm">
          <text:p text:style-name="P4"/>
        </draw:line>
        <draw:line draw:style-name="gr115" draw:text-style-name="P85" draw:layer="layout" svg:x1="24.998cm" svg:y1="12.287cm" svg:x2="24.998cm" svg:y2="13.486cm">
          <text:p text:style-name="P4"/>
        </draw:line>
        <draw:custom-shape draw:style-name="gr118" draw:text-style-name="P85" draw:layer="layout" svg:width="1.986cm" svg:height="0.448cm" svg:x="14.76cm" svg:y="5.612cm">
          <text:p text:style-name="P4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frame draw:style-name="gr119" draw:text-style-name="P88" draw:layer="layout" svg:width="1.644cm" svg:height="1.89cm" svg:x="15.182cm" svg:y="4.089cm">
          <draw:text-box>
            <text:p text:style-name="P87"><text:span text:style-name="T81">ISA</text:span></text:p>
          </draw:text-box>
        </draw:frame>
        <draw:line draw:style-name="gr115" draw:text-style-name="P85" draw:layer="layout" svg:x1="15.691cm" svg:y1="6.005cm" svg:x2="8.438cm" svg:y2="8.081cm">
          <text:p text:style-name="P4"/>
        </draw:line>
        <draw:line draw:style-name="gr115" draw:text-style-name="P85" draw:layer="layout" svg:x1="8.417cm" svg:y1="8.099cm" svg:x2="8.417cm" svg:y2="9.381cm">
          <text:p text:style-name="P4"/>
        </draw:line>
        <draw:line draw:style-name="gr115" draw:text-style-name="P85" draw:layer="layout" svg:x1="15.738cm" svg:y1="6.037cm" svg:x2="15.738cm" svg:y2="9.277cm">
          <text:p text:style-name="P4"/>
        </draw:line>
        <draw:line draw:style-name="gr115" draw:text-style-name="P85" draw:layer="layout" svg:x1="15.821cm" svg:y1="6.037cm" svg:x2="23.49cm" svg:y2="8.152cm">
          <text:p text:style-name="P4"/>
        </draw:line>
        <draw:line draw:style-name="gr115" draw:text-style-name="P85" draw:layer="layout" svg:x1="8.417cm" svg:y1="8.099cm" svg:x2="8.417cm" svg:y2="9.381cm">
          <text:p text:style-name="P4"/>
        </draw:line>
        <draw:line draw:style-name="gr115" draw:text-style-name="P85" draw:layer="layout" svg:x1="8.417cm" svg:y1="8.105cm" svg:x2="8.417cm" svg:y2="9.387cm">
          <text:p text:style-name="P4"/>
        </draw:line>
        <draw:line draw:style-name="gr115" draw:text-style-name="P85" draw:layer="layout" svg:x1="23.517cm" svg:y1="8.167cm" svg:x2="23.517cm" svg:y2="9.366cm">
          <text:p text:style-name="P4"/>
        </draw:line>
        <draw:frame draw:style-name="gr120" draw:text-style-name="P88" draw:layer="layout" svg:width="2.784cm" svg:height="2.339cm" svg:x="1.644cm" svg:y="8.438cm">
          <draw:text-box>
            <text:p text:style-name="P87"><text:span text:style-name="T81">Formats</text:span></text:p>
          </draw:text-box>
        </draw:frame>
        <draw:line draw:style-name="gr115" draw:text-style-name="P85" draw:layer="layout" svg:x1="5.239cm" svg:y1="13.829cm" svg:x2="6.524cm" svg:y2="13.829cm">
          <text:p text:style-name="P4"/>
        </draw:line>
        <draw:line draw:style-name="gr115" draw:text-style-name="P85" draw:layer="layout" svg:x1="5.247cm" svg:y1="14.591cm" svg:x2="6.532cm" svg:y2="14.591cm">
          <text:p text:style-name="P4"/>
        </draw:line>
        <draw:line draw:style-name="gr115" draw:text-style-name="P85" draw:layer="layout" svg:x1="5.233cm" svg:y1="14.21cm" svg:x2="6.532cm" svg:y2="14.21cm">
          <text:p text:style-name="P4"/>
        </draw:line>
        <draw:line draw:style-name="gr115" draw:text-style-name="P85" draw:layer="layout" svg:x1="5.254cm" svg:y1="14.978cm" svg:x2="6.539cm" svg:y2="14.978cm">
          <text:p text:style-name="P4"/>
        </draw:line>
        <draw:line draw:style-name="gr115" draw:text-style-name="P85" draw:layer="layout" svg:x1="5.247cm" svg:y1="15.326cm" svg:x2="6.532cm" svg:y2="15.326cm">
          <text:p text:style-name="P4"/>
        </draw:line>
        <draw:line draw:style-name="gr115" draw:text-style-name="P85" draw:layer="layout" svg:x1="5.26cm" svg:y1="15.695cm" svg:x2="6.545cm" svg:y2="15.695cm">
          <text:p text:style-name="P4"/>
        </draw:line>
        <draw:line draw:style-name="gr115" draw:text-style-name="P85" draw:layer="layout" svg:x1="5.26cm" svg:y1="16.062cm" svg:x2="6.545cm" svg:y2="16.062cm">
          <text:p text:style-name="P4"/>
        </draw:line>
        <draw:line draw:style-name="gr115" draw:text-style-name="P85" draw:layer="layout" svg:x1="7.397cm" svg:y1="13.829cm" svg:x2="8.682cm" svg:y2="13.829cm">
          <text:p text:style-name="P4"/>
        </draw:line>
        <draw:line draw:style-name="gr115" draw:text-style-name="P85" draw:layer="layout" svg:x1="7.384cm" svg:y1="14.23cm" svg:x2="8.669cm" svg:y2="14.23cm">
          <text:p text:style-name="P4"/>
        </draw:line>
        <draw:line draw:style-name="gr115" draw:text-style-name="P85" draw:layer="layout" svg:x1="7.39cm" svg:y1="14.638cm" svg:x2="8.675cm" svg:y2="14.638cm">
          <text:p text:style-name="P4"/>
        </draw:line>
        <draw:line draw:style-name="gr115" draw:text-style-name="P85" draw:layer="layout" svg:x1="7.397cm" svg:y1="14.957cm" svg:x2="8.682cm" svg:y2="14.957cm">
          <text:p text:style-name="P4"/>
        </draw:line>
        <draw:line draw:style-name="gr115" draw:text-style-name="P85" draw:layer="layout" svg:x1="9.51cm" svg:y1="13.891cm" svg:x2="10.795cm" svg:y2="13.891cm">
          <text:p text:style-name="P4"/>
        </draw:line>
        <draw:line draw:style-name="gr115" draw:text-style-name="P85" draw:layer="layout" svg:x1="9.51cm" svg:y1="14.31cm" svg:x2="10.795cm" svg:y2="14.31cm">
          <text:p text:style-name="P4"/>
        </draw:line>
        <draw:line draw:style-name="gr115" draw:text-style-name="P85" draw:layer="layout" svg:x1="9.485cm" svg:y1="14.73cm" svg:x2="10.77cm" svg:y2="14.73cm">
          <text:p text:style-name="P4"/>
        </draw:line>
        <draw:line draw:style-name="gr115" draw:text-style-name="P85" draw:layer="layout" svg:x1="9.51cm" svg:y1="15.196cm" svg:x2="10.795cm" svg:y2="15.196cm">
          <text:p text:style-name="P4"/>
        </draw:line>
        <draw:line draw:style-name="gr115" draw:text-style-name="P85" draw:layer="layout" svg:x1="9.479cm" svg:y1="15.627cm" svg:x2="10.764cm" svg:y2="15.627cm">
          <text:p text:style-name="P4"/>
        </draw:line>
        <draw:line draw:style-name="gr115" draw:text-style-name="P85" draw:layer="layout" svg:x1="9.527cm" svg:y1="16.062cm" svg:x2="10.812cm" svg:y2="16.062cm">
          <text:p text:style-name="P4"/>
        </draw:line>
        <draw:line draw:style-name="gr115" draw:text-style-name="P85" draw:layer="layout" svg:x1="9.517cm" svg:y1="16.481cm" svg:x2="10.802cm" svg:y2="16.481cm">
          <text:p text:style-name="P4"/>
        </draw:line>
        <draw:line draw:style-name="gr115" draw:text-style-name="P85" draw:layer="layout" svg:x1="9.501cm" svg:y1="16.942cm" svg:x2="10.786cm" svg:y2="16.942cm">
          <text:p text:style-name="P4"/>
        </draw:line>
        <draw:line draw:style-name="gr115" draw:text-style-name="P85" draw:layer="layout" svg:x1="12.986cm" svg:y1="13.59cm" svg:x2="12.986cm" svg:y2="16.653cm">
          <text:p text:style-name="P4"/>
        </draw:line>
        <draw:line draw:style-name="gr115" draw:text-style-name="P85" draw:layer="layout" svg:x1="12.548cm" svg:y1="13.59cm" svg:x2="13.849cm" svg:y2="13.59cm">
          <text:p text:style-name="P4"/>
        </draw:line>
        <draw:line draw:style-name="gr115" draw:text-style-name="P85" draw:layer="layout" svg:x1="12.55cm" svg:y1="13.59cm" svg:x2="13.848cm" svg:y2="13.59cm">
          <text:p text:style-name="P4"/>
        </draw:line>
        <draw:line draw:style-name="gr115" draw:text-style-name="P85" draw:layer="layout" svg:x1="12.545cm" svg:y1="13.59cm" svg:x2="13.853cm" svg:y2="13.59cm">
          <text:p text:style-name="P4"/>
        </draw:line>
        <draw:line draw:style-name="gr115" draw:text-style-name="P85" draw:layer="layout" svg:x1="12.55cm" svg:y1="13.59cm" svg:x2="13.854cm" svg:y2="13.59cm">
          <text:p text:style-name="P4"/>
        </draw:line>
        <draw:line draw:style-name="gr115" draw:text-style-name="P85" draw:layer="layout" svg:x1="12.545cm" svg:y1="13.59cm" svg:x2="13.846cm" svg:y2="13.59cm">
          <text:p text:style-name="P4"/>
        </draw:line>
        <draw:line draw:style-name="gr115" draw:text-style-name="P85" draw:layer="layout" svg:x1="12.545cm" svg:y1="13.59cm" svg:x2="13.853cm" svg:y2="13.59cm">
          <text:p text:style-name="P4"/>
        </draw:line>
        <draw:custom-shape draw:style-name="gr116" draw:text-style-name="P85" draw:layer="layout" svg:width="1.301cm" svg:height="3.072cm" svg:x="12.55cm" svg:y="13.593cm">
          <text:p text:style-name="P4"/>
          <draw:enhanced-geometry svg:viewBox="0 0 21600 21600" draw:mirror-horizontal="false" draw:mirror-vertical="false" draw:extrusion="false" draw:extrusion-depth="0.3cm 0" draw:glue-points="10800 0 0 10800 10800 21600 21600 10800" draw:type="flowchart-process" draw:enhanced-path="M 0 0 L 21600 0 21600 21600 0 21600 0 0 Z N"/>
        </draw:custom-shape>
        <draw:line draw:style-name="gr115" draw:text-style-name="P85" draw:layer="layout" svg:x1="12.986cm" svg:y1="13.59cm" svg:x2="12.986cm" svg:y2="16.653cm">
          <text:p text:style-name="P4"/>
        </draw:line>
        <draw:line draw:style-name="gr115" draw:text-style-name="P85" draw:layer="layout" svg:x1="12.548cm" svg:y1="13.59cm" svg:x2="13.849cm" svg:y2="13.59cm">
          <text:p text:style-name="P4"/>
        </draw:line>
        <draw:line draw:style-name="gr115" draw:text-style-name="P85" draw:layer="layout" svg:x1="12.547cm" svg:y1="13.59cm" svg:x2="13.852cm" svg:y2="13.59cm">
          <text:p text:style-name="P4"/>
        </draw:line>
        <draw:line draw:style-name="gr115" draw:text-style-name="P85" draw:layer="layout" svg:x1="12.545cm" svg:y1="13.59cm" svg:x2="13.852cm" svg:y2="13.59cm">
          <text:p text:style-name="P4"/>
        </draw:line>
        <draw:line draw:style-name="gr115" draw:text-style-name="P85" draw:layer="layout" svg:x1="12.548cm" svg:y1="13.59cm" svg:x2="13.852cm" svg:y2="13.59cm">
          <text:p text:style-name="P4"/>
        </draw:line>
        <draw:line draw:style-name="gr115" draw:text-style-name="P85" draw:layer="layout" svg:x1="12.545cm" svg:y1="13.59cm" svg:x2="13.852cm" svg:y2="13.59cm">
          <text:p text:style-name="P4"/>
        </draw:line>
        <draw:line draw:style-name="gr115" draw:text-style-name="P85" draw:layer="layout" svg:x1="12.545cm" svg:y1="13.59cm" svg:x2="13.853cm" svg:y2="13.59cm">
          <text:p text:style-name="P4"/>
        </draw:line>
        <draw:line draw:style-name="gr115" draw:text-style-name="P85" draw:layer="layout" svg:x1="15.132cm" svg:y1="13.59cm" svg:x2="15.132cm" svg:y2="15.389cm">
          <text:p text:style-name="P4"/>
        </draw:line>
        <draw:line draw:style-name="gr115" draw:text-style-name="P85" draw:layer="layout" svg:x1="14.693cm" svg:y1="13.59cm" svg:x2="15.994cm" svg:y2="13.59cm">
          <text:p text:style-name="P4"/>
        </draw:line>
        <draw:line draw:style-name="gr115" draw:text-style-name="P85" draw:layer="layout" svg:x1="14.693cm" svg:y1="13.59cm" svg:x2="15.994cm" svg:y2="13.59cm">
          <text:p text:style-name="P4"/>
        </draw:line>
        <draw:line draw:style-name="gr115" draw:text-style-name="P85" draw:layer="layout" svg:x1="14.687cm" svg:y1="13.59cm" svg:x2="15.997cm" svg:y2="13.59cm">
          <text:p text:style-name="P4"/>
        </draw:line>
        <draw:line draw:style-name="gr115" draw:text-style-name="P85" draw:layer="layout" svg:x1="14.693cm" svg:y1="13.59cm" svg:x2="15.998cm" svg:y2="13.59cm">
          <text:p text:style-name="P4"/>
        </draw:line>
        <draw:custom-shape draw:style-name="gr116" draw:text-style-name="P85" draw:layer="layout" svg:width="1.304cm" svg:height="1.815cm" svg:x="14.689cm" svg:y="13.593cm">
          <text:p text:style-name="P4"/>
          <draw:enhanced-geometry svg:viewBox="0 0 21600 21600" draw:mirror-horizontal="false" draw:mirror-vertical="false" draw:extrusion="false" draw:extrusion-depth="0.3cm 0" draw:glue-points="10800 0 0 10800 10800 21600 21600 10800" draw:type="flowchart-process" draw:enhanced-path="M 0 0 L 21600 0 21600 21600 0 21600 0 0 Z N"/>
        </draw:custom-shape>
        <draw:line draw:style-name="gr115" draw:text-style-name="P85" draw:layer="layout" svg:x1="15.132cm" svg:y1="13.59cm" svg:x2="15.132cm" svg:y2="15.38cm">
          <text:p text:style-name="P4"/>
        </draw:line>
        <draw:line draw:style-name="gr115" draw:text-style-name="P85" draw:layer="layout" svg:x1="14.693cm" svg:y1="13.59cm" svg:x2="15.995cm" svg:y2="13.59cm">
          <text:p text:style-name="P4"/>
        </draw:line>
        <draw:line draw:style-name="gr115" draw:text-style-name="P85" draw:layer="layout" svg:x1="14.691cm" svg:y1="13.59cm" svg:x2="15.996cm" svg:y2="13.59cm">
          <text:p text:style-name="P4"/>
        </draw:line>
        <draw:line draw:style-name="gr115" draw:text-style-name="P85" draw:layer="layout" svg:x1="14.687cm" svg:y1="13.59cm" svg:x2="15.995cm" svg:y2="13.59cm">
          <text:p text:style-name="P4"/>
        </draw:line>
        <draw:line draw:style-name="gr115" draw:text-style-name="P85" draw:layer="layout" svg:x1="17.236cm" svg:y1="13.59cm" svg:x2="17.236cm" svg:y2="15.392cm">
          <text:p text:style-name="P4"/>
        </draw:line>
        <draw:line draw:style-name="gr115" draw:text-style-name="P85" draw:layer="layout" svg:x1="16.799cm" svg:y1="13.59cm" svg:x2="18.1cm" svg:y2="13.59cm">
          <text:p text:style-name="P4"/>
        </draw:line>
        <draw:line draw:style-name="gr115" draw:text-style-name="P85" draw:layer="layout" svg:x1="16.799cm" svg:y1="13.59cm" svg:x2="18.098cm" svg:y2="13.59cm">
          <text:p text:style-name="P4"/>
        </draw:line>
        <draw:line draw:style-name="gr115" draw:text-style-name="P85" draw:layer="layout" svg:x1="16.796cm" svg:y1="13.59cm" svg:x2="18.106cm" svg:y2="13.59cm">
          <text:p text:style-name="P4"/>
        </draw:line>
        <draw:line draw:style-name="gr115" draw:text-style-name="P85" draw:layer="layout" svg:x1="16.801cm" svg:y1="13.59cm" svg:x2="18.106cm" svg:y2="13.59cm">
          <text:p text:style-name="P4"/>
        </draw:line>
        <draw:custom-shape draw:style-name="gr116" draw:text-style-name="P85" draw:layer="layout" svg:width="1.306cm" svg:height="2.785cm" svg:x="16.798cm" svg:y="13.593cm">
          <text:p text:style-name="P4"/>
          <draw:enhanced-geometry svg:viewBox="0 0 21600 21600" draw:mirror-horizontal="false" draw:mirror-vertical="false" draw:extrusion="false" draw:extrusion-depth="0.3cm 0" draw:glue-points="10800 0 0 10800 10800 21600 21600 10800" draw:type="flowchart-process" draw:enhanced-path="M 0 0 L 21600 0 21600 21600 0 21600 0 0 Z N"/>
        </draw:custom-shape>
        <draw:line draw:style-name="gr115" draw:text-style-name="P85" draw:layer="layout" svg:x1="17.236cm" svg:y1="13.59cm" svg:x2="17.236cm" svg:y2="16.355cm">
          <text:p text:style-name="P4"/>
        </draw:line>
        <draw:line draw:style-name="gr115" draw:text-style-name="P85" draw:layer="layout" svg:x1="16.799cm" svg:y1="13.59cm" svg:x2="18.101cm" svg:y2="13.59cm">
          <text:p text:style-name="P4"/>
        </draw:line>
        <draw:line draw:style-name="gr115" draw:text-style-name="P85" draw:layer="layout" svg:x1="16.799cm" svg:y1="13.59cm" svg:x2="18.104cm" svg:y2="13.59cm">
          <text:p text:style-name="P4"/>
        </draw:line>
        <draw:line draw:style-name="gr115" draw:text-style-name="P85" draw:layer="layout" svg:x1="16.796cm" svg:y1="13.59cm" svg:x2="18.103cm" svg:y2="13.59cm">
          <text:p text:style-name="P4"/>
        </draw:line>
        <draw:line draw:style-name="gr115" draw:text-style-name="P85" draw:layer="layout" svg:x1="16.799cm" svg:y1="13.59cm" svg:x2="18.104cm" svg:y2="13.59cm">
          <text:p text:style-name="P4"/>
        </draw:line>
        <draw:line draw:style-name="gr115" draw:text-style-name="P85" draw:layer="layout" svg:x1="16.796cm" svg:y1="13.59cm" svg:x2="18.103cm" svg:y2="13.59cm">
          <text:p text:style-name="P4"/>
        </draw:line>
        <draw:line draw:style-name="gr115" draw:text-style-name="P85" draw:layer="layout" svg:x1="16.799cm" svg:y1="13.59cm" svg:x2="18.104cm" svg:y2="13.59cm">
          <text:p text:style-name="P4"/>
        </draw:line>
        <draw:line draw:style-name="gr115" draw:text-style-name="P85" draw:layer="layout" svg:x1="16.796cm" svg:y1="13.59cm" svg:x2="18.103cm" svg:y2="13.59cm">
          <text:p text:style-name="P4"/>
        </draw:line>
        <draw:line draw:style-name="gr115" draw:text-style-name="P85" draw:layer="layout" svg:x1="12.548cm" svg:y1="13.944cm" svg:x2="13.833cm" svg:y2="13.944cm">
          <text:p text:style-name="P4"/>
        </draw:line>
        <draw:line draw:style-name="gr115" draw:text-style-name="P85" draw:layer="layout" svg:x1="12.556cm" svg:y1="14.703cm" svg:x2="13.841cm" svg:y2="14.703cm">
          <text:p text:style-name="P4"/>
        </draw:line>
        <draw:line draw:style-name="gr115" draw:text-style-name="P85" draw:layer="layout" svg:x1="12.544cm" svg:y1="14.325cm" svg:x2="13.843cm" svg:y2="14.325cm">
          <text:p text:style-name="P4"/>
        </draw:line>
        <draw:line draw:style-name="gr115" draw:text-style-name="P85" draw:layer="layout" svg:x1="12.564cm" svg:y1="15.09cm" svg:x2="13.849cm" svg:y2="15.09cm">
          <text:p text:style-name="P4"/>
        </draw:line>
        <draw:line draw:style-name="gr115" draw:text-style-name="P85" draw:layer="layout" svg:x1="12.556cm" svg:y1="15.444cm" svg:x2="13.841cm" svg:y2="15.444cm">
          <text:p text:style-name="P4"/>
        </draw:line>
        <draw:line draw:style-name="gr115" draw:text-style-name="P85" draw:layer="layout" svg:x1="12.571cm" svg:y1="15.811cm" svg:x2="13.856cm" svg:y2="15.811cm">
          <text:p text:style-name="P4"/>
        </draw:line>
        <draw:line draw:style-name="gr115" draw:text-style-name="P85" draw:layer="layout" svg:x1="12.571cm" svg:y1="16.18cm" svg:x2="13.856cm" svg:y2="16.18cm">
          <text:p text:style-name="P4"/>
        </draw:line>
        <draw:line draw:style-name="gr115" draw:text-style-name="P85" draw:layer="layout" svg:x1="14.708cm" svg:y1="13.944cm" svg:x2="15.993cm" svg:y2="13.944cm">
          <text:p text:style-name="P4"/>
        </draw:line>
        <draw:line draw:style-name="gr115" draw:text-style-name="P85" draw:layer="layout" svg:x1="14.693cm" svg:y1="14.343cm" svg:x2="15.978cm" svg:y2="14.343cm">
          <text:p text:style-name="P4"/>
        </draw:line>
        <draw:line draw:style-name="gr115" draw:text-style-name="P85" draw:layer="layout" svg:x1="14.699cm" svg:y1="14.753cm" svg:x2="15.984cm" svg:y2="14.753cm">
          <text:p text:style-name="P4"/>
        </draw:line>
        <draw:line draw:style-name="gr115" draw:text-style-name="P85" draw:layer="layout" svg:x1="14.707cm" svg:y1="15.069cm" svg:x2="15.992cm" svg:y2="15.069cm">
          <text:p text:style-name="P4"/>
        </draw:line>
        <draw:line draw:style-name="gr115" draw:text-style-name="P85" draw:layer="layout" svg:x1="16.821cm" svg:y1="14.003cm" svg:x2="18.106cm" svg:y2="14.003cm">
          <text:p text:style-name="P4"/>
        </draw:line>
        <draw:line draw:style-name="gr115" draw:text-style-name="P85" draw:layer="layout" svg:x1="16.821cm" svg:y1="14.425cm" svg:x2="18.106cm" svg:y2="14.425cm">
          <text:p text:style-name="P4"/>
        </draw:line>
        <draw:line draw:style-name="gr115" draw:text-style-name="P85" draw:layer="layout" svg:x1="16.796cm" svg:y1="14.845cm" svg:x2="18.081cm" svg:y2="14.845cm">
          <text:p text:style-name="P4"/>
        </draw:line>
        <draw:line draw:style-name="gr115" draw:text-style-name="P85" draw:layer="layout" svg:x1="16.821cm" svg:y1="15.308cm" svg:x2="18.106cm" svg:y2="15.308cm">
          <text:p text:style-name="P4"/>
        </draw:line>
        <draw:line draw:style-name="gr115" draw:text-style-name="P85" draw:layer="layout" svg:x1="16.788cm" svg:y1="15.737cm" svg:x2="18.073cm" svg:y2="15.737cm">
          <text:p text:style-name="P4"/>
        </draw:line>
        <draw:line draw:style-name="gr115" draw:text-style-name="P85" draw:layer="layout" svg:x1="16.836cm" svg:y1="16.18cm" svg:x2="18.121cm" svg:y2="16.18cm">
          <text:p text:style-name="P4"/>
        </draw:line>
        <draw:line draw:style-name="gr115" draw:text-style-name="P85" draw:layer="layout" svg:x1="20.357cm" svg:y1="13.59cm" svg:x2="21.658cm" svg:y2="13.59cm">
          <text:p text:style-name="P4"/>
        </draw:line>
        <draw:line draw:style-name="gr115" draw:text-style-name="P85" draw:layer="layout" svg:x1="20.359cm" svg:y1="13.59cm" svg:x2="21.657cm" svg:y2="13.59cm">
          <text:p text:style-name="P4"/>
        </draw:line>
        <draw:line draw:style-name="gr115" draw:text-style-name="P85" draw:layer="layout" svg:x1="20.354cm" svg:y1="13.59cm" svg:x2="21.662cm" svg:y2="13.59cm">
          <text:p text:style-name="P4"/>
        </draw:line>
        <draw:line draw:style-name="gr115" draw:text-style-name="P85" draw:layer="layout" svg:x1="20.359cm" svg:y1="13.59cm" svg:x2="21.663cm" svg:y2="13.59cm">
          <text:p text:style-name="P4"/>
        </draw:line>
        <draw:line draw:style-name="gr115" draw:text-style-name="P85" draw:layer="layout" svg:x1="20.354cm" svg:y1="13.59cm" svg:x2="21.655cm" svg:y2="13.59cm">
          <text:p text:style-name="P4"/>
        </draw:line>
        <draw:line draw:style-name="gr115" draw:text-style-name="P85" draw:layer="layout" svg:x1="20.354cm" svg:y1="13.59cm" svg:x2="21.662cm" svg:y2="13.59cm">
          <text:p text:style-name="P4"/>
        </draw:line>
        <draw:custom-shape draw:style-name="gr116" draw:text-style-name="P85" draw:layer="layout" svg:width="1.301cm" svg:height="0.727cm" svg:x="20.36cm" svg:y="13.598cm">
          <text:p text:style-name="P4"/>
          <draw:enhanced-geometry svg:viewBox="0 0 21600 21600" draw:mirror-horizontal="false" draw:mirror-vertical="false" draw:extrusion="false" draw:extrusion-depth="0.3cm 0" draw:glue-points="10800 0 0 10800 10800 21600 21600 10800" draw:type="flowchart-process" draw:enhanced-path="M 0 0 L 21600 0 21600 21600 0 21600 0 0 Z N"/>
        </draw:custom-shape>
        <draw:line draw:style-name="gr115" draw:text-style-name="P85" draw:layer="layout" svg:x1="20.796cm" svg:y1="13.59cm" svg:x2="20.796cm" svg:y2="14.34cm">
          <text:p text:style-name="P4"/>
        </draw:line>
        <draw:line draw:style-name="gr115" draw:text-style-name="P85" draw:layer="layout" svg:x1="20.357cm" svg:y1="13.59cm" svg:x2="21.658cm" svg:y2="13.59cm">
          <text:p text:style-name="P4"/>
        </draw:line>
        <draw:line draw:style-name="gr115" draw:text-style-name="P85" draw:layer="layout" svg:x1="20.356cm" svg:y1="13.59cm" svg:x2="21.661cm" svg:y2="13.59cm">
          <text:p text:style-name="P4"/>
        </draw:line>
        <draw:line draw:style-name="gr115" draw:text-style-name="P85" draw:layer="layout" svg:x1="20.354cm" svg:y1="13.59cm" svg:x2="21.661cm" svg:y2="13.59cm">
          <text:p text:style-name="P4"/>
        </draw:line>
        <draw:line draw:style-name="gr115" draw:text-style-name="P85" draw:layer="layout" svg:x1="20.357cm" svg:y1="13.59cm" svg:x2="21.661cm" svg:y2="13.59cm">
          <text:p text:style-name="P4"/>
        </draw:line>
        <draw:line draw:style-name="gr115" draw:text-style-name="P85" draw:layer="layout" svg:x1="20.354cm" svg:y1="13.59cm" svg:x2="21.661cm" svg:y2="13.59cm">
          <text:p text:style-name="P4"/>
        </draw:line>
        <draw:line draw:style-name="gr115" draw:text-style-name="P85" draw:layer="layout" svg:x1="20.354cm" svg:y1="13.59cm" svg:x2="21.662cm" svg:y2="13.59cm">
          <text:p text:style-name="P4"/>
        </draw:line>
        <draw:line draw:style-name="gr115" draw:text-style-name="P85" draw:layer="layout" svg:x1="22.941cm" svg:y1="13.59cm" svg:x2="22.941cm" svg:y2="15.389cm">
          <text:p text:style-name="P4"/>
        </draw:line>
        <draw:line draw:style-name="gr115" draw:text-style-name="P85" draw:layer="layout" svg:x1="22.502cm" svg:y1="13.59cm" svg:x2="23.803cm" svg:y2="13.59cm">
          <text:p text:style-name="P4"/>
        </draw:line>
        <draw:line draw:style-name="gr115" draw:text-style-name="P85" draw:layer="layout" svg:x1="22.502cm" svg:y1="13.59cm" svg:x2="23.803cm" svg:y2="13.59cm">
          <text:p text:style-name="P4"/>
        </draw:line>
        <draw:line draw:style-name="gr115" draw:text-style-name="P85" draw:layer="layout" svg:x1="22.497cm" svg:y1="13.59cm" svg:x2="23.807cm" svg:y2="13.59cm">
          <text:p text:style-name="P4"/>
        </draw:line>
        <draw:line draw:style-name="gr115" draw:text-style-name="P85" draw:layer="layout" svg:x1="22.502cm" svg:y1="13.59cm" svg:x2="23.807cm" svg:y2="13.59cm">
          <text:p text:style-name="P4"/>
        </draw:line>
        <draw:custom-shape draw:style-name="gr116" draw:text-style-name="P85" draw:layer="layout" svg:width="1.301cm" svg:height="1.81cm" svg:x="22.503cm" svg:y="13.598cm">
          <text:p text:style-name="P4"/>
          <draw:enhanced-geometry svg:viewBox="0 0 21600 21600" draw:mirror-horizontal="false" draw:mirror-vertical="false" draw:extrusion="false" draw:extrusion-depth="0.3cm 0" draw:glue-points="10800 0 0 10800 10800 21600 21600 10800" draw:type="flowchart-process" draw:enhanced-path="M 0 0 L 21600 0 21600 21600 0 21600 0 0 Z N"/>
        </draw:custom-shape>
        <draw:line draw:style-name="gr115" draw:text-style-name="P85" draw:layer="layout" svg:x1="22.941cm" svg:y1="13.59cm" svg:x2="22.941cm" svg:y2="15.38cm">
          <text:p text:style-name="P4"/>
        </draw:line>
        <draw:line draw:style-name="gr115" draw:text-style-name="P85" draw:layer="layout" svg:x1="22.502cm" svg:y1="13.59cm" svg:x2="23.804cm" svg:y2="13.59cm">
          <text:p text:style-name="P4"/>
        </draw:line>
        <draw:line draw:style-name="gr115" draw:text-style-name="P85" draw:layer="layout" svg:x1="22.5cm" svg:y1="13.59cm" svg:x2="23.805cm" svg:y2="13.59cm">
          <text:p text:style-name="P4"/>
        </draw:line>
        <draw:line draw:style-name="gr115" draw:text-style-name="P85" draw:layer="layout" svg:x1="22.497cm" svg:y1="13.59cm" svg:x2="23.805cm" svg:y2="13.59cm">
          <text:p text:style-name="P4"/>
        </draw:line>
        <draw:line draw:style-name="gr115" draw:text-style-name="P85" draw:layer="layout" svg:x1="25.047cm" svg:y1="13.59cm" svg:x2="25.047cm" svg:y2="15.392cm">
          <text:p text:style-name="P4"/>
        </draw:line>
        <draw:line draw:style-name="gr115" draw:text-style-name="P85" draw:layer="layout" svg:x1="24.61cm" svg:y1="13.59cm" svg:x2="25.911cm" svg:y2="13.59cm">
          <text:p text:style-name="P4"/>
        </draw:line>
        <draw:line draw:style-name="gr115" draw:text-style-name="P85" draw:layer="layout" svg:x1="24.61cm" svg:y1="13.59cm" svg:x2="25.909cm" svg:y2="13.59cm">
          <text:p text:style-name="P4"/>
        </draw:line>
        <draw:line draw:style-name="gr115" draw:text-style-name="P85" draw:layer="layout" svg:x1="24.607cm" svg:y1="13.59cm" svg:x2="25.917cm" svg:y2="13.59cm">
          <text:p text:style-name="P4"/>
        </draw:line>
        <draw:line draw:style-name="gr115" draw:text-style-name="P85" draw:layer="layout" svg:x1="24.611cm" svg:y1="13.59cm" svg:x2="25.916cm" svg:y2="13.59cm">
          <text:p text:style-name="P4"/>
        </draw:line>
        <draw:custom-shape draw:style-name="gr116" draw:text-style-name="P85" draw:layer="layout" svg:width="1.304cm" svg:height="2.591cm" svg:x="24.61cm" svg:y="13.598cm">
          <text:p text:style-name="P4"/>
          <draw:enhanced-geometry svg:viewBox="0 0 21600 21600" draw:mirror-horizontal="false" draw:mirror-vertical="false" draw:extrusion="false" draw:extrusion-depth="0.3cm 0" draw:glue-points="10800 0 0 10800 10800 21600 21600 10800" draw:type="flowchart-process" draw:enhanced-path="M 0 0 L 21600 0 21600 21600 0 21600 0 0 Z N"/>
        </draw:custom-shape>
        <draw:line draw:style-name="gr115" draw:text-style-name="P85" draw:layer="layout" svg:x1="25.047cm" svg:y1="13.59cm" svg:x2="25.047cm" svg:y2="16.201cm">
          <text:p text:style-name="P4"/>
        </draw:line>
        <draw:line draw:style-name="gr115" draw:text-style-name="P85" draw:layer="layout" svg:x1="24.61cm" svg:y1="13.59cm" svg:x2="25.912cm" svg:y2="13.59cm">
          <text:p text:style-name="P4"/>
        </draw:line>
        <draw:line draw:style-name="gr115" draw:text-style-name="P85" draw:layer="layout" svg:x1="24.61cm" svg:y1="13.59cm" svg:x2="25.915cm" svg:y2="13.59cm">
          <text:p text:style-name="P4"/>
        </draw:line>
        <draw:line draw:style-name="gr115" draw:text-style-name="P85" draw:layer="layout" svg:x1="24.607cm" svg:y1="13.59cm" svg:x2="25.914cm" svg:y2="13.59cm">
          <text:p text:style-name="P4"/>
        </draw:line>
        <draw:line draw:style-name="gr115" draw:text-style-name="P85" draw:layer="layout" svg:x1="24.61cm" svg:y1="13.59cm" svg:x2="25.915cm" svg:y2="13.59cm">
          <text:p text:style-name="P4"/>
        </draw:line>
        <draw:line draw:style-name="gr115" draw:text-style-name="P85" draw:layer="layout" svg:x1="24.607cm" svg:y1="13.59cm" svg:x2="25.914cm" svg:y2="13.59cm">
          <text:p text:style-name="P4"/>
        </draw:line>
        <draw:line draw:style-name="gr115" draw:text-style-name="P85" draw:layer="layout" svg:x1="24.61cm" svg:y1="13.59cm" svg:x2="25.915cm" svg:y2="13.59cm">
          <text:p text:style-name="P4"/>
        </draw:line>
        <draw:line draw:style-name="gr115" draw:text-style-name="P85" draw:layer="layout" svg:x1="20.357cm" svg:y1="13.944cm" svg:x2="21.642cm" svg:y2="13.944cm">
          <text:p text:style-name="P4"/>
        </draw:line>
        <draw:line draw:style-name="gr115" draw:text-style-name="P85" draw:layer="layout" svg:x1="20.351cm" svg:y1="14.331cm" svg:x2="21.65cm" svg:y2="14.331cm">
          <text:p text:style-name="P4"/>
        </draw:line>
        <draw:line draw:style-name="gr115" draw:text-style-name="P85" draw:layer="layout" svg:x1="22.517cm" svg:y1="13.944cm" svg:x2="23.802cm" svg:y2="13.944cm">
          <text:p text:style-name="P4"/>
        </draw:line>
        <draw:line draw:style-name="gr115" draw:text-style-name="P85" draw:layer="layout" svg:x1="22.502cm" svg:y1="14.343cm" svg:x2="23.787cm" svg:y2="14.343cm">
          <text:p text:style-name="P4"/>
        </draw:line>
        <draw:line draw:style-name="gr115" draw:text-style-name="P85" draw:layer="layout" svg:x1="22.51cm" svg:y1="14.753cm" svg:x2="23.795cm" svg:y2="14.753cm">
          <text:p text:style-name="P4"/>
        </draw:line>
        <draw:line draw:style-name="gr115" draw:text-style-name="P85" draw:layer="layout" svg:x1="22.516cm" svg:y1="15.072cm" svg:x2="23.801cm" svg:y2="15.072cm">
          <text:p text:style-name="P4"/>
        </draw:line>
        <draw:line draw:style-name="gr115" draw:text-style-name="P85" draw:layer="layout" svg:x1="24.63cm" svg:y1="14.003cm" svg:x2="25.915cm" svg:y2="14.003cm">
          <text:p text:style-name="P4"/>
        </draw:line>
        <draw:line draw:style-name="gr115" draw:text-style-name="P85" draw:layer="layout" svg:x1="24.63cm" svg:y1="14.425cm" svg:x2="25.915cm" svg:y2="14.425cm">
          <text:p text:style-name="P4"/>
        </draw:line>
        <draw:line draw:style-name="gr115" draw:text-style-name="P85" draw:layer="layout" svg:x1="24.607cm" svg:y1="14.845cm" svg:x2="25.892cm" svg:y2="14.845cm">
          <text:p text:style-name="P4"/>
        </draw:line>
        <draw:line draw:style-name="gr115" draw:text-style-name="P85" draw:layer="layout" svg:x1="24.63cm" svg:y1="15.311cm" svg:x2="25.915cm" svg:y2="15.311cm">
          <text:p text:style-name="P4"/>
        </draw:line>
        <draw:line draw:style-name="gr115" draw:text-style-name="P85" draw:layer="layout" svg:x1="24.598cm" svg:y1="15.743cm" svg:x2="25.883cm" svg:y2="15.743cm">
          <text:p text:style-name="P4"/>
        </draw:line>
        <draw:line draw:style-name="gr115" draw:text-style-name="P85" draw:layer="layout" svg:x1="24.645cm" svg:y1="16.18cm" svg:x2="25.93cm" svg:y2="16.18cm">
          <text:p text:style-name="P4"/>
        </draw:line>
        <draw:frame draw:style-name="gr121" draw:text-style-name="P88" draw:layer="layout" svg:width="3.429cm" svg:height="2.957cm" svg:x="1.644cm" svg:y="11.102cm">
          <draw:text-box>
            <text:p text:style-name="P87"><text:span text:style-name="T81">Instruction </text:span></text:p>
            <text:p text:style-name="P87"><text:span text:style-name="T81">Sets</text:span></text:p>
          </draw:text-box>
        </draw:frame>
        <draw:frame draw:style-name="gr122" draw:text-style-name="P88" draw:layer="layout" svg:width="3.555cm" svg:height="1.838cm" svg:x="1.644cm" svg:y="14.629cm">
          <draw:text-box>
            <text:p text:style-name="P87"><text:span text:style-name="T81">Instructions</text:span></text:p>
          </draw:text-box>
        </draw:frame>
        <presentation:notes draw:style-name="dp2">
          <draw:page-thumbnail draw:style-name="gr1" draw:layer="layout" svg:width="13.877cm" svg:height="11.093cm" svg:x="3.577cm" svg:y="2.247cm" draw:page-number="47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48" draw:style-name="dp1" draw:master-page-name="fpl_5f_presentation_5f_template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89" draw:layer="layout" svg:width="18.666cm" svg:height="3.649cm" svg:x="7.231cm" svg:y="0.974cm" presentation:class="title">
          <draw:text-box>
            <text:p text:style-name="P4"><text:span text:style-name="T82">Derived CSL Instruction Format</text:span></text:p>
          </draw:text-box>
        </draw:frame>
        <draw:frame draw:style-name="gr123" draw:text-style-name="P90" draw:layer="layout" svg:width="4.181cm" svg:height="0.847cm" svg:x="6.2cm" svg:y="5.575cm">
          <draw:text-box>
            <text:p text:style-name="P4"><text:span text:style-name="T83">Instruction Format</text:span></text:p>
          </draw:text-box>
        </draw:frame>
        <draw:line draw:style-name="gr20" draw:text-style-name="P91" draw:layer="layout" svg:x1="3.757cm" svg:y1="11.442cm" svg:x2="3.757cm" svg:y2="15.85cm">
          <text:p text:style-name="P4"/>
        </draw:line>
        <draw:line draw:style-name="gr20" draw:text-style-name="P91" draw:layer="layout" svg:x1="2.126cm" svg:y1="12.038cm" svg:x2="6.972cm" svg:y2="12.038cm">
          <text:p text:style-name="P4"/>
        </draw:line>
        <draw:frame draw:style-name="gr124" draw:text-style-name="P92" draw:layer="layout" svg:width="2.026cm" svg:height="0.798cm" svg:x="1.985cm" svg:y="11.386cm">
          <draw:text-box>
            <text:p text:style-name="P4"><text:span text:style-name="T84">Opcode</text:span></text:p>
          </draw:text-box>
        </draw:frame>
        <draw:frame draw:style-name="gr125" draw:text-style-name="P92" draw:layer="layout" svg:width="2.381cm" svg:height="0.798cm" svg:x="4.791cm" svg:y="11.395cm">
          <draw:text-box>
            <text:p text:style-name="P4"><text:span text:style-name="T84">Operation</text:span></text:p>
          </draw:text-box>
        </draw:frame>
        <draw:line draw:style-name="gr20" draw:text-style-name="P91" draw:layer="layout" svg:x1="2.129cm" svg:y1="12.657cm" svg:x2="6.965cm" svg:y2="12.657cm">
          <text:p text:style-name="P4"/>
        </draw:line>
        <draw:line draw:style-name="gr20" draw:text-style-name="P91" draw:layer="layout" svg:x1="2.113cm" svg:y1="13.308cm" svg:x2="6.993cm" svg:y2="13.308cm">
          <text:p text:style-name="P4"/>
        </draw:line>
        <draw:line draw:style-name="gr20" draw:text-style-name="P91" draw:layer="layout" svg:x1="2.131cm" svg:y1="13.958cm" svg:x2="6.992cm" svg:y2="13.958cm">
          <text:p text:style-name="P4"/>
        </draw:line>
        <draw:line draw:style-name="gr20" draw:text-style-name="P91" draw:layer="layout" svg:x1="2.115cm" svg:y1="14.569cm" svg:x2="6.965cm" svg:y2="14.569cm">
          <text:p text:style-name="P4"/>
        </draw:line>
        <draw:line draw:style-name="gr20" draw:text-style-name="P91" draw:layer="layout" svg:x1="2.115cm" svg:y1="15.221cm" svg:x2="6.993cm" svg:y2="15.221cm">
          <text:p text:style-name="P4"/>
        </draw:line>
        <draw:line draw:style-name="gr20" draw:text-style-name="P91" draw:layer="layout" svg:x1="3.763cm" svg:y1="9.6cm" svg:x2="3.763cm" svg:y2="11.338cm">
          <text:p text:style-name="P4"/>
        </draw:line>
        <draw:custom-shape draw:style-name="gr126" draw:text-style-name="P91" draw:layer="layout" svg:width="4.845cm" svg:height="4.412cm" svg:x="2.13cm" svg:y="11.47cm">
          <text:p text:style-name="P4"/>
          <draw:enhanced-geometry svg:viewBox="0 0 21600 21600" draw:mirror-horizontal="false" draw:mirror-vertical="false" draw:extrusion="true" draw:extrusion-depth="0.3cm 0" draw:glue-points="10800 0 0 10800 10800 21600 21600 10800" draw:type="flowchart-process" draw:enhanced-path="M 0 0 L 21600 0 21600 21600 0 21600 0 0 Z N"/>
        </draw:custom-shape>
        <draw:line draw:style-name="gr20" draw:text-style-name="P91" draw:layer="layout" svg:x1="3.757cm" svg:y1="11.443cm" svg:x2="3.757cm" svg:y2="15.851cm">
          <text:p text:style-name="P4"/>
        </draw:line>
        <draw:line draw:style-name="gr20" draw:text-style-name="P91" draw:layer="layout" svg:x1="2.126cm" svg:y1="12.04cm" svg:x2="6.979cm" svg:y2="12.04cm">
          <text:p text:style-name="P4"/>
        </draw:line>
        <draw:frame draw:style-name="gr124" draw:text-style-name="P93" draw:layer="layout" svg:width="2.026cm" svg:height="0.798cm" svg:x="1.985cm" svg:y="11.387cm">
          <draw:text-box>
            <text:p text:style-name="P4"><text:span text:style-name="T85">Opcode</text:span></text:p>
          </draw:text-box>
        </draw:frame>
        <draw:frame draw:style-name="gr127" draw:text-style-name="P93" draw:layer="layout" svg:width="2.38cm" svg:height="0.797cm" svg:x="4.241cm" svg:y="11.397cm">
          <draw:text-box>
            <text:p text:style-name="P4"><text:span text:style-name="T85">Operation</text:span></text:p>
          </draw:text-box>
        </draw:frame>
        <draw:line draw:style-name="gr20" draw:text-style-name="P91" draw:layer="layout" svg:x1="2.125cm" svg:y1="12.645cm" svg:x2="6.988cm" svg:y2="12.645cm">
          <text:p text:style-name="P4"/>
        </draw:line>
        <draw:line draw:style-name="gr20" draw:text-style-name="P91" draw:layer="layout" svg:x1="2.113cm" svg:y1="13.299cm" svg:x2="6.987cm" svg:y2="13.299cm">
          <text:p text:style-name="P4"/>
        </draw:line>
        <draw:line draw:style-name="gr20" draw:text-style-name="P91" draw:layer="layout" svg:x1="2.126cm" svg:y1="13.954cm" svg:x2="6.987cm" svg:y2="13.954cm">
          <text:p text:style-name="P4"/>
        </draw:line>
        <draw:line draw:style-name="gr20" draw:text-style-name="P91" draw:layer="layout" svg:x1="2.114cm" svg:y1="14.568cm" svg:x2="6.988cm" svg:y2="14.568cm">
          <text:p text:style-name="P4"/>
        </draw:line>
        <draw:line draw:style-name="gr20" draw:text-style-name="P91" draw:layer="layout" svg:x1="2.116cm" svg:y1="15.222cm" svg:x2="6.992cm" svg:y2="15.223cm">
          <text:p text:style-name="P4"/>
        </draw:line>
        <draw:line draw:style-name="gr128" draw:text-style-name="P91" draw:layer="layout" svg:x1="11.307cm" svg:y1="5.674cm" svg:x2="11.307cm" svg:y2="6.322cm">
          <text:p text:style-name="P4"/>
        </draw:line>
        <draw:line draw:style-name="gr128" draw:text-style-name="P91" draw:layer="layout" svg:x1="13.118cm" svg:y1="5.674cm" svg:x2="13.118cm" svg:y2="6.322cm">
          <text:p text:style-name="P4"/>
        </draw:line>
        <draw:frame draw:style-name="gr129" draw:text-style-name="P90" draw:layer="layout" svg:width="1.134cm" svg:height="0.847cm" svg:x="10.183cm" svg:y="5.575cm">
          <draw:text-box>
            <text:p text:style-name="P4"><text:span text:style-name="T86">op</text:span></text:p>
          </draw:text-box>
        </draw:frame>
        <draw:frame draw:style-name="gr130" draw:text-style-name="P90" draw:layer="layout" svg:width="1.019cm" svg:height="0.847cm" svg:x="11.753cm" svg:y="5.575cm">
          <draw:text-box>
            <text:p text:style-name="P4"><text:span text:style-name="T86">rd</text:span></text:p>
          </draw:text-box>
        </draw:frame>
        <draw:line draw:style-name="gr128" draw:text-style-name="P91" draw:layer="layout" svg:x1="14.529cm" svg:y1="5.674cm" svg:x2="14.529cm" svg:y2="6.322cm">
          <text:p text:style-name="P4"/>
        </draw:line>
        <draw:frame draw:style-name="gr131" draw:text-style-name="P90" draw:layer="layout" svg:width="1.358cm" svg:height="0.847cm" svg:x="13.186cm" svg:y="5.575cm">
          <draw:text-box>
            <text:p text:style-name="P4"><text:span text:style-name="T86">op2</text:span></text:p>
          </draw:text-box>
        </draw:frame>
        <draw:frame draw:style-name="gr132" draw:text-style-name="P90" draw:layer="layout" svg:width="1.963cm" svg:height="0.847cm" svg:x="14.614cm" svg:y="5.575cm">
          <draw:text-box>
            <text:p text:style-name="P4"><text:span text:style-name="T86">imm22</text:span></text:p>
          </draw:text-box>
        </draw:frame>
        <draw:line draw:style-name="gr20" draw:text-style-name="P91" draw:layer="layout" svg:x1="13.599cm" svg:y1="6.428cm" svg:x2="6.052cm" svg:y2="8.919cm">
          <text:p text:style-name="P4"/>
        </draw:line>
        <draw:line draw:style-name="gr20" draw:text-style-name="P91" draw:layer="layout" svg:x1="13.657cm" svg:y1="6.428cm" svg:x2="22.197cm" svg:y2="8.919cm">
          <text:p text:style-name="P4"/>
        </draw:line>
        <draw:line draw:style-name="gr20" draw:text-style-name="P91" draw:layer="layout" svg:x1="11.741cm" svg:y1="11.57cm" svg:x2="11.741cm" svg:y2="14.161cm">
          <text:p text:style-name="P4"/>
        </draw:line>
        <draw:line draw:style-name="gr20" draw:text-style-name="P91" draw:layer="layout" svg:x1="10.111cm" svg:y1="12.167cm" svg:x2="14.957cm" svg:y2="12.167cm">
          <text:p text:style-name="P4"/>
        </draw:line>
        <draw:frame draw:style-name="gr124" draw:text-style-name="P92" draw:layer="layout" svg:width="2.026cm" svg:height="0.798cm" svg:x="9.969cm" svg:y="11.514cm">
          <draw:text-box>
            <text:p text:style-name="P4"><text:span text:style-name="T84">Opcode</text:span></text:p>
          </draw:text-box>
        </draw:frame>
        <draw:frame draw:style-name="gr133" draw:text-style-name="P92" draw:layer="layout" svg:width="2.38cm" svg:height="0.797cm" svg:x="12.776cm" svg:y="11.524cm">
          <draw:text-box>
            <text:p text:style-name="P4"><text:span text:style-name="T84">Operation</text:span></text:p>
          </draw:text-box>
        </draw:frame>
        <draw:line draw:style-name="gr20" draw:text-style-name="P91" draw:layer="layout" svg:x1="10.113cm" svg:y1="12.786cm" svg:x2="14.949cm" svg:y2="12.786cm">
          <text:p text:style-name="P4"/>
        </draw:line>
        <draw:line draw:style-name="gr20" draw:text-style-name="P91" draw:layer="layout" svg:x1="10.097cm" svg:y1="13.437cm" svg:x2="14.977cm" svg:y2="13.437cm">
          <text:p text:style-name="P4"/>
        </draw:line>
        <draw:line draw:style-name="gr20" draw:text-style-name="P91" draw:layer="layout" svg:x1="10.116cm" svg:y1="14.086cm" svg:x2="14.977cm" svg:y2="14.086cm">
          <text:p text:style-name="P4"/>
        </draw:line>
        <draw:custom-shape draw:style-name="gr126" draw:text-style-name="P91" draw:layer="layout" svg:width="4.845cm" svg:height="2.606cm" svg:x="10.114cm" svg:y="11.555cm">
          <text:p text:style-name="P4"/>
          <draw:enhanced-geometry svg:viewBox="0 0 21600 21600" draw:mirror-horizontal="false" draw:mirror-vertical="false" draw:extrusion="true" draw:extrusion-depth="0.3cm 0" draw:glue-points="10800 0 0 10800 10800 21600 21600 10800" draw:type="flowchart-process" draw:enhanced-path="M 0 0 L 21600 0 21600 21600 0 21600 0 0 Z N"/>
        </draw:custom-shape>
        <draw:line draw:style-name="gr20" draw:text-style-name="P91" draw:layer="layout" svg:x1="11.741cm" svg:y1="11.571cm" svg:x2="11.741cm" svg:y2="14.143cm">
          <text:p text:style-name="P4"/>
        </draw:line>
        <draw:line draw:style-name="gr20" draw:text-style-name="P91" draw:layer="layout" svg:x1="10.111cm" svg:y1="12.168cm" svg:x2="14.964cm" svg:y2="12.168cm">
          <text:p text:style-name="P4"/>
        </draw:line>
        <draw:frame draw:style-name="gr134" draw:text-style-name="P93" draw:layer="layout" svg:width="2.026cm" svg:height="0.797cm" svg:x="9.969cm" svg:y="11.516cm">
          <draw:text-box>
            <text:p text:style-name="P4"><text:span text:style-name="T85">Opcode</text:span></text:p>
          </draw:text-box>
        </draw:frame>
        <draw:frame draw:style-name="gr135" draw:text-style-name="P93" draw:layer="layout" svg:width="2.38cm" svg:height="0.798cm" svg:x="12.225cm" svg:y="11.525cm">
          <draw:text-box>
            <text:p text:style-name="P4"><text:span text:style-name="T85">Operation</text:span></text:p>
          </draw:text-box>
        </draw:frame>
        <draw:line draw:style-name="gr20" draw:text-style-name="P91" draw:layer="layout" svg:x1="10.109cm" svg:y1="12.774cm" svg:x2="14.972cm" svg:y2="12.774cm">
          <text:p text:style-name="P4"/>
        </draw:line>
        <draw:line draw:style-name="gr20" draw:text-style-name="P91" draw:layer="layout" svg:x1="10.097cm" svg:y1="13.427cm" svg:x2="14.971cm" svg:y2="13.427cm">
          <text:p text:style-name="P4"/>
        </draw:line>
        <draw:line draw:style-name="gr20" draw:text-style-name="P91" draw:layer="layout" svg:x1="11.748cm" svg:y1="9.733cm" svg:x2="11.748cm" svg:y2="11.471cm">
          <text:p text:style-name="P4"/>
        </draw:line>
        <draw:line draw:style-name="gr20" draw:text-style-name="P91" draw:layer="layout" svg:x1="19.591cm" svg:y1="11.51cm" svg:x2="19.591cm" svg:y2="14.101cm">
          <text:p text:style-name="P4"/>
        </draw:line>
        <draw:line draw:style-name="gr20" draw:text-style-name="P91" draw:layer="layout" svg:x1="17.96cm" svg:y1="12.107cm" svg:x2="22.806cm" svg:y2="12.107cm">
          <text:p text:style-name="P4"/>
        </draw:line>
        <draw:frame draw:style-name="gr136" draw:text-style-name="P92" draw:layer="layout" svg:width="2.027cm" svg:height="0.798cm" svg:x="17.818cm" svg:y="11.455cm">
          <draw:text-box>
            <text:p text:style-name="P4"><text:span text:style-name="T84">Opcode</text:span></text:p>
          </draw:text-box>
        </draw:frame>
        <draw:frame draw:style-name="gr137" draw:text-style-name="P92" draw:layer="layout" svg:width="2.38cm" svg:height="0.798cm" svg:x="20.625cm" svg:y="11.464cm">
          <draw:text-box>
            <text:p text:style-name="P4"><text:span text:style-name="T84">Operation</text:span></text:p>
          </draw:text-box>
        </draw:frame>
        <draw:line draw:style-name="gr20" draw:text-style-name="P91" draw:layer="layout" svg:x1="17.962cm" svg:y1="12.726cm" svg:x2="22.798cm" svg:y2="12.726cm">
          <text:p text:style-name="P4"/>
        </draw:line>
        <draw:line draw:style-name="gr20" draw:text-style-name="P91" draw:layer="layout" svg:x1="17.946cm" svg:y1="13.377cm" svg:x2="22.826cm" svg:y2="13.377cm">
          <text:p text:style-name="P4"/>
        </draw:line>
        <draw:line draw:style-name="gr20" draw:text-style-name="P91" draw:layer="layout" svg:x1="17.965cm" svg:y1="14.026cm" svg:x2="22.826cm" svg:y2="14.026cm">
          <text:p text:style-name="P4"/>
        </draw:line>
        <draw:custom-shape draw:style-name="gr126" draw:text-style-name="P91" draw:layer="layout" svg:width="4.845cm" svg:height="5.696cm" svg:x="17.964cm" svg:y="11.496cm">
          <text:p text:style-name="P4"/>
          <draw:enhanced-geometry svg:viewBox="0 0 21600 21600" draw:mirror-horizontal="false" draw:mirror-vertical="false" draw:extrusion="true" draw:extrusion-depth="0.3cm 0" draw:glue-points="10800 0 0 10800 10800 21600 21600 10800" draw:type="flowchart-process" draw:enhanced-path="M 0 0 L 21600 0 21600 21600 0 21600 0 0 Z N"/>
        </draw:custom-shape>
        <draw:line draw:style-name="gr20" draw:text-style-name="P91" draw:layer="layout" svg:x1="19.591cm" svg:y1="11.512cm" svg:x2="19.591cm" svg:y2="17.192cm">
          <text:p text:style-name="P4"/>
        </draw:line>
        <draw:line draw:style-name="gr20" draw:text-style-name="P91" draw:layer="layout" svg:x1="17.96cm" svg:y1="12.108cm" svg:x2="22.813cm" svg:y2="12.108cm">
          <text:p text:style-name="P4"/>
        </draw:line>
        <draw:frame draw:style-name="gr136" draw:text-style-name="P93" draw:layer="layout" svg:width="2.027cm" svg:height="0.798cm" svg:x="17.818cm" svg:y="11.456cm">
          <draw:text-box>
            <text:p text:style-name="P4"><text:span text:style-name="T85">Opcode</text:span></text:p>
          </draw:text-box>
        </draw:frame>
        <draw:frame draw:style-name="gr127" draw:text-style-name="P93" draw:layer="layout" svg:width="2.38cm" svg:height="0.797cm" svg:x="20.075cm" svg:y="11.466cm">
          <draw:text-box>
            <text:p text:style-name="P4"><text:span text:style-name="T85">Operation</text:span></text:p>
          </draw:text-box>
        </draw:frame>
        <draw:line draw:style-name="gr20" draw:text-style-name="P91" draw:layer="layout" svg:x1="17.959cm" svg:y1="12.714cm" svg:x2="22.822cm" svg:y2="12.714cm">
          <text:p text:style-name="P4"/>
        </draw:line>
        <draw:line draw:style-name="gr20" draw:text-style-name="P91" draw:layer="layout" svg:x1="17.946cm" svg:y1="13.368cm" svg:x2="22.82cm" svg:y2="13.368cm">
          <text:p text:style-name="P4"/>
        </draw:line>
        <draw:line draw:style-name="gr20" draw:text-style-name="P91" draw:layer="layout" svg:x1="19.596cm" svg:y1="9.733cm" svg:x2="19.596cm" svg:y2="11.471cm">
          <text:p text:style-name="P4"/>
        </draw:line>
        <draw:line draw:style-name="gr20" draw:text-style-name="P91" draw:layer="layout" svg:x1="17.959cm" svg:y1="14.124cm" svg:x2="22.822cm" svg:y2="14.124cm">
          <text:p text:style-name="P4"/>
        </draw:line>
        <draw:line draw:style-name="gr20" draw:text-style-name="P91" draw:layer="layout" svg:x1="17.946cm" svg:y1="14.778cm" svg:x2="22.82cm" svg:y2="14.778cm">
          <text:p text:style-name="P4"/>
        </draw:line>
        <draw:line draw:style-name="gr20" draw:text-style-name="P91" draw:layer="layout" svg:x1="17.959cm" svg:y1="15.638cm" svg:x2="22.822cm" svg:y2="15.638cm">
          <text:p text:style-name="P4"/>
        </draw:line>
        <draw:line draw:style-name="gr20" draw:text-style-name="P91" draw:layer="layout" svg:x1="17.946cm" svg:y1="16.291cm" svg:x2="22.82cm" svg:y2="16.291cm">
          <text:p text:style-name="P4"/>
        </draw:line>
        <draw:custom-shape draw:style-name="gr138" draw:text-style-name="P91" draw:layer="layout" svg:width="7.393cm" svg:height="0.651cm" svg:x="10.238cm" svg:y="5.673cm">
          <text:p text:style-name="P4"/>
          <draw:enhanced-geometry svg:viewBox="0 0 21600 21600" draw:extrusion="tru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line draw:style-name="gr128" draw:text-style-name="P91" draw:layer="layout" svg:x1="11.309cm" svg:y1="5.674cm" svg:x2="11.309cm" svg:y2="6.322cm">
          <text:p text:style-name="P4"/>
        </draw:line>
        <draw:line draw:style-name="gr128" draw:text-style-name="P91" draw:layer="layout" svg:x1="13.12cm" svg:y1="5.674cm" svg:x2="13.12cm" svg:y2="6.322cm">
          <text:p text:style-name="P4"/>
        </draw:line>
        <draw:frame draw:style-name="gr129" draw:text-style-name="P94" draw:layer="layout" svg:width="1.135cm" svg:height="0.847cm" svg:x="10.184cm" svg:y="5.575cm">
          <draw:text-box>
            <text:p text:style-name="P4"><text:span text:style-name="T83">op</text:span></text:p>
          </draw:text-box>
        </draw:frame>
        <draw:frame draw:style-name="gr130" draw:text-style-name="P94" draw:layer="layout" svg:width="1.019cm" svg:height="0.847cm" svg:x="11.754cm" svg:y="5.575cm">
          <draw:text-box>
            <text:p text:style-name="P4"><text:span text:style-name="T83">rd</text:span></text:p>
          </draw:text-box>
        </draw:frame>
        <draw:line draw:style-name="gr128" draw:text-style-name="P91" draw:layer="layout" svg:x1="14.53cm" svg:y1="5.674cm" svg:x2="14.53cm" svg:y2="6.322cm">
          <text:p text:style-name="P4"/>
        </draw:line>
        <draw:frame draw:style-name="gr131" draw:text-style-name="P94" draw:layer="layout" svg:width="1.358cm" svg:height="0.847cm" svg:x="13.187cm" svg:y="5.575cm">
          <draw:text-box>
            <text:p text:style-name="P4"><text:span text:style-name="T83">op2</text:span></text:p>
          </draw:text-box>
        </draw:frame>
        <draw:frame draw:style-name="gr132" draw:text-style-name="P94" draw:layer="layout" svg:width="1.963cm" svg:height="0.847cm" svg:x="14.615cm" svg:y="5.575cm">
          <draw:text-box>
            <text:p text:style-name="P4"><text:span text:style-name="T83">imm22</text:span></text:p>
          </draw:text-box>
        </draw:frame>
        <draw:custom-shape draw:style-name="gr138" draw:text-style-name="P91" draw:layer="layout" svg:width="7.393cm" svg:height="0.651cm" svg:x="2.361cm" svg:y="9.018cm">
          <text:p text:style-name="P4"/>
          <draw:enhanced-geometry svg:viewBox="0 0 21600 21600" draw:extrusion="tru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frame draw:style-name="gr139" draw:text-style-name="P95" draw:layer="layout" svg:width="1.134cm" svg:height="0.753cm" svg:x="2.459cm" svg:y="8.987cm">
          <draw:text-box>
            <text:p text:style-name="P4"><text:span text:style-name="T87">op</text:span></text:p>
          </draw:text-box>
        </draw:frame>
        <draw:frame draw:style-name="gr140" draw:text-style-name="P95" draw:layer="layout" svg:width="1.216cm" svg:height="0.753cm" svg:x="5.574cm" svg:y="8.987cm">
          <draw:text-box>
            <text:p text:style-name="P4"><text:span text:style-name="T87">op2</text:span></text:p>
          </draw:text-box>
        </draw:frame>
        <draw:frame draw:style-name="gr141" draw:text-style-name="P95" draw:layer="layout" svg:width="1.671cm" svg:height="0.753cm" svg:x="7.15cm" svg:y="9.005cm">
          <draw:text-box>
            <text:p text:style-name="P4"><text:span text:style-name="T87">disp22</text:span></text:p>
          </draw:text-box>
        </draw:frame>
        <draw:frame draw:style-name="gr142" draw:text-style-name="P95" draw:layer="layout" svg:width="1.396cm" svg:height="0.752cm" svg:x="4.355cm" svg:y="8.993cm">
          <draw:text-box>
            <text:p text:style-name="P4"><text:span text:style-name="T87">cond</text:span></text:p>
          </draw:text-box>
        </draw:frame>
        <draw:frame draw:style-name="gr139" draw:text-style-name="P95" draw:layer="layout" svg:width="1.134cm" svg:height="0.753cm" svg:x="3.421cm" svg:y="8.999cm">
          <draw:text-box>
            <text:p text:style-name="P4"><text:span text:style-name="T87">a</text:span></text:p>
          </draw:text-box>
        </draw:frame>
        <draw:line draw:style-name="gr128" draw:text-style-name="P91" draw:layer="layout" svg:x1="3.348cm" svg:y1="8.996cm" svg:x2="3.348cm" svg:y2="9.644cm">
          <text:p text:style-name="P4"/>
        </draw:line>
        <draw:line draw:style-name="gr128" draw:text-style-name="P91" draw:layer="layout" svg:x1="4.204cm" svg:y1="8.996cm" svg:x2="4.204cm" svg:y2="9.644cm">
          <text:p text:style-name="P4"/>
        </draw:line>
        <draw:line draw:style-name="gr128" draw:text-style-name="P91" draw:layer="layout" svg:x1="5.547cm" svg:y1="8.996cm" svg:x2="5.547cm" svg:y2="9.644cm">
          <text:p text:style-name="P4"/>
        </draw:line>
        <draw:line draw:style-name="gr128" draw:text-style-name="P91" draw:layer="layout" svg:x1="6.773cm" svg:y1="8.996cm" svg:x2="6.773cm" svg:y2="9.644cm">
          <text:p text:style-name="P4"/>
        </draw:line>
        <draw:custom-shape draw:style-name="gr138" draw:text-style-name="P96" draw:layer="layout" svg:width="7.393cm" svg:height="0.651cm" svg:x="10.231cm" svg:y="8.981cm">
          <text:p text:style-name="P4"/>
          <draw:enhanced-geometry svg:viewBox="0 0 21600 21600" draw:extrusion="tru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frame draw:style-name="gr143" draw:text-style-name="P95" draw:layer="layout" svg:width="1.134cm" svg:height="0.752cm" svg:x="10.162cm" svg:y="8.959cm">
          <draw:text-box>
            <text:p text:style-name="P4"><text:span text:style-name="T87">op</text:span></text:p>
          </draw:text-box>
        </draw:frame>
        <draw:frame draw:style-name="gr144" draw:text-style-name="P95" draw:layer="layout" svg:width="1.216cm" svg:height="0.752cm" svg:x="13.032cm" svg:y="8.926cm">
          <draw:text-box>
            <text:p text:style-name="P4"><text:span text:style-name="T87">op2</text:span></text:p>
          </draw:text-box>
        </draw:frame>
        <draw:frame draw:style-name="gr145" draw:text-style-name="P95" draw:layer="layout" svg:width="1.671cm" svg:height="0.752cm" svg:x="16.115cm" svg:y="8.948cm">
          <draw:text-box>
            <text:p text:style-name="P4"><text:span text:style-name="T87">disp19</text:span></text:p>
          </draw:text-box>
        </draw:frame>
        <draw:frame draw:style-name="gr146" draw:text-style-name="P95" draw:layer="layout" svg:width="1.396cm" svg:height="0.753cm" svg:x="11.833cm" svg:y="8.963cm">
          <draw:text-box>
            <text:p text:style-name="P4"><text:span text:style-name="T87">cond</text:span></text:p>
          </draw:text-box>
        </draw:frame>
        <draw:frame draw:style-name="gr143" draw:text-style-name="P95" draw:layer="layout" svg:width="1.135cm" svg:height="0.752cm" svg:x="11.198cm" svg:y="8.971cm">
          <draw:text-box>
            <text:p text:style-name="P4"><text:span text:style-name="T87">a</text:span></text:p>
          </draw:text-box>
        </draw:frame>
        <draw:line draw:style-name="gr128" draw:text-style-name="P96" draw:layer="layout" svg:x1="11.24cm" svg:y1="8.948cm" svg:x2="11.24cm" svg:y2="9.596cm">
          <text:p text:style-name="P4"/>
        </draw:line>
        <draw:line draw:style-name="gr128" draw:text-style-name="P96" draw:layer="layout" svg:x1="11.905cm" svg:y1="8.948cm" svg:x2="11.905cm" svg:y2="9.596cm">
          <text:p text:style-name="P4"/>
        </draw:line>
        <draw:line draw:style-name="gr128" draw:text-style-name="P96" draw:layer="layout" svg:x1="13.082cm" svg:y1="8.948cm" svg:x2="13.082cm" svg:y2="9.596cm">
          <text:p text:style-name="P4"/>
        </draw:line>
        <draw:line draw:style-name="gr128" draw:text-style-name="P96" draw:layer="layout" svg:x1="14.023cm" svg:y1="8.948cm" svg:x2="14.023cm" svg:y2="9.596cm">
          <text:p text:style-name="P4"/>
        </draw:line>
        <draw:line draw:style-name="gr128" draw:text-style-name="P96" draw:layer="layout" svg:x1="16.2cm" svg:y1="8.948cm" svg:x2="16.2cm" svg:y2="9.596cm">
          <text:p text:style-name="P4"/>
        </draw:line>
        <draw:frame draw:style-name="gr147" draw:text-style-name="P95" draw:layer="layout" svg:width="1.412cm" svg:height="0.753cm" svg:x="13.88cm" svg:y="8.928cm">
          <draw:text-box>
            <text:p text:style-name="P4"><text:span text:style-name="T87">cc1</text:span></text:p>
          </draw:text-box>
        </draw:frame>
        <draw:frame draw:style-name="gr143" draw:text-style-name="P95" draw:layer="layout" svg:width="1.412cm" svg:height="0.752cm" svg:x="14.596cm" svg:y="8.927cm">
          <draw:text-box>
            <text:p text:style-name="P4"><text:span text:style-name="T87">cc0</text:span></text:p>
          </draw:text-box>
        </draw:frame>
        <draw:line draw:style-name="gr128" draw:text-style-name="P96" draw:layer="layout" svg:x1="14.727cm" svg:y1="8.948cm" svg:x2="14.727cm" svg:y2="9.596cm">
          <text:p text:style-name="P4"/>
        </draw:line>
        <draw:line draw:style-name="gr128" draw:text-style-name="P96" draw:layer="layout" svg:x1="15.416cm" svg:y1="8.948cm" svg:x2="15.416cm" svg:y2="9.596cm">
          <text:p text:style-name="P4"/>
        </draw:line>
        <draw:frame draw:style-name="gr143" draw:text-style-name="P95" draw:layer="layout" svg:width="0.789cm" svg:height="0.752cm" svg:x="15.419cm" svg:y="8.917cm">
          <draw:text-box>
            <text:p text:style-name="P4"><text:span text:style-name="T87">p</text:span></text:p>
          </draw:text-box>
        </draw:frame>
        <draw:custom-shape draw:style-name="gr138" draw:text-style-name="P96" draw:layer="layout" svg:width="7.392cm" svg:height="0.651cm" svg:x="18.399cm" svg:y="8.997cm">
          <text:p text:style-name="P4"/>
          <draw:enhanced-geometry svg:viewBox="0 0 21600 21600" draw:extrusion="tru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frame draw:style-name="gr147" draw:text-style-name="P95" draw:layer="layout" svg:width="1.135cm" svg:height="0.753cm" svg:x="18.296cm" svg:y="8.966cm">
          <draw:text-box>
            <text:p text:style-name="P4"><text:span text:style-name="T87">op</text:span></text:p>
          </draw:text-box>
        </draw:frame>
        <draw:frame draw:style-name="gr148" draw:text-style-name="P95" draw:layer="layout" svg:width="1.216cm" svg:height="0.753cm" svg:x="21.184cm" svg:y="8.966cm">
          <draw:text-box>
            <text:p text:style-name="P4"><text:span text:style-name="T87">op2</text:span></text:p>
          </draw:text-box>
        </draw:frame>
        <draw:frame draw:style-name="gr149" draw:text-style-name="P95" draw:layer="layout" svg:width="1.491cm" svg:height="0.753cm" svg:x="24.423cm" svg:y="8.966cm">
          <draw:text-box>
            <text:p text:style-name="P4"><text:span text:style-name="T87">d16lo</text:span></text:p>
          </draw:text-box>
        </draw:frame>
        <draw:frame draw:style-name="gr150" draw:text-style-name="P97" draw:layer="layout" svg:width="1.512cm" svg:height="0.753cm" svg:x="19.883cm" svg:y="8.966cm">
          <draw:text-box>
            <text:p text:style-name="P4"><text:span text:style-name="T87">rcond</text:span></text:p>
          </draw:text-box>
        </draw:frame>
        <draw:frame draw:style-name="gr147" draw:text-style-name="P95" draw:layer="layout" svg:width="1.135cm" svg:height="0.753cm" svg:x="19.025cm" svg:y="8.966cm">
          <draw:text-box>
            <text:p text:style-name="P4"><text:span text:style-name="T87">a</text:span></text:p>
          </draw:text-box>
        </draw:frame>
        <draw:line draw:style-name="gr128" draw:text-style-name="P96" draw:layer="layout" svg:x1="19.1cm" svg:y1="8.975cm" svg:x2="19.1cm" svg:y2="9.623cm">
          <text:p text:style-name="P4"/>
        </draw:line>
        <draw:line draw:style-name="gr128" draw:text-style-name="P96" draw:layer="layout" svg:x1="19.599cm" svg:y1="8.975cm" svg:x2="19.599cm" svg:y2="9.623cm">
          <text:p text:style-name="P4"/>
        </draw:line>
        <draw:line draw:style-name="gr128" draw:text-style-name="P96" draw:layer="layout" svg:x1="21.228cm" svg:y1="8.975cm" svg:x2="21.228cm" svg:y2="9.623cm">
          <text:p text:style-name="P4"/>
        </draw:line>
        <draw:line draw:style-name="gr128" draw:text-style-name="P96" draw:layer="layout" svg:x1="22.168cm" svg:y1="8.975cm" svg:x2="22.168cm" svg:y2="9.623cm">
          <text:p text:style-name="P4"/>
        </draw:line>
        <draw:line draw:style-name="gr128" draw:text-style-name="P96" draw:layer="layout" svg:x1="24.346cm" svg:y1="8.975cm" svg:x2="24.346cm" svg:y2="9.623cm">
          <text:p text:style-name="P4"/>
        </draw:line>
        <draw:frame draw:style-name="gr147" draw:text-style-name="P95" draw:layer="layout" svg:width="1.594cm" svg:height="0.753cm" svg:x="22.231cm" svg:y="8.966cm">
          <draw:text-box>
            <text:p text:style-name="P4"><text:span text:style-name="T87">d16hi</text:span></text:p>
          </draw:text-box>
        </draw:frame>
        <draw:line draw:style-name="gr128" draw:text-style-name="P96" draw:layer="layout" svg:x1="23.561cm" svg:y1="8.975cm" svg:x2="23.561cm" svg:y2="9.623cm">
          <text:p text:style-name="P4"/>
        </draw:line>
        <draw:frame draw:style-name="gr147" draw:text-style-name="P95" draw:layer="layout" svg:width="0.79cm" svg:height="0.753cm" svg:x="23.511cm" svg:y="8.966cm">
          <draw:text-box>
            <text:p text:style-name="P4"><text:span text:style-name="T87">p</text:span></text:p>
          </draw:text-box>
        </draw:frame>
        <draw:frame draw:style-name="gr147" draw:text-style-name="P95" draw:layer="layout" svg:width="1.027cm" svg:height="0.753cm" svg:x="19.388cm" svg:y="8.966cm">
          <draw:text-box>
            <text:p text:style-name="P4"><text:span text:style-name="T87">0</text:span></text:p>
          </draw:text-box>
        </draw:frame>
        <draw:line draw:style-name="gr128" draw:text-style-name="P96" draw:layer="layout" svg:x1="20.063cm" svg:y1="8.975cm" svg:x2="20.063cm" svg:y2="9.623cm">
          <text:p text:style-name="P4"/>
        </draw:line>
        <draw:line draw:style-name="gr20" draw:text-style-name="P91" draw:layer="layout" svg:x1="13.627cm" svg:y1="8.875cm" svg:x2="13.627cm" svg:y2="6.46cm">
          <text:p text:style-name="P4"/>
        </draw:line>
        <presentation:notes draw:style-name="dp2">
          <draw:page-thumbnail draw:style-name="gr1" draw:layer="layout" svg:width="13.877cm" svg:height="11.093cm" svg:x="3.577cm" svg:y="2.247cm" draw:page-number="48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49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50" draw:layer="layout" svg:width="18.666cm" svg:height="3.649cm" svg:x="7.231cm" svg:y="0.974cm" presentation:class="title">
          <draw:text-box>
            <text:p text:style-name="P50">CSL_ISA_ELEMENT</text:p>
          </draw:text-box>
        </draw:frame>
        <draw:frame presentation:style-name="pr38" draw:text-style-name="P98" draw:layer="layout" svg:width="22.216cm" svg:height="15.337cm" svg:x="5.455cm" svg:y="4.618cm" presentation:class="outline" presentation:user-transformed="true">
          <draw:text-box>
            <text:list text:style-name="L4">
              <text:list-item>
                <text:p text:style-name="P19"><text:span text:style-name="T35">CSL ISA element class allows the designer to define the instruction formats and instruction set of an ISA</text:span></text:p>
              </text:list-item>
            </text:list>
            <text:list text:style-name="L4">
              <text:list-item>
                <text:p text:style-name="P19"><text:span text:style-name="T35">CSL ISA formats specify the field names in the instructions and which of these are decoded to generate data (operands) and control signals for the datapath</text:span></text:p>
              </text:list-item>
            </text:list>
            <text:list text:style-name="L4">
              <text:list-item>
                <text:p text:style-name="P19"><text:span text:style-name="T35">instruction formats are defined using cells (fields)</text:span></text:p>
              </text:list-item>
            </text:list>
            <text:list text:style-name="L4">
              <text:list-item>
                <text:p text:style-name="P19"><text:span text:style-name="T35">Different formats can be associated to different instructions</text:span></text:p>
              </text:list-item>
            </text:list>
            <text:list text:style-name="L4">
              <text:list-item>
                <text:p text:style-name="P33"><text:span text:style-name="T53">An instruction is a single operation of a processor within a computer architecture.</text:span></text:p>
              </text:list-item>
            </text:list>
            <text:list text:style-name="L4">
              <text:list-item>
                <text:p text:style-name="P33"><text:span text:style-name="T53">The types of instruction allowed are defined and determined within the ISA</text:span><text:span text:style-name="T88">.</text:span><text:span text:style-name="T89"> 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49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50" draw:style-name="dp1" draw:master-page-name="fpl_5f_presentation_5f_template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Tools description</text:p>
          </draw:text-box>
        </draw:frame>
        <draw:frame draw:style-name="gr5" draw:layer="layout" svg:width="22.37cm" svg:height="11.357cm" svg:x="4.936cm" svg:y="5.727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877cm" svg:height="11.093cm" svg:x="3.577cm" svg:y="2.247cm" draw:page-number="50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51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CSL Verification Components</text:p>
          </draw:text-box>
        </draw:frame>
        <draw:frame presentation:style-name="pr39" draw:text-style-name="P99" draw:layer="layout" svg:width="22.216cm" svg:height="15.337cm" svg:x="5.455cm" svg:y="4.618cm" presentation:class="outline">
          <draw:text-box>
            <text:list text:style-name="L8">
              <text:list-item>
                <text:p text:style-name="P75"><text:span text:style-name="T17">CSL verification components are CLS data structures used in the verification step of the design flow</text:span></text:p>
              </text:list-item>
            </text:list>
            <text:list text:style-name="L8">
              <text:list-item>
                <text:p text:style-name="P75"><text:span text:style-name="T17">verification components are use together with CSL Testbench tool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51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52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77" draw:layer="layout" svg:width="18.666cm" svg:height="3.649cm" svg:x="7.264cm" svg:y="0.237cm" presentation:class="title" presentation:user-transformed="true">
          <draw:text-box>
            <text:p text:style-name="P50">CSL Verification Components</text:p>
          </draw:text-box>
        </draw:frame>
        <draw:frame presentation:style-name="pr40" draw:text-style-name="P103" draw:layer="layout" svg:width="22.216cm" svg:height="18.089cm" svg:x="5.254cm" svg:y="3.413cm" presentation:class="outline" presentation:user-transformed="true">
          <draw:text-box>
            <text:list text:style-name="L8">
              <text:list-item>
                <text:p text:style-name="P100"><text:span text:style-name="T90">CSL verification components (VC) tool can be used to specify </text:span></text:p>
              </text:list-item>
            </text:list>
            <text:list text:style-name="L8">
              <text:list-item>
                <text:list>
                  <text:list-item>
                    <text:p text:style-name="P101"><text:span text:style-name="T90">VC characteristics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2"><text:span text:style-name="T90">format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2"><text:span text:style-name="T90">VC set size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2"><text:span text:style-name="T90">id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2"><text:span text:style-name="T90">prefix 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01"><text:span text:style-name="T90">source/destina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2"><text:span text:style-name="T90">file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2"><text:span text:style-name="T90">C/C++ simulator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2"><text:span text:style-name="T90">RTL simulator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01"><text:span text:style-name="T90">associated element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01"><text:span text:style-name="T90">timing and control signal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01"><text:span text:style-name="T90">associated ev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52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53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77" draw:layer="layout" svg:width="18.666cm" svg:height="3.649cm" svg:x="7.231cm" svg:y="0.974cm" presentation:class="title">
          <draw:text-box>
            <text:p text:style-name="P50">CSL Verification Components</text:p>
          </draw:text-box>
        </draw:frame>
        <draw:frame presentation:style-name="pr41" draw:text-style-name="P104" draw:layer="layout" svg:width="22.216cm" svg:height="15.337cm" svg:x="5.455cm" svg:y="4.618cm" presentation:class="outline">
          <draw:text-box>
            <text:list text:style-name="L4">
              <text:list-item>
                <text:p text:style-name="P33"><text:span text:style-name="T91">Verification components can be used for verification in the following different ways:</text:span></text:p>
              </text:list-item>
            </text:list>
            <text:list text:style-name="L5">
              <text:list-item>
                <text:list>
                  <text:list-item>
                    <text:p text:style-name="P34"><text:span text:style-name="T91">load expected verification components into the testbench memory and compare it with the design under test (DUT) output at runtim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<text:span text:style-name="T91">store the DUT response in to a file and then compare with the expected verification components fi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53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54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CSL Verification Components</text:p>
          </draw:text-box>
        </draw:frame>
        <draw:frame presentation:style-name="pr42" draw:text-style-name="P106" draw:layer="layout" svg:width="22.216cm" svg:height="15.337cm" svg:x="5.455cm" svg:y="4.618cm" presentation:class="outline">
          <draw:text-box>
            <text:list text:style-name="L8">
              <text:list-item>
                <text:p text:style-name="P105"><text:span text:style-name="T17">CSL verification components are of two types </text:span></text:p>
              </text:list-item>
            </text:list>
            <text:list text:style-name="L8">
              <text:list-item>
                <text:p text:style-name="P75"><text:span text:style-name="T17">csl_vector</text:span></text:p>
              </text:list-item>
            </text:list>
            <text:list text:style-name="L8">
              <text:list-item>
                <text:p text:style-name="P75"><text:span text:style-name="T17">csl_state_data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54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55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CSL_VECTOR</text:p>
          </draw:text-box>
        </draw:frame>
        <draw:frame presentation:style-name="pr11" draw:text-style-name="P107" draw:layer="layout" svg:width="22.216cm" svg:height="15.337cm" svg:x="5.455cm" svg:y="4.618cm" presentation:class="outline">
          <draw:text-box>
            <text:list text:style-name="L4">
              <text:list-item>
                <text:p text:style-name="P33"><text:span text:style-name="T92">a verification vector is a set of values associated with a set of signals. </text:span></text:p>
              </text:list-item>
            </text:list>
            <text:list text:style-name="L4">
              <text:list-item>
                <text:p text:style-name="P33"><text:span text:style-name="T92">the order inside the vector is determined by the associated order of signals</text:span></text:p>
              </text:list-item>
            </text:list>
            <text:list text:style-name="L4">
              <text:list-item>
                <text:p text:style-name="P33"><text:span text:style-name="T92">csl_vector can be used to specify:</text:span></text:p>
              </text:list-item>
            </text:list>
            <text:list text:style-name="L5">
              <text:list-item>
                <text:list>
                  <text:list-item>
                    <text:p text:style-name="P34"><text:span text:style-name="T93">the stimulus vectors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<text:span text:style-name="T93">the expected vec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55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56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CSL_VECTOR</text:p>
          </draw:text-box>
        </draw:frame>
        <draw:frame presentation:style-name="pr43" draw:text-style-name="P60" draw:layer="layout" svg:width="22.216cm" svg:height="16.063cm" svg:x="5.321cm" svg:y="4.183cm" presentation:class="outline" presentation:user-transformed="true">
          <draw:text-box>
            <text:list text:style-name="L4">
              <text:list-item>
                <text:p text:style-name="P19"><text:span text:style-name="T35">Using CSL we can specify:</text:span></text:p>
              </text:list-item>
            </text:list>
            <text:list text:style-name="L4">
              <text:list-item>
                <text:list>
                  <text:list-item>
                    <text:p text:style-name="P108"><text:span text:style-name="T35">signal list to be included in the vector forma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8"><text:span text:style-name="T35">data radix (binary, decimal, hex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8"><text:span text:style-name="T35">trigger even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8"><text:span text:style-name="T35">source/destination (file, C/C++ or RTL simulator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8"><text:span text:style-name="T35">prefix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8"><text:span text:style-name="T35">size of the vector se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8"><text:span text:style-name="T35">control and synchronization signals (clock, reset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8"><text:span text:style-name="T35">error limit number for verification</text:span></text:p>
                  </text:list-item>
                </text:list>
              </text:list-item>
            </text:list>
            <text:list text:style-name="L4">
              <text:list-item>
                <text:p text:style-name="P39"><text:span text:style-name="T35">Note: signal and port constructs like csl_list, csl_signal_group and csl_interface can be used in order to structure and simplify source code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56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57" draw:style-name="dp1" draw:master-page-name="fpl_5f_presentation_5f_template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Generation of stimulus vector file</text:p>
          </draw:text-box>
        </draw:frame>
        <draw:rect draw:style-name="gr151" draw:text-style-name="P109" draw:layer="layout" svg:width="10.263cm" svg:height="8.219cm" svg:x="7.5cm" svg:y="8.5cm">
          <text:p text:style-name="P8"><text:span text:style-name="T39">csim</text:span></text:p>
        </draw:rect>
        <draw:rect draw:style-name="gr152" draw:text-style-name="P109" draw:layer="layout" svg:width="3.5cm" svg:height="3cm" svg:x="9.646cm" svg:y="12.6cm">
          <text:p text:style-name="P8"><text:span text:style-name="T39">unit</text:span></text:p>
        </draw:rect>
        <draw:rect draw:style-name="gr152" draw:text-style-name="P109" draw:id="id44" draw:layer="layout" svg:width="3.5cm" svg:height="3cm" svg:x="13.639cm" svg:y="9.645cm">
          <text:p text:style-name="P8"><text:span text:style-name="T39">vec</text:span></text:p>
          <text:p text:style-name="P8"><text:span text:style-name="T39">gen</text:span></text:p>
        </draw:rect>
        <draw:connector draw:style-name="gr153" draw:text-style-name="P66" draw:layer="layout" draw:type="line" svg:x1="11.362cm" svg:y1="11.132cm" svg:x2="13.639cm" svg:y2="11.145cm" draw:start-shape="id43" draw:start-glue-point="4" draw:end-shape="id44" draw:end-glue-point="3">
          <text:p text:style-name="P4"/>
        </draw:connector>
        <draw:connector draw:style-name="gr153" draw:text-style-name="P23" draw:layer="layout" draw:type="line" svg:x1="17.139cm" svg:y1="11.145cm" svg:x2="19.987cm" svg:y2="11.134cm" draw:start-shape="id44" draw:start-glue-point="1" draw:end-shape="id45" draw:end-glue-point="3">
          <text:p text:style-name="P4"/>
        </draw:connector>
        <draw:line draw:style-name="gr153" draw:text-style-name="P66" draw:id="id43" draw:layer="layout" svg:x1="11.362cm" svg:y1="7.662cm" svg:x2="11.362cm" svg:y2="12.623cm">
          <draw:glue-point draw:id="4" svg:x="-90cm" svg:y="1.996cm"/>
          <text:p text:style-name="P4"/>
        </draw:line>
        <draw:rect draw:style-name="gr154" draw:text-style-name="P26" draw:id="id45" draw:layer="layout" svg:width="2.739cm" svg:height="1.723cm" svg:x="19.987cm" svg:y="10.273cm">
          <text:p text:style-name="P8"><text:span text:style-name="T26">stimulus</text:span></text:p>
          <text:p text:style-name="P8"><text:span text:style-name="T26"><text:s/></text:span><text:span text:style-name="T26">vector</text:span></text:p>
          <text:p text:style-name="P8"><text:span text:style-name="T26">file</text:span></text:p>
        </draw:rect>
        <draw:line draw:style-name="gr153" draw:text-style-name="P66" draw:layer="layout" svg:x1="11.472cm" svg:y1="15.6cm" svg:x2="11.472cm" svg:y2="16.757cm">
          <draw:glue-point draw:id="4" svg:x="-90cm" svg:y="1.996cm"/>
          <text:p text:style-name="P4"/>
        </draw:line>
        <presentation:notes draw:style-name="dp2">
          <draw:page-thumbnail draw:style-name="gr1" draw:layer="layout" svg:width="13.877cm" svg:height="11.093cm" svg:x="3.577cm" svg:y="2.247cm" draw:page-number="57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58" draw:style-name="dp1" draw:master-page-name="fpl_5f_presentation_5f_template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769cm" svg:x="7.231cm" svg:y="0.914cm" presentation:class="title" presentation:user-transformed="true">
          <draw:text-box>
            <text:p text:style-name="P4">Generation of expected vector file</text:p>
          </draw:text-box>
        </draw:frame>
        <draw:rect draw:style-name="gr151" draw:text-style-name="P109" draw:layer="layout" svg:width="10.263cm" svg:height="8.219cm" svg:x="7.5cm" svg:y="8.5cm">
          <text:p text:style-name="P8"><text:span text:style-name="T39">csim</text:span></text:p>
        </draw:rect>
        <draw:rect draw:style-name="gr152" draw:text-style-name="P109" draw:layer="layout" svg:width="3.5cm" svg:height="3cm" svg:x="9.068cm" svg:y="9.981cm">
          <text:p text:style-name="P8"><text:span text:style-name="T39">unit</text:span></text:p>
        </draw:rect>
        <draw:rect draw:style-name="gr152" draw:text-style-name="P109" draw:id="id47" draw:layer="layout" svg:width="3.5cm" svg:height="3cm" svg:x="13.485cm" svg:y="13.045cm">
          <text:p text:style-name="P8"><text:span text:style-name="T39">vec</text:span></text:p>
          <text:p text:style-name="P8"><text:span text:style-name="T39">gen</text:span></text:p>
        </draw:rect>
        <draw:connector draw:style-name="gr153" draw:text-style-name="P66" draw:layer="layout" draw:type="line" svg:x1="10.805cm" svg:y1="14.554cm" svg:x2="13.485cm" svg:y2="14.545cm" draw:start-shape="id46" draw:start-glue-point="4" draw:end-shape="id47" draw:end-glue-point="3">
          <text:p text:style-name="P4"/>
        </draw:connector>
        <draw:connector draw:style-name="gr153" draw:text-style-name="P23" draw:layer="layout" draw:type="line" svg:x1="16.985cm" svg:y1="14.545cm" svg:x2="19.604cm" svg:y2="14.567cm" draw:start-shape="id47" draw:start-glue-point="1" draw:end-shape="id48" draw:end-glue-point="3">
          <text:p text:style-name="P4"/>
        </draw:connector>
        <draw:line draw:style-name="gr153" draw:text-style-name="P66" draw:layer="layout" svg:x1="10.784cm" svg:y1="8.131cm" svg:x2="10.784cm" svg:y2="10.081cm">
          <draw:glue-point draw:id="4" svg:x="-90cm" svg:y="1.996cm"/>
          <text:p text:style-name="P4"/>
        </draw:line>
        <draw:rect draw:style-name="gr154" draw:text-style-name="P26" draw:id="id48" draw:layer="layout" svg:width="2.739cm" svg:height="1.723cm" svg:x="19.604cm" svg:y="13.706cm">
          <text:p text:style-name="P8"><text:span text:style-name="T26">expected</text:span></text:p>
          <text:p text:style-name="P8"><text:span text:style-name="T26"><text:s/></text:span><text:span text:style-name="T26">vector</text:span></text:p>
          <text:p text:style-name="P8"><text:span text:style-name="T26">file</text:span></text:p>
        </draw:rect>
        <draw:line draw:style-name="gr153" draw:text-style-name="P66" draw:id="id46" draw:layer="layout" svg:x1="10.817cm" svg:y1="13.009cm" svg:x2="10.805cm" svg:y2="16.694cm">
          <draw:glue-point draw:id="4" svg:x="-5cm" svg:y="-0.807cm"/>
          <text:p text:style-name="P4"/>
        </draw:line>
        <presentation:notes draw:style-name="dp2">
          <draw:page-thumbnail draw:style-name="gr1" draw:layer="layout" svg:width="13.877cm" svg:height="11.093cm" svg:x="3.577cm" svg:y="2.247cm" draw:page-number="58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59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CSL_STATE_DATA</text:p>
          </draw:text-box>
        </draw:frame>
        <draw:frame presentation:style-name="pr11" draw:text-style-name="P110" draw:layer="layout" svg:width="22.216cm" svg:height="15.337cm" svg:x="5.455cm" svg:y="4.618cm" presentation:class="outline">
          <draw:text-box>
            <text:list text:style-name="L4">
              <text:list-item>
                <text:p text:style-name="P33"><text:span text:style-name="T76">a state data is an array that contains the state of all memory cells inside a design under test (DUT)</text:span></text:p>
              </text:list-item>
            </text:list>
            <text:list text:style-name="L4">
              <text:list-item>
                <text:p text:style-name="P33"><text:span text:style-name="T76">memory cells can be </text:span></text:p>
              </text:list-item>
            </text:list>
            <text:list text:style-name="L5">
              <text:list-item>
                <text:list>
                  <text:list-item>
                    <text:p text:style-name="P34"><text:span text:style-name="T76">flip-flops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<text:span text:style-name="T76">registers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<text:span text:style-name="T76">register fil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<text:span text:style-name="T76">FIFO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<text:span text:style-name="T76">memo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59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60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6.862cm" svg:y="0.538cm" presentation:class="title" presentation:user-transformed="true">
          <draw:text-box>
            <text:p text:style-name="P4">CSL_STATE_DATA</text:p>
          </draw:text-box>
        </draw:frame>
        <draw:frame presentation:style-name="pr44" draw:text-style-name="P111" draw:layer="layout" svg:width="22.216cm" svg:height="16.962cm" svg:x="5.153cm" svg:y="3.58cm" presentation:class="outline" presentation:user-transformed="true">
          <draw:text-box>
            <text:list text:style-name="L4">
              <text:list-item>
                <text:p text:style-name="P111"><text:span text:style-name="T94">Using CSL we can specify:</text:span></text:p>
              </text:list-item>
            </text:list>
            <text:list text:style-name="L5">
              <text:list-item>
                <text:list>
                  <text:list-item>
                    <text:p text:style-name="P112"><text:span text:style-name="T94">memory cell list to be included in the state data forma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2"><text:span text:style-name="T94">data radix (binary, decimal, hex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2"><text:span text:style-name="T94">trigger even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2"><text:span text:style-name="T94">source/destination (file, C/C++ or RTL simulator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2"><text:span text:style-name="T94">prefix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2"><text:span text:style-name="T94">size of the state data se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2"><text:span text:style-name="T94">control and synchronization signals (clock, reset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2"><text:span text:style-name="T94">error limit number for verif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60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61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CSL Testbench Tool</text:p>
          </draw:text-box>
        </draw:frame>
        <draw:frame presentation:style-name="pr45" draw:text-style-name="P99" draw:layer="layout" svg:width="22.216cm" svg:height="15.337cm" svg:x="5.455cm" svg:y="4.618cm" presentation:class="outline">
          <draw:text-box>
            <text:list text:style-name="L8">
              <text:list-item>
                <text:p text:style-name="P75"><text:span text:style-name="T17">csl_testbench</text:span></text:p>
              </text:list-item>
            </text:list>
            <text:list text:style-name="L8">
              <text:list-item>
                <text:p text:style-name="P75"><text:span text:style-name="T17">csl_clock_gen</text:span></text:p>
              </text:list-item>
            </text:list>
            <text:list text:style-name="L8">
              <text:list-item>
                <text:p text:style-name="P75"><text:span text:style-name="T17">csl_pattern_gen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61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62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50" draw:layer="layout" svg:width="18.666cm" svg:height="3.649cm" svg:x="7.231cm" svg:y="0.974cm" presentation:class="title">
          <draw:text-box>
            <text:p text:style-name="P50">CSL_TESTBENCH</text:p>
          </draw:text-box>
        </draw:frame>
        <draw:frame presentation:style-name="pr46" draw:text-style-name="P113" draw:layer="layout" svg:width="22.216cm" svg:height="15.337cm" svg:x="5.455cm" svg:y="4.618cm" presentation:class="outline" presentation:user-transformed="true">
          <draw:text-box>
            <text:list text:style-name="L4">
              <text:list-item>
                <text:p text:style-name="P33"><text:span text:style-name="T48">CSL testbench tool is used to create an operating environment around the design under test (DUT).</text:span></text:p>
              </text:list-item>
            </text:list>
            <text:list text:style-name="L4">
              <text:list-item>
                <text:p text:style-name="P33"><text:span text:style-name="T48">The test consists in verifying that DUT provides correct outputs for the given inputs.</text:span></text:p>
              </text:list-item>
            </text:list>
            <text:list text:style-name="L4">
              <text:list-item>
                <text:p text:style-name="P33"><text:span text:style-name="T48">Outputs provided by the design when driven by a given set of inputs should match the expected outputs known to be good.</text:span></text:p>
              </text:list-item>
            </text:list>
            <text:list text:style-name="L4">
              <text:list-item>
                <text:p text:style-name="P33"><text:span text:style-name="T48">CSL testbench tool allows a DUT to be tested starting from an initial state specified by a </text:span><text:span text:style-name="T95">csl_state_data</text:span><text:span text:style-name="T48"> element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62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63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50" draw:layer="layout" svg:width="18.666cm" svg:height="3.649cm" svg:x="7.231cm" svg:y="0.974cm" presentation:class="title">
          <draw:text-box>
            <text:p text:style-name="P50">CSL_TESTBENCH</text:p>
          </draw:text-box>
        </draw:frame>
        <draw:frame presentation:style-name="pr47" draw:text-style-name="P61" draw:layer="layout" svg:width="22.216cm" svg:height="15.337cm" svg:x="5.455cm" svg:y="4.618cm" presentation:class="outline">
          <draw:text-box>
            <text:list text:style-name="L4">
              <text:list-item>
                <text:p text:style-name="P33"><text:span text:style-name="T53">The stimulus inputs and expected outputs are:</text:span></text:p>
              </text:list-item>
            </text:list>
            <text:list text:style-name="L4">
              <text:list-item>
                <text:list>
                  <text:list-item>
                    <text:p text:style-name="P114"><text:span text:style-name="T53"><text:s/></text:span><text:span text:style-name="T53">generated by another model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5"><text:span text:style-name="T53">C/C++ model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5"><text:span text:style-name="T53">RTL model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4"><text:span text:style-name="T53">acquired from hardware known to work correct</text:span></text:p>
                  </text:list-item>
                </text:list>
              </text:list-item>
            </text:list>
            <text:list text:style-name="L4">
              <text:list-item>
                <text:p text:style-name="P33"><text:span text:style-name="T53">The stimulus vectors reflect all possible input combinations the design should be able to handle</text:span></text:p>
              </text:list-item>
            </text:list>
            <text:list text:style-name="L4">
              <text:list-item>
                <text:p text:style-name="P33"><text:span text:style-name="T53">The expected vectors contain all the outputs the design should yield.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63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64" draw:style-name="dp1" draw:master-page-name="fpl_5f_presentation_5f_templa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4" draw:layer="layout" svg:width="23.912cm" svg:height="3.008cm" svg:x="2cm" svg:y="0.7cm" presentation:class="title" presentation:user-transformed="true">
          <draw:text-box>
            <text:p text:style-name="P4">Testbenches</text:p>
          </draw:text-box>
        </draw:frame>
        <draw:g>
          <draw:custom-shape draw:style-name="gr155" draw:text-style-name="P116" draw:layer="layout" svg:width="10.529cm" svg:height="8.239cm" svg:x="10.583cm" svg:y="6.806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156" draw:text-style-name="P116" draw:id="id49" draw:layer="layout" svg:width="3.791cm" svg:height="1.428cm" svg:x="5.125cm" svg:y="8.257cm">
            <text:p text:style-name="P4"/>
            <draw:enhanced-geometry svg:viewBox="0 0 21600 21600" draw:type="rectangle" draw:enhanced-path="M 0 0 L 21600 0 21600 21600 0 21600 0 0 Z N"/>
          </draw:custom-shape>
          <draw:frame draw:style-name="gr157" draw:text-style-name="P117" draw:layer="layout" svg:width="3.685cm" svg:height="0.89cm" svg:x="5.258cm" svg:y="8.549cm">
            <draw:text-box>
              <text:p text:style-name="P47"><text:span text:style-name="T96">expect vector</text:span></text:p>
            </draw:text-box>
          </draw:frame>
          <draw:custom-shape draw:style-name="gr158" draw:text-style-name="P116" draw:layer="layout" svg:width="3.79cm" svg:height="1.428cm" svg:x="13.917cm" svg:y="7.356cm">
            <text:p text:style-name="P4"/>
            <draw:enhanced-geometry svg:viewBox="0 0 21600 21600" draw:type="rectangle" draw:enhanced-path="M 0 0 L 21600 0 21600 21600 0 21600 0 0 Z N"/>
          </draw:custom-shape>
          <draw:frame draw:style-name="gr159" draw:text-style-name="P117" draw:layer="layout" svg:width="4.189cm" svg:height="0.89cm" svg:x="13.733cm" svg:y="7.678cm">
            <draw:text-box>
              <text:p text:style-name="P47"><text:span text:style-name="T96">compare events</text:span></text:p>
            </draw:text-box>
          </draw:frame>
          <draw:custom-shape draw:style-name="gr160" draw:text-style-name="P116" draw:layer="layout" svg:width="3.791cm" svg:height="1.428cm" svg:x="11.646cm" svg:y="12.805cm">
            <text:p text:style-name="P4"/>
            <draw:enhanced-geometry svg:viewBox="0 0 21600 21600" draw:type="rectangle" draw:enhanced-path="M 0 0 L 21600 0 21600 21600 0 21600 0 0 Z N"/>
          </draw:custom-shape>
          <draw:frame draw:style-name="gr161" draw:text-style-name="P117" draw:layer="layout" svg:width="2.861cm" svg:height="0.89cm" svg:x="12.259cm" svg:y="13.098cm">
            <draw:text-box>
              <text:p text:style-name="P47"><text:span text:style-name="T96">error ++</text:span></text:p>
            </draw:text-box>
          </draw:frame>
          <draw:custom-shape draw:style-name="gr162" draw:text-style-name="P116" draw:layer="layout" svg:width="3.791cm" svg:height="1.427cm" svg:x="16.439cm" svg:y="12.807cm">
            <text:p text:style-name="P4"/>
            <draw:enhanced-geometry svg:viewBox="0 0 21600 21600" draw:type="rectangle" draw:enhanced-path="M 0 0 L 21600 0 21600 21600 0 21600 0 0 Z N"/>
          </draw:custom-shape>
          <draw:frame draw:style-name="gr163" draw:text-style-name="P117" draw:layer="layout" svg:width="2.861cm" svg:height="0.89cm" svg:x="17.052cm" svg:y="13.1cm">
            <draw:text-box>
              <text:p text:style-name="P47"><text:span text:style-name="T96">match ++</text:span></text:p>
            </draw:text-box>
          </draw:frame>
          <draw:custom-shape draw:style-name="gr164" draw:text-style-name="P116" draw:id="id52" draw:layer="layout" svg:width="3.791cm" svg:height="1.429cm" svg:x="21.962cm" svg:y="12.807cm">
            <draw:glue-point draw:id="4" svg:x="-3.328cm" svg:y="-5.004cm"/>
            <text:p text:style-name="P4"/>
            <draw:enhanced-geometry svg:viewBox="0 0 21600 21600" draw:type="rectangle" draw:enhanced-path="M 0 0 L 21600 0 21600 21600 0 21600 0 0 Z N"/>
          </draw:custom-shape>
          <draw:frame draw:style-name="gr165" draw:text-style-name="P117" draw:layer="layout" svg:width="2.861cm" svg:height="0.89cm" svg:x="22.575cm" svg:y="13.101cm">
            <draw:text-box>
              <text:p text:style-name="P47"><text:span text:style-name="T96">total ++</text:span></text:p>
            </draw:text-box>
          </draw:frame>
          <draw:custom-shape draw:style-name="gr166" draw:text-style-name="P116" draw:id="id53" draw:layer="layout" svg:width="3.791cm" svg:height="1.428cm" svg:x="21.933cm" svg:y="6.888cm">
            <text:p text:style-name="P4"/>
            <draw:enhanced-geometry svg:viewBox="0 0 21600 21600" draw:type="rectangle" draw:enhanced-path="M 0 0 L 21600 0 21600 21600 0 21600 0 0 Z N"/>
          </draw:custom-shape>
          <draw:frame draw:style-name="gr167" draw:text-style-name="P117" draw:layer="layout" svg:width="3.685cm" svg:height="0.89cm" svg:x="22.066cm" svg:y="7.18cm">
            <draw:text-box>
              <text:p text:style-name="P47"><text:span text:style-name="T96">output vector</text:span></text:p>
            </draw:text-box>
          </draw:frame>
          <draw:custom-shape draw:style-name="gr168" draw:text-style-name="P116" draw:id="id50" draw:layer="layout" svg:width="3.791cm" svg:height="1.428cm" svg:x="13.897cm" svg:y="10.097cm">
            <text:p text:style-name="P4"/>
            <draw:enhanced-geometry svg:viewBox="0 0 21600 21600" draw:type="rectangle" draw:enhanced-path="M 0 0 L 21600 0 21600 21600 0 21600 0 0 Z N"/>
          </draw:custom-shape>
          <draw:line draw:style-name="gr169" draw:text-style-name="P116" draw:layer="layout" svg:x1="15.221cm" svg:y1="10.617cm" svg:x2="15.698cm" svg:y2="10.617cm">
            <text:p text:style-name="P4"/>
          </draw:line>
          <draw:line draw:style-name="gr170" draw:text-style-name="P116" draw:layer="layout" svg:x1="15.951cm" svg:y1="10.617cm" svg:x2="16.428cm" svg:y2="10.617cm">
            <text:p text:style-name="P4"/>
          </draw:line>
          <draw:line draw:style-name="gr171" draw:text-style-name="P116" draw:layer="layout" svg:x1="15.951cm" svg:y1="10.961cm" svg:x2="16.428cm" svg:y2="10.961cm">
            <text:p text:style-name="P4"/>
          </draw:line>
          <draw:line draw:style-name="gr172" draw:text-style-name="P116" draw:layer="layout" svg:x1="15.221cm" svg:y1="10.961cm" svg:x2="15.698cm" svg:y2="10.961cm">
            <text:p text:style-name="P4"/>
          </draw:line>
          <draw:connector draw:style-name="gr173" draw:text-style-name="P116" draw:layer="layout" svg:x1="7.02cm" svg:y1="9.685cm" svg:x2="13.897cm" svg:y2="10.811cm" draw:start-shape="id49" draw:start-glue-point="2" draw:end-shape="id50" draw:end-glue-point="3">
            <text:p text:style-name="P4"/>
          </draw:connector>
          <draw:line draw:style-name="gr174" draw:text-style-name="P116" draw:layer="layout" svg:x1="14.643cm" svg:y1="11.52cm" svg:x2="14.643cm" svg:y2="12.801cm">
            <text:p text:style-name="P4"/>
          </draw:line>
          <draw:line draw:style-name="gr175" draw:text-style-name="P116" draw:layer="layout" svg:x1="16.935cm" svg:y1="11.521cm" svg:x2="16.935cm" svg:y2="12.803cm">
            <text:p text:style-name="P4"/>
          </draw:line>
          <draw:line draw:style-name="gr176" draw:text-style-name="P116" draw:id="id51" draw:layer="layout" svg:x1="15.836cm" svg:y1="8.81cm" svg:x2="15.836cm" svg:y2="10.123cm">
            <draw:glue-point draw:id="4" svg:x="130cm" svg:y="-1.107cm"/>
            <text:p text:style-name="P4"/>
          </draw:line>
          <draw:connector draw:style-name="gr177" draw:text-style-name="P116" draw:layer="layout" svg:x1="15.836cm" svg:y1="9.321cm" svg:x2="22.596cm" svg:y2="12.807cm" draw:start-shape="id51" draw:start-glue-point="4" draw:end-shape="id52" draw:end-glue-point="4">
            <text:p text:style-name="P4"/>
          </draw:connector>
          <draw:connector draw:style-name="gr178" draw:text-style-name="P116" draw:layer="layout" svg:x1="23.828cm" svg:y1="8.316cm" svg:x2="17.688cm" svg:y2="10.811cm" draw:start-shape="id53" draw:start-glue-point="2" draw:end-shape="id50" draw:end-glue-point="1">
            <text:p text:style-name="P4"/>
          </draw:connector>
        </draw:g>
        <presentation:notes draw:style-name="dp2">
          <draw:page-thumbnail draw:style-name="gr1" draw:layer="layout" svg:width="13.877cm" svg:height="11.093cm" svg:x="3.577cm" svg:y="2.247cm" draw:page-number="64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65" draw:style-name="dp1" draw:master-page-name="fpl_5f_presentation_5f_templat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4" draw:layer="layout" svg:width="23.912cm" svg:height="3.008cm" svg:x="2cm" svg:y="0.7cm" presentation:class="title" presentation:user-transformed="true">
          <draw:text-box>
            <text:p text:style-name="P4">Testbenches</text:p>
          </draw:text-box>
        </draw:frame>
        <draw:custom-shape draw:style-name="gr179" draw:text-style-name="P23" draw:layer="layout" svg:width="11.048cm" svg:height="8.901cm" svg:x="14.72cm" svg:y="5.862cm">
          <text:p text:style-name="P4"/>
          <draw:enhanced-geometry svg:viewBox="0 0 21600 21600" draw:type="rectangle" draw:enhanced-path="M 0 0 L 21600 0 21600 21600 0 21600 0 0 Z N"/>
        </draw:custom-shape>
        <draw:custom-shape draw:style-name="gr179" draw:text-style-name="P23" draw:layer="layout" svg:width="2.336cm" svg:height="3.828cm" svg:x="5.889cm" svg:y="8.979cm">
          <text:p text:style-name="P4"/>
          <draw:enhanced-geometry svg:viewBox="0 0 21600 21600" draw:type="rectangle" draw:enhanced-path="M 0 0 L 21600 0 21600 21600 0 21600 0 0 Z N"/>
        </draw:custom-shape>
        <draw:custom-shape draw:style-name="gr179" draw:text-style-name="P23" draw:id="id54" draw:layer="layout" svg:width="2.731cm" svg:height="9.968cm" svg:x="9.757cm" svg:y="5.901cm">
          <draw:glue-point draw:id="4" svg:x="4.993cm" svg:y="-2.96cm"/>
          <draw:glue-point draw:id="5" svg:x="4.993cm" svg:y="-1.356cm"/>
          <draw:glue-point draw:id="6" svg:x="4.993cm" svg:y="-0.477cm"/>
          <draw:glue-point draw:id="7" svg:x="4.993cm" svg:y="0.85cm"/>
          <text:p text:style-name="P4"/>
          <draw:enhanced-geometry svg:viewBox="0 0 21600 21600" draw:type="rectangle" draw:enhanced-path="M 0 0 L 21600 0 21600 21600 0 21600 0 0 Z N"/>
        </draw:custom-shape>
        <draw:custom-shape draw:style-name="gr179" draw:text-style-name="P23" draw:layer="layout" svg:width="11.184cm" svg:height="1.951cm" svg:x="14.584cm" svg:y="16.207cm">
          <draw:glue-point draw:id="4" svg:x="-2.446cm" svg:y="-4.871cm"/>
          <draw:glue-point draw:id="5" svg:x="1.907cm" svg:y="-4.963cm"/>
          <draw:glue-point draw:id="6" svg:x="2.102cm" svg:y="-4.963cm"/>
          <text:p text:style-name="P4"/>
          <draw:enhanced-geometry svg:viewBox="0 0 21600 21600" draw:type="rectangle" draw:enhanced-path="M 0 0 L 21600 0 21600 21600 0 21600 0 0 Z N"/>
        </draw:custom-shape>
        <draw:g draw:id="id56">
          <draw:custom-shape draw:style-name="gr180" draw:text-style-name="P23" draw:layer="layout" svg:width="1.782cm" svg:height="1.203cm" svg:x="17.608cm" svg:y="10.406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g>
            <draw:line draw:style-name="gr181" draw:text-style-name="P23" draw:layer="layout" svg:x1="17.953cm" svg:y1="10.82cm" svg:x2="18.441cm" svg:y2="10.82cm">
              <text:p text:style-name="P4"/>
            </draw:line>
            <draw:line draw:style-name="gr181" draw:text-style-name="P23" draw:layer="layout" svg:x1="18.655cm" svg:y1="10.82cm" svg:x2="19.142cm" svg:y2="10.82cm">
              <text:p text:style-name="P4"/>
            </draw:line>
            <draw:line draw:style-name="gr181" draw:text-style-name="P23" draw:layer="layout" svg:x1="18.656cm" svg:y1="11.179cm" svg:x2="19.143cm" svg:y2="11.179cm">
              <text:p text:style-name="P4"/>
            </draw:line>
            <draw:line draw:style-name="gr181" draw:text-style-name="P23" draw:layer="layout" svg:x1="17.957cm" svg:y1="11.179cm" svg:x2="18.444cm" svg:y2="11.179cm">
              <text:p text:style-name="P4"/>
            </draw:line>
          </draw:g>
        </draw:g>
        <draw:g>
          <draw:custom-shape draw:style-name="gr180" draw:text-style-name="P23" draw:layer="layout" svg:width="1.78cm" svg:height="1.203cm" svg:x="21.972cm" svg:y="11.372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g>
            <draw:line draw:style-name="gr181" draw:text-style-name="P23" draw:layer="layout" svg:x1="22.308cm" svg:y1="11.787cm" svg:x2="22.795cm" svg:y2="11.787cm">
              <text:p text:style-name="P4"/>
            </draw:line>
            <draw:line draw:style-name="gr181" draw:text-style-name="P23" draw:layer="layout" svg:x1="23.01cm" svg:y1="11.787cm" svg:x2="23.496cm" svg:y2="11.787cm">
              <text:p text:style-name="P4"/>
            </draw:line>
            <draw:line draw:style-name="gr181" draw:text-style-name="P23" draw:layer="layout" svg:x1="23.011cm" svg:y1="12.145cm" svg:x2="23.497cm" svg:y2="12.145cm">
              <text:p text:style-name="P4"/>
            </draw:line>
            <draw:line draw:style-name="gr181" draw:text-style-name="P23" draw:layer="layout" svg:x1="22.312cm" svg:y1="12.145cm" svg:x2="22.799cm" svg:y2="12.145cm">
              <text:p text:style-name="P4"/>
            </draw:line>
          </draw:g>
        </draw:g>
        <draw:frame draw:style-name="gr182" draw:text-style-name="P118" draw:layer="layout" svg:width="1.901cm" svg:height="2.144cm" svg:x="6.284cm" svg:y="9.825cm">
          <draw:text-box>
            <text:p text:style-name="P4"><text:span text:style-name="T26">csl spec file</text:span></text:p>
          </draw:text-box>
        </draw:frame>
        <draw:frame draw:style-name="gr183" draw:text-style-name="P118" draw:layer="layout" svg:width="1.784cm" svg:height="0.93cm" svg:x="10.281cm" svg:y="10.408cm">
          <draw:text-box>
            <text:p text:style-name="P4"><text:span text:style-name="T26">cslc</text:span></text:p>
          </draw:text-box>
        </draw:frame>
        <draw:custom-shape draw:style-name="gr180" draw:text-style-name="P23" draw:layer="layout" svg:width="9.104cm" svg:height="2.17cm" svg:x="15.837cm" svg:y="6.852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3" draw:text-style-name="P118" draw:layer="layout" svg:width="2.44cm" svg:height="0.93cm" svg:x="15.773cm" svg:y="6.882cm">
          <draw:text-box>
            <text:p text:style-name="P4"><text:span text:style-name="T26">Verilog</text:span></text:p>
          </draw:text-box>
        </draw:frame>
        <draw:frame draw:style-name="gr183" draw:text-style-name="P118" draw:layer="layout" svg:width="6.987cm" svg:height="0.93cm" svg:x="18.341cm" svg:y="6.973cm">
          <draw:text-box>
            <text:p text:style-name="P4"><text:span text:style-name="T26">DUT (Design Under Test)</text:span></text:p>
          </draw:text-box>
        </draw:frame>
        <draw:frame draw:style-name="gr184" draw:text-style-name="P118" draw:layer="layout" svg:width="1.634cm" svg:height="0.882cm" svg:x="18.242cm" svg:y="8.231cm">
          <draw:text-box>
            <text:p text:style-name="P4"><text:span text:style-name="T26">(E)</text:span></text:p>
          </draw:text-box>
        </draw:frame>
        <draw:connector draw:style-name="gr185" draw:text-style-name="P23" draw:layer="layout" draw:type="line" svg:x1="12.485cm" svg:y1="7.935cm" svg:x2="15.837cm" svg:y2="7.937cm" draw:start-shape="id54" draw:start-glue-point="4">
          <text:p text:style-name="P4"/>
        </draw:connector>
        <draw:frame draw:style-name="gr183" draw:text-style-name="P118" draw:layer="layout" svg:width="3.507cm" svg:height="0.93cm" svg:x="14.661cm" svg:y="5.868cm">
          <draw:text-box>
            <text:p text:style-name="P4"><text:span text:style-name="T26">Testbench</text:span></text:p>
          </draw:text-box>
        </draw:frame>
        <draw:connector draw:style-name="gr185" draw:text-style-name="P23" draw:layer="layout" draw:type="line" svg:x1="12.485cm" svg:y1="9.534cm" svg:x2="14.702cm" svg:y2="9.533cm" draw:start-shape="id54" draw:start-glue-point="5">
          <text:p text:style-name="P4"/>
        </draw:connector>
        <draw:frame draw:style-name="gr186" draw:text-style-name="P118" draw:layer="layout" svg:width="3.989cm" svg:height="1.513cm" svg:x="14.52cm" svg:y="8.981cm">
          <draw:text-box>
            <text:p text:style-name="P4"><text:span text:style-name="T26">Vectors initializations</text:span></text:p>
          </draw:text-box>
        </draw:frame>
        <draw:connector draw:style-name="gr185" draw:text-style-name="P23" draw:layer="layout" draw:type="line" svg:x1="18.496cm" svg:y1="12.385cm" svg:x2="18.499cm" svg:y2="11.609cm" draw:start-shape="id55" draw:start-glue-point="0" draw:end-shape="id56" draw:end-glue-point="2">
          <text:p text:style-name="P4"/>
        </draw:connector>
        <draw:custom-shape draw:style-name="gr180" draw:text-style-name="P23" draw:id="id55" draw:layer="layout" svg:width="1.636cm" svg:height="1.078cm" svg:x="17.678cm" svg:y="12.385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7" draw:text-style-name="P118" draw:layer="layout" svg:width="2.075cm" svg:height="0.93cm" svg:x="17.546cm" svg:y="12.404cm">
          <draw:text-box>
            <text:p text:style-name="P4"><text:span text:style-name="T26">mem</text:span></text:p>
          </draw:text-box>
        </draw:frame>
        <draw:custom-shape draw:style-name="gr180" draw:text-style-name="P23" draw:layer="layout" svg:width="1.637cm" svg:height="1.079cm" svg:x="22.067cm" svg:y="13.226cm">
          <text:p text:style-name="P4"/>
          <draw:enhanced-geometry svg:viewBox="0 0 21600 21600" draw:type="rectangle" draw:enhanced-path="M 0 0 L 21600 0 21600 21600 0 21600 0 0 Z N"/>
        </draw:custom-shape>
        <draw:frame draw:style-name="gr183" draw:text-style-name="P118" draw:layer="layout" svg:width="2.068cm" svg:height="0.93cm" svg:x="21.982cm" svg:y="13.241cm">
          <draw:text-box>
            <text:p text:style-name="P4"><text:span text:style-name="T26">mem</text:span></text:p>
          </draw:text-box>
        </draw:frame>
        <draw:frame draw:style-name="gr183" draw:text-style-name="P118" draw:layer="layout" svg:width="2.536cm" svg:height="0.93cm" svg:x="16.183cm" svg:y="14.774cm">
          <draw:text-box>
            <text:p text:style-name="P4"><text:span text:style-name="T26">Vectors </text:span></text:p>
          </draw:text-box>
        </draw:frame>
        <draw:frame draw:style-name="gr183" draw:text-style-name="P118" draw:layer="layout" svg:width="1.604cm" svg:height="0.93cm" svg:x="16.446cm" svg:y="12.165cm">
          <draw:text-box>
            <text:p text:style-name="P4"><text:span text:style-name="T26">(C)</text:span></text:p>
          </draw:text-box>
        </draw:frame>
        <draw:frame draw:style-name="gr183" draw:text-style-name="P118" draw:layer="layout" svg:width="1.601cm" svg:height="0.93cm" svg:x="18.557cm" svg:y="14.795cm">
          <draw:text-box>
            <text:p text:style-name="P4"><text:span text:style-name="T26">(B)</text:span></text:p>
          </draw:text-box>
        </draw:frame>
        <draw:frame draw:style-name="gr183" draw:text-style-name="P118" draw:layer="layout" svg:width="1.574cm" svg:height="0.93cm" svg:x="14.753cm" svg:y="16.339cm">
          <draw:text-box>
            <text:p text:style-name="P4"><text:span text:style-name="T26">(A)</text:span></text:p>
          </draw:text-box>
        </draw:frame>
        <draw:frame draw:style-name="gr183" draw:text-style-name="P118" draw:layer="layout" svg:width="4.552cm" svg:height="0.93cm" svg:x="18.057cm" svg:y="16.642cm">
          <draw:text-box>
            <text:p text:style-name="P4"><text:span text:style-name="T26">C++ simulator</text:span></text:p>
          </draw:text-box>
        </draw:frame>
        <draw:frame draw:style-name="gr186" draw:text-style-name="P118" draw:layer="layout" svg:width="3.087cm" svg:height="1.513cm" svg:x="20.311cm" svg:y="9.053cm">
          <draw:text-box>
            <text:p text:style-name="P4"><text:span text:style-name="T26">State stimulus</text:span></text:p>
          </draw:text-box>
        </draw:frame>
        <draw:frame draw:style-name="gr186" draw:text-style-name="P118" draw:layer="layout" svg:width="3.441cm" svg:height="1.513cm" svg:x="20.066cm" svg:y="14.632cm">
          <draw:text-box>
            <text:p text:style-name="P4"><text:span text:style-name="T26">Expanded state</text:span></text:p>
          </draw:text-box>
        </draw:frame>
        <draw:frame draw:style-name="gr183" draw:text-style-name="P118" draw:layer="layout" svg:width="1.514cm" svg:height="0.93cm" svg:x="23.352cm" svg:y="11.002cm">
          <draw:text-box>
            <text:p text:style-name="P4"><text:span text:style-name="T26">(D)</text:span></text:p>
          </draw:text-box>
        </draw:frame>
        <draw:line draw:style-name="gr185" draw:text-style-name="P23" draw:layer="layout" svg:x1="18.51cm" svg:y1="9.013cm" svg:x2="18.51cm" svg:y2="10.398cm">
          <text:p text:style-name="P4"/>
        </draw:line>
        <draw:line draw:style-name="gr185" draw:text-style-name="P23" draw:layer="layout" svg:x1="12.524cm" svg:y1="10.976cm" svg:x2="17.56cm" svg:y2="10.976cm">
          <text:p text:style-name="P4"/>
        </draw:line>
        <draw:line draw:style-name="gr185" draw:text-style-name="P23" draw:layer="layout" svg:x1="12.54cm" svg:y1="12.042cm" svg:x2="21.985cm" svg:y2="12.042cm">
          <text:p text:style-name="P4"/>
        </draw:line>
        <draw:line draw:style-name="gr185" draw:text-style-name="P23" draw:layer="layout" svg:x1="18.494cm" svg:y1="16.208cm" svg:x2="18.494cm" svg:y2="13.456cm">
          <text:p text:style-name="P4"/>
        </draw:line>
        <draw:line draw:style-name="gr185" draw:text-style-name="P23" draw:layer="layout" svg:x1="22.876cm" svg:y1="16.208cm" svg:x2="22.876cm" svg:y2="14.291cm">
          <text:p text:style-name="P4"/>
        </draw:line>
        <draw:line draw:style-name="gr185" draw:text-style-name="P23" draw:layer="layout" svg:x1="22.86cm" svg:y1="13.227cm" svg:x2="22.86cm" svg:y2="12.589cm">
          <text:p text:style-name="P4"/>
        </draw:line>
        <draw:line draw:style-name="gr185" draw:text-style-name="P23" draw:layer="layout" svg:x1="22.847cm" svg:y1="9.029cm" svg:x2="22.847cm" svg:y2="11.371cm">
          <text:p text:style-name="P4"/>
        </draw:line>
        <draw:line draw:style-name="gr185" draw:text-style-name="P23" draw:layer="layout" svg:x1="8.246cm" svg:y1="10.687cm" svg:x2="9.745cm" svg:y2="10.686cm">
          <text:p text:style-name="P4"/>
        </draw:line>
        <presentation:notes draw:style-name="dp2">
          <draw:page-thumbnail draw:style-name="gr1" draw:layer="layout" svg:width="13.877cm" svg:height="11.093cm" svg:x="3.577cm" svg:y="2.247cm" draw:page-number="65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66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50" draw:layer="layout" svg:width="18.666cm" svg:height="3.649cm" svg:x="7.231cm" svg:y="0.974cm" presentation:class="title">
          <draw:text-box>
            <text:p text:style-name="P50">CSL_CLOCK_GEN</text:p>
          </draw:text-box>
        </draw:frame>
        <draw:frame presentation:style-name="pr11" draw:text-style-name="P119" draw:layer="layout" svg:width="22.216cm" svg:height="15.337cm" svg:x="5.455cm" svg:y="4.618cm" presentation:class="outline">
          <draw:text-box>
            <text:list text:style-name="L4">
              <text:list-item>
                <text:p text:style-name="P78"><text:span text:style-name="T97">CSL clock generator class is used in the case there is more than one clock generator in the testbench</text:span></text:p>
              </text:list-item>
            </text:list>
            <text:list text:style-name="L4">
              <text:list-item>
                <text:p text:style-name="P78"><text:span text:style-name="T97">The tool can be used to create clocks with different characteristics:</text:span></text:p>
              </text:list-item>
            </text:list>
            <text:list text:style-name="L5">
              <text:list-item>
                <text:list>
                  <text:list-item>
                    <text:p text:style-name="P81"><text:span text:style-name="T97">time base (</text:span><text:span text:style-name="T98">ps, ns, us, ms, s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1"><text:span text:style-name="T98">period (in units of time bas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66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67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CSL_PATTERN_GEN</text:p>
          </draw:text-box>
        </draw:frame>
        <draw:frame presentation:style-name="pr11" draw:text-style-name="P60" draw:layer="layout" svg:width="22.216cm" svg:height="15.337cm" svg:x="5.455cm" svg:y="4.618cm" presentation:class="outline">
          <draw:text-box>
            <text:list text:style-name="L4">
              <text:list-item>
                <text:p text:style-name="P19"><text:span text:style-name="T35">CSL pattern generator tool is used to generate signals following defined patterns</text:span></text:p>
              </text:list-item>
            </text:list>
            <text:list text:style-name="L4">
              <text:list-item>
                <text:p text:style-name="P19"><text:span text:style-name="T35">Different base time can be specified for generated signals</text:span></text:p>
              </text:list-item>
            </text:list>
            <text:list text:style-name="L4">
              <text:list-item>
                <text:p text:style-name="P19"><text:span text:style-name="T35">Reset command can be specified to indicate the reset of the pattern-based generated signal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67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68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CSL_MEMORY_MAP</text:p>
          </draw:text-box>
        </draw:frame>
        <draw:frame presentation:style-name="pr11" draw:text-style-name="P60" draw:layer="layout" svg:width="22.216cm" svg:height="15.337cm" svg:x="5.455cm" svg:y="4.618cm" presentation:class="outline">
          <draw:text-box>
            <text:list text:style-name="L4">
              <text:list-item>
                <text:p text:style-name="P19"><text:span text:style-name="T35">Memory maps are defined to enable the use of symbolic names for memory elements.</text:span></text:p>
              </text:list-item>
            </text:list>
            <text:list text:style-name="L4">
              <text:list-item>
                <text:p text:style-name="P19"><text:span text:style-name="T35">Memory elements can be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68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69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CSL_MEMORY_MAP</text:p>
          </draw:text-box>
        </draw:frame>
        <draw:frame presentation:style-name="pr11" draw:text-style-name="P120" draw:layer="layout" svg:width="22.216cm" svg:height="15.337cm" svg:x="5.455cm" svg:y="4.618cm" presentation:class="outline">
          <draw:text-box>
            <text:list text:style-name="L4">
              <text:list-item>
                <text:p text:style-name="P63"><text:span text:style-name="T65">Memory maps are used by</text:span></text:p>
              </text:list-item>
            </text:list>
            <text:list text:style-name="L4">
              <text:list-item>
                <text:p text:style-name="P33"><text:span text:style-name="T65">RTL team</text:span></text:p>
              </text:list-item>
            </text:list>
            <text:list text:style-name="L4">
              <text:list-item>
                <text:p text:style-name="P33"><text:span text:style-name="T65">C++ chip simulator team</text:span></text:p>
              </text:list-item>
            </text:list>
            <text:list text:style-name="L4">
              <text:list-item>
                <text:p text:style-name="P33"><text:span text:style-name="T65">Test team</text:span></text:p>
              </text:list-item>
            </text:list>
            <text:list text:style-name="L4">
              <text:list-item>
                <text:p text:style-name="P33"><text:span text:style-name="T65">Software driver team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69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70" draw:style-name="dp1" draw:master-page-name="fpl_5f_presentation_5f_template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769cm" svg:x="7.231cm" svg:y="0.914cm" presentation:class="title">
          <draw:text-box>
            <text:p text:style-name="P4">Memory map. Mappable hardware elements</text:p>
          </draw:text-box>
        </draw:frame>
        <draw:frame draw:style-name="gr5" draw:layer="layout" svg:width="14.294cm" svg:height="12.637cm" svg:x="5.485cm" svg:y="6.364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877cm" svg:height="11.093cm" svg:x="3.577cm" svg:y="2.247cm" draw:page-number="70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71" draw:style-name="dp1" draw:master-page-name="fpl_5f_presentation_5f_template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Memory map: inputs and outputs</text:p>
          </draw:text-box>
        </draw:frame>
        <draw:custom-shape draw:style-name="gr188" draw:text-style-name="P121" draw:id="id57" draw:layer="layout" svg:width="2.45cm" svg:height="2.45cm" svg:x="7.104cm" svg:y="10.954cm">
          <text:p text:style-name="P8"><text:span text:style-name="T99">csl 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121" draw:id="id58" draw:layer="layout" svg:width="2.45cm" svg:height="2.45cm" svg:x="13.416cm" svg:y="10.942cm">
          <draw:glue-point draw:id="4" svg:x="-2.209cm" svg:y="4.989cm"/>
          <draw:glue-point draw:id="5" svg:x="2.32cm" svg:y="4.989cm"/>
          <draw:glue-point draw:id="6" svg:x="5.004cm" svg:y="-2.52cm"/>
          <draw:glue-point draw:id="7" svg:x="5.004cm" svg:y="2.198cm"/>
          <draw:glue-point draw:id="8" svg:x="5.004cm" svg:y="-1.526cm"/>
          <text:p text:style-name="P8"><text:span text:style-name="T99">csl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121" draw:id="id59" draw:layer="layout" svg:width="1.591cm" svg:height="1.996cm" svg:x="13.837cm" svg:y="7.761cm">
          <text:p text:style-name="P8"><text:span text:style-name="T99">csl</text:span></text:p>
          <text:p text:style-name="P8"><text:span text:style-name="T99">li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89" draw:text-style-name="P23" draw:layer="layout" draw:type="line" svg:x1="8.333cm" svg:y1="9.724cm" svg:x2="8.329cm" svg:y2="10.954cm" draw:end-shape="id57">
          <text:p text:style-name="P4"/>
        </draw:connector>
        <draw:connector draw:style-name="gr189" draw:text-style-name="P23" draw:layer="layout" draw:type="line" svg:x1="9.554cm" svg:y1="12.179cm" svg:x2="10.371cm" svg:y2="12.163cm" draw:start-shape="id57" draw:start-glue-point="1">
          <text:p text:style-name="P4"/>
        </draw:connector>
        <draw:connector draw:style-name="gr189" draw:text-style-name="P23" draw:layer="layout" draw:type="line" svg:x1="12.769cm" svg:y1="12.162cm" svg:x2="13.416cm" svg:y2="12.167cm" draw:end-shape="id58">
          <text:p text:style-name="P4"/>
        </draw:connector>
        <draw:connector draw:style-name="gr189" draw:text-style-name="P23" draw:layer="layout" draw:type="line" svg:x1="14.632cm" svg:y1="9.757cm" svg:x2="14.641cm" svg:y2="10.942cm" draw:start-shape="id59" draw:start-glue-point="7" draw:end-shape="id58">
          <text:p text:style-name="P4"/>
        </draw:connector>
        <draw:connector draw:style-name="gr189" draw:text-style-name="P23" draw:layer="layout" draw:type="line" svg:x1="15.866cm" svg:y1="12.167cm" svg:x2="17.318cm" svg:y2="12.18cm" draw:start-shape="id58" draw:start-glue-point="1" draw:end-shape="id60" draw:end-glue-point="3">
          <text:p text:style-name="P4"/>
        </draw:connector>
        <draw:connector draw:style-name="gr189" draw:text-style-name="P23" draw:layer="layout" svg:x1="15.866cm" svg:y1="12.705cm" svg:x2="17.318cm" svg:y2="14.696cm" draw:start-shape="id58" draw:start-glue-point="7" draw:end-shape="id61" draw:end-glue-point="3">
          <text:p text:style-name="P4"/>
        </draw:connector>
        <draw:connector draw:style-name="gr189" draw:text-style-name="P23" draw:layer="layout" draw:line-skew="-0.305cm" svg:x1="15.866cm" svg:y1="11.55cm" svg:x2="17.318cm" svg:y2="7.226cm" draw:start-shape="id58" draw:start-glue-point="6" draw:end-shape="id62" draw:end-glue-point="3">
          <text:p text:style-name="P4"/>
        </draw:connector>
        <draw:connector draw:style-name="gr189" draw:text-style-name="P23" draw:layer="layout" svg:x1="15.866cm" svg:y1="11.794cm" svg:x2="17.318cm" svg:y2="9.742cm" draw:start-shape="id58" draw:start-glue-point="8" draw:end-shape="id63" draw:end-glue-point="3">
          <text:p text:style-name="P4"/>
        </draw:connector>
        <draw:custom-shape draw:style-name="gr190" draw:text-style-name="P18" draw:layer="layout" svg:width="2.412cm" svg:height="1.608cm" svg:x="7.187cm" svg:y="8.056cm">
          <text:p text:style-name="P8"><text:span text:style-name="T99">.csl </text:span></text:p>
          <text:p text:style-name="P8"><text:span text:style-name="T99">pp</text:span></text:p>
          <draw:enhanced-geometry svg:viewBox="0 0 21600 21600" draw:type="rectangle" draw:enhanced-path="M 0 0 L 21600 0 21600 21600 0 21600 0 0 Z N"/>
        </draw:custom-shape>
        <draw:custom-shape draw:style-name="gr190" draw:text-style-name="P18" draw:layer="layout" svg:width="2.412cm" svg:height="1.608cm" svg:x="10.378cm" svg:y="11.324cm">
          <text:p text:style-name="P8"><text:span text:style-name="T99">.csl </text:span></text:p>
          <draw:enhanced-geometry svg:viewBox="0 0 21600 21600" draw:type="rectangle" draw:enhanced-path="M 0 0 L 21600 0 21600 21600 0 21600 0 0 Z N"/>
        </draw:custom-shape>
        <draw:custom-shape draw:style-name="gr190" draw:text-style-name="P18" draw:id="id62" draw:layer="layout" svg:width="2.412cm" svg:height="1.608cm" svg:x="17.318cm" svg:y="6.422cm">
          <text:p text:style-name="P8"><text:span text:style-name="T99">documentation</text:span></text:p>
          <text:p text:style-name="P8"><text:span text:style-name="T99">PDF</text:span></text:p>
          <draw:enhanced-geometry svg:viewBox="0 0 21600 21600" draw:type="rectangle" draw:enhanced-path="M 0 0 L 21600 0 21600 21600 0 21600 0 0 Z N"/>
        </draw:custom-shape>
        <draw:custom-shape draw:style-name="gr190" draw:text-style-name="P18" draw:id="id63" draw:layer="layout" svg:width="2.412cm" svg:height="1.608cm" svg:x="17.318cm" svg:y="8.938cm">
          <text:p text:style-name="P8"><text:span text:style-name="T99">documentation</text:span></text:p>
          <text:p text:style-name="P8"><text:span text:style-name="T99">HTML</text:span></text:p>
          <draw:enhanced-geometry svg:viewBox="0 0 21600 21600" draw:type="rectangle" draw:enhanced-path="M 0 0 L 21600 0 21600 21600 0 21600 0 0 Z N"/>
        </draw:custom-shape>
        <draw:custom-shape draw:style-name="gr190" draw:text-style-name="P18" draw:id="id61" draw:layer="layout" svg:width="2.412cm" svg:height="1.608cm" svg:x="17.318cm" svg:y="13.892cm">
          <text:p text:style-name="P8"><text:span text:style-name="T99">RTL </text:span></text:p>
          <text:p text:style-name="P8"><text:span text:style-name="T99">generated</text:span></text:p>
          <text:p text:style-name="P8"><text:span text:style-name="T99">code</text:span></text:p>
          <draw:enhanced-geometry svg:viewBox="0 0 21600 21600" draw:type="rectangle" draw:enhanced-path="M 0 0 L 21600 0 21600 21600 0 21600 0 0 Z N"/>
        </draw:custom-shape>
        <draw:custom-shape draw:style-name="gr190" draw:text-style-name="P18" draw:id="id60" draw:layer="layout" svg:width="2.412cm" svg:height="1.608cm" svg:x="17.318cm" svg:y="11.376cm">
          <text:p text:style-name="P8"><text:span text:style-name="T99">C++</text:span></text:p>
          <text:p text:style-name="P8"><text:span text:style-name="T99">generated</text:span></text:p>
          <text:p text:style-name="P8"><text:span text:style-name="T99">cod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77cm" svg:height="11.093cm" svg:x="3.577cm" svg:y="2.247cm" draw:page-number="71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72" draw:style-name="dp1" draw:master-page-name="fpl_5f_presentation_5f_template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Memory map. Hierarchy</text:p>
          </draw:text-box>
        </draw:frame>
        <draw:custom-shape draw:style-name="gr100" draw:text-style-name="P122" draw:layer="layout" svg:width="12.441cm" svg:height="7.685cm" svg:x="8.53cm" svg:y="7.769cm">
          <text:p text:style-name="P4"/>
          <draw:enhanced-geometry svg:viewBox="0 0 21600 21600" draw:type="rectangle" draw:enhanced-path="M 0 0 L 21600 0 21600 21600 0 21600 0 0 Z N"/>
        </draw:custom-shape>
        <draw:custom-shape draw:style-name="gr101" draw:text-style-name="P122" draw:layer="layout" svg:width="5.038cm" svg:height="6.755cm" svg:x="15.426cm" svg:y="8.192cm">
          <text:p text:style-name="P4"/>
          <draw:enhanced-geometry svg:viewBox="0 0 21600 21600" draw:type="rectangle" draw:enhanced-path="M 0 0 L 21600 0 21600 21600 0 21600 0 0 Z N"/>
        </draw:custom-shape>
        <draw:custom-shape draw:style-name="gr102" draw:text-style-name="P122" draw:layer="layout" svg:width="3.011cm" svg:height="1.631cm" svg:x="16.468cm" svg:y="9.35cm">
          <text:p text:style-name="P4"/>
          <draw:enhanced-geometry svg:viewBox="0 0 21600 21600" draw:type="rectangle" draw:enhanced-path="M 0 0 L 21600 0 21600 21600 0 21600 0 0 Z N"/>
        </draw:custom-shape>
        <draw:custom-shape draw:style-name="gr102" draw:text-style-name="P122" draw:layer="layout" svg:width="3.011cm" svg:height="1.631cm" svg:x="16.469cm" svg:y="12.151cm">
          <text:p text:style-name="P4"/>
          <draw:enhanced-geometry svg:viewBox="0 0 21600 21600" draw:type="rectangle" draw:enhanced-path="M 0 0 L 21600 0 21600 21600 0 21600 0 0 Z N"/>
        </draw:custom-shape>
        <draw:custom-shape draw:style-name="gr102" draw:text-style-name="P122" draw:layer="layout" svg:width="3.268cm" svg:height="1.847cm" svg:x="10.111cm" svg:y="9.35cm">
          <text:p text:style-name="P4"/>
          <draw:enhanced-geometry svg:viewBox="0 0 21600 21600" draw:type="rectangle" draw:enhanced-path="M 0 0 L 21600 0 21600 21600 0 21600 0 0 Z N"/>
        </draw:custom-shape>
        <draw:custom-shape draw:style-name="gr102" draw:text-style-name="P122" draw:layer="layout" svg:width="3.011cm" svg:height="1.631cm" svg:x="10.369cm" svg:y="12.151cm">
          <text:p text:style-name="P4"/>
          <draw:enhanced-geometry svg:viewBox="0 0 21600 21600" draw:type="rectangle" draw:enhanced-path="M 0 0 L 21600 0 21600 21600 0 21600 0 0 Z N"/>
        </draw:custom-shape>
        <draw:frame draw:style-name="gr35" draw:text-style-name="P118" draw:layer="layout" svg:width="2.084cm" svg:height="0.882cm" svg:x="8.81cm" svg:y="8.023cm">
          <draw:text-box>
            <text:p text:style-name="P4"><text:span text:style-name="T26">mtop</text:span></text:p>
          </draw:text-box>
        </draw:frame>
        <draw:frame draw:style-name="gr35" draw:text-style-name="P118" draw:layer="layout" svg:width="1.324cm" svg:height="0.882cm" svg:x="11.287cm" svg:y="9.853cm">
          <draw:text-box>
            <text:p text:style-name="P4"><text:span text:style-name="T26">m0</text:span></text:p>
          </draw:text-box>
        </draw:frame>
        <draw:frame draw:style-name="gr35" draw:text-style-name="P118" draw:layer="layout" svg:width="1.324cm" svg:height="0.882cm" svg:x="11.343cm" svg:y="12.682cm">
          <draw:text-box>
            <text:p text:style-name="P4"><text:span text:style-name="T26">m1</text:span></text:p>
          </draw:text-box>
        </draw:frame>
        <draw:frame draw:style-name="gr35" draw:text-style-name="P118" draw:layer="layout" svg:width="1.324cm" svg:height="0.882cm" svg:x="17.45cm" svg:y="9.895cm">
          <draw:text-box>
            <text:p text:style-name="P4"><text:span text:style-name="T26">m2</text:span></text:p>
          </draw:text-box>
        </draw:frame>
        <draw:frame draw:style-name="gr35" draw:text-style-name="P118" draw:layer="layout" svg:width="1.324cm" svg:height="0.882cm" svg:x="17.394cm" svg:y="12.653cm">
          <draw:text-box>
            <text:p text:style-name="P4"><text:span text:style-name="T26">m3</text:span></text:p>
          </draw:text-box>
        </draw:frame>
        <draw:frame draw:style-name="gr35" draw:text-style-name="P118" draw:layer="layout" svg:width="1.324cm" svg:height="0.882cm" svg:x="15.622cm" svg:y="8.347cm">
          <draw:text-box>
            <text:p text:style-name="P4"><text:span text:style-name="T26">m4</text:span></text:p>
          </draw:text-box>
        </draw:frame>
        <presentation:notes draw:style-name="dp2">
          <draw:page-thumbnail draw:style-name="gr1" draw:layer="layout" svg:width="13.877cm" svg:height="11.093cm" svg:x="3.577cm" svg:y="2.247cm" draw:page-number="72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73" draw:style-name="dp1" draw:master-page-name="fpl_5f_presentation_5f_template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 presentation:placeholder="true">
          <draw:text-box/>
        </draw:frame>
        <draw:g>
          <draw:custom-shape draw:style-name="gr191" draw:text-style-name="P123" draw:layer="layout" svg:width="5.882cm" svg:height="7.685cm" svg:x="10.782cm" svg:y="8.08cm">
            <text:p text:style-name="P4"/>
            <draw:enhanced-geometry svg:viewBox="0 0 21600 21600" draw:type="rectangle" draw:enhanced-path="M 0 0 L 21600 0 21600 21600 0 21600 0 0 Z N"/>
          </draw:custom-shape>
          <draw:line draw:style-name="gr33" draw:text-style-name="P123" draw:layer="layout" svg:x1="10.781cm" svg:y1="8.924cm" svg:x2="16.664cm" svg:y2="8.924cm">
            <text:p text:style-name="P4"/>
          </draw:line>
          <draw:line draw:style-name="gr33" draw:text-style-name="P123" draw:layer="layout" svg:x1="10.782cm" svg:y1="9.724cm" svg:x2="16.665cm" svg:y2="9.724cm">
            <text:p text:style-name="P4"/>
          </draw:line>
        </draw:g>
        <draw:frame draw:style-name="gr35" draw:text-style-name="P124" draw:layer="layout" svg:width="1.044cm" svg:height="0.882cm" svg:x="10.019cm" svg:y="8.164cm">
          <draw:text-box>
            <text:p text:style-name="P4"><text:span text:style-name="T100">0</text:span></text:p>
          </draw:text-box>
        </draw:frame>
        <draw:frame draw:style-name="gr35" draw:text-style-name="P124" draw:layer="layout" svg:width="1.044cm" svg:height="0.882cm" svg:x="9.819cm" svg:y="15.064cm">
          <draw:text-box>
            <text:p text:style-name="P4"><text:span text:style-name="T100">31</text:span></text:p>
          </draw:text-box>
        </draw:frame>
        <draw:frame draw:style-name="gr35" draw:text-style-name="P124" draw:layer="layout" svg:width="1.396cm" svg:height="0.882cm" svg:x="16.676cm" svg:y="8.164cm">
          <draw:text-box>
            <text:p text:style-name="P4"><text:span text:style-name="T100">500</text:span></text:p>
          </draw:text-box>
        </draw:frame>
        <draw:frame draw:style-name="gr35" draw:text-style-name="P124" draw:layer="layout" svg:width="1.396cm" svg:height="0.882cm" svg:x="16.676cm" svg:y="15.164cm">
          <draw:text-box>
            <text:p text:style-name="P4"><text:span text:style-name="T100">531</text:span></text:p>
          </draw:text-box>
        </draw:frame>
        <draw:frame draw:style-name="gr192" draw:text-style-name="P124" draw:layer="layout" svg:width="2.198cm" svg:height="2.144cm" svg:x="7.85cm" svg:y="6.756cm">
          <draw:text-box>
            <text:p text:style-name="P4"><text:span text:style-name="T100"><text:s text:c="2"/></text:span><text:span text:style-name="T100">local</text:span></text:p>
            <text:p text:style-name="P4"><text:span text:style-name="T100">address</text:span></text:p>
            <text:p text:style-name="P4"><text:span text:style-name="T100"><text:s text:c="2"/></text:span><text:span text:style-name="T100">offset</text:span></text:p>
          </draw:text-box>
        </draw:frame>
        <draw:frame draw:style-name="gr192" draw:text-style-name="P124" draw:layer="layout" svg:width="2.198cm" svg:height="2.144cm" svg:x="17.65cm" svg:y="6.757cm">
          <draw:text-box>
            <text:p text:style-name="P4"><text:span text:style-name="T100"><text:s/></text:span><text:span text:style-name="T100">global</text:span></text:p>
            <text:p text:style-name="P4"><text:span text:style-name="T100">address</text:span></text:p>
            <text:p text:style-name="P4"><text:span text:style-name="T100"><text:s text:c="2"/></text:span><text:span text:style-name="T100">base</text:span></text:p>
          </draw:text-box>
        </draw:frame>
        <presentation:notes draw:style-name="dp2">
          <draw:page-thumbnail draw:style-name="gr1" draw:layer="layout" svg:width="13.877cm" svg:height="11.093cm" svg:x="3.577cm" svg:y="2.247cm" draw:page-number="73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74" draw:style-name="dp1" draw:master-page-name="fpl_5f_presentation_5f_template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 presentation:placeholder="true">
          <draw:text-box/>
        </draw:frame>
        <draw:frame draw:style-name="gr5" draw:layer="layout" svg:width="15.689cm" svg:height="4.658cm" svg:x="7.741cm" svg:y="9.373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877cm" svg:height="11.093cm" svg:x="3.577cm" svg:y="2.247cm" draw:page-number="74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75" draw:style-name="dp1" draw:master-page-name="fpl_5f_presentation_5f_template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 presentation:placeholder="true">
          <draw:text-box/>
        </draw:frame>
        <draw:frame draw:style-name="gr5" draw:layer="layout" svg:width="17.549cm" svg:height="5.09cm" svg:x="6.531cm" svg:y="9.119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877cm" svg:height="11.093cm" svg:x="3.577cm" svg:y="2.247cm" draw:page-number="75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76" draw:style-name="dp1" draw:master-page-name="fpl_5f_presentation_5f_template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 presentation:placeholder="true">
          <draw:text-box/>
        </draw:frame>
        <draw:custom-shape draw:style-name="gr193" draw:text-style-name="P123" draw:layer="layout" svg:width="3.659cm" svg:height="4.419cm" svg:x="6.164cm" svg:y="9.177cm">
          <text:p text:style-name="P4"/>
          <draw:enhanced-geometry svg:viewBox="0 0 21600 21600" draw:type="rectangle" draw:enhanced-path="M 0 0 L 21600 0 21600 21600 0 21600 0 0 Z N"/>
        </draw:custom-shape>
        <draw:custom-shape draw:style-name="gr193" draw:text-style-name="P123" draw:layer="layout" svg:width="3.689cm" svg:height="4.419cm" svg:x="17.817cm" svg:y="9.178cm">
          <text:p text:style-name="P4"/>
          <draw:enhanced-geometry svg:viewBox="0 0 21600 21600" draw:type="rectangle" draw:enhanced-path="M 0 0 L 21600 0 21600 21600 0 21600 0 0 Z N"/>
        </draw:custom-shape>
        <draw:frame draw:style-name="gr194" draw:text-style-name="P124" draw:layer="layout" svg:width="2.198cm" svg:height="0.882cm" svg:x="6.977cm" svg:y="8.249cm">
          <draw:text-box>
            <text:p text:style-name="P4"><text:span text:style-name="T100">mem_a</text:span></text:p>
          </draw:text-box>
        </draw:frame>
        <draw:frame draw:style-name="gr194" draw:text-style-name="P124" draw:layer="layout" svg:width="2.198cm" svg:height="0.882cm" svg:x="18.677cm" svg:y="8.25cm">
          <draw:text-box>
            <text:p text:style-name="P4"><text:span text:style-name="T100">mem_b</text:span></text:p>
          </draw:text-box>
        </draw:frame>
        <draw:frame draw:style-name="gr194" draw:text-style-name="P124" draw:layer="layout" svg:width="2.198cm" svg:height="0.882cm" svg:x="4.05cm" svg:y="8.419cm">
          <draw:text-box>
            <text:p text:style-name="P4"><text:span text:style-name="T100">addr</text:span></text:p>
          </draw:text-box>
        </draw:frame>
        <draw:frame draw:style-name="gr194" draw:text-style-name="P124" draw:layer="layout" svg:width="2.198cm" svg:height="0.882cm" svg:x="15.646cm" svg:y="8.364cm">
          <draw:text-box>
            <text:p text:style-name="P4"><text:span text:style-name="T100">addr</text:span></text:p>
          </draw:text-box>
        </draw:frame>
        <draw:frame draw:style-name="gr194" draw:text-style-name="P124" draw:layer="layout" svg:width="1.102cm" svg:height="0.882cm" svg:x="5.288cm" svg:y="9.152cm">
          <draw:text-box>
            <text:p text:style-name="P4"><text:span text:style-name="T100">0</text:span></text:p>
          </draw:text-box>
        </draw:frame>
        <draw:frame draw:style-name="gr194" draw:text-style-name="P124" draw:layer="layout" svg:width="1.102cm" svg:height="0.882cm" svg:x="5.104cm" svg:y="12.868cm">
          <draw:text-box>
            <text:p text:style-name="P4"><text:span text:style-name="T100">31</text:span></text:p>
          </draw:text-box>
        </draw:frame>
        <draw:frame draw:style-name="gr194" draw:text-style-name="P124" draw:layer="layout" svg:width="1.102cm" svg:height="0.882cm" svg:x="16.847cm" svg:y="12.897cm">
          <draw:text-box>
            <text:p text:style-name="P4"><text:span text:style-name="T100">67</text:span></text:p>
          </draw:text-box>
        </draw:frame>
        <draw:frame draw:style-name="gr194" draw:text-style-name="P124" draw:layer="layout" svg:width="1.102cm" svg:height="0.882cm" svg:x="16.847cm" svg:y="8.998cm">
          <draw:text-box>
            <text:p text:style-name="P4"><text:span text:style-name="T100">35</text:span></text:p>
          </draw:text-box>
        </draw:frame>
        <presentation:notes draw:style-name="dp2">
          <draw:page-thumbnail draw:style-name="gr1" draw:layer="layout" svg:width="13.877cm" svg:height="11.093cm" svg:x="3.577cm" svg:y="2.247cm" draw:page-number="76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77" draw:style-name="dp1" draw:master-page-name="fpl_5f_presentation_5f_template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 presentation:placeholder="true">
          <draw:text-box/>
        </draw:frame>
        <draw:custom-shape draw:style-name="gr193" draw:text-style-name="P125" draw:layer="layout" svg:width="3.573cm" svg:height="4.992cm" svg:x="7.119cm" svg:y="10.776cm">
          <text:p text:style-name="P4"/>
          <draw:enhanced-geometry svg:viewBox="0 0 21600 21600" draw:type="rectangle" draw:enhanced-path="M 0 0 L 21600 0 21600 21600 0 21600 0 0 Z N"/>
        </draw:custom-shape>
        <draw:custom-shape draw:style-name="gr193" draw:text-style-name="P125" draw:layer="layout" svg:width="3.574cm" svg:height="2.251cm" svg:x="7.119cm" svg:y="8.58cm">
          <text:p text:style-name="P4"/>
          <draw:enhanced-geometry svg:viewBox="0 0 21600 21600" draw:type="rectangle" draw:enhanced-path="M 0 0 L 21600 0 21600 21600 0 21600 0 0 Z N"/>
        </draw:custom-shape>
        <draw:frame draw:style-name="gr195" draw:text-style-name="P67" draw:layer="layout" svg:width="2.897cm" svg:height="0.882cm" svg:x="12.979cm" svg:y="8.649cm">
          <draw:text-box>
            <text:p text:style-name="P4"><text:span text:style-name="T64">base_0=0</text:span></text:p>
          </draw:text-box>
        </draw:frame>
        <draw:frame draw:style-name="gr194" draw:text-style-name="P67" draw:layer="layout" svg:width="2.905cm" svg:height="1.513cm" svg:x="7.38cm" svg:y="16.413cm">
          <draw:text-box>
            <text:p text:style-name="P4"><text:span text:style-name="T64"><text:s text:c="3"/></text:span><text:span text:style-name="T64">global</text:span></text:p>
            <text:p text:style-name="P4"><text:span text:style-name="T64">addresses</text:span></text:p>
          </draw:text-box>
        </draw:frame>
        <draw:frame draw:style-name="gr194" draw:text-style-name="P67" draw:layer="layout" svg:width="1.102cm" svg:height="0.882cm" svg:x="7.087cm" svg:y="8.553cm">
          <draw:text-box>
            <text:p text:style-name="P4"><text:span text:style-name="T64">0</text:span></text:p>
          </draw:text-box>
        </draw:frame>
        <draw:frame draw:style-name="gr194" draw:text-style-name="P67" draw:layer="layout" svg:width="1.102cm" svg:height="0.882cm" svg:x="7.043cm" svg:y="10.796cm">
          <draw:text-box>
            <text:p text:style-name="P4"><text:span text:style-name="T64">16</text:span></text:p>
          </draw:text-box>
        </draw:frame>
        <draw:custom-shape draw:style-name="gr193" draw:text-style-name="P125" draw:layer="layout" svg:width="3.573cm" svg:height="4.992cm" svg:x="18.739cm" svg:y="10.53cm">
          <text:p text:style-name="P4"/>
          <draw:enhanced-geometry svg:viewBox="0 0 21600 21600" draw:type="rectangle" draw:enhanced-path="M 0 0 L 21600 0 21600 21600 0 21600 0 0 Z N"/>
        </draw:custom-shape>
        <draw:custom-shape draw:style-name="gr193" draw:text-style-name="P125" draw:layer="layout" svg:width="3.574cm" svg:height="2.251cm" svg:x="18.739cm" svg:y="8.034cm">
          <text:p text:style-name="P4"/>
          <draw:enhanced-geometry svg:viewBox="0 0 21600 21600" draw:type="rectangle" draw:enhanced-path="M 0 0 L 21600 0 21600 21600 0 21600 0 0 Z N"/>
        </draw:custom-shape>
        <draw:frame draw:style-name="gr194" draw:text-style-name="P67" draw:layer="layout" svg:width="1.102cm" svg:height="0.882cm" svg:x="7.033cm" svg:y="10.199cm">
          <draw:text-box>
            <text:p text:style-name="P4"><text:span text:style-name="T64">15</text:span></text:p>
          </draw:text-box>
        </draw:frame>
        <draw:frame draw:style-name="gr194" draw:text-style-name="P67" draw:layer="layout" svg:width="1.102cm" svg:height="0.882cm" svg:x="7.043cm" svg:y="15.097cm">
          <draw:text-box>
            <text:p text:style-name="P4"><text:span text:style-name="T64">47</text:span></text:p>
          </draw:text-box>
        </draw:frame>
        <draw:frame draw:style-name="gr194" draw:text-style-name="P67" draw:layer="layout" svg:width="1.102cm" svg:height="0.882cm" svg:x="18.706cm" svg:y="8.036cm">
          <draw:text-box>
            <text:p text:style-name="P4"><text:span text:style-name="T64">0</text:span></text:p>
          </draw:text-box>
        </draw:frame>
        <draw:frame draw:style-name="gr194" draw:text-style-name="P67" draw:layer="layout" svg:width="1.102cm" svg:height="0.882cm" svg:x="18.652cm" svg:y="9.682cm">
          <draw:text-box>
            <text:p text:style-name="P4"><text:span text:style-name="T64">15</text:span></text:p>
          </draw:text-box>
        </draw:frame>
        <draw:frame draw:style-name="gr194" draw:text-style-name="P67" draw:layer="layout" svg:width="1.102cm" svg:height="0.882cm" svg:x="18.69cm" svg:y="10.549cm">
          <draw:text-box>
            <text:p text:style-name="P4"><text:span text:style-name="T64">0</text:span></text:p>
          </draw:text-box>
        </draw:frame>
        <draw:frame draw:style-name="gr194" draw:text-style-name="P67" draw:layer="layout" svg:width="1.102cm" svg:height="0.882cm" svg:x="18.69cm" svg:y="14.85cm">
          <draw:text-box>
            <text:p text:style-name="P4"><text:span text:style-name="T64">31</text:span></text:p>
          </draw:text-box>
        </draw:frame>
        <draw:frame draw:style-name="gr194" draw:text-style-name="P67" draw:layer="layout" svg:width="2.905cm" svg:height="1.513cm" svg:x="19.181cm" svg:y="16.414cm">
          <draw:text-box>
            <text:p text:style-name="P4"><text:span text:style-name="T64"><text:s text:c="4"/></text:span><text:span text:style-name="T64">local</text:span></text:p>
            <text:p text:style-name="P4"><text:span text:style-name="T64">addresses</text:span></text:p>
          </draw:text-box>
        </draw:frame>
        <draw:line draw:style-name="gr107" draw:text-style-name="P66" draw:layer="layout" svg:x1="11.184cm" svg:y1="9.412cm" svg:x2="18.276cm" svg:y2="9.412cm">
          <text:p text:style-name="P4"/>
        </draw:line>
        <draw:frame draw:style-name="gr195" draw:text-style-name="P67" draw:layer="layout" svg:width="5.046cm" svg:height="0.882cm" svg:x="12.139cm" svg:y="12.095cm">
          <draw:text-box>
            <text:p text:style-name="P4"><text:span text:style-name="T64">base_1= base_0+16</text:span></text:p>
          </draw:text-box>
        </draw:frame>
        <draw:line draw:style-name="gr107" draw:text-style-name="P66" draw:layer="layout" svg:x1="11.184cm" svg:y1="12.913cm" svg:x2="18.276cm" svg:y2="12.913cm">
          <text:p text:style-name="P4"/>
        </draw:line>
        <presentation:notes draw:style-name="dp2">
          <draw:page-thumbnail draw:style-name="gr1" draw:layer="layout" svg:width="13.877cm" svg:height="11.093cm" svg:x="3.577cm" svg:y="2.247cm" draw:page-number="77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78" draw:style-name="dp1" draw:master-page-name="fpl_5f_presentation_5f_template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 presentation:placeholder="true">
          <draw:text-box/>
        </draw:frame>
        <draw:custom-shape draw:style-name="gr193" draw:text-style-name="P125" draw:layer="layout" svg:width="3.573cm" svg:height="6.192cm" svg:x="11.675cm" svg:y="8.619cm">
          <text:p text:style-name="P4"/>
          <draw:enhanced-geometry svg:viewBox="0 0 21600 21600" draw:type="rectangle" draw:enhanced-path="M 0 0 L 21600 0 21600 21600 0 21600 0 0 Z N"/>
        </draw:custom-shape>
        <draw:frame draw:style-name="gr195" draw:text-style-name="P67" draw:layer="layout" svg:width="4.285cm" svg:height="0.882cm" svg:x="11.4cm" svg:y="7.559cm">
          <draw:text-box>
            <text:p text:style-name="P4"><text:span text:style-name="T64">reserved_ mmap</text:span></text:p>
          </draw:text-box>
        </draw:frame>
        <draw:frame draw:style-name="gr195" draw:text-style-name="P67" draw:layer="layout" svg:width="2.183cm" svg:height="0.882cm" svg:x="9.41cm" svg:y="8.678cm">
          <draw:text-box>
            <text:p text:style-name="P4"><text:span text:style-name="T64">0x1000</text:span></text:p>
          </draw:text-box>
        </draw:frame>
        <draw:frame draw:style-name="gr195" draw:text-style-name="P67" draw:layer="layout" svg:width="2.183cm" svg:height="0.882cm" svg:x="9.411cm" svg:y="10.179cm">
          <draw:text-box>
            <text:p text:style-name="P4"><text:span text:style-name="T64">0x3FFF</text:span></text:p>
          </draw:text-box>
        </draw:frame>
        <draw:frame draw:style-name="gr195" draw:text-style-name="P67" draw:layer="layout" svg:width="2.183cm" svg:height="0.882cm" svg:x="9.412cm" svg:y="11.48cm">
          <draw:text-box>
            <text:p text:style-name="P4"><text:span text:style-name="T64">0x7FFF</text:span></text:p>
          </draw:text-box>
        </draw:frame>
        <draw:frame draw:style-name="gr195" draw:text-style-name="P67" draw:layer="layout" svg:width="2.183cm" svg:height="0.882cm" svg:x="9.413cm" svg:y="14.081cm">
          <draw:text-box>
            <text:p text:style-name="P4"><text:span text:style-name="T64">0xFFFF</text:span></text:p>
          </draw:text-box>
        </draw:frame>
        <draw:custom-shape draw:style-name="gr196" draw:text-style-name="P66" draw:layer="layout" svg:width="3.573cm" svg:height="1.664cm" svg:x="11.675cm" svg:y="10.312cm">
          <text:p text:style-name="P4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77cm" svg:height="11.093cm" svg:x="3.577cm" svg:y="2.247cm" draw:page-number="78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79" draw:style-name="dp1" draw:master-page-name="fpl_5f_presentation_5f_template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 presentation:placeholder="true">
          <draw:text-box/>
        </draw:frame>
        <draw:frame draw:style-name="gr5" draw:layer="layout" svg:width="8.424cm" svg:height="5.826cm" svg:x="4.903cm" svg:y="6.961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" draw:layer="layout" svg:width="8.424cm" svg:height="5.826cm" svg:x="14.192cm" svg:y="6.961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877cm" svg:height="11.093cm" svg:x="3.577cm" svg:y="2.247cm" draw:page-number="79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80" draw:style-name="dp1" draw:master-page-name="fpl_5f_presentation_5f_template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CSL Tools</text:p>
          </draw:text-box>
        </draw:frame>
        <draw:rect draw:style-name="gr197" draw:text-style-name="P9" draw:id="id65" draw:layer="layout" svg:width="7.903cm" svg:height="2.845cm" svg:x="11.646cm" svg:y="10.423cm" draw:corner-radius="0.4cm">
          <draw:glue-point draw:id="4" svg:x="-4.995cm" svg:y="-2.317cm"/>
          <draw:glue-point draw:id="5" svg:x="-4.995cm" svg:y="2.722cm"/>
          <draw:glue-point draw:id="6" svg:x="4.976cm" svg:y="-2.431cm"/>
          <draw:glue-point draw:id="7" svg:x="4.976cm" svg:y="2.151cm"/>
          <draw:glue-point draw:id="8" svg:x="-3.141cm" svg:y="-4.837cm"/>
          <draw:glue-point draw:id="9" svg:x="-0.636cm" svg:y="-4.951cm"/>
          <draw:glue-point draw:id="10" svg:x="1.167cm" svg:y="-5cm"/>
          <draw:glue-point draw:id="11" svg:x="3.673cm" svg:y="-4.951cm"/>
          <draw:glue-point draw:id="12" svg:x="3.422cm" svg:y="4.9cm"/>
          <draw:glue-point draw:id="13" svg:x="1.318cm" svg:y="5cm"/>
          <draw:glue-point draw:id="14" svg:x="-0.686cm" svg:y="4.9cm"/>
          <draw:glue-point draw:id="15" svg:x="-3.191cm" svg:y="4.9cm"/>
          <text:p text:style-name="P8"><text:span text:style-name="T7">CSL</text:span></text:p>
        </draw:rect>
        <draw:ellipse draw:style-name="gr8" draw:text-style-name="P9" draw:id="id76" draw:layer="layout" svg:width="3.458cm" svg:height="2.846cm" svg:x="8.069cm" svg:y="6.389cm">
          <text:p text:style-name="P8"><text:span text:style-name="T7">Register</text:span></text:p>
        </draw:ellipse>
        <draw:ellipse draw:style-name="gr198" draw:text-style-name="P9" draw:id="id75" draw:layer="layout" svg:width="3.457cm" svg:height="2.845cm" svg:x="4.741cm" svg:y="8.893cm">
          <text:p text:style-name="P8"><text:span text:style-name="T7">Register</text:span></text:p>
          <text:p text:style-name="P8"><text:span text:style-name="T7">file</text:span></text:p>
        </draw:ellipse>
        <draw:ellipse draw:style-name="gr198" draw:text-style-name="P9" draw:id="id66" draw:layer="layout" svg:width="3.457cm" svg:height="2.845cm" svg:x="16.309cm" svg:y="5.534cm">
          <text:p text:style-name="P8"><text:span text:style-name="T7">Inter-</text:span></text:p>
          <text:p text:style-name="P8"><text:span text:style-name="T7">connect</text:span></text:p>
        </draw:ellipse>
        <draw:ellipse draw:style-name="gr198" draw:text-style-name="P9" draw:id="id68" draw:layer="layout" svg:width="3.457cm" svg:height="2.845cm" svg:x="23.284cm" svg:y="8.859cm">
          <text:p text:style-name="P8"><text:span text:style-name="T7">Memory</text:span></text:p>
          <text:p text:style-name="P8"><text:span text:style-name="T7">map</text:span></text:p>
        </draw:ellipse>
        <draw:ellipse draw:style-name="gr198" draw:text-style-name="P9" draw:id="id74" draw:layer="layout" svg:width="3.457cm" svg:height="2.845cm" svg:x="4.741cm" svg:y="12.311cm">
          <text:p text:style-name="P8"><text:span text:style-name="T7">ISA</text:span></text:p>
        </draw:ellipse>
        <draw:ellipse draw:style-name="gr198" draw:text-style-name="P9" draw:id="id71" draw:layer="layout" svg:width="3.457cm" svg:height="2.845cm" svg:x="16.309cm" svg:y="15.189cm">
          <text:p text:style-name="P8"><text:span text:style-name="T7">FIFO</text:span></text:p>
        </draw:ellipse>
        <draw:ellipse draw:style-name="gr198" draw:text-style-name="P9" draw:id="id69" draw:layer="layout" svg:width="3.457cm" svg:height="2.845cm" svg:x="23.244cm" svg:y="12.289cm">
          <text:p text:style-name="P8"><text:span text:style-name="T7">Pipeline</text:span></text:p>
        </draw:ellipse>
        <draw:ellipse draw:style-name="gr198" draw:text-style-name="P9" draw:id="id73" draw:layer="layout" svg:width="3.458cm" svg:height="2.845cm" svg:x="8.069cm" svg:y="14.423cm">
          <text:p text:style-name="P8"><text:span text:style-name="T7">Memory</text:span></text:p>
          <text:p text:style-name="P8"><text:span text:style-name="T7">controller</text:span></text:p>
        </draw:ellipse>
        <draw:ellipse draw:style-name="gr198" draw:text-style-name="P9" draw:id="id64" draw:layer="layout" svg:width="3.457cm" svg:height="2.845cm" svg:x="12.047cm" svg:y="5.551cm">
          <text:p text:style-name="P8"><text:span text:style-name="T7">Testbench</text:span></text:p>
        </draw:ellipse>
        <draw:ellipse draw:style-name="gr198" draw:text-style-name="P9" draw:id="id72" draw:layer="layout" svg:width="3.457cm" svg:height="2.845cm" svg:x="11.929cm" svg:y="15.143cm">
          <text:p text:style-name="P8"><text:span text:style-name="T7">Verification</text:span></text:p>
          <text:p text:style-name="P8"><text:span text:style-name="T7">components</text:span></text:p>
        </draw:ellipse>
        <draw:ellipse draw:style-name="gr198" draw:text-style-name="P9" draw:id="id67" draw:layer="layout" svg:width="3.457cm" svg:height="2.846cm" svg:x="20.228cm" svg:y="6.316cm">
          <text:p text:style-name="P8"><text:span text:style-name="T7">Buses</text:span></text:p>
        </draw:ellipse>
        <draw:ellipse draw:style-name="gr198" draw:text-style-name="P9" draw:id="id70" draw:layer="layout" svg:width="3.457cm" svg:height="2.846cm" svg:x="20.055cm" svg:y="14.438cm">
          <text:p text:style-name="P8"><text:span text:style-name="T7">MBIST</text:span></text:p>
        </draw:ellipse>
        <draw:connector draw:style-name="gr199" draw:text-style-name="P10" draw:layer="layout" svg:x1="13.775cm" svg:y1="8.396cm" svg:x2="15.095cm" svg:y2="10.437cm" draw:start-shape="id64" draw:start-glue-point="2" draw:end-shape="id65" draw:end-glue-point="9">
          <text:p text:style-name="P4"/>
        </draw:connector>
        <draw:connector draw:style-name="gr199" draw:text-style-name="P10" draw:layer="layout" svg:x1="18.037cm" svg:y1="8.379cm" svg:x2="16.519cm" svg:y2="10.423cm" draw:start-shape="id66" draw:start-glue-point="2" draw:end-shape="id65" draw:end-glue-point="10">
          <text:p text:style-name="P4"/>
        </draw:connector>
        <draw:connector draw:style-name="gr199" draw:text-style-name="P10" draw:layer="layout" svg:x1="21.956cm" svg:y1="9.162cm" svg:x2="18.499cm" svg:y2="10.437cm" draw:start-shape="id67" draw:start-glue-point="2" draw:end-shape="id65" draw:end-glue-point="11">
          <text:p text:style-name="P4"/>
        </draw:connector>
        <draw:connector draw:style-name="gr199" draw:text-style-name="P10" draw:layer="layout" draw:line-skew="0.824cm" svg:x1="23.283cm" svg:y1="10.281cm" svg:x2="19.529cm" svg:y2="11.154cm" draw:start-shape="id68" draw:start-glue-point="3" draw:end-shape="id65" draw:end-glue-point="6">
          <text:p text:style-name="P4"/>
        </draw:connector>
        <draw:connector draw:style-name="gr199" draw:text-style-name="P10" draw:layer="layout" draw:line-skew="0.844cm" svg:x1="23.243cm" svg:y1="13.711cm" svg:x2="19.529cm" svg:y2="12.456cm" draw:start-shape="id69" draw:start-glue-point="3" draw:end-shape="id65" draw:end-glue-point="7">
          <text:p text:style-name="P4"/>
        </draw:connector>
        <draw:connector draw:style-name="gr199" draw:text-style-name="P10" draw:layer="layout" svg:x1="21.783cm" svg:y1="14.438cm" svg:x2="18.301cm" svg:y2="13.239cm" draw:start-shape="id70" draw:start-glue-point="0" draw:end-shape="id65" draw:end-glue-point="12">
          <text:p text:style-name="P4"/>
        </draw:connector>
        <draw:connector draw:style-name="gr199" draw:text-style-name="P10" draw:layer="layout" svg:x1="18.037cm" svg:y1="15.188cm" svg:x2="16.638cm" svg:y2="13.267cm" draw:start-shape="id71" draw:start-glue-point="0" draw:end-shape="id65" draw:end-glue-point="13">
          <text:p text:style-name="P4"/>
        </draw:connector>
        <draw:connector draw:style-name="gr199" draw:text-style-name="P10" draw:layer="layout" svg:x1="13.657cm" svg:y1="15.142cm" svg:x2="15.055cm" svg:y2="13.239cm" draw:start-shape="id72" draw:start-glue-point="0" draw:end-shape="id65" draw:end-glue-point="14">
          <text:p text:style-name="P4"/>
        </draw:connector>
        <draw:connector draw:style-name="gr199" draw:text-style-name="P10" draw:layer="layout" svg:x1="9.798cm" svg:y1="14.422cm" svg:x2="13.076cm" svg:y2="13.239cm" draw:start-shape="id73" draw:start-glue-point="0" draw:end-shape="id65" draw:end-glue-point="15">
          <text:p text:style-name="P4"/>
        </draw:connector>
        <draw:connector draw:style-name="gr199" draw:text-style-name="P10" draw:layer="layout" draw:line-skew="-0.681cm" svg:x1="8.198cm" svg:y1="13.733cm" svg:x2="11.65cm" svg:y2="12.619cm" draw:start-shape="id74" draw:start-glue-point="1" draw:end-shape="id65" draw:end-glue-point="5">
          <text:p text:style-name="P4"/>
        </draw:connector>
        <draw:connector draw:style-name="gr199" draw:text-style-name="P10" draw:layer="layout" draw:line-skew="-0.681cm" svg:x1="8.198cm" svg:y1="10.315cm" svg:x2="11.65cm" svg:y2="11.186cm" draw:start-shape="id75" draw:start-glue-point="1" draw:end-shape="id65" draw:end-glue-point="4">
          <text:p text:style-name="P4"/>
        </draw:connector>
        <draw:connector draw:style-name="gr199" draw:text-style-name="P10" draw:layer="layout" svg:x1="9.798cm" svg:y1="9.235cm" svg:x2="13.115cm" svg:y2="10.469cm" draw:start-shape="id76" draw:start-glue-point="2" draw:end-shape="id65" draw:end-glue-point="8">
          <text:p text:style-name="P4"/>
        </draw:connector>
        <presentation:notes draw:style-name="dp2">
          <draw:page-thumbnail draw:style-name="gr1" draw:layer="layout" svg:width="13.877cm" svg:height="11.093cm" svg:x="3.577cm" svg:y="2.247cm" draw:page-number="80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81" draw:style-name="dp1" draw:master-page-name="fpl_5f_presentation_5f_template" presentation:presentation-page-layout-name="AL4T3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Registers</text:p>
          </draw:text-box>
        </draw:frame>
        <draw:frame presentation:style-name="pr48" draw:text-style-name="P40" draw:layer="layout" svg:width="10.84cm" svg:height="15.337cm" svg:x="5.455cm" svg:y="4.618cm" presentation:class="outline" presentation:user-transformed="true">
          <draw:text-box>
            <text:list text:style-name="L4">
              <text:list-item>
                <text:p text:style-name="P39"><text:span text:style-name="T35"><text:s text:c="4"/></text:span><text:span text:style-name="T35">CSL_register offers following </text:span></text:p>
              </text:list-item>
            </text:list>
            <text:list text:style-name="L5">
              <text:list-item>
                <text:list>
                  <text:list-item>
                    <text:p text:style-name="P126"><text:span text:style-name="T35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35">Action Regist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35">Atomic Regist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35">Counter Regist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35">Control Regist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35">DFF Regist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35">Event Regist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6"><text:span text:style-name="T35"/></text:p>
                  </text:list-item>
                </text:list>
              </text:list-item>
            </text:list>
          </draw:text-box>
        </draw:frame>
        <draw:frame presentation:style-name="pr49" draw:text-style-name="P59" draw:layer="layout" svg:width="10.84cm" svg:height="15.086cm" svg:x="16.838cm" svg:y="4.618cm" presentation:class="outline">
          <draw:text-box>
            <text:list text:style-name="L4">
              <text:list-item>
                <text:p text:style-name="P39"><text:span text:style-name="T35">register types:</text:span></text:p>
              </text:list-item>
            </text:list>
            <text:list text:style-name="L10">
              <text:list-item>
                <text:list>
                  <text:list-item>
                    <text:p text:style-name="P126"><text:span text:style-name="T35"/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3"><text:span text:style-name="T35">Interrupt Register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3"><text:span text:style-name="T35">LFSR Register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3"><text:span text:style-name="T35">Statistic Register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3"><text:span text:style-name="T35">Semaphor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3"><text:span text:style-name="T35">Status Register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3"><text:span text:style-name="T35">Program coun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81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82" draw:style-name="dp1" draw:master-page-name="fpl_5f_presentation_5f_template" presentation:presentation-page-layout-name="AL4T3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6.628cm" svg:y="0.538cm" presentation:class="title" presentation:user-transformed="true">
          <draw:text-box>
            <text:p text:style-name="P4">Special signals</text:p>
          </draw:text-box>
        </draw:frame>
        <draw:frame presentation:style-name="pr50" draw:text-style-name="P76" draw:layer="layout" svg:width="24.377cm" svg:height="13.479cm" svg:x="4.125cm" svg:y="4.366cm" presentation:class="outline" presentation:user-transformed="true">
          <draw:text-box>
            <text:list text:style-name="L5">
              <text:list-item>
                <text:p text:style-name="P75"><text:span text:style-name="T35">CSL_register commands allow easy configuration of register by adding general purpose or special control signals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35">clk – clock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35">set/reset – set/reset the regist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35">clr – asynchronous clear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35">en – enab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35">in/out – data in/out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35">inc/dec – increment/decrement <text:s text:c="25"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35">init – initialize regist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35">rd_en/wr_en – read/write enable</text:span></text:p>
                  </text:list-item>
                </text:list>
              </text:list-item>
            </text:list>
          </draw:text-box>
        </draw:frame>
        <draw:custom-shape draw:style-name="gr200" draw:text-style-name="P23" draw:id="id78" draw:layer="layout" svg:width="0.5cm" svg:height="0.5cm" svg:x="21.4cm" svg:y="14.501cm">
          <text:p text:style-name="P4"/>
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201" draw:text-style-name="P18" draw:id="id77" draw:layer="layout" svg:width="4.5cm" svg:height="6.5cm" svg:x="19.7cm" svg:y="8.501cm">
          <draw:glue-point draw:id="4" svg:x="-2.777cm" svg:y="-5cm"/>
          <draw:glue-point draw:id="5" svg:x="2.777cm" svg:y="-5cm"/>
          <draw:glue-point draw:id="6" svg:x="-5cm" svg:y="-2.692cm"/>
          <draw:glue-point draw:id="7" svg:x="5cm" svg:y="-2.692cm"/>
          <draw:glue-point draw:id="8" svg:x="-5cm" svg:y="4.23cm"/>
          <draw:glue-point draw:id="9" svg:x="5cm" svg:y="4.23cm"/>
          <draw:glue-point draw:id="10" svg:x="5cm" svg:y="1.153cm"/>
          <draw:glue-point draw:id="11" svg:x="5cm" svg:y="1.923cm"/>
          <draw:glue-point draw:id="12" svg:x="-5cm" svg:y="1.153cm"/>
          <draw:glue-point draw:id="13" svg:x="-5cm" svg:y="1.923cm"/>
          <text:p text:style-name="P8"><text:span text:style-name="T16">reset <text:s text:c="5"/>set</text:span></text:p>
          <text:p text:style-name="P8"><text:span text:style-name="T16"/></text:p>
          <text:p text:style-name="P8"><text:span text:style-name="T16">in <text:s text:c="14"/>out</text:span></text:p>
          <text:p text:style-name="P8"><text:span text:style-name="T101">reg</text:span></text:p>
          <text:p text:style-name="P8"><text:span text:style-name="T16"/></text:p>
          <text:p text:style-name="P8"><text:span text:style-name="T16">rd_en <text:s text:c="4"/>wr_en </text:span></text:p>
          <text:p text:style-name="P8"><text:span text:style-name="T16">inc <text:s text:c="13"/>dec</text:span></text:p>
          <text:p text:style-name="P8"><text:span text:style-name="T16"><text:s/></text:span><text:span text:style-name="T16">clk <text:s text:c="2"/></text:span></text:p>
          <text:p text:style-name="P8"><text:span text:style-name="T16">init <text:s text:c="9"/>en clr</text:span></text:p>
        </draw:rect>
        <draw:connector draw:style-name="gr202" draw:text-style-name="P23" draw:layer="layout" draw:type="line" svg:x1="24.2cm" svg:y1="10.002cm" svg:x2="25.34cm" svg:y2="10.01cm" draw:start-shape="id77" draw:start-glue-point="7">
          <text:p text:style-name="P4"/>
        </draw:connector>
        <draw:connector draw:style-name="gr202" draw:text-style-name="P23" draw:layer="layout" draw:type="line" svg:x1="24.2cm" svg:y1="12.5cm" svg:x2="25.34cm" svg:y2="12.501cm" draw:start-shape="id77" draw:start-glue-point="10">
          <text:p text:style-name="P4"/>
        </draw:connector>
        <draw:connector draw:style-name="gr202" draw:text-style-name="P23" draw:layer="layout" draw:type="line" svg:x1="24.2cm" svg:y1="13cm" svg:x2="25.34cm" svg:y2="13.001cm" draw:start-shape="id77" draw:start-glue-point="11">
          <text:p text:style-name="P4"/>
        </draw:connector>
        <draw:connector draw:style-name="gr202" draw:text-style-name="P23" draw:layer="layout" draw:type="line" svg:x1="24.2cm" svg:y1="14.5cm" svg:x2="25.34cm" svg:y2="14.501cm" draw:start-shape="id77" draw:start-glue-point="9">
          <text:p text:style-name="P4"/>
        </draw:connector>
        <draw:connector draw:style-name="gr202" draw:text-style-name="P23" draw:layer="layout" draw:type="line" svg:x1="18.56cm" svg:y1="10.001cm" svg:x2="19.7cm" svg:y2="10.002cm" draw:end-shape="id77" draw:end-glue-point="6">
          <text:p text:style-name="P4"/>
        </draw:connector>
        <draw:connector draw:style-name="gr202" draw:text-style-name="P23" draw:layer="layout" draw:type="line" svg:x1="18.548cm" svg:y1="12.514cm" svg:x2="19.7cm" svg:y2="12.5cm" draw:end-shape="id77" draw:end-glue-point="12">
          <text:p text:style-name="P4"/>
        </draw:connector>
        <draw:connector draw:style-name="gr202" draw:text-style-name="P23" draw:layer="layout" draw:type="line" svg:x1="18.56cm" svg:y1="13.001cm" svg:x2="19.7cm" svg:y2="13cm" draw:end-shape="id77" draw:end-glue-point="13">
          <text:p text:style-name="P4"/>
        </draw:connector>
        <draw:connector draw:style-name="gr202" draw:text-style-name="P23" draw:layer="layout" draw:type="line" svg:x1="18.56cm" svg:y1="14.493cm" svg:x2="19.7cm" svg:y2="14.5cm" draw:end-shape="id77" draw:end-glue-point="8">
          <text:p text:style-name="P4"/>
        </draw:connector>
        <draw:connector draw:style-name="gr202" draw:text-style-name="P23" draw:layer="layout" draw:type="line" svg:x1="23.199cm" svg:y1="8.501cm" svg:x2="23.194cm" svg:y2="7.414cm" draw:start-shape="id77" draw:start-glue-point="5">
          <text:p text:style-name="P4"/>
        </draw:connector>
        <draw:connector draw:style-name="gr203" draw:text-style-name="P23" draw:layer="layout" draw:type="line" svg:x1="20.7cm" svg:y1="7.501cm" svg:x2="20.701cm" svg:y2="8.501cm" draw:end-shape="id77" draw:end-glue-point="4">
          <text:p text:style-name="P4"/>
        </draw:connector>
        <draw:connector draw:style-name="gr202" draw:text-style-name="P23" draw:layer="layout" draw:line-skew="0.287cm" svg:x1="21.649cm" svg:y1="15.001cm" svg:x2="19.799cm" svg:y2="16.076cm" draw:start-shape="id78" draw:start-glue-point="7">
          <text:p text:style-name="P4"/>
        </draw:connector>
        <draw:connector draw:style-name="gr202" draw:text-style-name="P23" draw:layer="layout" draw:type="line" svg:x1="22.705cm" svg:y1="16.088cm" svg:x2="22.7cm" svg:y2="15.001cm">
          <text:p text:style-name="P4"/>
        </draw:connector>
        <presentation:notes draw:style-name="dp2">
          <draw:page-thumbnail draw:style-name="gr1" draw:layer="layout" svg:width="13.877cm" svg:height="11.093cm" svg:x="3.577cm" svg:y="2.247cm" draw:page-number="82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83" draw:style-name="dp1" draw:master-page-name="fpl_5f_presentation_5f_template" presentation:presentation-page-layout-name="AL5T4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371cm" presentation:class="title" presentation:user-transformed="true">
          <draw:text-box>
            <text:p text:style-name="P4">Synchronous 2-bit register</text:p>
          </draw:text-box>
        </draw:frame>
        <draw:frame presentation:style-name="pr51" draw:text-style-name="P62" draw:layer="layout" svg:width="11.891cm" svg:height="16.269cm" svg:x="5.676cm" svg:y="4.063cm" presentation:class="outline" presentation:user-transformed="true">
          <draw:text-box>
            <text:list text:style-name="L4">
              <text:list-item>
                <text:p text:style-name="P24"><text:span text:style-name="T102">csl_register</text:span><text:span text:style-name="T55"> </text:span><text:span text:style-name="T103">reg_d</text:span><text:span text:style-name="T55">{</text:span></text:p>
              </text:list-item>
            </text:list>
            <text:list text:style-name="L4">
              <text:list-item>
                <text:p text:style-name="P24"><text:span text:style-name="T55"><text:s/></text:span><text:span text:style-name="T55">reg_d() {</text:span></text:p>
              </text:list-item>
            </text:list>
            <text:list text:style-name="L4">
              <text:list-item>
                <text:p text:style-name="P24"><text:span text:style-name="T55"><text:s/></text:span><text:span text:style-name="T68"><text:s/></text:span><text:span text:style-name="T68">set_width</text:span><text:span text:style-name="T55">(8);</text:span></text:p>
              </text:list-item>
            </text:list>
            <text:list text:style-name="L4">
              <text:list-item>
                <text:p text:style-name="P24"><text:span text:style-name="T55"><text:s text:c="2"/></text:span><text:span text:style-name="T68">set_type</text:span><text:span text:style-name="T55">(register); }</text:span></text:p>
              </text:list-item>
            </text:list>
            <text:list text:style-name="L4">
              <text:list-item>
                <text:p text:style-name="P24"><text:span text:style-name="T55">};</text:span></text:p>
              </text:list-item>
            </text:list>
            <text:list text:style-name="L4">
              <text:list-item>
                <text:p text:style-name="P24"><text:span text:style-name="T102">csl_unit</text:span><text:span text:style-name="T55"> u{</text:span></text:p>
              </text:list-item>
            </text:list>
            <text:list text:style-name="L4">
              <text:list-item>
                <text:p text:style-name="P24"><text:span text:style-name="T55"><text:s/></text:span><text:span text:style-name="T102">csl_port</text:span><text:span text:style-name="T55"> d_in(input,2),</text:span></text:p>
              </text:list-item>
            </text:list>
            <text:list text:style-name="L4">
              <text:list-item>
                <text:p text:style-name="P24"><text:span text:style-name="T55"><text:s/></text:span><text:span text:style-name="T55">d_out(output,2), clk(input);</text:span></text:p>
              </text:list-item>
            </text:list>
            <text:list text:style-name="L4">
              <text:list-item>
                <text:p text:style-name="P24"><text:span text:style-name="T55"><text:s/></text:span><text:span text:style-name="T55">reg_d reg_d0(.clock(clk),.reg_in(d_in),.reg_out(d_out));</text:span></text:p>
              </text:list-item>
            </text:list>
            <text:list text:style-name="L4">
              <text:list-item>
                <text:p text:style-name="P24"><text:span text:style-name="T55">u () { </text:span></text:p>
              </text:list-item>
            </text:list>
            <text:list text:style-name="L4">
              <text:list-item>
                <text:p text:style-name="P24"><text:span text:style-name="T55">clk.</text:span><text:span text:style-name="T68">set_attr</text:span><text:span text:style-name="T55">(clock);</text:span></text:p>
              </text:list-item>
            </text:list>
            <text:list text:style-name="L4">
              <text:list-item>
                <text:p text:style-name="P24"><text:span text:style-name="T55">}</text:span></text:p>
              </text:list-item>
            </text:list>
            <text:list text:style-name="L4">
              <text:list-item>
                <text:p text:style-name="P24"><text:span text:style-name="T55">};</text:span></text:p>
              </text:list-item>
            </text:list>
            <text:list text:style-name="L4">
              <text:list-item>
                <text:p text:style-name="P24"><text:span text:style-name="T58"/></text:p>
              </text:list-item>
            </text:list>
            <text:list text:style-name="L4">
              <text:list-item>
                <text:p text:style-name="P24"><text:span text:style-name="T104"/></text:p>
              </text:list-item>
            </text:list>
          </draw:text-box>
        </draw:frame>
        <draw:rect draw:style-name="gr201" draw:text-style-name="P18" draw:id="id79" draw:layer="layout" svg:width="4.5cm" svg:height="6.5cm" svg:x="20.879cm" svg:y="5.161cm">
          <draw:glue-point draw:id="4" svg:x="-2.777cm" svg:y="-5cm"/>
          <draw:glue-point draw:id="5" svg:x="2.777cm" svg:y="-5cm"/>
          <draw:glue-point draw:id="6" svg:x="-5cm" svg:y="-2.692cm"/>
          <draw:glue-point draw:id="7" svg:x="5cm" svg:y="-2.692cm"/>
          <draw:glue-point draw:id="8" svg:x="-5cm" svg:y="4.23cm"/>
          <draw:glue-point draw:id="9" svg:x="5cm" svg:y="4.23cm"/>
          <draw:glue-point draw:id="10" svg:x="5cm" svg:y="1.153cm"/>
          <draw:glue-point draw:id="11" svg:x="5cm" svg:y="1.923cm"/>
          <draw:glue-point draw:id="12" svg:x="-5cm" svg:y="1.153cm"/>
          <draw:glue-point draw:id="13" svg:x="-5cm" svg:y="1.923cm"/>
          <text:p text:style-name="P8"><text:span text:style-name="T16"/></text:p>
          <text:p text:style-name="P8"><text:span text:style-name="T16"><text:s text:c="18"/></text:span><text:span text:style-name="T16">out</text:span></text:p>
          <text:p text:style-name="P8"><text:span text:style-name="T16">in <text:s text:c="19"/></text:span></text:p>
          <text:p text:style-name="P8"><text:span text:style-name="T101">reg_d</text:span></text:p>
          <text:p text:style-name="P8"><text:span text:style-name="T101"/></text:p>
          <text:p text:style-name="P8"><text:span text:style-name="T16"><text:s/></text:span></text:p>
          <text:p text:style-name="P8"><text:span text:style-name="T16"><text:s text:c="13"/></text:span></text:p>
          <text:p text:style-name="P8"><text:span text:style-name="T16">clk <text:s text:c="2"/></text:span></text:p>
          <text:p text:style-name="P8"><text:span text:style-name="T16"><text:s text:c="10"/></text:span></text:p>
        </draw:rect>
        <draw:custom-shape draw:style-name="gr200" draw:text-style-name="P23" draw:id="id80" draw:layer="layout" svg:width="0.5cm" svg:height="0.5cm" svg:x="22.579cm" svg:y="11.161cm">
          <text:p text:style-name="P4"/>
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02" draw:text-style-name="P23" draw:layer="layout" draw:type="line" svg:x1="25.379cm" svg:y1="6.662cm" svg:x2="26.519cm" svg:y2="6.67cm" draw:start-shape="id79" draw:start-glue-point="7">
          <text:p text:style-name="P4"/>
        </draw:connector>
        <draw:connector draw:style-name="gr202" draw:text-style-name="P23" draw:layer="layout" draw:type="line" svg:x1="19.739cm" svg:y1="6.661cm" svg:x2="20.879cm" svg:y2="6.662cm" draw:end-shape="id79" draw:end-glue-point="6">
          <text:p text:style-name="P4"/>
        </draw:connector>
        <draw:connector draw:style-name="gr202" draw:text-style-name="P23" draw:layer="layout" draw:line-skew="0.287cm" svg:x1="22.828cm" svg:y1="11.661cm" svg:x2="20.978cm" svg:y2="12.736cm" draw:start-shape="id80" draw:start-glue-point="7">
          <text:p text:style-name="P4"/>
        </draw:connector>
        <draw:line draw:style-name="gr33" draw:text-style-name="P23" draw:layer="layout" svg:x1="20.479cm" svg:y1="6.461cm" svg:x2="19.979cm" svg:y2="6.962cm">
          <text:p text:style-name="P4"/>
        </draw:line>
        <draw:line draw:style-name="gr33" draw:text-style-name="P23" draw:layer="layout" svg:x1="26.279cm" svg:y1="6.462cm" svg:x2="25.779cm" svg:y2="6.963cm">
          <text:p text:style-name="P4"/>
        </draw:line>
        <draw:rect draw:style-name="gr204" draw:text-style-name="P127" draw:layer="layout" svg:width="1cm" svg:height="1cm" svg:x="25.519cm" svg:y="5.361cm">
          <text:p text:style-name="P8"><text:span text:style-name="T64">2</text:span></text:p>
        </draw:rect>
        <draw:rect draw:style-name="gr204" draw:text-style-name="P127" draw:layer="layout" svg:width="1cm" svg:height="1cm" svg:x="19.479cm" svg:y="5.36cm">
          <text:p text:style-name="P8"><text:span text:style-name="T64">2</text:span></text:p>
        </draw:rect>
        <presentation:notes draw:style-name="dp2">
          <draw:page-thumbnail draw:style-name="gr1" draw:layer="layout" svg:width="13.877cm" svg:height="11.093cm" svg:x="3.577cm" svg:y="2.247cm" draw:page-number="83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84" draw:style-name="dp1" draw:master-page-name="fpl_5f_presentation_5f_template" presentation:presentation-page-layout-name="AL5T4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769cm" svg:x="7.164cm" svg:y="0.746cm" presentation:class="title" presentation:user-transformed="true">
          <draw:text-box>
            <text:p text:style-name="P4">Synchronous bidirectional 4-bit counter</text:p>
          </draw:text-box>
        </draw:frame>
        <draw:rect draw:style-name="gr201" draw:text-style-name="P18" draw:id="id81" draw:layer="layout" svg:width="4.5cm" svg:height="6.5cm" svg:x="20.802cm" svg:y="7.046cm">
          <draw:glue-point draw:id="4" svg:x="-2.777cm" svg:y="-5cm"/>
          <draw:glue-point draw:id="5" svg:x="2.777cm" svg:y="-5cm"/>
          <draw:glue-point draw:id="6" svg:x="-5cm" svg:y="-2.692cm"/>
          <draw:glue-point draw:id="7" svg:x="5cm" svg:y="-2.692cm"/>
          <draw:glue-point draw:id="8" svg:x="-5cm" svg:y="4.23cm"/>
          <draw:glue-point draw:id="9" svg:x="5cm" svg:y="4.23cm"/>
          <draw:glue-point draw:id="10" svg:x="5cm" svg:y="1.153cm"/>
          <draw:glue-point draw:id="11" svg:x="5cm" svg:y="1.923cm"/>
          <draw:glue-point draw:id="12" svg:x="-5cm" svg:y="1.153cm"/>
          <draw:glue-point draw:id="13" svg:x="-5cm" svg:y="1.923cm"/>
          <text:p text:style-name="P8"><text:span text:style-name="T16"><text:s text:c="9"/></text:span><text:span text:style-name="T16">reset <text:s text:c="10"/></text:span></text:p>
          <text:p text:style-name="P8"><text:span text:style-name="T16"/></text:p>
          <text:p text:style-name="P8"><text:span text:style-name="T16">d_in <text:s text:c="7"/>d_out</text:span></text:p>
          <text:p text:style-name="P8"><text:span text:style-name="T101"/></text:p>
          <text:p text:style-name="P8"><text:span text:style-name="T16"><text:s text:c="2"/></text:span><text:span text:style-name="T101">cntr</text:span><text:span text:style-name="T16"> <text:s text:c="2"/></text:span></text:p>
          <text:p text:style-name="P8"><text:span text:style-name="T16">dir <text:s text:c="18"/></text:span></text:p>
          <text:p text:style-name="P8"><text:span text:style-name="T16">clk <text:s text:c="2"/></text:span></text:p>
          <text:p text:style-name="P8"><text:span text:style-name="T16"><text:s text:c="24"/></text:span><text:span text:style-name="T16">en </text:span></text:p>
        </draw:rect>
        <draw:custom-shape draw:style-name="gr200" draw:text-style-name="P23" draw:id="id82" draw:layer="layout" svg:width="0.5cm" svg:height="0.5cm" svg:x="22.502cm" svg:y="13.046cm">
          <text:p text:style-name="P4"/>
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02" draw:text-style-name="P23" draw:layer="layout" draw:type="line" svg:x1="25.302cm" svg:y1="9.047cm" svg:x2="26.442cm" svg:y2="9.055cm">
          <text:p text:style-name="P4"/>
        </draw:connector>
        <draw:connector draw:style-name="gr202" draw:text-style-name="P23" draw:layer="layout" draw:type="line" svg:x1="19.633cm" svg:y1="9.165cm" svg:x2="20.802cm" svg:y2="9.147cm">
          <text:p text:style-name="P4"/>
        </draw:connector>
        <draw:connector draw:style-name="gr202" draw:text-style-name="P23" draw:layer="layout" draw:type="line" svg:x1="19.662cm" svg:y1="11.546cm" svg:x2="20.802cm" svg:y2="11.545cm" draw:end-shape="id81" draw:end-glue-point="13">
          <text:p text:style-name="P4"/>
        </draw:connector>
        <draw:connector draw:style-name="gr203" draw:text-style-name="P23" draw:layer="layout" draw:type="line" svg:x1="21.802cm" svg:y1="6.046cm" svg:x2="21.803cm" svg:y2="7.046cm" draw:end-shape="id81" draw:end-glue-point="4">
          <text:p text:style-name="P4"/>
        </draw:connector>
        <draw:connector draw:style-name="gr202" draw:text-style-name="P23" draw:layer="layout" draw:line-skew="0.287cm" svg:x1="22.751cm" svg:y1="13.546cm" svg:x2="20.901cm" svg:y2="14.621cm" draw:start-shape="id82" draw:start-glue-point="7">
          <text:p text:style-name="P4"/>
        </draw:connector>
        <draw:connector draw:style-name="gr202" draw:text-style-name="P23" draw:layer="layout" draw:type="line" svg:x1="24.507cm" svg:y1="14.633cm" svg:x2="24.502cm" svg:y2="13.546cm">
          <text:p text:style-name="P4"/>
        </draw:connector>
        <draw:frame presentation:style-name="pr52" draw:text-style-name="P62" draw:layer="layout" svg:width="15.942cm" svg:height="15.827cm" svg:x="4.758cm" svg:y="3.693cm" presentation:class="outline" presentation:user-transformed="true">
          <draw:text-box>
            <text:list text:style-name="L4">
              <text:list-item>
                <text:p text:style-name="P24"><text:span text:style-name="T55"/></text:p>
              </text:list-item>
            </text:list>
            <text:list text:style-name="L4">
              <text:list-item>
                <text:p text:style-name="P24"><text:span text:style-name="T102">csl_register</text:span><text:span text:style-name="T55"> </text:span><text:span text:style-name="T105">cntr</text:span><text:span text:style-name="T55"> {</text:span></text:p>
              </text:list-item>
            </text:list>
            <text:list text:style-name="L4">
              <text:list-item>
                <text:p text:style-name="P24"><text:span text:style-name="T55"><text:s/></text:span><text:span text:style-name="T55">cntr() {</text:span></text:p>
              </text:list-item>
            </text:list>
            <text:list text:style-name="L4">
              <text:list-item>
                <text:p text:style-name="P24"><text:span text:style-name="T55"><text:s text:c="3"/></text:span><text:span text:style-name="T68">set_type</text:span><text:span text:style-name="T55">(counter);</text:span></text:p>
              </text:list-item>
            </text:list>
            <text:list text:style-name="L4">
              <text:list-item>
                <text:p text:style-name="P24"><text:span text:style-name="T55"><text:s text:c="3"/></text:span><text:span text:style-name="T68">set_width</text:span><text:span text:style-name="T55">(8);</text:span></text:p>
              </text:list-item>
            </text:list>
            <text:list text:style-name="L4">
              <text:list-item>
                <text:p text:style-name="P24"><text:span text:style-name="T103"><text:s text:c="2"/></text:span><text:span text:style-name="T55"><text:s/></text:span><text:span text:style-name="T68">add_logic</text:span><text:span text:style-name="T55">(reset);</text:span></text:p>
              </text:list-item>
            </text:list>
            <text:list text:style-name="L4">
              <text:list-item>
                <text:p text:style-name="P24"><text:span text:style-name="T55"><text:s text:c="3"/></text:span><text:span text:style-name="T68">add_logic</text:span><text:span text:style-name="T55">(count_amount,1);</text:span></text:p>
              </text:list-item>
            </text:list>
            <text:list text:style-name="L4">
              <text:list-item>
                <text:p text:style-name="P24"><text:span text:style-name="T55"><text:s text:c="3"/></text:span><text:span text:style-name="T68">add_logic</text:span><text:span text:style-name="T55">(count_direction,up); } };</text:span></text:p>
              </text:list-item>
            </text:list>
            <text:list text:style-name="L4">
              <text:list-item>
                <text:p text:style-name="P24"><text:span text:style-name="T102">csl_unit</text:span><text:span text:style-name="T55"> u{</text:span></text:p>
              </text:list-item>
            </text:list>
            <text:list text:style-name="L4">
              <text:list-item>
                <text:p text:style-name="P24"><text:span text:style-name="T55"><text:s/></text:span><text:span text:style-name="T102">csl_port</text:span><text:span text:style-name="T55"> d_in(input,4),</text:span></text:p>
              </text:list-item>
            </text:list>
            <text:list text:style-name="L4">
              <text:list-item>
                <text:p text:style-name="P24"><text:span text:style-name="T55"><text:s/></text:span><text:span text:style-name="T55">d_out(output,4), clk(input),en(input);</text:span></text:p>
              </text:list-item>
            </text:list>
            <text:list text:style-name="L4">
              <text:list-item>
                <text:p text:style-name="P24"><text:span text:style-name="T55"><text:s/></text:span><text:span text:style-name="T55">reg_d reg_d0(.clock(clk),.reg_in(d_in),</text:span></text:p>
              </text:list-item>
            </text:list>
            <text:list text:style-name="L4">
              <text:list-item>
                <text:p text:style-name="P24"><text:span text:style-name="T55">.reg_out(d_out),.enable(en));</text:span></text:p>
              </text:list-item>
            </text:list>
            <text:list text:style-name="L4">
              <text:list-item>
                <text:p text:style-name="P24"><text:span text:style-name="T55">u () { clk.</text:span><text:span text:style-name="T68">set_attr</text:span><text:span text:style-name="T55">(clock); }</text:span></text:p>
              </text:list-item>
            </text:list>
            <text:list text:style-name="L4">
              <text:list-item>
                <text:p text:style-name="P24"><text:span text:style-name="T55">};</text:span></text:p>
              </text:list-item>
            </text:list>
            <text:list text:style-name="L4">
              <text:list-item>
                <text:p text:style-name="P24"><text:span text:style-name="T104"/></text:p>
              </text:list-item>
            </text:list>
          </draw:text-box>
        </draw:frame>
        <draw:line draw:style-name="gr33" draw:text-style-name="P23" draw:layer="layout" svg:x1="20.402cm" svg:y1="8.946cm" svg:x2="19.902cm" svg:y2="9.447cm">
          <text:p text:style-name="P4"/>
        </draw:line>
        <draw:rect draw:style-name="gr204" draw:text-style-name="P127" draw:layer="layout" svg:width="1cm" svg:height="1cm" svg:x="19.402cm" svg:y="7.845cm">
          <text:p text:style-name="P8"><text:span text:style-name="T64">4</text:span></text:p>
        </draw:rect>
        <draw:line draw:style-name="gr33" draw:text-style-name="P23" draw:layer="layout" svg:x1="26.302cm" svg:y1="8.846cm" svg:x2="25.802cm" svg:y2="9.347cm">
          <text:p text:style-name="P4"/>
        </draw:line>
        <draw:rect draw:style-name="gr204" draw:text-style-name="P127" draw:layer="layout" svg:width="1cm" svg:height="1cm" svg:x="25.502cm" svg:y="7.745cm">
          <text:p text:style-name="P8"><text:span text:style-name="T64">4</text:span></text:p>
        </draw:rect>
        <presentation:notes draw:style-name="dp2">
          <draw:page-thumbnail draw:style-name="gr1" draw:layer="layout" svg:width="13.877cm" svg:height="11.093cm" svg:x="3.577cm" svg:y="2.247cm" draw:page-number="84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85" draw:style-name="dp1" draw:master-page-name="fpl_5f_presentation_5f_template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Tools</text:p>
          </draw:text-box>
        </draw:frame>
        <draw:ellipse draw:style-name="gr205" draw:text-style-name="P23" draw:layer="layout" svg:width="22.72cm" svg:height="16.127cm" svg:x="4.98cm" svg:y="4.002cm">
          <text:p text:style-name="P4"/>
        </draw:ellipse>
        <draw:ellipse draw:style-name="gr206" draw:text-style-name="P128" draw:layer="layout" svg:width="11.675cm" svg:height="6.926cm" svg:x="10.583cm" svg:y="8.717cm">
          <text:p text:style-name="P4"/>
        </draw:ellipse>
        <draw:rect draw:style-name="gr6" draw:text-style-name="P129" draw:layer="layout" svg:width="5.648cm" svg:height="1.862cm" svg:x="13.641cm" svg:y="11.173cm" draw:corner-radius="0.4cm">
          <draw:glue-point draw:id="4" svg:x="-4.995cm" svg:y="-2.317cm"/>
          <draw:glue-point draw:id="5" svg:x="-4.995cm" svg:y="2.722cm"/>
          <draw:glue-point draw:id="6" svg:x="4.976cm" svg:y="-2.431cm"/>
          <draw:glue-point draw:id="7" svg:x="4.976cm" svg:y="2.151cm"/>
          <draw:glue-point draw:id="8" svg:x="-3.141cm" svg:y="-4.837cm"/>
          <draw:glue-point draw:id="9" svg:x="-0.636cm" svg:y="-4.951cm"/>
          <draw:glue-point draw:id="10" svg:x="1.167cm" svg:y="-5cm"/>
          <draw:glue-point draw:id="11" svg:x="3.673cm" svg:y="-4.951cm"/>
          <draw:glue-point draw:id="12" svg:x="3.422cm" svg:y="4.9cm"/>
          <draw:glue-point draw:id="13" svg:x="1.318cm" svg:y="5cm"/>
          <draw:glue-point draw:id="14" svg:x="-0.686cm" svg:y="4.9cm"/>
          <draw:glue-point draw:id="15" svg:x="-3.191cm" svg:y="4.9cm"/>
          <text:p text:style-name="P8"><text:span text:style-name="T106">CSLC</text:span></text:p>
        </draw:rect>
        <draw:ellipse draw:style-name="gr7" draw:text-style-name="P129" draw:layer="layout" svg:width="2.472cm" svg:height="1.863cm" svg:x="19.458cm" svg:y="11.121cm">
          <text:p text:style-name="P8"><text:span text:style-name="T106">Register</text:span></text:p>
        </draw:ellipse>
        <draw:ellipse draw:style-name="gr7" draw:text-style-name="P129" draw:layer="layout" svg:width="2.471cm" svg:height="1.862cm" svg:x="17.77cm" svg:y="13.119cm">
          <text:p text:style-name="P8"><text:span text:style-name="T106">Register</text:span></text:p>
          <text:p text:style-name="P8"><text:span text:style-name="T106">file</text:span></text:p>
        </draw:ellipse>
        <draw:ellipse draw:style-name="gr207" draw:text-style-name="P129" draw:layer="layout" svg:width="2.471cm" svg:height="1.862cm" svg:x="15.172cm" svg:y="9.215cm">
          <text:p text:style-name="P8"><text:span text:style-name="T106">Inter-</text:span></text:p>
          <text:p text:style-name="P8"><text:span text:style-name="T106">connect</text:span></text:p>
        </draw:ellipse>
        <draw:ellipse draw:style-name="gr7" draw:text-style-name="P129" draw:layer="layout" svg:width="2.471cm" svg:height="1.862cm" svg:x="7.972cm" svg:y="11.937cm">
          <text:p text:style-name="P8"><text:span text:style-name="T106">Assembler</text:span></text:p>
        </draw:ellipse>
        <draw:ellipse draw:style-name="gr7" draw:text-style-name="P129" draw:layer="layout" svg:width="2.47cm" svg:height="1.863cm" svg:x="15.099cm" svg:y="13.376cm">
          <text:p text:style-name="P8"><text:span text:style-name="T106">ISA</text:span></text:p>
        </draw:ellipse>
        <draw:ellipse draw:style-name="gr7" draw:text-style-name="P129" draw:layer="layout" svg:width="2.471cm" svg:height="1.862cm" svg:x="9.979cm" svg:y="8.004cm">
          <text:p text:style-name="P8"><text:span text:style-name="T106">FIFO</text:span></text:p>
        </draw:ellipse>
        <draw:ellipse draw:style-name="gr7" draw:text-style-name="P129" draw:layer="layout" svg:width="2.471cm" svg:height="1.863cm" svg:x="22.08cm" svg:y="9.509cm">
          <text:p text:style-name="P8"><text:span text:style-name="T106">Pipeline</text:span></text:p>
        </draw:ellipse>
        <draw:ellipse draw:style-name="gr7" draw:text-style-name="P129" draw:layer="layout" svg:width="2.472cm" svg:height="1.862cm" svg:x="22.46cm" svg:y="12.147cm">
          <text:p text:style-name="P8"><text:span text:style-name="T106">Memory</text:span></text:p>
          <text:p text:style-name="P8"><text:span text:style-name="T106">controller</text:span></text:p>
        </draw:ellipse>
        <draw:ellipse draw:style-name="gr7" draw:text-style-name="P129" draw:layer="layout" svg:width="2.47cm" svg:height="1.863cm" svg:x="12.877cm" svg:y="6.89cm">
          <text:p text:style-name="P8"><text:span text:style-name="T106">Clock tree</text:span></text:p>
        </draw:ellipse>
        <draw:ellipse draw:style-name="gr7" draw:text-style-name="P129" draw:layer="layout" svg:width="2.471cm" svg:height="1.863cm" svg:x="9.124cm" svg:y="13.848cm">
          <text:p text:style-name="P8"><text:span text:style-name="T106">FPGA</text:span></text:p>
        </draw:ellipse>
        <draw:ellipse draw:style-name="gr7" draw:text-style-name="P129" draw:layer="layout" svg:width="2.471cm" svg:height="1.863cm" svg:x="20.252cm" svg:y="16.544cm">
          <text:p text:style-name="P8"><text:span text:style-name="T106">Bus </text:span></text:p>
          <text:p text:style-name="P8"><text:span text:style-name="T106">interface</text:span></text:p>
        </draw:ellipse>
        <draw:ellipse draw:style-name="gr7" draw:text-style-name="P129" draw:layer="layout" svg:width="2.471cm" svg:height="1.863cm" svg:x="8.136cm" svg:y="9.697cm">
          <text:p text:style-name="P8"><text:span text:style-name="T106">CSim</text:span></text:p>
        </draw:ellipse>
        <draw:ellipse draw:style-name="gr7" draw:text-style-name="P129" draw:layer="layout" svg:width="2.471cm" svg:height="1.862cm" svg:x="23.744cm" svg:y="14.162cm">
          <text:p text:style-name="P8"><text:span text:style-name="T106">Memory</text:span></text:p>
          <text:p text:style-name="P8"><text:span text:style-name="T106">compiler</text:span></text:p>
        </draw:ellipse>
        <draw:ellipse draw:style-name="gr7" draw:text-style-name="P129" draw:layer="layout" svg:width="2.471cm" svg:height="1.863cm" svg:x="6.867cm" svg:y="7.439cm">
          <text:p text:style-name="P8"><text:span text:style-name="T106">Memory</text:span></text:p>
        </draw:ellipse>
        <draw:ellipse draw:style-name="gr7" draw:text-style-name="P129" draw:layer="layout" svg:width="2.471cm" svg:height="1.863cm" svg:x="20.008cm" svg:y="5.757cm">
          <text:p text:style-name="P8"><text:span text:style-name="T106">Buses</text:span></text:p>
        </draw:ellipse>
        <draw:ellipse draw:style-name="gr7" draw:text-style-name="P129" draw:layer="layout" svg:width="2.472cm" svg:height="1.863cm" svg:x="15.683cm" svg:y="17.481cm">
          <text:p text:style-name="P8"><text:span text:style-name="T106">Code</text:span></text:p>
          <text:p text:style-name="P8"><text:span text:style-name="T106">analyzer</text:span></text:p>
        </draw:ellipse>
        <draw:ellipse draw:style-name="gr7" draw:text-style-name="P129" draw:layer="layout" svg:width="2.47cm" svg:height="1.862cm" svg:x="17.83cm" svg:y="15.461cm">
          <text:p text:style-name="P8"><text:span text:style-name="T106">Code</text:span></text:p>
          <text:p text:style-name="P8"><text:span text:style-name="T106">generators</text:span></text:p>
        </draw:ellipse>
        <draw:ellipse draw:style-name="gr207" draw:text-style-name="P129" draw:layer="layout" svg:width="2.471cm" svg:height="1.862cm" svg:x="17.875cm" svg:y="9.358cm">
          <text:p text:style-name="P8"><text:span text:style-name="T106">Autorouter</text:span></text:p>
        </draw:ellipse>
        <draw:ellipse draw:style-name="gr7" draw:text-style-name="P129" draw:layer="layout" svg:width="2.47cm" svg:height="1.862cm" svg:x="13.496cm" svg:y="15.792cm">
          <text:p text:style-name="P8"><text:span text:style-name="T106">Schematic</text:span></text:p>
        </draw:ellipse>
        <draw:ellipse draw:style-name="gr7" draw:text-style-name="P129" draw:layer="layout" svg:width="2.47cm" svg:height="1.861cm" svg:x="11.017cm" svg:y="17.261cm">
          <text:p text:style-name="P8"><text:span text:style-name="T106">GUI</text:span></text:p>
        </draw:ellipse>
        <draw:ellipse draw:style-name="gr7" draw:text-style-name="P129" draw:layer="layout" svg:width="2.472cm" svg:height="1.862cm" svg:x="6.343cm" svg:y="13.775cm">
          <text:p text:style-name="P8"><text:span text:style-name="T106">SOC buses</text:span></text:p>
        </draw:ellipse>
        <draw:ellipse draw:style-name="gr7" draw:text-style-name="P129" draw:layer="layout" svg:width="2.471cm" svg:height="1.863cm" svg:x="12.518cm" svg:y="9.287cm">
          <text:p text:style-name="P8"><text:span text:style-name="T106">Testbench</text:span></text:p>
        </draw:ellipse>
        <draw:ellipse draw:style-name="gr7" draw:text-style-name="P129" draw:layer="layout" svg:width="2.471cm" svg:height="1.862cm" svg:x="10.902cm" svg:y="10.975cm">
          <text:p text:style-name="P8"><text:span text:style-name="T106">Verification</text:span></text:p>
          <text:p text:style-name="P8"><text:span text:style-name="T106">components</text:span></text:p>
        </draw:ellipse>
        <draw:ellipse draw:style-name="gr7" draw:text-style-name="P129" draw:layer="layout" svg:width="2.471cm" svg:height="1.864cm" svg:x="10.144cm" svg:y="5.673cm">
          <text:p text:style-name="P8"><text:span text:style-name="T106">PSCQN</text:span></text:p>
        </draw:ellipse>
        <draw:ellipse draw:style-name="gr7" draw:text-style-name="P129" draw:layer="layout" svg:width="2.47cm" svg:height="1.862cm" svg:x="23.099cm" svg:y="7.358cm">
          <text:p text:style-name="P8"><text:span text:style-name="T106">PROCONMAG</text:span></text:p>
        </draw:ellipse>
        <draw:ellipse draw:style-name="gr7" draw:text-style-name="P129" draw:layer="layout" svg:width="2.47cm" svg:height="1.862cm" svg:x="21.209cm" svg:y="14.359cm">
          <text:p text:style-name="P8"><text:span text:style-name="T106">Command</text:span></text:p>
          <text:p text:style-name="P8"><text:span text:style-name="T106">shell</text:span></text:p>
        </draw:ellipse>
        <draw:ellipse draw:style-name="gr7" draw:text-style-name="P129" draw:layer="layout" svg:width="2.471cm" svg:height="1.862cm" svg:x="15.116cm" svg:y="5.661cm">
          <text:p text:style-name="P8"><text:span text:style-name="T106">Math units</text:span></text:p>
        </draw:ellipse>
        <draw:ellipse draw:style-name="gr7" draw:text-style-name="P129" draw:layer="layout" svg:width="2.471cm" svg:height="1.863cm" svg:x="17.469cm" svg:y="6.929cm">
          <text:p text:style-name="P8"><text:span text:style-name="T106">Chip </text:span></text:p>
          <text:p text:style-name="P8"><text:span text:style-name="T106">controller</text:span></text:p>
        </draw:ellipse>
        <draw:ellipse draw:style-name="gr7" draw:text-style-name="P129" draw:layer="layout" svg:width="2.471cm" svg:height="1.861cm" svg:x="20.187cm" svg:y="7.787cm">
          <text:p text:style-name="P8"><text:span text:style-name="T106">Clock</text:span></text:p>
          <text:p text:style-name="P8"><text:span text:style-name="T106">synchronizer</text:span></text:p>
        </draw:ellipse>
        <draw:ellipse draw:style-name="gr7" draw:text-style-name="P129" draw:layer="layout" svg:width="2.471cm" svg:height="1.862cm" svg:x="12.293cm" svg:y="13.064cm">
          <text:p text:style-name="P8"><text:span text:style-name="T106">Memory</text:span></text:p>
          <text:p text:style-name="P8"><text:span text:style-name="T106">map</text:span></text:p>
        </draw:ellipse>
        <draw:ellipse draw:style-name="gr7" draw:text-style-name="P129" draw:layer="layout" svg:width="2.471cm" svg:height="1.862cm" svg:x="8.554cm" svg:y="16.041cm">
          <text:p text:style-name="P8"><text:span text:style-name="T106">MBIST</text:span></text:p>
        </draw:ellipse>
        <draw:frame draw:style-name="gr208" draw:text-style-name="P130" draw:layer="layout" svg:width="2.551cm" svg:height="0.988cm" svg:x="5.237cm" svg:y="4.043cm">
          <draw:text-box>
            <text:p text:style-name="P4"><text:span text:style-name="T25">Version 1</text:span></text:p>
          </draw:text-box>
        </draw:frame>
        <draw:ellipse draw:style-name="gr206" draw:text-style-name="P23" draw:layer="layout" svg:width="1.008cm" svg:height="0.63cm" svg:x="4.187cm" svg:y="4.463cm">
          <text:p text:style-name="P4"/>
        </draw:ellipse>
        <draw:frame draw:style-name="gr208" draw:text-style-name="P130" draw:layer="layout" svg:width="2.305cm" svg:height="1.725cm" svg:x="5.405cm" svg:y="4.972cm">
          <draw:text-box>
            <text:p text:style-name="P4"><text:span text:style-name="T25">Upper </text:span></text:p>
            <text:p text:style-name="P4"><text:span text:style-name="T25">versions</text:span></text:p>
          </draw:text-box>
        </draw:frame>
        <draw:ellipse draw:style-name="gr205" draw:text-style-name="P23" draw:layer="layout" svg:width="1.008cm" svg:height="0.63cm" svg:x="4.187cm" svg:y="5.263cm">
          <text:p text:style-name="P4"/>
        </draw:ellipse>
        <draw:ellipse draw:style-name="gr7" draw:text-style-name="P129" draw:layer="layout" svg:width="2.471cm" svg:height="1.863cm" svg:x="5.491cm" svg:y="9.949cm">
          <text:p text:style-name="P8"><text:span text:style-name="T106">Switch</text:span></text:p>
        </draw:ellipse>
        <draw:ellipse draw:style-name="gr7" draw:text-style-name="P129" draw:layer="layout" svg:width="2.471cm" svg:height="1.863cm" svg:x="24.58cm" svg:y="10.409cm">
          <text:p text:style-name="P8"><text:span text:style-name="T106">Floorplanner</text:span></text:p>
        </draw:ellipse>
        <draw:ellipse draw:style-name="gr7" draw:text-style-name="P129" draw:layer="layout" svg:width="2.471cm" svg:height="1.862cm" svg:x="17.516cm" svg:y="4.461cm">
          <text:p text:style-name="P8"><text:span text:style-name="T106">Regress</text:span></text:p>
        </draw:ellipse>
        <draw:ellipse draw:style-name="gr7" draw:text-style-name="P129" draw:layer="layout" svg:width="2.471cm" svg:height="1.862cm" svg:x="12.516cm" svg:y="4.461cm">
          <text:p text:style-name="P8"><text:span text:style-name="T106">Warn</text:span></text:p>
          <text:p text:style-name="P8"><text:span text:style-name="T106">Error</text:span></text:p>
        </draw:ellipse>
        <presentation:notes draw:style-name="dp2">
          <draw:page-thumbnail draw:style-name="gr1" draw:layer="layout" svg:width="13.877cm" svg:height="11.093cm" svg:x="3.577cm" svg:y="2.247cm" draw:page-number="85" presentation:class="page"/>
          <draw:frame presentation:style-name="pr28" draw:text-style-name="P4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86" draw:style-name="dp1" draw:master-page-name="fpl_5f_presentation_5f_template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Interconnect</text:p>
          </draw:text-box>
        </draw:frame>
        <draw:rect draw:style-name="gr6" draw:text-style-name="P131" draw:layer="layout" svg:width="8.37cm" svg:height="3.147cm" svg:x="12.483cm" svg:y="9.279cm" draw:corner-radius="0.4cm">
          <draw:glue-point draw:id="4" svg:x="-4.995cm" svg:y="-2.317cm"/>
          <draw:glue-point draw:id="5" svg:x="-4.995cm" svg:y="2.722cm"/>
          <draw:glue-point draw:id="6" svg:x="4.976cm" svg:y="-2.431cm"/>
          <draw:glue-point draw:id="7" svg:x="4.976cm" svg:y="2.151cm"/>
          <draw:glue-point draw:id="8" svg:x="-3.141cm" svg:y="-4.837cm"/>
          <draw:glue-point draw:id="9" svg:x="-0.636cm" svg:y="-4.951cm"/>
          <draw:glue-point draw:id="10" svg:x="1.167cm" svg:y="-5cm"/>
          <draw:glue-point draw:id="11" svg:x="3.673cm" svg:y="-4.951cm"/>
          <draw:glue-point draw:id="12" svg:x="3.422cm" svg:y="4.9cm"/>
          <draw:glue-point draw:id="13" svg:x="1.318cm" svg:y="5cm"/>
          <draw:glue-point draw:id="14" svg:x="-0.686cm" svg:y="4.9cm"/>
          <draw:glue-point draw:id="15" svg:x="-3.191cm" svg:y="4.9cm"/>
          <text:p text:style-name="P8"><text:span text:style-name="T107">CSLC</text:span></text:p>
        </draw:rect>
        <draw:ellipse draw:style-name="gr7" draw:text-style-name="P131" draw:layer="layout" svg:width="3.662cm" svg:height="3.149cm" svg:x="21.104cm" svg:y="9.191cm">
          <text:p text:style-name="P8"><text:span text:style-name="T107">Register</text:span></text:p>
        </draw:ellipse>
        <draw:ellipse draw:style-name="gr7" draw:text-style-name="P131" draw:layer="layout" svg:width="3.662cm" svg:height="3.147cm" svg:x="18.602cm" svg:y="12.567cm">
          <text:p text:style-name="P8"><text:span text:style-name="T107">Register</text:span></text:p>
          <text:p text:style-name="P8"><text:span text:style-name="T107">file</text:span></text:p>
        </draw:ellipse>
        <draw:ellipse draw:style-name="gr209" draw:text-style-name="P131" draw:layer="layout" svg:width="3.662cm" svg:height="3.148cm" svg:x="14.752cm" svg:y="5.969cm">
          <text:p text:style-name="P8"><text:span text:style-name="T107">Inter-</text:span></text:p>
          <text:p text:style-name="P8"><text:span text:style-name="T107">connect</text:span></text:p>
        </draw:ellipse>
        <draw:ellipse draw:style-name="gr7" draw:text-style-name="P131" draw:layer="layout" svg:width="3.661cm" svg:height="3.148cm" svg:x="14.643cm" svg:y="13.002cm">
          <text:p text:style-name="P8"><text:span text:style-name="T107">ISA</text:span></text:p>
        </draw:ellipse>
        <draw:ellipse draw:style-name="gr207" draw:text-style-name="P131" draw:layer="layout" svg:width="3.661cm" svg:height="3.147cm" svg:x="18.758cm" svg:y="6.211cm">
          <text:p text:style-name="P8"><text:span text:style-name="T107">Autorouter</text:span></text:p>
        </draw:ellipse>
        <draw:ellipse draw:style-name="gr7" draw:text-style-name="P131" draw:layer="layout" svg:width="3.661cm" svg:height="3.147cm" svg:x="10.819cm" svg:y="6.092cm">
          <text:p text:style-name="P8"><text:span text:style-name="T107">Testbench</text:span></text:p>
        </draw:ellipse>
        <draw:ellipse draw:style-name="gr7" draw:text-style-name="P131" draw:layer="layout" svg:width="3.662cm" svg:height="3.147cm" svg:x="8.424cm" svg:y="8.944cm">
          <text:p text:style-name="P8"><text:span text:style-name="T107">Verification</text:span></text:p>
          <text:p text:style-name="P8"><text:span text:style-name="T107">components</text:span></text:p>
        </draw:ellipse>
        <draw:ellipse draw:style-name="gr7" draw:text-style-name="P131" draw:layer="layout" svg:width="3.662cm" svg:height="3.146cm" svg:x="10.485cm" svg:y="12.475cm">
          <text:p text:style-name="P8"><text:span text:style-name="T107">Memory</text:span></text:p>
          <text:p text:style-name="P8"><text:span text:style-name="T107">map</text:span></text:p>
        </draw:ellipse>
        <presentation:notes draw:style-name="dp2">
          <draw:page-thumbnail draw:style-name="gr1" draw:layer="layout" svg:width="13.877cm" svg:height="11.093cm" svg:x="3.577cm" svg:y="2.247cm" draw:page-number="86" presentation:class="page"/>
          <draw:frame presentation:style-name="pr28" draw:text-style-name="P4" draw:layer="layout" svg:width="15.399cm" svg:height="13.111cm" svg:x="2.798cm" svg:y="14.10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Black_20_-45_2c_45_20_degrees" draw:display-name="Black -45,45 degrees" draw:style="double" draw:color="#000000" draw:distance="0.127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fpl_5f_presentation_5f_template-title" style:display-name="fpl_presentation_template-title" style:family="presentation">
      <style:graphic-properties draw:stroke="none" draw:fill="none" draw:textarea-vertical-align="middle">
        <text:list-style style:name="fpl_5f_5f_5f_presentation_5f_5f_5f_template-title" style:display-name="fpl_5f_presentation_5f_template-title">
          <text:list-level-style-bullet text:level="1" text:bullet-char="•">
            <style:text-properties fo:font-family="Arial" style:font-family-generic="decorative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36pt" fo:font-style="normal" fo:text-shadow="none" style:text-underline-style="none" fo:font-weight="normal" style:font-family-asian="'Andale Sans UI'" style:font-family-generic-asian="system" style:font-pitch-asian="variable" style:font-size-asian="36pt" style:font-style-asian="normal" style:font-weight-asian="normal" style:font-family-complex="'Andale Sans UI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fpl_5f_presentation_5f_template-subtitle" style:display-name="fpl_presentation_template-subtitle" style:family="presentation">
      <style:graphic-properties draw:stroke="none" draw:fill="none" draw:textarea-vertical-align="middle">
        <text:list-style style:name="fpl_5f_5f_5f_presentation_5f_5f_5f_template-subtitle" style:display-name="fpl_5f_presentation_5f_template-subtitle">
          <text:list-level-style-bullet text:level="1" text:bullet-char="•">
            <style:text-properties fo:font-family="Arial" style:font-family-generic="decorative" style:font-pitch="variable" fo:color="#00ff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decorative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decorative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decorative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'Andale Sans U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pl_5f_presentation_5f_template-background" style:display-name="fpl_presentation_template-background" style:family="presentation">
      <style:graphic-properties draw:stroke="none" draw:fill="solid" draw:fill-color="#cccccc" draw:fill-image-width="0cm" draw:fill-image-height="0cm" draw:textarea-horizontal-align="center" draw:textarea-vertical-align="middle" draw:shadow="hidden"/>
      <style:paragraph-properties fo:text-align="center"/>
    </style:style>
    <style:style style:name="fpl_5f_presentation_5f_template-backgroundobjects" style:display-name="fpl_presentation_template-backgroundobjects" style:family="presentation">
      <style:graphic-properties draw:shadow="hidden" draw:shadow-offset-x="0.3cm" draw:shadow-offset-y="0.3cm" draw:shadow-color="#808080">
        <text:list-style style:name="fpl_5f_5f_5f_presentation_5f_5f_5f_template-backgroundobjects" style:display-name="fpl_5f_presentation_5f_template-backgroundobjects">
          <text:list-level-style-bullet text:level="1" text:bullet-char="•">
            <style:text-properties fo:font-family="'Times New Roman'" style:font-family-generic="decorative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decorative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decorative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decorative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decorative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fpl_5f_presentation_5f_template-notes" style:display-name="fpl_presentation_template-notes" style:family="presentation">
      <style:graphic-properties draw:stroke="none" draw:fill="none">
        <text:list-style style:name="fpl_5f_5f_5f_presentation_5f_5f_5f_template-notes" style:display-name="fpl_5f_presentation_5f_template-notes">
          <text:list-level-style-bullet text:level="1" text:bullet-char="•">
            <style:text-properties fo:font-family="'Times New Roman'" style:font-family-generic="decorative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decorative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decorative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decorative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decorative" style:font-pitch="variable" fo:font-size="12pt" fo:font-style="normal" fo:text-shadow="none" style:text-underline-style="none" fo:font-weight="normal" style:font-family-asian="'Andale Sans UI'" style:font-family-generic-asian="system" style:font-pitch-asian="variable" style:font-size-asian="12pt" style:font-style-asian="normal" style:font-weight-asian="normal" style:font-family-complex="'Andale Sans UI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fpl_5f_presentation_5f_template-outline1" style:display-name="fpl_presentation_template-outline1" style:family="presentation">
      <style:graphic-properties draw:stroke="none" draw:fill="none">
        <text:list-style style:name="fpl_5f_5f_5f_presentation_5f_5f_5f_template-outline1" style:display-name="fpl_5f_presentation_5f_template-outline1">
          <text:list-level-style-bullet text:level="1" text:bullet-char="•">
            <style:list-level-properties text:min-label-width="0.952cm"/>
            <style:text-properties fo:font-family="StarSymbol" style:font-charset="x-symbol" fo:color="#000000" fo:font-size="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•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'Andale Sans U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pl_5f_presentation_5f_template-outline2" style:display-name="fpl_presentation_template-outline2" style:family="presentation" style:parent-style-name="fpl_5f_presentation_5f_template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fpl_5f_presentation_5f_template-outline3" style:display-name="fpl_presentation_template-outline3" style:family="presentation" style:parent-style-name="fpl_5f_presentation_5f_template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fpl_5f_presentation_5f_template-outline4" style:display-name="fpl_presentation_template-outline4" style:family="presentation" style:parent-style-name="fpl_5f_presentation_5f_template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5" style:display-name="fpl_presentation_template-outline5" style:family="presentation" style:parent-style-name="fpl_5f_presentation_5f_template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6" style:display-name="fpl_presentation_template-outline6" style:family="presentation" style:parent-style-name="fpl_5f_presentation_5f_template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7" style:display-name="fpl_presentation_template-outline7" style:family="presentation" style:parent-style-name="fpl_5f_presentation_5f_template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8" style:display-name="fpl_presentation_template-outline8" style:family="presentation" style:parent-style-name="fpl_5f_presentation_5f_template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9" style:display-name="fpl_presentation_template-outline9" style:family="presentation" style:parent-style-name="fpl_5f_presentation_5f_template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title" style:display-name="fpl_presentation_template-title" style:family="presentation">
      <style:graphic-properties draw:stroke="none" draw:fill="none" draw:textarea-vertical-align="middle">
        <text:list-style style:name="fpl_5f_5f_5f_presentation_5f_5f_5f_template-title" style:display-name="fpl_5f_presentation_5f_template-title">
          <text:list-level-style-bullet text:level="1" text:bullet-char="•">
            <style:text-properties fo:font-family="Arial" style:font-family-generic="decorative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36pt" fo:font-style="normal" fo:text-shadow="none" style:text-underline-style="none" fo:font-weight="normal" style:font-family-asian="'Andale Sans UI'" style:font-family-generic-asian="system" style:font-pitch-asian="variable" style:font-size-asian="36pt" style:font-style-asian="normal" style:font-weight-asian="normal" style:font-family-complex="'Andale Sans UI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fpl_5f_presentation_5f_template-subtitle" style:display-name="fpl_presentation_template-subtitle" style:family="presentation">
      <style:graphic-properties draw:stroke="none" draw:fill="none" draw:textarea-vertical-align="middle">
        <text:list-style style:name="fpl_5f_5f_5f_presentation_5f_5f_5f_template-subtitle" style:display-name="fpl_5f_presentation_5f_template-subtitle">
          <text:list-level-style-bullet text:level="1" text:bullet-char="•">
            <style:text-properties fo:font-family="Arial" style:font-family-generic="decorative" style:font-pitch="variable" fo:color="#00ff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decorative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decorative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decorative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'Andale Sans U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pl_5f_presentation_5f_template-background" style:display-name="fpl_presentation_template-background" style:family="presentation">
      <style:graphic-properties draw:stroke="none" draw:fill="solid" draw:fill-color="#cccccc" draw:fill-image-width="0cm" draw:fill-image-height="0cm" draw:textarea-horizontal-align="center" draw:textarea-vertical-align="middle" draw:shadow="hidden"/>
      <style:paragraph-properties fo:text-align="center"/>
    </style:style>
    <style:style style:name="fpl_5f_presentation_5f_template-backgroundobjects" style:display-name="fpl_presentation_template-backgroundobjects" style:family="presentation">
      <style:graphic-properties draw:shadow="hidden" draw:shadow-offset-x="0.3cm" draw:shadow-offset-y="0.3cm" draw:shadow-color="#808080">
        <text:list-style style:name="fpl_5f_5f_5f_presentation_5f_5f_5f_template-backgroundobjects" style:display-name="fpl_5f_presentation_5f_template-backgroundobjects">
          <text:list-level-style-bullet text:level="1" text:bullet-char="•">
            <style:text-properties fo:font-family="'Times New Roman'" style:font-family-generic="decorative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decorative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decorative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decorative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decorative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fpl_5f_presentation_5f_template-notes" style:display-name="fpl_presentation_template-notes" style:family="presentation">
      <style:graphic-properties draw:stroke="none" draw:fill="none">
        <text:list-style style:name="fpl_5f_5f_5f_presentation_5f_5f_5f_template-notes" style:display-name="fpl_5f_presentation_5f_template-notes">
          <text:list-level-style-bullet text:level="1" text:bullet-char="•">
            <style:text-properties fo:font-family="'Times New Roman'" style:font-family-generic="decorative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decorative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decorative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decorative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decorative" style:font-pitch="variable" fo:font-size="12pt" fo:font-style="normal" fo:text-shadow="none" style:text-underline-style="none" fo:font-weight="normal" style:font-family-asian="'Andale Sans UI'" style:font-family-generic-asian="system" style:font-pitch-asian="variable" style:font-size-asian="12pt" style:font-style-asian="normal" style:font-weight-asian="normal" style:font-family-complex="'Andale Sans UI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fpl_5f_presentation_5f_template-outline1" style:display-name="fpl_presentation_template-outline1" style:family="presentation">
      <style:graphic-properties draw:stroke="none" draw:fill="none">
        <text:list-style style:name="fpl_5f_5f_5f_presentation_5f_5f_5f_template-outline1" style:display-name="fpl_5f_presentation_5f_template-outline1">
          <text:list-level-style-bullet text:level="1" text:bullet-char="•">
            <style:list-level-properties text:min-label-width="0.952cm"/>
            <style:text-properties fo:font-family="StarSymbol" style:font-charset="x-symbol" fo:color="#000000" fo:font-size="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•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'Andale Sans U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pl_5f_presentation_5f_template-outline2" style:display-name="fpl_presentation_template-outline2" style:family="presentation" style:parent-style-name="fpl_5f_presentation_5f_template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fpl_5f_presentation_5f_template-outline3" style:display-name="fpl_presentation_template-outline3" style:family="presentation" style:parent-style-name="fpl_5f_presentation_5f_template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fpl_5f_presentation_5f_template-outline4" style:display-name="fpl_presentation_template-outline4" style:family="presentation" style:parent-style-name="fpl_5f_presentation_5f_template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5" style:display-name="fpl_presentation_template-outline5" style:family="presentation" style:parent-style-name="fpl_5f_presentation_5f_template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6" style:display-name="fpl_presentation_template-outline6" style:family="presentation" style:parent-style-name="fpl_5f_presentation_5f_template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7" style:display-name="fpl_presentation_template-outline7" style:family="presentation" style:parent-style-name="fpl_5f_presentation_5f_template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8" style:display-name="fpl_presentation_template-outline8" style:family="presentation" style:parent-style-name="fpl_5f_presentation_5f_template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9" style:display-name="fpl_presentation_template-outline9" style:family="presentation" style:parent-style-name="fpl_5f_presentation_5f_template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4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chart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cccccc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8cm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fpl_5f_presentation_5f_template-outline1">
      <style:graphic-properties draw:fill-color="#ffffff" draw:auto-grow-height="false" fo:min-height="12.573cm"/>
    </style:style>
    <style:style style:name="pr2" style:family="presentation" style:parent-style-name="fpl_5f_presentation_5f_template-backgroundobjects">
      <style:graphic-properties draw:fill-color="#333333" draw:textarea-horizontal-align="center" draw:textarea-vertical-align="middle"/>
    </style:style>
    <style:style style:name="pr3" style:family="presentation" style:parent-style-name="fpl_5f_presentation_5f_template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fpl_5f_presentation_5f_template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fpl_5f_presentation_5f_template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fpl_5f_presentation_5f_template-backgroundobjects">
      <style:graphic-properties svg:stroke-color="#c0c0c0" draw:textarea-horizontal-align="center" draw:textarea-vertical-align="middle"/>
    </style:style>
    <style:style style:name="pr7" style:family="presentation" style:parent-style-name="fpl_5f_presentation_5f_template-backgroundobjects">
      <style:graphic-properties draw:stroke="none" draw:fill="none" draw:fill-color="#00cc99" draw:textarea-horizontal-align="justify" draw:textarea-vertical-align="top" draw:auto-grow-height="false" draw:auto-grow-width="false" fo:min-height="1.294cm" fo:min-width="0cm" fo:padding-top="0cm" fo:padding-bottom="0cm" fo:padding-left="0.054cm" fo:padding-right="0.054cm" fo:wrap-option="no-wrap" draw:shadow="hidden" draw:shadow-color="#808080"/>
    </style:style>
    <style:style style:name="pr8" style:family="presentation" style:parent-style-name="fpl_5f_presentation_5f_template-backgroundobjects">
      <style:graphic-properties draw:stroke="none" draw:fill="none" draw:fill-color="#00cc99" draw:textarea-horizontal-align="justify" draw:textarea-vertical-align="bottom" draw:auto-grow-height="false" draw:auto-grow-width="false" fo:min-height="1.294cm" fo:min-width="0cm" fo:padding-top="0cm" fo:padding-bottom="0cm" fo:padding-left="0.054cm" fo:padding-right="0.054cm" fo:wrap-option="no-wrap" draw:shadow="hidden" draw:shadow-color="#808080"/>
    </style:style>
    <style:style style:name="pr9" style:family="presentation" style:parent-style-name="fpl_5f_presentation_5f_template-outline1" style:list-style-name="L5">
      <style:graphic-properties draw:fill-color="#ffffff" draw:auto-grow-height="false" fo:min-height="12.573cm"/>
    </style:style>
    <style:style style:name="pr10" style:family="presentation" style:parent-style-name="fpl_5f_presentation_5f_template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fpl_5f_presentation_5f_template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fpl_5f_presentation_5f_template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.952cm" fo:margin-right="0cm" text:enable-numbering="true" fo:text-indent="-0.952cm"/>
    </style:style>
    <style:style style:name="P4" style:family="paragraph">
      <style:paragraph-properties fo:margin-left="2.063cm" fo:margin-right="0cm" text:enable-numbering="true" fo:text-indent="-0.793cm"/>
    </style:style>
    <style:style style:name="P5" style:family="paragraph">
      <style:paragraph-properties fo:margin-left="3.175cm" fo:margin-right="0cm" text:enable-numbering="true" fo:text-indent="-0.635cm"/>
    </style:style>
    <style:style style:name="P6" style:family="paragraph">
      <style:paragraph-properties fo:margin-left="4.445cm" fo:margin-right="0cm" text:enable-numbering="true" fo:text-indent="-0.635cm"/>
    </style:style>
    <style:style style:name="P7" style:family="paragraph">
      <style:paragraph-properties fo:margin-left="5.715cm" fo:margin-right="0cm" text:enable-numbering="true" fo:text-indent="-0.635cm"/>
    </style:style>
    <style:style style:name="P8" style:family="paragraph">
      <style:paragraph-properties fo:margin-left="5.4cm" fo:margin-right="0cm" text:enable-numbering="true" fo:text-indent="-0.6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0cm" fo:margin-right="0cm" fo:line-height="100%" text:enable-numbering="false" fo:text-indent="0cm" style:writing-mode="lr-tb"/>
    </style:style>
    <style:style style:name="P11" style:family="paragraph">
      <style:paragraph-properties fo:margin-left="0cm" fo:margin-right="0cm" fo:line-height="100%" fo:text-align="center" text:enable-numbering="false" fo:text-indent="0cm" style:writing-mode="lr-tb"/>
    </style:style>
    <style:style style:name="P12" style:family="paragraph">
      <style:paragraph-properties fo:margin-left="0cm" fo:margin-right="0cm" fo:line-height="100%" fo:text-align="end" text:enable-numbering="false" fo:text-indent="0cm" style:writing-mode="lr-tb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text-indent="0cm"/>
      <style:text-properties fo:color="#c0c0c0" fo:font-size="48pt" fo:font-style="italic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text:enable-numbering="false" fo:text-indent="0cm" style:writing-mode="lr-tb"/>
    </style:style>
    <style:style style:name="P17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decorative" style:font-pitch="variable" fo:font-size="14pt" style:font-size-asian="14pt" style:font-size-complex="14pt"/>
    </style:style>
    <style:style style:name="T3" style:family="text">
      <style:text-properties fo:color="#c0c0c0" fo:font-size="48pt" fo:font-style="italic"/>
    </style:style>
    <style:style style:name="T4" style:family="text">
      <style:text-properties fo:font-size="9pt" fo:language="en" fo:country="US" fo:font-style="italic" style:font-size-asian="9pt" style:font-size-complex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decorative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text-properties fo:font-family="Arial" style:font-family-generic="decorative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decorative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decorative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'Times New Roman'" style:font-family-generic="decorative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decorative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decorative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fpl_5f_presentation_5f_template" style:display-name="fpl_presentation_template" style:page-layout-name="PM1" draw:style-name="dp1">
      <draw:frame presentation:style-name="fpl_5f_presentation_5f_template-title" draw:layer="backgroundobjects" svg:width="18.666cm" svg:height="3.648cm" svg:x="7.231cm" svg:y="0.974cm" presentation:class="title" presentation:placeholder="true">
        <draw:text-box/>
      </draw:frame>
      <draw:frame presentation:style-name="pr1" draw:text-style-name="P9" draw:layer="backgroundobjects" svg:width="22.216cm" svg:height="15.336cm" svg:x="5.455cm" svg:y="4.61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8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2" draw:layer="backgroundobjects" svg:width="4.12cm" svg:height="21cm" svg:x="0cm" svg:y="-0.001cm">
        <text:p text:style-name="P13"/>
      </draw:rect>
      <draw:frame presentation:style-name="pr3" draw:text-style-name="P10" draw:layer="backgroundobjects" svg:width="5.834cm" svg:height="0.747cm" svg:x="5.499cm" svg:y="20.087cm" presentation:class="date-time">
        <draw:text-box>
          <text:p text:style-name="P10"><text:span text:style-name="T2"><presentation:date-time/></text:span></text:p>
        </draw:text-box>
      </draw:frame>
      <draw:frame presentation:style-name="pr4" draw:text-style-name="P11" draw:layer="backgroundobjects" svg:width="13.142cm" svg:height="0.871cm" svg:x="9.665cm" svg:y="20.127cm" presentation:class="footer">
        <draw:text-box>
          <text:p text:style-name="P11"><text:span text:style-name="T2">© 2007 Fastpath Logic, Inc. CONFIDENTIAL</text:span></text:p>
        </draw:text-box>
      </draw:frame>
      <draw:frame presentation:style-name="pr5" draw:text-style-name="P12" draw:layer="backgroundobjects" svg:width="5.834cm" svg:height="0.714cm" svg:x="22.065cm" svg:y="20.12cm" presentation:class="page-number">
        <draw:text-box>
          <text:p text:style-name="P12"><text:span text:style-name="T2"><text:page-number>&lt;number&gt;</text:page-number></text:span></text:p>
        </draw:text-box>
      </draw:frame>
      <draw:frame draw:style-name="gr3" draw:text-style-name="P14" draw:layer="backgroundobjects" svg:width="5.226cm" svg:height="2.753cm" svg:x="0cm" svg:y="18.714cm">
        <draw:text-box>
          <text:p text:style-name="P13"><text:span text:style-name="T3">FPL</text:span></text:p>
        </draw:text-box>
      </draw:frame>
      <draw:line presentation:style-name="pr6" draw:layer="backgroundobjects" svg:x1="0cm" svg:y1="18.748cm" svg:x2="4.164cm" svg:y2="18.748cm">
        <text:p text:style-name="P13"/>
      </draw:line>
      <presentation:notes style:page-layout-name="PM2">
        <draw:rect draw:style-name="gr4" draw:text-style-name="P15" draw:layer="backgroundobjects" svg:width="21cm" svg:height="29.7cm" svg:x="-0.001cm" svg:y="-0.001cm">
          <text:p text:style-name="P13"/>
        </draw:rect>
        <draw:frame presentation:style-name="pr7" draw:text-style-name="P16" draw:layer="backgroundobjects" svg:width="9.098cm" svg:height="1.488cm" svg:x="0cm" svg:y="0cm" presentation:class="header">
          <draw:text-box>
            <text:p text:style-name="P16"><text:span text:style-name="T4"><presentation:header/></text:span></text:p>
          </draw:text-box>
        </draw:frame>
        <draw:frame presentation:style-name="pr7" draw:text-style-name="P17" draw:layer="backgroundobjects" svg:width="9.099cm" svg:height="1.488cm" svg:x="11.896cm" svg:y="0cm" presentation:class="date-time">
          <draw:text-box>
            <text:p text:style-name="P17"><text:span text:style-name="T4"><presentation:date-time/></text:span></text:p>
          </draw:text-box>
        </draw:frame>
        <draw:frame presentation:style-name="pr8" draw:text-style-name="P16" draw:layer="backgroundobjects" svg:width="9.098cm" svg:height="1.488cm" svg:x="0cm" svg:y="28.207cm" presentation:class="footer">
          <draw:text-box>
            <text:p text:style-name="P16"><text:span text:style-name="T4"><presentation:footer/></text:span></text:p>
          </draw:text-box>
        </draw:frame>
        <draw:frame presentation:style-name="pr8" draw:text-style-name="P17" draw:layer="backgroundobjects" svg:width="9.099cm" svg:height="1.488cm" svg:x="11.896cm" svg:y="28.207cm" presentation:class="page-number">
          <draw:text-box>
            <text:p text:style-name="P17"><text:span text:style-name="T4"><text:page-number>&lt;number&gt;</text:page-number></text:span></text:p>
          </draw:text-box>
        </draw:frame>
        <draw:page-thumbnail presentation:style-name="fpl_5f_presentation_5f_template-title" draw:layer="backgroundobjects" svg:width="13.877cm" svg:height="11.093cm" svg:x="3.577cm" svg:y="2.247cm" presentation:class="page"/>
        <draw:frame presentation:style-name="fpl_5f_presentation_5f_template-notes" draw:layer="backgroundobjects" svg:width="15.399cm" svg:height="13.361cm" svg:x="2.798cm" svg:y="14.102cm" presentation:class="notes" presentation:placeholder="true">
          <draw:text-box/>
        </draw:frame>
      </presentation:notes>
    </style:master-page>
    <style:master-page style:name="fpl_5f_presentation_5f_template" style:display-name="fpl_presentation_template" style:page-layout-name="PM1" draw:style-name="dp1">
      <draw:frame presentation:style-name="fpl_5f_presentation_5f_template-title" draw:layer="backgroundobjects" svg:width="18.666cm" svg:height="3.648cm" svg:x="7.231cm" svg:y="0.974cm" presentation:class="title" presentation:placeholder="true">
        <draw:text-box/>
      </draw:frame>
      <draw:frame presentation:style-name="pr9" draw:text-style-name="P9" draw:layer="backgroundobjects" svg:width="22.216cm" svg:height="15.336cm" svg:x="5.455cm" svg:y="4.61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8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2" draw:layer="backgroundobjects" svg:width="4.12cm" svg:height="21cm" svg:x="0cm" svg:y="0cm">
        <text:p text:style-name="P13"/>
      </draw:rect>
      <draw:frame presentation:style-name="pr10" draw:text-style-name="P10" draw:layer="backgroundobjects" svg:width="5.834cm" svg:height="0.747cm" svg:x="5.499cm" svg:y="20.087cm" presentation:class="date-time">
        <draw:text-box>
          <text:p text:style-name="P10"><text:span text:style-name="T2"><presentation:date-time/></text:span></text:p>
        </draw:text-box>
      </draw:frame>
      <draw:frame presentation:style-name="pr11" draw:text-style-name="P11" draw:layer="backgroundobjects" svg:width="13.142cm" svg:height="0.871cm" svg:x="9.665cm" svg:y="20.127cm" presentation:class="footer">
        <draw:text-box>
          <text:p text:style-name="P11"><text:span text:style-name="T2">© 2007 Fastpath Logic, Inc. CONFIDENTIAL</text:span></text:p>
        </draw:text-box>
      </draw:frame>
      <draw:frame presentation:style-name="pr12" draw:text-style-name="P12" draw:layer="backgroundobjects" svg:width="5.834cm" svg:height="0.714cm" svg:x="22.065cm" svg:y="20.12cm" presentation:class="page-number">
        <draw:text-box>
          <text:p text:style-name="P12"><text:span text:style-name="T2"><text:page-number>&lt;number&gt;</text:page-number></text:span></text:p>
        </draw:text-box>
      </draw:frame>
      <draw:frame draw:style-name="gr3" draw:text-style-name="P14" draw:layer="backgroundobjects" svg:width="5.226cm" svg:height="2.753cm" svg:x="0cm" svg:y="18.714cm">
        <draw:text-box>
          <text:p text:style-name="P13"><text:span text:style-name="T3">FPL</text:span></text:p>
        </draw:text-box>
      </draw:frame>
      <draw:line presentation:style-name="pr6" draw:layer="backgroundobjects" svg:x1="0cm" svg:y1="18.748cm" svg:x2="4.164cm" svg:y2="18.748cm">
        <text:p text:style-name="P13"/>
      </draw:line>
      <presentation:notes style:page-layout-name="PM2">
        <draw:rect draw:style-name="gr4" draw:text-style-name="P15" draw:layer="backgroundobjects" svg:width="21cm" svg:height="29.7cm" svg:x="0cm" svg:y="0cm">
          <text:p text:style-name="P13"/>
        </draw:rect>
        <draw:frame presentation:style-name="pr7" draw:text-style-name="P16" draw:layer="backgroundobjects" svg:width="9.098cm" svg:height="1.488cm" svg:x="0cm" svg:y="0cm" presentation:class="header">
          <draw:text-box>
            <text:p text:style-name="P16"><text:span text:style-name="T4"><presentation:header/></text:span></text:p>
          </draw:text-box>
        </draw:frame>
        <draw:frame presentation:style-name="pr7" draw:text-style-name="P17" draw:layer="backgroundobjects" svg:width="9.099cm" svg:height="1.488cm" svg:x="11.896cm" svg:y="0cm" presentation:class="date-time">
          <draw:text-box>
            <text:p text:style-name="P17"><text:span text:style-name="T4"><presentation:date-time/></text:span></text:p>
          </draw:text-box>
        </draw:frame>
        <draw:frame presentation:style-name="pr8" draw:text-style-name="P16" draw:layer="backgroundobjects" svg:width="9.098cm" svg:height="1.488cm" svg:x="0cm" svg:y="28.207cm" presentation:class="footer">
          <draw:text-box>
            <text:p text:style-name="P16"><text:span text:style-name="T4"><presentation:footer/></text:span></text:p>
          </draw:text-box>
        </draw:frame>
        <draw:frame presentation:style-name="pr8" draw:text-style-name="P17" draw:layer="backgroundobjects" svg:width="9.099cm" svg:height="1.488cm" svg:x="11.896cm" svg:y="28.207cm" presentation:class="page-number">
          <draw:text-box>
            <text:p text:style-name="P17"><text:span text:style-name="T4"><text:page-number>&lt;number&gt;</text:page-number></text:span></text:p>
          </draw:text-box>
        </draw:frame>
        <draw:page-thumbnail presentation:style-name="fpl_5f_presentation_5f_template-title" draw:layer="backgroundobjects" svg:width="13.877cm" svg:height="11.093cm" svg:x="3.577cm" svg:y="2.247cm" presentation:class="page"/>
        <draw:frame presentation:style-name="fpl_5f_presentation_5f_template-notes" draw:layer="backgroundobjects" svg:width="15.399cm" svg:height="13.361cm" svg:x="2.798cm" svg:y="14.10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Cristian-Gyozo Haba</meta:initial-creator>
    <meta:creation-date>2007-03-27T17:51:14</meta:creation-date>
    <dc:creator>booo buuuu</dc:creator>
    <dc:date>2008-02-22T16:25:48</dc:date>
    <dc:language>en-US</dc:language>
    <meta:editing-cycles>150</meta:editing-cycles>
    <meta:editing-duration>P3DT23H1M4S</meta:editing-duration>
    <meta:user-defined meta:name="Info 1"/>
    <meta:user-defined meta:name="Info 2"/>
    <meta:user-defined meta:name="Info 3"/>
    <meta:user-defined meta:name="Info 4"/>
    <meta:document-statistic meta:object-count="13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GillSans" svg:font-family="Gill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1118in" fo:margin-left="0in" fo:margin-right="-0.0069in" table:align="margins" style:writing-mode="lr-tb"/>
    </style:style>
    <style:style style:name="Table1.A" style:family="table-column">
      <style:table-column-properties style:column-width="2.5056in" style:rel-column-width="20244*"/>
    </style:style>
    <style:style style:name="Table1.B" style:family="table-column">
      <style:table-column-properties style:column-width="5.6063in" style:rel-column-width="45291*"/>
    </style:style>
    <style:style style:name="Table1.1" style:family="table-row">
      <style:table-row-properties style:min-row-height="0.1667in"/>
    </style:style>
    <style:style style:name="Table1.A1" style:family="table-cell">
      <style:table-cell-properties style:vertical-align="top" fo:background-color="transparent" fo:padding="0.075in" fo:border-left="0.0347in solid #ffffff" fo:border-right="none" fo:border-top="0.0347in solid #ffffff" fo:border-bottom="0.0347in solid #ffffff" style:writing-mode="lr-tb">
        <style:background-image/>
      </style:table-cell-properties>
    </style:style>
    <style:style style:name="Table1.B1" style:family="table-cell">
      <style:table-cell-properties style:vertical-align="top" fo:background-color="transparent" fo:padding="0.075in" fo:border="0.0347in solid #ffffff" style:writing-mode="lr-tb">
        <style:background-image/>
      </style:table-cell-properties>
    </style:style>
    <style:style style:name="Table1.2" style:family="table-row">
      <style:table-row-properties style:min-row-height="0.1653in"/>
    </style:style>
    <style:style style:name="Table1.A2" style:family="table-cell">
      <style:table-cell-properties style:vertical-align="top" fo:padding="0.075in" fo:border-left="0.0139in solid #ffffff" fo:border-right="none" fo:border-top="0.0139in solid #ffffff" fo:border-bottom="0.0139in solid #ffffff" style:writing-mode="lr-tb"/>
    </style:style>
    <style:style style:name="Table1.B2" style:family="table-cell">
      <style:table-cell-properties style:vertical-align="top" fo:padding="0.075in" fo:border="0.0139in solid #ffffff" style:writing-mode="lr-tb"/>
    </style:style>
    <style:style style:name="Table1.A3" style:family="table-cell">
      <style:table-cell-properties style:vertical-align="top" fo:padding="0.075in" fo:border-left="0.0139in solid #ffffff" fo:border-right="none" fo:border-top="none" fo:border-bottom="0.0139in solid #ffffff" style:writing-mode="lr-tb"/>
    </style:style>
    <style:style style:name="Table1.B3" style:family="table-cell">
      <style:table-cell-properties style:vertical-align="top" fo:padding="0.075in" fo:border-left="0.0139in solid #ffffff" fo:border-right="0.0139in solid #ffffff" fo:border-top="none" fo:border-bottom="0.0139in solid #ffffff" style:writing-mode="lr-tb"/>
    </style:style>
    <style:style style:name="P1" style:family="paragraph" style:parent-style-name="Standard">
      <style:paragraph-properties style:snap-to-layout-grid="false"/>
      <style:text-properties fo:color="#e6e6ff" style:font-name="GillSans" fo:font-size="16pt" style:font-size-asian="16pt" style:font-name-complex="Arial" style:font-size-complex="16pt"/>
    </style:style>
    <style:style style:name="P2" style:family="paragraph" style:parent-style-name="Standard">
      <style:paragraph-properties fo:orphans="0" fo:widows="0" style:text-autospace="none" style:snap-to-layout-grid="false">
        <style:tab-stops>
          <style:tab-stop style:position="1.65in" style:type="center"/>
        </style:tab-stops>
      </style:paragraph-properties>
      <style:text-properties fo:color="#e6e6ff" style:font-name="GillSans" fo:font-size="16pt" style:font-size-asian="16pt" style:font-name-complex="Arial" style:font-size-complex="16pt"/>
    </style:style>
    <style:style style:name="P3" style:family="paragraph" style:parent-style-name="Standard">
      <style:paragraph-properties style:snap-to-layout-grid="false"/>
      <style:text-properties fo:color="#ffff00" style:font-name="GillSans" fo:font-size="16pt" fo:background-color="#000000" style:font-size-asian="16pt" style:font-name-complex="Arial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3">Tool</text:p>
            </table:table-cell>
            <table:table-cell table:style-name="Table1.B1" office:value-type="string">
              <text:p text:style-name="P3">Description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">csl_language</text:p>
          </table:table-cell>
          <table:table-cell table:style-name="Table1.B2" office:value-type="string">
            <text:p text:style-name="P1">Language basics and common constructs and methods shared between CSL components</text:p>
          </table:table-cell>
        </table:table-row>
        <table:table-row table:style-name="Table1.2">
          <table:table-cell table:style-name="Table1.A3" office:value-type="string">
            <text:p text:style-name="P1">csl_interconnect</text:p>
          </table:table-cell>
          <table:table-cell table:style-name="Table1.B3" office:value-type="string">
            <text:p text:style-name="P1">Creates the design hierarchy and the interconnect</text:p>
          </table:table-cell>
        </table:table-row>
        <table:table-row table:style-name="Table1.2">
          <table:table-cell table:style-name="Table1.A3" office:value-type="string">
            <text:p text:style-name="P2">csl_auto_router</text:p>
          </table:table-cell>
          <table:table-cell table:style-name="Table1.B3" office:value-type="string">
            <text:p text:style-name="P1">Connects signals, signal groups, interfaces, ports, and instances in different scopes</text:p>
          </table:table-cell>
        </table:table-row>
        <table:table-row table:style-name="Table1.2">
          <table:table-cell table:style-name="Table1.A3" office:value-type="string">
            <text:p text:style-name="P1">csl_register</text:p>
          </table:table-cell>
          <table:table-cell table:style-name="Table1.B3" office:value-type="string">
            <text:p text:style-name="P1">Generates the RTL /C++ different register types on a chip</text:p>
          </table:table-cell>
        </table:table-row>
        <table:table-row table:style-name="Table1.2">
          <table:table-cell table:style-name="Table1.A3" office:value-type="string">
            <text:p text:style-name="P1">csl_register_file</text:p>
          </table:table-cell>
          <table:table-cell table:style-name="Table1.B3" office:value-type="string">
            <text:p text:style-name="P1">Generates the RTL register files on a chip</text:p>
          </table:table-cell>
        </table:table-row>
        <table:table-row table:style-name="Table1.2">
          <table:table-cell table:style-name="Table1.A3" office:value-type="string">
            <text:p text:style-name="P1">csl_memory_compiler</text:p>
          </table:table-cell>
          <table:table-cell table:style-name="Table1.B3" office:value-type="string">
            <text:p text:style-name="P1">Generates the SRAM’s on a chip</text:p>
          </table:table-cell>
        </table:table-row>
        <table:table-row table:style-name="Table1.2">
          <table:table-cell table:style-name="Table1.A3" office:value-type="string">
            <text:p text:style-name="P1">csl_memory_map</text:p>
          </table:table-cell>
          <table:table-cell table:style-name="Table1.B3" office:value-type="string">
            <text:p text:style-name="P1">Generates the RTL/C++ memory map for a chip.</text:p>
          </table:table-cell>
        </table:table-row>
        <table:table-row table:style-name="Table1.2">
          <table:table-cell table:style-name="Table1.A3" office:value-type="string">
            <text:p text:style-name="P1">csl_fifo</text:p>
          </table:table-cell>
          <table:table-cell table:style-name="Table1.B3" office:value-type="string">
            <text:p text:style-name="P1">Generates the RTL FIFO’s on a chip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GillSans" svg:font-family="Gill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327in"/>
    </style:style>
    <style:style style:name="co2" style:family="table-column">
      <style:table-column-properties fo:break-before="auto" style:column-width="2.613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3909in" fo:break-before="auto" style:use-optimal-row-height="true"/>
    </style:style>
    <style:style style:name="ro2" style:family="table-row">
      <style:table-row-properties style:row-height="0.3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0138in solid #ffffff" fo:padding="0.0783in"/>
      <style:text-properties fo:color="#ffff00" fo:font-size="15pt"/>
    </style:style>
    <style:style style:name="ce2" style:family="table-cell" style:parent-style-name="Default">
      <style:table-cell-properties fo:border-bottom="0.0008in solid #ffffff" fo:background-color="transparent" fo:border-left="0.0138in solid #ffffff" fo:padding="0.0783in" fo:border-right="0.0008in solid #ffffff" fo:border-top="0.0008in solid #ffffff"/>
      <style:text-properties fo:color="#ffffcc" fo:font-size="15pt"/>
    </style:style>
    <style:style style:name="ce3" style:family="table-cell" style:parent-style-name="Default">
      <style:table-cell-properties fo:border-bottom="0.0138in solid #ffffff" fo:background-color="transparent" fo:border-left="0.0138in solid #ffffff" fo:padding="0.0783in" fo:border-right="0.0008in solid #ffffff" fo:border-top="0.0008in solid #ffffff"/>
      <style:text-properties fo:color="#ffffcc" fo:font-size="15pt"/>
    </style:style>
    <style:style style:name="ce4" style:family="table-cell" style:parent-style-name="Default">
      <style:table-cell-properties fo:border="none"/>
      <style:text-properties fo:font-size="22pt"/>
    </style:style>
    <style:style style:name="ce5" style:family="table-cell" style:parent-style-name="Default">
      <style:text-properties fo:font-size="22pt"/>
    </style:style>
    <style:style style:name="ce6" style:family="table-cell" style:parent-style-name="Default">
      <style:table-cell-properties fo:border-bottom="0.0008in solid #ffffff" fo:background-color="transparent" fo:border-left="0.0008in solid #ffffff" fo:padding="0.0783in" fo:border-right="0.0138in solid #ffffff" fo:border-top="0.0008in solid #ffffff"/>
      <style:text-properties fo:color="#ffffcc" fo:font-size="15pt"/>
    </style:style>
    <style:style style:name="ce7" style:family="table-cell" style:parent-style-name="Default">
      <style:table-cell-properties fo:border-bottom="0.0138in solid #ffffff" fo:background-color="transparent" fo:border-left="0.0008in solid #ffffff" fo:padding="0.0783in" fo:border-right="0.0138in solid #ffffff" fo:border-top="0.0008in solid #ffffff"/>
      <style:text-properties fo:color="#ffffcc" fo:font-size="15pt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5"/>
        <table:table-row table:style-name="ro1">
          <table:table-cell table:style-name="ce1" office:value-type="string">
            <text:p>Element</text:p>
          </table:table-cell>
          <table:table-cell table:style-name="ce1" office:value-type="string">
            <text:p>Mnemonic</text:p>
          </table:table-cell>
        </table:table-row>
        <table:table-row table:style-name="ro1">
          <table:table-cell table:style-name="ce2" office:value-type="string">
            <text:p>Latch</text:p>
          </table:table-cell>
          <table:table-cell table:style-name="ce6" office:value-type="string">
            <text:p>LA</text:p>
          </table:table-cell>
        </table:table-row>
        <table:table-row table:style-name="ro1">
          <table:table-cell table:style-name="ce2" office:value-type="string">
            <text:p>Flip-Flop</text:p>
          </table:table-cell>
          <table:table-cell table:style-name="ce6" office:value-type="string">
            <text:p>FF</text:p>
          </table:table-cell>
        </table:table-row>
        <table:table-row table:style-name="ro1">
          <table:table-cell table:style-name="ce2" office:value-type="string">
            <text:p>Register</text:p>
          </table:table-cell>
          <table:table-cell table:style-name="ce6" office:value-type="string">
            <text:p>Reg</text:p>
          </table:table-cell>
        </table:table-row>
        <table:table-row table:style-name="ro1">
          <table:table-cell table:style-name="ce2" office:value-type="string">
            <text:p>Register File</text:p>
          </table:table-cell>
          <table:table-cell table:style-name="ce6" office:value-type="string">
            <text:p>RF</text:p>
          </table:table-cell>
        </table:table-row>
        <table:table-row table:style-name="ro1">
          <table:table-cell table:style-name="ce2" office:value-type="string">
            <text:p>SRAM</text:p>
          </table:table-cell>
          <table:table-cell table:style-name="ce6" office:value-type="string">
            <text:p>SRAM</text:p>
          </table:table-cell>
        </table:table-row>
        <table:table-row table:style-name="ro1">
          <table:table-cell table:style-name="ce3" office:value-type="string">
            <text:p>FIFO</text:p>
          </table:table-cell>
          <table:table-cell table:style-name="ce7" office:value-type="string">
            <text:p>FIFO</text:p>
          </table:table-cell>
        </table:table-row>
        <table:table-row table:style-name="ro2">
          <table:table-cell table:style-name="ce4" table:number-columns-repeated="2"/>
        </table:table-row>
        <table:table-row table:style-name="ro2" table:number-rows-repeated="65527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o" number:country="RO">lei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08">01/08/2008</text:date>, <text:time>13:2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08in"/>
    </style:style>
    <style:style style:name="co2" style:family="table-column">
      <style:table-column-properties fo:break-before="auto" style:column-width="4.49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3047in" fo:break-before="auto" style:use-optimal-row-height="false"/>
    </style:style>
    <style:style style:name="ro2" style:family="table-row">
      <style:table-row-properties style:row-height="0.272in" fo:break-before="auto" style:use-optimal-row-height="false"/>
    </style:style>
    <style:style style:name="ro3" style:family="table-row">
      <style:table-row-properties style:row-height="0.2728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08in solid #ffffff"/>
      <style:paragraph-properties fo:text-align="center" fo:margin-left="0in"/>
      <style:text-properties fo:color="#ffff00" style:font-name="Bitstream Vera Sans" fo:font-size="12pt"/>
    </style:style>
    <style:style style:name="ce2" style:family="table-cell" style:parent-style-name="Default">
      <style:table-cell-properties style:text-align-source="fix" style:repeat-content="false" fo:background-color="transparent" fo:border="0.0008in solid #ffffff"/>
      <style:paragraph-properties fo:text-align="center" fo:margin-left="0in"/>
      <style:text-properties fo:color="#ffffff" style:font-name="Bitstream Vera Sans" fo:font-size="12pt"/>
    </style:style>
    <style:style style:name="T1" style:family="text">
      <style:text-properties fo:font-size="12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byte<text:span text:style-name="T1"> alignment</text:span></text:p>
          </table:table-cell>
          <table:table-cell table:style-name="ce1" office:value-type="string">
            <text:p><text:span text:style-name="T1">suffix</text:span> added to variables which use this alignment </text:p>
          </table:table-cell>
        </table:table-row>
        <table:table-row table:style-name="ro2">
          <table:table-cell office:value-type="string">
            <text:p>1 byte</text:p>
          </table:table-cell>
          <table:table-cell office:value-type="string">
            <text:p>_a8</text:p>
          </table:table-cell>
        </table:table-row>
        <table:table-row table:style-name="ro2">
          <table:table-cell office:value-type="string">
            <text:p>2 byte</text:p>
          </table:table-cell>
          <table:table-cell office:value-type="string">
            <text:p>_a16</text:p>
          </table:table-cell>
        </table:table-row>
        <table:table-row table:style-name="ro2">
          <table:table-cell office:value-type="string">
            <text:p>4 byte</text:p>
          </table:table-cell>
          <table:table-cell office:value-type="string">
            <text:p>_a32</text:p>
          </table:table-cell>
        </table:table-row>
        <table:table-row table:style-name="ro2">
          <table:table-cell office:value-type="string">
            <text:p>8 byte</text:p>
          </table:table-cell>
          <table:table-cell office:value-type="string">
            <text:p>_a64</text:p>
          </table:table-cell>
        </table:table-row>
        <table:table-row table:style-name="ro3">
          <table:table-cell office:value-type="string">
            <text:p>16 byte</text:p>
          </table:table-cell>
          <table:table-cell office:value-type="string">
            <text:p>_a128</text:p>
          </table:table-cell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08">01/08/2008</text:date>, <text:time>13:2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26in"/>
    </style:style>
    <style:style style:name="co2" style:family="table-column">
      <style:table-column-properties fo:break-before="auto" style:column-width="1.6571in"/>
    </style:style>
    <style:style style:name="co3" style:family="table-column">
      <style:table-column-properties fo:break-before="auto" style:column-width="3.9728in"/>
    </style:style>
    <style:style style:name="co4" style:family="table-column">
      <style:table-column-properties fo:break-before="auto" style:column-width="1.342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992in" fo:break-before="auto" style:use-optimal-row-height="false"/>
    </style:style>
    <style:style style:name="ro2" style:family="table-row">
      <style:table-row-properties style:row-height="0.2661in" fo:break-before="auto" style:use-optimal-row-height="false"/>
    </style:style>
    <style:style style:name="ro3" style:family="table-row">
      <style:table-row-properties style:row-height="0.2701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08in solid #ffffff"/>
      <style:paragraph-properties fo:text-align="center" fo:margin-left="0in"/>
      <style:text-properties fo:color="#ffff00" fo:font-size="12pt"/>
    </style:style>
    <style:style style:name="ce2" style:family="table-cell" style:parent-style-name="Default">
      <style:table-cell-properties style:text-align-source="fix" style:repeat-content="false" fo:background-color="transparent" fo:border="0.0008in solid #ffffff"/>
      <style:paragraph-properties fo:text-align="center" fo:margin-left="0in"/>
      <style:text-properties fo:color="#ffffff" fo:font-size="12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>
            <text:p>word size</text:p>
          </table:table-cell>
          <table:table-cell table:style-name="ce1" office:value-type="string">
            <text:p>alignment bit size</text:p>
          </table:table-cell>
          <table:table-cell table:style-name="ce1" office:value-type="string">
            <text:p>address increment amount (word to forward)</text:p>
          </table:table-cell>
          <table:table-cell/>
        </table:table-row>
        <table:table-row table:style-name="ro2">
          <table:table-cell table:number-columns-repeated="2" office:value-type="string">
            <text:p>8 bits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16 bits</text:p>
          </table:table-cell>
          <table:table-cell office:value-type="string">
            <text:p>8 bits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32 bits</text:p>
          </table:table-cell>
          <table:table-cell office:value-type="string">
            <text:p>8 bits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64 bits</text:p>
          </table:table-cell>
          <table:table-cell office:value-type="string">
            <text:p>8 bits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number-columns-repeated="2" office:value-type="string">
            <text:p>32 bits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64 bits</text:p>
          </table:table-cell>
          <table:table-cell office:value-type="string">
            <text:p>32 bits</text:p>
          </table:table-cell>
          <table:table-cell office:value-type="float" office:value="2">
            <text:p>2</text:p>
          </table:table-cell>
          <table:table-cell/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08">01/08/2008</text:date>, <text:time>13:2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43in"/>
    </style:style>
    <style:style style:name="co2" style:family="table-column">
      <style:table-column-properties fo:break-before="auto" style:column-width="0.45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52in" fo:break-before="auto" style:use-optimal-row-height="false"/>
    </style:style>
    <style:style style:name="ro2" style:family="table-row">
      <style:table-row-properties style:row-height="0.2543in" fo:break-before="auto" style:use-optimal-row-height="false"/>
    </style:style>
    <style:style style:name="ro3" style:family="table-row">
      <style:table-row-properties style:row-height="0.2457in" fo:break-before="auto" style:use-optimal-row-height="false"/>
    </style:style>
    <style:style style:name="ro4" style:family="table-row">
      <style:table-row-properties style:row-height="0.2465in" fo:break-before="auto" style:use-optimal-row-height="fals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ffffff" style:text-align-source="fix" style:repeat-content="false" fo:border-left="none" fo:border-right="none" fo:border-top="none"/>
      <style:paragraph-properties fo:text-align="center" fo:margin-left="0in"/>
      <style:text-properties fo:color="#ffffff" fo:font-size="12pt"/>
    </style:style>
    <style:style style:name="ce2" style:family="table-cell" style:parent-style-name="Default">
      <style:table-cell-properties fo:border="0.0008in solid #ffffff"/>
      <style:text-properties fo:color="#ffffff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3" table:default-cell-style-name="ce2"/>
        <table:table-row table:style-name="ro1">
          <table:table-cell table:style-name="ce1" office:value-type="string">
            <text:p>b0</text:p>
          </table:table-cell>
          <table:table-cell table:style-name="ce1" office:value-type="string">
            <text:p>b1</text:p>
          </table:table-cell>
          <table:table-cell table:style-name="ce1" office:value-type="string">
            <text:p>b2</text:p>
          </table:table-cell>
          <table:table-cell table:style-name="ce1" office:value-type="string">
            <text:p>b3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3">
          <table:table-cell table:number-columns-repeated="4"/>
        </table:table-row>
        <table:table-row table:style-name="ro4">
          <table:table-cell table:number-columns-repeated="4"/>
        </table:table-row>
      </table:table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08">01/08/2008</text:date>, <text:time>13:2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43in"/>
    </style:style>
    <style:style style:name="co2" style:family="table-column">
      <style:table-column-properties fo:break-before="auto" style:column-width="0.45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52in" fo:break-before="auto" style:use-optimal-row-height="false"/>
    </style:style>
    <style:style style:name="ro2" style:family="table-row">
      <style:table-row-properties style:row-height="0.2543in" fo:break-before="auto" style:use-optimal-row-height="false"/>
    </style:style>
    <style:style style:name="ro3" style:family="table-row">
      <style:table-row-properties style:row-height="0.2457in" fo:break-before="auto" style:use-optimal-row-height="false"/>
    </style:style>
    <style:style style:name="ro4" style:family="table-row">
      <style:table-row-properties style:row-height="0.2465in" fo:break-before="auto" style:use-optimal-row-height="fals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ffffff" fo:font-size="12pt"/>
    </style:style>
    <style:style style:name="ce2" style:family="table-cell" style:parent-style-name="Default">
      <style:table-cell-properties fo:border="0.0008in solid #ffffff"/>
      <style:text-properties fo:color="#ffffff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3" table:default-cell-style-name="ce2"/>
        <table:table-row table:style-name="ro1">
          <table:table-cell table:style-name="ce1" office:value-type="string">
            <text:p>b3</text:p>
          </table:table-cell>
          <table:table-cell table:style-name="ce1" office:value-type="string">
            <text:p>b2</text:p>
          </table:table-cell>
          <table:table-cell table:style-name="ce1" office:value-type="string">
            <text:p>b1</text:p>
          </table:table-cell>
          <table:table-cell table:style-name="ce1" office:value-type="string">
            <text:p>b0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3">
          <table:table-cell table:number-columns-repeated="4"/>
        </table:table-row>
        <table:table-row table:style-name="ro4">
          <table:table-cell table:number-columns-repeated="4"/>
        </table:table-row>
      </table:table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08">01/08/2008</text:date>, <text:time>13:2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GillSans" svg:font-family="Gill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7576in" fo:margin-left="0in" fo:margin-right="-0.0069in" table:align="margins" style:writing-mode="lr-tb"/>
    </style:style>
    <style:style style:name="Table1.A" style:family="table-column">
      <style:table-column-properties style:column-width="2.4813in" style:rel-column-width="18570*"/>
    </style:style>
    <style:style style:name="Table1.B" style:family="table-column">
      <style:table-column-properties style:column-width="6.2764in" style:rel-column-width="46965*"/>
    </style:style>
    <style:style style:name="Table1.1" style:family="table-row">
      <style:table-row-properties style:min-row-height="0.1667in"/>
    </style:style>
    <style:style style:name="Table1.A1" style:family="table-cell">
      <style:table-cell-properties style:vertical-align="top" fo:background-color="transparent" fo:padding="0.075in" fo:border-left="0.0347in solid #ffffff" fo:border-right="none" fo:border-top="0.0347in solid #ffffff" fo:border-bottom="0.0347in solid #ffffff" style:writing-mode="lr-tb">
        <style:background-image/>
      </style:table-cell-properties>
    </style:style>
    <style:style style:name="Table1.B1" style:family="table-cell">
      <style:table-cell-properties style:vertical-align="top" fo:background-color="transparent" fo:padding="0.075in" fo:border="0.0347in solid #ffffff" style:writing-mode="lr-tb">
        <style:background-image/>
      </style:table-cell-properties>
    </style:style>
    <style:style style:name="Table1.2" style:family="table-row">
      <style:table-row-properties style:min-row-height="0.1653in"/>
    </style:style>
    <style:style style:name="Table1.A2" style:family="table-cell">
      <style:table-cell-properties style:vertical-align="top" fo:padding="0.075in" fo:border-left="0.0139in solid #ffffff" fo:border-right="none" fo:border-top="0.0139in solid #ffffff" fo:border-bottom="0.0139in solid #ffffff" style:writing-mode="lr-tb"/>
    </style:style>
    <style:style style:name="Table1.B2" style:family="table-cell">
      <style:table-cell-properties style:vertical-align="top" fo:padding="0.075in" fo:border="0.0139in solid #ffffff" style:writing-mode="lr-tb"/>
    </style:style>
    <style:style style:name="Table1.A3" style:family="table-cell">
      <style:table-cell-properties style:vertical-align="top" fo:padding="0.075in" fo:border-left="0.0139in solid #ffffff" fo:border-right="none" fo:border-top="none" fo:border-bottom="0.0139in solid #ffffff" style:writing-mode="lr-tb"/>
    </style:style>
    <style:style style:name="Table1.B3" style:family="table-cell">
      <style:table-cell-properties style:vertical-align="top" fo:padding="0.075in" fo:border-left="0.0139in solid #ffffff" fo:border-right="0.0139in solid #ffffff" fo:border-top="none" fo:border-bottom="0.0139in solid #ffffff" style:writing-mode="lr-tb"/>
    </style:style>
    <style:style style:name="P1" style:family="paragraph" style:parent-style-name="Standard">
      <style:paragraph-properties style:snap-to-layout-grid="false"/>
      <style:text-properties fo:color="#ffff00" style:font-name="GillSans" fo:font-size="16pt" style:font-size-asian="16pt" style:font-name-complex="Arial" style:font-size-complex="16pt"/>
    </style:style>
    <style:style style:name="P2" style:family="paragraph" style:parent-style-name="Standard">
      <style:paragraph-properties style:snap-to-layout-grid="false"/>
      <style:text-properties fo:color="#ffffff" style:font-name="GillSans" fo:font-size="16pt" style:font-size-asian="16pt" style:font-name-complex="Arial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">Tool</text:p>
            </table:table-cell>
            <table:table-cell table:style-name="Table1.B1" office:value-type="string">
              <text:p text:style-name="P1">Description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2">csl_isa</text:p>
          </table:table-cell>
          <table:table-cell table:style-name="Table1.B2" office:value-type="string">
            <text:p text:style-name="P2">Generates the custom instruction set and RISC like processor on a chip</text:p>
          </table:table-cell>
        </table:table-row>
        <table:table-row table:style-name="Table1.2">
          <table:table-cell table:style-name="Table1.A3" office:value-type="string">
            <text:p text:style-name="P2">csl_memory_controller</text:p>
          </table:table-cell>
          <table:table-cell table:style-name="Table1.B3" office:value-type="string">
            <text:p text:style-name="P2">Generates the RTL/C++ memory controller on a chip</text:p>
          </table:table-cell>
        </table:table-row>
        <table:table-row table:style-name="Table1.2">
          <table:table-cell table:style-name="Table1.A3" office:value-type="string">
            <text:p text:style-name="P2">csl_mbist</text:p>
          </table:table-cell>
          <table:table-cell table:style-name="Table1.B3" office:value-type="string">
            <text:p text:style-name="P2">Generates the RTL/C++ MBIST code for the SRAM’s on a chip</text:p>
          </table:table-cell>
        </table:table-row>
        <table:table-row table:style-name="Table1.2">
          <table:table-cell table:style-name="Table1.A3" office:value-type="string">
            <text:p text:style-name="P2">csl_testbench</text:p>
          </table:table-cell>
          <table:table-cell table:style-name="Table1.B3" office:value-type="string">
            <text:p text:style-name="P2">Generates the RTL/C++ test bench components for a chip.</text:p>
          </table:table-cell>
        </table:table-row>
        <table:table-row table:style-name="Table1.2">
          <table:table-cell table:style-name="Table1.A3" office:value-type="string">
            <text:p text:style-name="P2">csl_pipeline</text:p>
          </table:table-cell>
          <table:table-cell table:style-name="Table1.B3" office:value-type="string">
            <text:p text:style-name="P2">Generates the RTL pipelines on a chip</text:p>
          </table:table-cell>
        </table:table-row>
        <table:table-row table:style-name="Table1.2">
          <table:table-cell table:style-name="Table1.A3" office:value-type="string">
            <text:p text:style-name="P2">csl_bus_ifc</text:p>
          </table:table-cell>
          <table:table-cell table:style-name="Table1.B3" office:value-type="string">
            <text:p text:style-name="P2">Generates the RTL SOC unit level bus interface unit on a chip</text:p>
          </table:table-cell>
        </table:table-row>
        <table:table-row table:style-name="Table1.2">
          <table:table-cell table:style-name="Table1.A3" office:value-type="string">
            <text:p text:style-name="P2">csl_buses</text:p>
          </table:table-cell>
          <table:table-cell table:style-name="Table1.B3" office:value-type="string">
            <text:p text:style-name="P2">Generates the RTL custom on chip buses on a chip</text:p>
          </table:table-cell>
        </table:table-row>
        <table:table-row table:style-name="Table1.2">
          <table:table-cell table:style-name="Table1.A3" office:value-type="string">
            <text:p text:style-name="P2">csl_switch</text:p>
          </table:table-cell>
          <table:table-cell table:style-name="Table1.B3" office:value-type="string">
            <text:p text:style-name="P2">Generates different types of switches</text:p>
          </table:table-cell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GillSans" svg:font-family="Gill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GillSans" svg:font-family="Gill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7264in" fo:margin-left="0in" fo:margin-right="-0.0069in" table:align="margins" style:writing-mode="lr-tb"/>
    </style:style>
    <style:style style:name="Table1.A" style:family="table-column">
      <style:table-column-properties style:column-width="2.4007in" style:rel-column-width="18031*"/>
    </style:style>
    <style:style style:name="Table1.B" style:family="table-column">
      <style:table-column-properties style:column-width="6.3257in" style:rel-column-width="47504*"/>
    </style:style>
    <style:style style:name="Table1.1" style:family="table-row">
      <style:table-row-properties style:min-row-height="0.1667in"/>
    </style:style>
    <style:style style:name="Table1.A1" style:family="table-cell">
      <style:table-cell-properties style:vertical-align="top" fo:background-color="transparent" fo:padding="0.075in" fo:border-left="0.0347in solid #ffffff" fo:border-right="none" fo:border-top="0.0347in solid #ffffff" fo:border-bottom="0.0347in solid #ffffff" style:writing-mode="lr-tb">
        <style:background-image/>
      </style:table-cell-properties>
    </style:style>
    <style:style style:name="Table1.B1" style:family="table-cell">
      <style:table-cell-properties style:vertical-align="top" fo:background-color="transparent" fo:padding="0.075in" fo:border="0.0347in solid #ffffff" style:writing-mode="lr-tb">
        <style:background-image/>
      </style:table-cell-properties>
    </style:style>
    <style:style style:name="Table1.2" style:family="table-row">
      <style:table-row-properties style:min-row-height="0.1653in"/>
    </style:style>
    <style:style style:name="Table1.A2" style:family="table-cell">
      <style:table-cell-properties style:vertical-align="top" fo:padding="0.075in" fo:border-left="0.0139in solid #ffffff" fo:border-right="none" fo:border-top="0.0139in solid #ffffff" fo:border-bottom="0.0139in solid #ffffff" style:writing-mode="lr-tb"/>
    </style:style>
    <style:style style:name="Table1.B2" style:family="table-cell">
      <style:table-cell-properties style:vertical-align="top" fo:padding="0.075in" fo:border="0.0139in solid #ffffff" style:writing-mode="lr-tb"/>
    </style:style>
    <style:style style:name="Table1.A3" style:family="table-cell">
      <style:table-cell-properties style:vertical-align="top" fo:padding="0.075in" fo:border-left="0.0139in solid #ffffff" fo:border-right="none" fo:border-top="none" fo:border-bottom="0.0139in solid #ffffff" style:writing-mode="lr-tb"/>
    </style:style>
    <style:style style:name="Table1.B3" style:family="table-cell">
      <style:table-cell-properties style:vertical-align="top" fo:padding="0.075in" fo:border-left="0.0139in solid #ffffff" fo:border-right="0.0139in solid #ffffff" fo:border-top="none" fo:border-bottom="0.0139in solid #ffffff" style:writing-mode="lr-tb"/>
    </style:style>
    <style:style style:name="P1" style:family="paragraph" style:parent-style-name="Standard">
      <style:paragraph-properties style:snap-to-layout-grid="false"/>
      <style:text-properties fo:color="#ffff00" style:font-name="GillSans" fo:font-size="16pt" style:font-size-asian="16pt" style:font-name-complex="Arial" style:font-size-complex="16pt"/>
    </style:style>
    <style:style style:name="P2" style:family="paragraph" style:parent-style-name="Standard">
      <style:paragraph-properties style:snap-to-layout-grid="false"/>
      <style:text-properties fo:color="#ffffff" style:font-name="GillSans" fo:font-size="16pt" style:font-size-asian="16pt" style:font-name-complex="Arial" style:font-size-complex="16pt"/>
    </style:style>
    <style:style style:name="P3" style:family="paragraph" style:parent-style-name="Standard">
      <style:paragraph-properties style:snap-to-layout-grid="false"/>
      <style:text-properties fo:color="#ffffff" style:font-name="GillSans" fo:font-size="16pt" style:font-size-asian="16pt" style:font-name-complex="GillSans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">Tool</text:p>
            </table:table-cell>
            <table:table-cell table:style-name="Table1.B1" office:value-type="string">
              <text:p text:style-name="P1">Description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2">csl_fpga</text:p>
          </table:table-cell>
          <table:table-cell table:style-name="Table1.B2" office:value-type="string">
            <text:p text:style-name="P2">Generates the pin files to connect the FPGA’s to the PCB. Can be used to build FPGA models for accelerated HW simulation.</text:p>
          </table:table-cell>
        </table:table-row>
        <table:table-row table:style-name="Table1.2">
          <table:table-cell table:style-name="Table1.A3" office:value-type="string">
            <text:p text:style-name="P2">csl_clock_tree</text:p>
          </table:table-cell>
          <table:table-cell table:style-name="Table1.B3" office:value-type="string">
            <text:p text:style-name="P2">Generates the RTL/C++ clock tree on a chip</text:p>
          </table:table-cell>
        </table:table-row>
        <table:table-row table:style-name="Table1.2">
          <table:table-cell table:style-name="Table1.A3" office:value-type="string">
            <text:p text:style-name="P2">csl_math_units</text:p>
          </table:table-cell>
          <table:table-cell table:style-name="Table1.B3" office:value-type="string">
            <text:p text:style-name="P2">Generates the math units on chip including filters and adder trees. Uses fixed point arithmetic</text:p>
          </table:table-cell>
        </table:table-row>
        <table:table-row table:style-name="Table1.2">
          <table:table-cell table:style-name="Table1.A3" office:value-type="string">
            <text:p text:style-name="P3">csl_chip_contoller</text:p>
          </table:table-cell>
          <table:table-cell table:style-name="Table1.B3" office:value-type="string">
            <text:p text:style-name="P2">Generates the chip controller logic.</text:p>
          </table:table-cell>
        </table:table-row>
        <table:table-row table:style-name="Table1.2">
          <table:table-cell table:style-name="Table1.A3" office:value-type="string">
            <text:p text:style-name="P2">csl_clock_sync</text:p>
          </table:table-cell>
          <table:table-cell table:style-name="Table1.B3" office:value-type="string">
            <text:p text:style-name="P2">Generates the RTL clock synchronizers on a chip </text:p>
          </table:table-cell>
        </table:table-row>
        <table:table-row table:style-name="Table1.2">
          <table:table-cell table:style-name="Table1.A3" office:value-type="string">
            <text:p text:style-name="P2">csl_pro_con_mag</text:p>
          </table:table-cell>
          <table:table-cell table:style-name="Table1.B3" office:value-type="string">
            <text:p text:style-name="P2">Generates the producer - consumer memory address generators on a chip</text:p>
          </table:table-cell>
        </table:table-row>
        <table:table-row table:style-name="Table1.2">
          <table:table-cell table:style-name="Table1.A3" office:value-type="string">
            <text:p text:style-name="P2">csl_pscqn</text:p>
          </table:table-cell>
          <table:table-cell table:style-name="Table1.B3" office:value-type="string">
            <text:p text:style-name="P2">Generates the RTL performance, status, control, query network on a chip</text:p>
          </table:table-cell>
        </table:table-row>
      </table:table>
      <text:p text:style-name="Standard"/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GillSans" svg:font-family="Gill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GillSans" svg:font-family="Gill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716in" fo:margin-left="0in" fo:margin-right="-0.0069in" table:align="margins" style:writing-mode="lr-tb"/>
    </style:style>
    <style:style style:name="Table1.A" style:family="table-column">
      <style:table-column-properties style:column-width="3.0438in" style:rel-column-width="22887*"/>
    </style:style>
    <style:style style:name="Table1.B" style:family="table-column">
      <style:table-column-properties style:column-width="5.6722in" style:rel-column-width="42648*"/>
    </style:style>
    <style:style style:name="Table1.1" style:family="table-row">
      <style:table-row-properties style:min-row-height="0.1667in"/>
    </style:style>
    <style:style style:name="Table1.A1" style:family="table-cell">
      <style:table-cell-properties style:vertical-align="top" fo:background-color="transparent" fo:padding="0.075in" fo:border-left="0.0347in solid #ffffff" fo:border-right="none" fo:border-top="0.0347in solid #ffffff" fo:border-bottom="0.0347in solid #ffffff" style:writing-mode="lr-tb">
        <style:background-image/>
      </style:table-cell-properties>
    </style:style>
    <style:style style:name="Table1.B1" style:family="table-cell">
      <style:table-cell-properties style:vertical-align="top" fo:background-color="transparent" fo:padding="0.075in" fo:border="0.0347in solid #ffffff" style:writing-mode="lr-tb">
        <style:background-image/>
      </style:table-cell-properties>
    </style:style>
    <style:style style:name="Table1.2" style:family="table-row">
      <style:table-row-properties style:min-row-height="0.1653in"/>
    </style:style>
    <style:style style:name="Table1.A2" style:family="table-cell">
      <style:table-cell-properties style:vertical-align="top" fo:padding="0.075in" fo:border-left="0.0139in solid #ffffff" fo:border-right="none" fo:border-top="0.0139in solid #ffffff" fo:border-bottom="0.0139in solid #ffffff" style:writing-mode="lr-tb"/>
    </style:style>
    <style:style style:name="Table1.B2" style:family="table-cell">
      <style:table-cell-properties style:vertical-align="top" fo:padding="0.075in" fo:border="0.0139in solid #ffffff" style:writing-mode="lr-tb"/>
    </style:style>
    <style:style style:name="Table1.A3" style:family="table-cell">
      <style:table-cell-properties style:vertical-align="top" fo:padding="0.075in" fo:border-left="0.0139in solid #ffffff" fo:border-right="none" fo:border-top="none" fo:border-bottom="0.0139in solid #ffffff" style:writing-mode="lr-tb"/>
    </style:style>
    <style:style style:name="Table1.B3" style:family="table-cell">
      <style:table-cell-properties style:vertical-align="top" fo:padding="0.075in" fo:border-left="0.0139in solid #ffffff" fo:border-right="0.0139in solid #ffffff" fo:border-top="none" fo:border-bottom="0.0139in solid #ffffff" style:writing-mode="lr-tb"/>
    </style:style>
    <style:style style:name="P1" style:family="paragraph" style:parent-style-name="Standard">
      <style:paragraph-properties style:snap-to-layout-grid="false"/>
      <style:text-properties fo:color="#ffff00" style:font-name="GillSans" fo:font-size="16pt" style:font-size-asian="16pt" style:font-name-complex="Arial" style:font-size-complex="16pt"/>
    </style:style>
    <style:style style:name="P2" style:family="paragraph" style:parent-style-name="Standard">
      <style:paragraph-properties style:snap-to-layout-grid="false"/>
      <style:text-properties fo:color="#ffffff" style:font-name="GillSans" fo:font-size="16pt" style:font-size-asian="16pt" style:font-name-complex="Arial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">Tool</text:p>
            </table:table-cell>
            <table:table-cell table:style-name="Table1.B1" office:value-type="string">
              <text:p text:style-name="P1">Description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2">csl_verification_components</text:p>
          </table:table-cell>
          <table:table-cell table:style-name="Table1.B2" office:value-type="string">
            <text:p text:style-name="P2">Generate the C++/RTL vector writers and and readers </text:p>
          </table:table-cell>
        </table:table-row>
        <table:table-row table:style-name="Table1.2">
          <table:table-cell table:style-name="Table1.A3" office:value-type="string">
            <text:p text:style-name="P2">csl_asm</text:p>
          </table:table-cell>
          <table:table-cell table:style-name="Table1.B3" office:value-type="string">
            <text:p text:style-name="P2">Generates the application specific SRAM’s on a chip</text:p>
          </table:table-cell>
        </table:table-row>
        <table:table-row table:style-name="Table1.2">
          <table:table-cell table:style-name="Table1.A3" office:value-type="string">
            <text:p text:style-name="P2">csl_soc_bus</text:p>
          </table:table-cell>
          <table:table-cell table:style-name="Table1.B3" office:value-type="string">
            <text:p text:style-name="P2">Generates the RTL system on chip components</text:p>
          </table:table-cell>
        </table:table-row>
        <table:table-row table:style-name="Table1.2">
          <table:table-cell table:style-name="Table1.A3" office:value-type="string">
            <text:p text:style-name="P2">csl_command_shell</text:p>
          </table:table-cell>
          <table:table-cell table:style-name="Table1.B3" office:value-type="string">
            <text:p text:style-name="P2">The CSLC command shell which is used to control a CSLC session</text:p>
          </table:table-cell>
        </table:table-row>
        <table:table-row table:style-name="Table1.2">
          <table:table-cell table:style-name="Table1.A3" office:value-type="string">
            <text:p text:style-name="P2">csl_gui</text:p>
          </table:table-cell>
          <table:table-cell table:style-name="Table1.B3" office:value-type="string">
            <text:p text:style-name="P2">Graphical user interface for the tool.</text:p>
          </table:table-cell>
        </table:table-row>
        <table:table-row table:style-name="Table1.2">
          <table:table-cell table:style-name="Table1.A3" office:value-type="string">
            <text:p text:style-name="P2">csl_code_generation</text:p>
          </table:table-cell>
          <table:table-cell table:style-name="Table1.B3" office:value-type="string">
            <text:p text:style-name="P2">Generates RTL and C++ code</text:p>
          </table:table-cell>
        </table:table-row>
        <table:table-row table:style-name="Table1.2">
          <table:table-cell table:style-name="Table1.A3" office:value-type="string">
            <text:p text:style-name="P2">csl_schematic</text:p>
          </table:table-cell>
          <table:table-cell table:style-name="Table1.B3" office:value-type="string">
            <text:p text:style-name="P2">The CSLC schematic generator </text:p>
          </table:table-cell>
        </table:table-row>
        <table:table-row table:style-name="Table1.2">
          <table:table-cell table:style-name="Table1.A3" office:value-type="string">
            <text:p text:style-name="P2">csl_cdom_analysis</text:p>
          </table:table-cell>
          <table:table-cell table:style-name="Table1.B3" office:value-type="string">
            <text:p text:style-name="P2">Analysis code that detects the correct and incorrect structures. </text:p>
          </table:table-cell>
        </table:table-row>
      </table:table>
      <text:p text:style-name="Standard"/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GillSans" svg:font-family="Gill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GillSans" svg:font-family="Gill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7576in" fo:margin-left="0in" fo:margin-right="-0.0069in" table:align="margins" style:writing-mode="lr-tb"/>
    </style:style>
    <style:style style:name="Table1.A" style:family="table-column">
      <style:table-column-properties style:column-width="2.4097in" style:rel-column-width="18031*"/>
    </style:style>
    <style:style style:name="Table1.B" style:family="table-column">
      <style:table-column-properties style:column-width="6.3479in" style:rel-column-width="47504*"/>
    </style:style>
    <style:style style:name="Table1.1" style:family="table-row">
      <style:table-row-properties style:min-row-height="0.1667in"/>
    </style:style>
    <style:style style:name="Table1.A1" style:family="table-cell">
      <style:table-cell-properties style:vertical-align="top" fo:background-color="transparent" fo:padding="0.075in" fo:border-left="0.0347in solid #ffffff" fo:border-right="none" fo:border-top="0.0347in solid #ffffff" fo:border-bottom="0.0347in solid #ffffff" style:writing-mode="lr-tb">
        <style:background-image/>
      </style:table-cell-properties>
    </style:style>
    <style:style style:name="Table1.B1" style:family="table-cell">
      <style:table-cell-properties style:vertical-align="top" fo:background-color="transparent" fo:padding="0.075in" fo:border="0.0347in solid #ffffff" style:writing-mode="lr-tb">
        <style:background-image/>
      </style:table-cell-properties>
    </style:style>
    <style:style style:name="Table1.2" style:family="table-row">
      <style:table-row-properties style:min-row-height="0.1653in"/>
    </style:style>
    <style:style style:name="Table1.A2" style:family="table-cell">
      <style:table-cell-properties style:vertical-align="top" fo:padding="0.075in" fo:border-left="0.0139in solid #ffffff" fo:border-right="none" fo:border-top="0.0139in solid #ffffff" fo:border-bottom="0.0139in solid #ffffff" style:writing-mode="lr-tb"/>
    </style:style>
    <style:style style:name="Table1.B2" style:family="table-cell">
      <style:table-cell-properties style:vertical-align="top" fo:padding="0.075in" fo:border="0.0139in solid #ffffff" style:writing-mode="lr-tb"/>
    </style:style>
    <style:style style:name="Table1.A3" style:family="table-cell">
      <style:table-cell-properties style:vertical-align="top" fo:padding="0.075in" fo:border-left="0.0139in solid #ffffff" fo:border-right="none" fo:border-top="none" fo:border-bottom="0.0139in solid #ffffff" style:writing-mode="lr-tb"/>
    </style:style>
    <style:style style:name="Table1.B3" style:family="table-cell">
      <style:table-cell-properties style:vertical-align="top" fo:padding="0.075in" fo:border-left="0.0139in solid #ffffff" fo:border-right="0.0139in solid #ffffff" fo:border-top="none" fo:border-bottom="0.0139in solid #ffffff" style:writing-mode="lr-tb"/>
    </style:style>
    <style:style style:name="P1" style:family="paragraph" style:parent-style-name="Standard">
      <style:paragraph-properties style:snap-to-layout-grid="false"/>
      <style:text-properties fo:color="#ffff00" style:font-name="GillSans" fo:font-size="16pt" style:font-size-asian="16pt" style:font-name-complex="Arial" style:font-size-complex="16pt"/>
    </style:style>
    <style:style style:name="P2" style:family="paragraph" style:parent-style-name="Standard">
      <style:paragraph-properties style:snap-to-layout-grid="false"/>
      <style:text-properties fo:color="#ffffff" style:font-name="GillSans" fo:font-size="16pt" style:font-size-asian="16pt" style:font-name-complex="Arial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">Software component</text:p>
            </table:table-cell>
            <table:table-cell table:style-name="Table1.B1" office:value-type="string">
              <text:p text:style-name="P1">Description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2">csl_csl_analysis</text:p>
          </table:table-cell>
          <table:table-cell table:style-name="Table1.B2" office:value-type="string">
            <text:p text:style-name="P2">Analysis code that detects correct and incorrect structures.</text:p>
          </table:table-cell>
        </table:table-row>
        <table:table-row table:style-name="Table1.2">
          <table:table-cell table:style-name="Table1.A3" office:value-type="string">
            <text:p text:style-name="P2">csl_csim</text:p>
          </table:table-cell>
          <table:table-cell table:style-name="Table1.B3" office:value-type="string">
            <text:p text:style-name="P2">Generates the C++ behavioral simulator</text:p>
          </table:table-cell>
        </table:table-row>
        <table:table-row table:style-name="Table1.2">
          <table:table-cell table:style-name="Table1.A3" office:value-type="string">
            <text:p text:style-name="P2">csl_regress</text:p>
          </table:table-cell>
          <table:table-cell table:style-name="Table1.B3" office:value-type="string">
            <text:p text:style-name="P2">Generates the regression environment for a chip design</text:p>
          </table:table-cell>
        </table:table-row>
        <table:table-row table:style-name="Table1.2">
          <table:table-cell table:style-name="Table1.A3" office:value-type="string">
            <text:p text:style-name="P2">csl_const_expr_eval</text:p>
          </table:table-cell>
          <table:table-cell table:style-name="Table1.B3" office:value-type="string">
            <text:p text:style-name="P2">Evaluates constant expressions in CSL and RTL</text:p>
          </table:table-cell>
        </table:table-row>
        <table:table-row table:style-name="Table1.2">
          <table:table-cell table:style-name="Table1.A3" office:value-type="string">
            <text:p text:style-name="P2">csl_warn_error</text:p>
          </table:table-cell>
          <table:table-cell table:style-name="Table1.B3" office:value-type="string">
            <text:p text:style-name="P2">Warning and error module. Used by all software components. It provides a <text:s/>consistent way of reporting warnings and errors to users and developers</text:p>
          </table:table-cell>
        </table:table-row>
        <table:table-row table:style-name="Table1.2">
          <table:table-cell table:style-name="Table1.A3" office:value-type="string">
            <text:p text:style-name="P2">csl_rtl_floorplaner</text:p>
          </table:table-cell>
          <table:table-cell table:style-name="Table1.B3" office:value-type="string">
            <text:p text:style-name="P2">The CSLC floor planner ties the chip interconnect specification to the block placement and connectivity on the die.</text:p>
          </table:table-cell>
        </table:table-row>
      </table:table>
      <text:p text:style-name="Standard"/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GillSans" svg:font-family="Gill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